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28in"/>
    </style:style>
    <style:style style:name="co3" style:family="table-column">
      <style:table-column-properties fo:break-before="auto" style:column-width="1.37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VYSYA" table:style-name="ta1" table:print="false">
        <table:table-column table:style-name="co1" table:number-columns-repeated="33" table:default-cell-style-name="Default"/>
        <table:table-row table:style-name="ro1">
          <table:table-cell office:value-type="string">
            <text:p># ApplicationNo</text:p>
          </table:table-cell>
          <table:table-cell office:value-type="string">
            <text:p><text:s/>LoanAccountNumber</text:p>
          </table:table-cell>
          <table:table-cell office:value-type="string">
            <text:p><text:s/>CustomerNumber</text:p>
          </table:table-cell>
          <table:table-cell office:value-type="string">
            <text:p><text:s/>ApplicationFullName</text:p>
          </table:table-cell>
          <table:table-cell office:value-type="string">
            <text:p><text:s/>ApplicationFirstName</text:p>
          </table:table-cell>
          <table:table-cell office:value-type="string">
            <text:p><text:s/>ApplicationLastName</text:p>
          </table:table-cell>
          <table:table-cell office:value-type="string">
            <text:p><text:s/>Co-applicantsfullName</text:p>
          </table:table-cell>
          <table:table-cell office:value-type="string">
            <text:p><text:s/>LoanStatus</text:p>
          </table:table-cell>
          <table:table-cell office:value-type="string">
            <text:p><text:s/>LoanSanctionAmount</text:p>
          </table:table-cell>
          <table:table-cell office:value-type="string">
            <text:p><text:s/>LoanBalanceamount</text:p>
          </table:table-cell>
          <table:table-cell office:value-type="string">
            <text:p><text:s/>LoanBalanceTenure</text:p>
          </table:table-cell>
          <table:table-cell office:value-type="string">
            <text:p><text:s/>EmailIDofApplicant</text:p>
          </table:table-cell>
          <table:table-cell office:value-type="string">
            <text:p><text:s/>Co-applicant Email</text:p>
          </table:table-cell>
          <table:table-cell office:value-type="string">
            <text:p><text:s/>CRMClientID</text:p>
          </table:table-cell>
          <table:table-cell office:value-type="string">
            <text:p><text:s/>MobileNo</text:p>
          </table:table-cell>
          <table:table-cell office:value-type="string">
            <text:p><text:s/>PaymentMode</text:p>
          </table:table-cell>
          <table:table-cell office:value-type="string">
            <text:p><text:s/>Product</text:p>
          </table:table-cell>
          <table:table-cell office:value-type="string">
            <text:p><text:s/>Scheme</text:p>
          </table:table-cell>
          <table:table-cell office:value-type="string">
            <text:p><text:s/>LinkedLoans(ifany)</text:p>
          </table:table-cell>
          <table:table-cell office:value-type="string">
            <text:p><text:s/>DisbursementAmount</text:p>
          </table:table-cell>
          <table:table-cell office:value-type="string">
            <text:p><text:s/>LastDisbursalDate</text:p>
          </table:table-cell>
          <table:table-cell office:value-type="string">
            <text:p><text:s/>InterestRateType</text:p>
          </table:table-cell>
          <table:table-cell office:value-type="string">
            <text:p><text:s/>CurrentROIalongwithhistoricalROIforthatapplication</text:p>
          </table:table-cell>
          <table:table-cell office:value-type="string">
            <text:p><text:s/>TotalLoanTenor</text:p>
          </table:table-cell>
          <table:table-cell office:value-type="string">
            <text:p><text:s/>EMI/Pre-EMIamount</text:p>
          </table:table-cell>
          <table:table-cell office:value-type="string">
            <text:p><text:s/>NextEMIDueDate</text:p>
          </table:table-cell>
          <table:table-cell office:value-type="string">
            <text:p><text:s/>CurrentResidenceAddress</text:p>
          </table:table-cell>
          <table:table-cell office:value-type="string">
            <text:p><text:s/>PermanentAddress</text:p>
          </table:table-cell>
          <table:table-cell office:value-type="string">
            <text:p><text:s/>EmploymentAddress</text:p>
          </table:table-cell>
          <table:table-cell office:value-type="string">
            <text:p><text:s/>PropertyAddress</text:p>
          </table:table-cell>
          <table:table-cell office:value-type="string">
            <text:p><text:s/>CycleDate</text:p>
          </table:table-cell>
          <table:table-cell office:value-type="string">
            <text:p><text:s/>Applicants_DOB</text:p>
          </table:table-cell>
          <table:table-cell office:value-type="string">
            <text:p><text:s/>coApplicantMobileNumber</text:p>
          </table:table-cell>
        </table:table-row>
        <table:table-row table:style-name="ro1">
          <table:table-cell office:value-type="string">
            <text:p>V0000261</text:p>
          </table:table-cell>
          <table:table-cell office:value-type="float" office:value="18800001271">
            <text:p>18800001271</text:p>
          </table:table-cell>
          <table:table-cell office:value-type="float" office:value="4461277">
            <text:p>4461277</text:p>
          </table:table-cell>
          <table:table-cell office:value-type="string">
            <text:p>Rama Rao L</text:p>
          </table:table-cell>
          <table:table-cell office:value-type="string">
            <text:p>Rama</text:p>
          </table:table-cell>
          <table:table-cell office:value-type="string">
            <text:p>L</text:p>
          </table:table-cell>
          <table:table-cell office:value-type="string">
            <text:p>Sudha R</text:p>
          </table:table-cell>
          <table:table-cell office:value-type="string">
            <text:p>Fully Advanced</text:p>
          </table:table-cell>
          <table:table-cell office:value-type="float" office:value="600000">
            <text:p>60000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9886300922">
            <text:p>9886300922</text:p>
          </table:table-cell>
          <table:table-cell office:value-type="string">
            <text:p>PDC</text:p>
          </table:table-cell>
          <table:table-cell office:value-type="string">
            <text:p>Home Loans (RI)</text:p>
          </table:table-cell>
          <table:table-cell office:value-type="string">
            <text:p>Fixed Rate - General</text:p>
          </table:table-cell>
          <table:table-cell office:value-type="string">
            <text:p>Unique</text:p>
          </table:table-cell>
          <table:table-cell office:value-type="float" office:value="600000">
            <text:p>600000</text:p>
          </table:table-cell>
          <table:table-cell office:value-type="string">
            <text:p>2005-04-16</text:p>
          </table:table-cell>
          <table:table-cell office:value-type="string">
            <text:p>FIXED GEN</text:p>
          </table:table-cell>
          <table:table-cell office:value-type="float" office:value="9.5">
            <text:p>9.5</text:p>
          </table:table-cell>
          <table:table-cell office:value-type="float" office:value="180">
            <text:p>180</text:p>
          </table:table-cell>
          <table:table-cell table:number-columns-repeated="2"/>
          <table:table-cell table:number-columns-repeated="2" office:value-type="string">
            <text:p>NO 307 SARASWATHI NAGAR VIJAYANAGAR , BANGALORE KARNATAKA 560040</text:p>
          </table:table-cell>
          <table:table-cell office:value-type="string">
            <text:p>Services L 3rd A Cro Koramanga, , </text:p>
          </table:table-cell>
          <table:table-cell office:value-type="string">
            <text:p>SITE NO 307 SARASWATHI NAGAR Vijayanagar KARNATAKA Bengaluru560040 <text:s/></text:p>
          </table:table-cell>
          <table:table-cell office:value-type="string">
            <text:p>2022-04-12</text:p>
          </table:table-cell>
          <table:table-cell office:value-type="string">
            <text:p>1941-03-02</text:p>
          </table:table-cell>
          <table:table-cell office:value-type="float" office:value="9886300922">
            <text:p>9886300922</text:p>
          </table:table-cell>
        </table:table-row>
        <table:table-row table:style-name="ro1">
          <table:table-cell office:value-type="string">
            <text:p>V0000448</text:p>
          </table:table-cell>
          <table:table-cell office:value-type="float" office:value="18800001479">
            <text:p>18800001479</text:p>
          </table:table-cell>
          <table:table-cell office:value-type="float" office:value="4461280">
            <text:p>4461280</text:p>
          </table:table-cell>
          <table:table-cell office:value-type="string">
            <text:p>Lalu Kokkottu Ramakrishna</text:p>
          </table:table-cell>
          <table:table-cell office:value-type="string">
            <text:p>Lalu Kokkottu</text:p>
          </table:table-cell>
          <table:table-cell office:value-type="string">
            <text:p>Ramakrishna</text:p>
          </table:table-cell>
          <table:table-cell office:value-type="string">
            <text:p>Ashabai Ramakrishna</text:p>
          </table:table-cell>
          <table:table-cell office:value-type="string">
            <text:p>Fully Advanced</text:p>
          </table:table-cell>
          <table:table-cell office:value-type="float" office:value="2000000">
            <text:p>2000000</text:p>
          </table:table-cell>
          <table:table-cell office:value-type="float" office:value="2820395">
            <text:p>2820395</text:p>
          </table:table-cell>
          <table:table-cell office:value-type="float" office:value="158">
            <text:p>158</text:p>
          </table:table-cell>
          <table:table-cell table:number-columns-repeated="3"/>
          <table:table-cell office:value-type="float" office:value="9900240698">
            <text:p>9900240698</text:p>
          </table:table-cell>
          <table:table-cell office:value-type="string">
            <text:p>PDC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1200000">
            <text:p>1200000</text:p>
          </table:table-cell>
          <table:table-cell office:value-type="string">
            <text:p>2007-05-09</text:p>
          </table:table-cell>
          <table:table-cell office:value-type="string">
            <text:p>FLOATING</text:p>
          </table:table-cell>
          <table:table-cell office:value-type="float" office:value="14.4">
            <text:p>14.4</text:p>
          </table:table-cell>
          <table:table-cell office:value-type="float" office:value="180">
            <text:p>180</text:p>
          </table:table-cell>
          <table:table-cell office:value-type="float" office:value="16692">
            <text:p>16692</text:p>
          </table:table-cell>
          <table:table-cell office:value-type="string">
            <text:p>2022-05-15</text:p>
          </table:table-cell>
          <table:table-cell table:number-columns-repeated="2" office:value-type="string">
            <text:p>NO 386 ITC ROAD RS PALYA M S NAGAR Bangalore BANGALORE KARNATAKA 560033</text:p>
          </table:table-cell>
          <table:table-cell office:value-type="string">
            <text:p>No.445, 2n Kasturi N Banaswadi, , </text:p>
          </table:table-cell>
          <table:table-cell office:value-type="string">
            <text:p>FLAT NO T 1 OF 3RD FLOOR SY NO 84 2 SITE NO 41 42 Bommanahalli KARNATAKA Bengaluru560068 <text:s/></text:p>
          </table:table-cell>
          <table:table-cell office:value-type="string">
            <text:p>2022-04-15</text:p>
          </table:table-cell>
          <table:table-cell office:value-type="string">
            <text:p>1975-05-29</text:p>
          </table:table-cell>
          <table:table-cell office:value-type="float" office:value="9900240698">
            <text:p>9900240698</text:p>
          </table:table-cell>
        </table:table-row>
        <table:table-row table:style-name="ro1">
          <table:table-cell office:value-type="string">
            <text:p>V0000456</text:p>
          </table:table-cell>
          <table:table-cell office:value-type="float" office:value="18800001484">
            <text:p>18800001484</text:p>
          </table:table-cell>
          <table:table-cell office:value-type="float" office:value="4461282">
            <text:p>4461282</text:p>
          </table:table-cell>
          <table:table-cell office:value-type="string">
            <text:p>Venkatesh Murthy D M</text:p>
          </table:table-cell>
          <table:table-cell office:value-type="string">
            <text:p>Venkatesh</text:p>
          </table:table-cell>
          <table:table-cell office:value-type="string">
            <text:p>D M</text:p>
          </table:table-cell>
          <table:table-cell office:value-type="string">
            <text:p>Rathna R M</text:p>
          </table:table-cell>
          <table:table-cell office:value-type="string">
            <text:p>Fully Advanced</text:p>
          </table:table-cell>
          <table:table-cell office:value-type="float" office:value="975000">
            <text:p>975000</text:p>
          </table:table-cell>
          <table:table-cell office:value-type="float" office:value="349095">
            <text:p>349095</text:p>
          </table:table-cell>
          <table:table-cell office:value-type="float" office:value="42">
            <text:p>42</text:p>
          </table:table-cell>
          <table:table-cell table:number-columns-repeated="3"/>
          <table:table-cell office:value-type="float" office:value="9341663047">
            <text:p>9341663047</text:p>
          </table:table-cell>
          <table:table-cell office:value-type="string">
            <text:p>PDC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893528">
            <text:p>893528</text:p>
          </table:table-cell>
          <table:table-cell office:value-type="string">
            <text:p>2007-03-31</text:p>
          </table:table-cell>
          <table:table-cell office:value-type="string">
            <text:p>FLOATING</text:p>
          </table:table-cell>
          <table:table-cell office:value-type="float" office:value="14.15">
            <text:p>14.15</text:p>
          </table:table-cell>
          <table:table-cell office:value-type="float" office:value="180">
            <text:p>180</text:p>
          </table:table-cell>
          <table:table-cell office:value-type="float" office:value="10682">
            <text:p>10682</text:p>
          </table:table-cell>
          <table:table-cell office:value-type="string">
            <text:p>2022-05-15</text:p>
          </table:table-cell>
          <table:table-cell table:number-columns-repeated="2" office:value-type="string">
            <text:p>NO.170,IST MAIN CHIKKADEVASANDRA K R Puram BANGALORE KARNATAKA 560036</text:p>
          </table:table-cell>
          <table:table-cell office:value-type="string">
            <text:p>Plasma Ind N G E F I Krisnaraj, , </text:p>
          </table:table-cell>
          <table:table-cell office:value-type="string">
            <text:p>NO 134 CHIKKADEVASANDRA DEVASANDRA MAIN ROAD Krisnarajapuram KARNATAKA Bengaluru560036 <text:s/></text:p>
          </table:table-cell>
          <table:table-cell office:value-type="string">
            <text:p>2022-04-15</text:p>
          </table:table-cell>
          <table:table-cell office:value-type="string">
            <text:p>1969-02-20</text:p>
          </table:table-cell>
          <table:table-cell office:value-type="float" office:value="9341663047">
            <text:p>9341663047</text:p>
          </table:table-cell>
        </table:table-row>
        <table:table-row table:style-name="ro1">
          <table:table-cell office:value-type="string">
            <text:p>V0000459</text:p>
          </table:table-cell>
          <table:table-cell office:value-type="float" office:value="18800001487">
            <text:p>18800001487</text:p>
          </table:table-cell>
          <table:table-cell office:value-type="float" office:value="4461284">
            <text:p>4461284</text:p>
          </table:table-cell>
          <table:table-cell office:value-type="string">
            <text:p>Prakashan C</text:p>
          </table:table-cell>
          <table:table-cell office:value-type="string">
            <text:p>Prakashan</text:p>
          </table:table-cell>
          <table:table-cell office:value-type="string">
            <text:p>C</text:p>
          </table:table-cell>
          <table:table-cell office:value-type="string">
            <text:p>Ambu Kunchi T</text:p>
          </table:table-cell>
          <table:table-cell office:value-type="string">
            <text:p>Fully Advanced</text:p>
          </table:table-cell>
          <table:table-cell office:value-type="float" office:value="350000">
            <text:p>350000</text:p>
          </table:table-cell>
          <table:table-cell office:value-type="float" office:value="178865">
            <text:p>178865</text:p>
          </table:table-cell>
          <table:table-cell office:value-type="float" office:value="58">
            <text:p>58</text:p>
          </table:table-cell>
          <table:table-cell table:number-columns-repeated="3"/>
          <table:table-cell office:value-type="float" office:value="7204446496">
            <text:p>7204446496</text:p>
          </table:table-cell>
          <table:table-cell office:value-type="string">
            <text:p>DIRECT DEBIT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331598">
            <text:p>331598</text:p>
          </table:table-cell>
          <table:table-cell office:value-type="string">
            <text:p>2007-03-31</text:p>
          </table:table-cell>
          <table:table-cell office:value-type="string">
            <text:p>FLOATING</text:p>
          </table:table-cell>
          <table:table-cell office:value-type="float" office:value="14.15">
            <text:p>14.15</text:p>
          </table:table-cell>
          <table:table-cell office:value-type="float" office:value="180">
            <text:p>180</text:p>
          </table:table-cell>
          <table:table-cell office:value-type="float" office:value="4319">
            <text:p>4319</text:p>
          </table:table-cell>
          <table:table-cell office:value-type="string">
            <text:p>2022-05-10</text:p>
          </table:table-cell>
          <table:table-cell table:number-columns-repeated="2" office:value-type="string">
            <text:p>No.16,nandanam,1st Cross Lakshmaiah Layout Horamavu Bangalore KARNATAKA 560043</text:p>
          </table:table-cell>
          <table:table-cell office:value-type="string">
            <text:p>A I Tower Golden En Vimanapur, , </text:p>
          </table:table-cell>
          <table:table-cell office:value-type="string">
            <text:p>SITE NO 16 KHATHA NO 16 PROPNO 7 7NNO 13 2 Krisnarajapuram KARNATAKA Bengaluru560036 <text:s/></text:p>
          </table:table-cell>
          <table:table-cell office:value-type="string">
            <text:p>2022-04-10</text:p>
          </table:table-cell>
          <table:table-cell office:value-type="string">
            <text:p>1969-02-10</text:p>
          </table:table-cell>
          <table:table-cell office:value-type="float" office:value="7204446496">
            <text:p>7204446496</text:p>
          </table:table-cell>
        </table:table-row>
        <table:table-row table:style-name="ro1">
          <table:table-cell office:value-type="string">
            <text:p>V0000474</text:p>
          </table:table-cell>
          <table:table-cell office:value-type="float" office:value="18800001502">
            <text:p>18800001502</text:p>
          </table:table-cell>
          <table:table-cell office:value-type="float" office:value="4461286">
            <text:p>4461286</text:p>
          </table:table-cell>
          <table:table-cell office:value-type="string">
            <text:p>Shivanna S</text:p>
          </table:table-cell>
          <table:table-cell office:value-type="string">
            <text:p>Shivanna</text:p>
          </table:table-cell>
          <table:table-cell office:value-type="string">
            <text:p>S</text:p>
          </table:table-cell>
          <table:table-cell office:value-type="string">
            <text:p>Bhagyamma Shivanna</text:p>
          </table:table-cell>
          <table:table-cell office:value-type="string">
            <text:p>Fully Advanced</text:p>
          </table:table-cell>
          <table:table-cell office:value-type="float" office:value="442000">
            <text:p>442000</text:p>
          </table:table-cell>
          <table:table-cell office:value-type="float" office:value="298651">
            <text:p>298651</text:p>
          </table:table-cell>
          <table:table-cell office:value-type="float" office:value="99">
            <text:p>99</text:p>
          </table:table-cell>
          <table:table-cell table:number-columns-repeated="3"/>
          <table:table-cell office:value-type="float" office:value="9845965810">
            <text:p>9845965810</text:p>
          </table:table-cell>
          <table:table-cell office:value-type="string">
            <text:p>PDC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421323">
            <text:p>421323</text:p>
          </table:table-cell>
          <table:table-cell office:value-type="string">
            <text:p>2007-03-31</text:p>
          </table:table-cell>
          <table:table-cell office:value-type="string">
            <text:p>FLOATING</text:p>
          </table:table-cell>
          <table:table-cell office:value-type="float" office:value="14.15">
            <text:p>14.15</text:p>
          </table:table-cell>
          <table:table-cell office:value-type="float" office:value="180">
            <text:p>180</text:p>
          </table:table-cell>
          <table:table-cell table:number-columns-repeated="2"/>
          <table:table-cell table:number-columns-repeated="2" office:value-type="string">
            <text:p>NO.2-A,4TH CRS,HANUMANTH GOWDA RD,CHIKKASANDRA, Chikkabanavara Post BANGALORE KARNATAKA 560057</text:p>
          </table:table-cell>
          <table:table-cell office:value-type="string">
            <text:p>Ganesh Saw T Dasarah Dasarahal, , </text:p>
          </table:table-cell>
          <table:table-cell office:value-type="string">
            <text:p>2 a chikkasandra Village YESHWANTPUR Yes hwantpur KARNATAKA Bengaluru560022 <text:s/></text:p>
          </table:table-cell>
          <table:table-cell office:value-type="string">
            <text:p>2022-04-15</text:p>
          </table:table-cell>
          <table:table-cell office:value-type="string">
            <text:p>1965-02-07</text:p>
          </table:table-cell>
          <table:table-cell office:value-type="float" office:value="9845965810">
            <text:p>9845965810</text:p>
          </table:table-cell>
        </table:table-row>
        <table:table-row table:style-name="ro1">
          <table:table-cell office:value-type="string">
            <text:p>V0000479</text:p>
          </table:table-cell>
          <table:table-cell office:value-type="float" office:value="18800001507">
            <text:p>18800001507</text:p>
          </table:table-cell>
          <table:table-cell office:value-type="float" office:value="4461288">
            <text:p>4461288</text:p>
          </table:table-cell>
          <table:table-cell office:value-type="string">
            <text:p>Bhagya W\o Somashekar</text:p>
          </table:table-cell>
          <table:table-cell office:value-type="string">
            <text:p>Bhagya</text:p>
          </table:table-cell>
          <table:table-cell office:value-type="string">
            <text:p>W\o Somashekar</text:p>
          </table:table-cell>
          <table:table-cell office:value-type="string">
            <text:p>Somashekar</text:p>
          </table:table-cell>
          <table:table-cell office:value-type="string">
            <text:p>Fully Advanced</text:p>
          </table:table-cell>
          <table:table-cell office:value-type="float" office:value="1000000">
            <text:p>1000000</text:p>
          </table:table-cell>
          <table:table-cell office:value-type="float" office:value="722992">
            <text:p>722992</text:p>
          </table:table-cell>
          <table:table-cell office:value-type="float" office:value="126">
            <text:p>126</text:p>
          </table:table-cell>
          <table:table-cell table:number-columns-repeated="3"/>
          <table:table-cell office:value-type="float" office:value="9945107607">
            <text:p>9945107607</text:p>
          </table:table-cell>
          <table:table-cell office:value-type="string">
            <text:p>PDC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967732">
            <text:p>967732</text:p>
          </table:table-cell>
          <table:table-cell office:value-type="string">
            <text:p>2007-03-31</text:p>
          </table:table-cell>
          <table:table-cell office:value-type="string">
            <text:p>FLOATING</text:p>
          </table:table-cell>
          <table:table-cell office:value-type="float" office:value="13.9">
            <text:p>13.9</text:p>
          </table:table-cell>
          <table:table-cell office:value-type="float" office:value="180">
            <text:p>180</text:p>
          </table:table-cell>
          <table:table-cell office:value-type="float" office:value="10956">
            <text:p>10956</text:p>
          </table:table-cell>
          <table:table-cell office:value-type="string">
            <text:p>2022-05-15</text:p>
          </table:table-cell>
          <table:table-cell table:number-columns-repeated="2" office:value-type="string">
            <text:p>Door No 519/120,10th Cross Opp Anganwadi, Kasturi Badavane Rajgopal Nagar Peenya 2nd Stag BANGALORE KARNATAKA 560058</text:p>
          </table:table-cell>
          <table:table-cell office:value-type="string">
            <text:p>, , </text:p>
          </table:table-cell>
          <table:table-cell office:value-type="string">
            <text:p>SITE NO 1 SY NO 120 KHATA NO 120 LAGGER E KARNATAKA Bengaluru560022 <text:s/></text:p>
          </table:table-cell>
          <table:table-cell office:value-type="string">
            <text:p>2022-04-15</text:p>
          </table:table-cell>
          <table:table-cell office:value-type="string">
            <text:p>1971-07-20</text:p>
          </table:table-cell>
          <table:table-cell office:value-type="float" office:value="9945107607">
            <text:p>9945107607</text:p>
          </table:table-cell>
        </table:table-row>
        <table:table-row table:style-name="ro1">
          <table:table-cell office:value-type="string">
            <text:p>V0000481</text:p>
          </table:table-cell>
          <table:table-cell office:value-type="float" office:value="18800001509">
            <text:p>18800001509</text:p>
          </table:table-cell>
          <table:table-cell office:value-type="float" office:value="4461290">
            <text:p>4461290</text:p>
          </table:table-cell>
          <table:table-cell office:value-type="string">
            <text:p>Arasu S</text:p>
          </table:table-cell>
          <table:table-cell office:value-type="string">
            <text:p>Arasu</text:p>
          </table:table-cell>
          <table:table-cell office:value-type="string">
            <text:p>S</text:p>
          </table:table-cell>
          <table:table-cell office:value-type="string">
            <text:p>Rani A</text:p>
          </table:table-cell>
          <table:table-cell office:value-type="string">
            <text:p>Fully Advanced</text:p>
          </table:table-cell>
          <table:table-cell office:value-type="float" office:value="1700000">
            <text:p>1700000</text:p>
          </table:table-cell>
          <table:table-cell office:value-type="float" office:value="984479">
            <text:p>984479</text:p>
          </table:table-cell>
          <table:table-cell office:value-type="float" office:value="81">
            <text:p>81</text:p>
          </table:table-cell>
          <table:table-cell table:number-columns-repeated="3"/>
          <table:table-cell office:value-type="float" office:value="9741378179">
            <text:p>9741378179</text:p>
          </table:table-cell>
          <table:table-cell office:value-type="string">
            <text:p>PDC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1608112">
            <text:p>1608112</text:p>
          </table:table-cell>
          <table:table-cell office:value-type="string">
            <text:p>2007-03-31</text:p>
          </table:table-cell>
          <table:table-cell office:value-type="string">
            <text:p>FLOATING</text:p>
          </table:table-cell>
          <table:table-cell office:value-type="float" office:value="14.4">
            <text:p>14.4</text:p>
          </table:table-cell>
          <table:table-cell office:value-type="float" office:value="180">
            <text:p>180</text:p>
          </table:table-cell>
          <table:table-cell office:value-type="float" office:value="19161">
            <text:p>19161</text:p>
          </table:table-cell>
          <table:table-cell office:value-type="string">
            <text:p>2022-05-15</text:p>
          </table:table-cell>
          <table:table-cell table:number-columns-repeated="2" office:value-type="string">
            <text:p>NO.34 <text:s/>C <text:s/>I MAIN,3RD CRS KALAPPA BLOCK Ramachandrapura BANGALORE KARNATAKA 560021</text:p>
          </table:table-cell>
          <table:table-cell office:value-type="string">
            <text:p>No.c-34, 3 1st Main, Ramachand, , </text:p>
          </table:table-cell>
          <table:table-cell office:value-type="string">
            <text:p>RIGHT SIDE OF C 34 MUNICIPAL NO 11 I MN Ramachandra Puram KARNATAKA Bengaluru560021 <text:s/></text:p>
          </table:table-cell>
          <table:table-cell office:value-type="string">
            <text:p>2022-04-15</text:p>
          </table:table-cell>
          <table:table-cell office:value-type="string">
            <text:p>1967-06-10</text:p>
          </table:table-cell>
          <table:table-cell office:value-type="float" office:value="9741378179">
            <text:p>9741378179</text:p>
          </table:table-cell>
        </table:table-row>
        <table:table-row table:style-name="ro1">
          <table:table-cell office:value-type="string">
            <text:p>V0000482</text:p>
          </table:table-cell>
          <table:table-cell office:value-type="float" office:value="18800001510">
            <text:p>18800001510</text:p>
          </table:table-cell>
          <table:table-cell office:value-type="float" office:value="4461292">
            <text:p>4461292</text:p>
          </table:table-cell>
          <table:table-cell office:value-type="string">
            <text:p>Venkateshwarulu A</text:p>
          </table:table-cell>
          <table:table-cell office:value-type="string">
            <text:p>Venkateshwarulu</text:p>
          </table:table-cell>
          <table:table-cell office:value-type="string">
            <text:p>A</text:p>
          </table:table-cell>
          <table:table-cell office:value-type="string">
            <text:p>Leelavathi R</text:p>
          </table:table-cell>
          <table:table-cell office:value-type="string">
            <text:p>Closed</text:p>
          </table:table-cell>
          <table:table-cell office:value-type="float" office:value="350000">
            <text:p>35000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8197995742">
            <text:p>8197995742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335656">
            <text:p>335656</text:p>
          </table:table-cell>
          <table:table-cell office:value-type="string">
            <text:p>2007-03-31</text:p>
          </table:table-cell>
          <table:table-cell office:value-type="string">
            <text:p>FLOATING</text:p>
          </table:table-cell>
          <table:table-cell office:value-type="float" office:value="13.9">
            <text:p>13.9</text:p>
          </table:table-cell>
          <table:table-cell office:value-type="float" office:value="180">
            <text:p>180</text:p>
          </table:table-cell>
          <table:table-cell office:value-type="float" office:value="3835">
            <text:p>3835</text:p>
          </table:table-cell>
          <table:table-cell office:value-type="string">
            <text:p>2022-05-15</text:p>
          </table:table-cell>
          <table:table-cell table:number-columns-repeated="2" office:value-type="string">
            <text:p>No.20,5th Cross,1st Block,saibabanilayam Akshaynagar, Rammurthynagar Bangalore KARNATAKA 560016</text:p>
          </table:table-cell>
          <table:table-cell office:value-type="string">
            <text:p>Mechanical C &amp; W Off bangalor, , </text:p>
          </table:table-cell>
          <table:table-cell office:value-type="string">
            <text:p>Site No 37 kno 121 2 prop No 15 1 B nara yanapura KARNATAKA Bengaluru560016 <text:s/></text:p>
          </table:table-cell>
          <table:table-cell office:value-type="string">
            <text:p>2022-04-15</text:p>
          </table:table-cell>
          <table:table-cell office:value-type="string">
            <text:p>1968-10-07</text:p>
          </table:table-cell>
          <table:table-cell office:value-type="float" office:value="8197995742">
            <text:p>8197995742</text:p>
          </table:table-cell>
        </table:table-row>
        <table:table-row table:style-name="ro1">
          <table:table-cell office:value-type="string">
            <text:p>V0000484</text:p>
          </table:table-cell>
          <table:table-cell office:value-type="float" office:value="18800001512">
            <text:p>18800001512</text:p>
          </table:table-cell>
          <table:table-cell office:value-type="float" office:value="4461294">
            <text:p>4461294</text:p>
          </table:table-cell>
          <table:table-cell office:value-type="string">
            <text:p>Adimoolam David</text:p>
          </table:table-cell>
          <table:table-cell office:value-type="string">
            <text:p>Adimoolam</text:p>
          </table:table-cell>
          <table:table-cell office:value-type="string">
            <text:p>David</text:p>
          </table:table-cell>
          <table:table-cell office:value-type="string">
            <text:p>Chandralekha</text:p>
          </table:table-cell>
          <table:table-cell/>
          <table:table-cell office:value-type="float" office:value="555894">
            <text:p>55589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9900170424">
            <text:p>9900170424</text:p>
          </table:table-cell>
          <table:table-cell office:value-type="string">
            <text:p>PDC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555894">
            <text:p>555894</text:p>
          </table:table-cell>
          <table:table-cell office:value-type="string">
            <text:p>2007-03-31</text:p>
          </table:table-cell>
          <table:table-cell office:value-type="string">
            <text:p>FLOATING</text:p>
          </table:table-cell>
          <table:table-cell office:value-type="float" office:value="14.25">
            <text:p>14.25</text:p>
          </table:table-cell>
          <table:table-cell office:value-type="float" office:value="180">
            <text:p>180</text:p>
          </table:table-cell>
          <table:table-cell table:number-columns-repeated="2"/>
          <table:table-cell table:number-columns-repeated="2" office:value-type="string">
            <text:p>265,TELEGRAPH STREET VENKATESHAPURAM , BANGALORE KARNATAKA 560045</text:p>
          </table:table-cell>
          <table:table-cell office:value-type="string">
            <text:p>, , </text:p>
          </table:table-cell>
          <table:table-cell office:value-type="string">
            <text:p>S NO 1 J KHATA NO 6 1 Telegraph St Venk ateshapuram KARNATAKA Bengaluru560045 <text:s/></text:p>
          </table:table-cell>
          <table:table-cell office:value-type="string">
            <text:p>2022-04-12</text:p>
          </table:table-cell>
          <table:table-cell office:value-type="string">
            <text:p>1937-04-14</text:p>
          </table:table-cell>
          <table:table-cell office:value-type="float" office:value="9900170424">
            <text:p>9900170424</text:p>
          </table:table-cell>
        </table:table-row>
        <table:table-row table:style-name="ro1">
          <table:table-cell office:value-type="string">
            <text:p>V0000487</text:p>
          </table:table-cell>
          <table:table-cell office:value-type="float" office:value="18800001515">
            <text:p>18800001515</text:p>
          </table:table-cell>
          <table:table-cell office:value-type="float" office:value="4461296">
            <text:p>4461296</text:p>
          </table:table-cell>
          <table:table-cell office:value-type="string">
            <text:p>Venkatesh M</text:p>
          </table:table-cell>
          <table:table-cell office:value-type="string">
            <text:p>Venkatesh</text:p>
          </table:table-cell>
          <table:table-cell office:value-type="string">
            <text:p>M</text:p>
          </table:table-cell>
          <table:table-cell office:value-type="string">
            <text:p>Gowramma Venkatesh</text:p>
          </table:table-cell>
          <table:table-cell office:value-type="string">
            <text:p>Fully Advanced</text:p>
          </table:table-cell>
          <table:table-cell office:value-type="float" office:value="475000">
            <text:p>475000</text:p>
          </table:table-cell>
          <table:table-cell office:value-type="float" office:value="295144">
            <text:p>295144</text:p>
          </table:table-cell>
          <table:table-cell office:value-type="float" office:value="93">
            <text:p>93</text:p>
          </table:table-cell>
          <table:table-cell table:number-columns-repeated="3"/>
          <table:table-cell office:value-type="float" office:value="1000000000">
            <text:p>1000000000</text:p>
          </table:table-cell>
          <table:table-cell office:value-type="string">
            <text:p>PDC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452791">
            <text:p>452791</text:p>
          </table:table-cell>
          <table:table-cell office:value-type="string">
            <text:p>2007-03-31</text:p>
          </table:table-cell>
          <table:table-cell office:value-type="string">
            <text:p>FLOATING</text:p>
          </table:table-cell>
          <table:table-cell office:value-type="float" office:value="13.9">
            <text:p>13.9</text:p>
          </table:table-cell>
          <table:table-cell office:value-type="float" office:value="180">
            <text:p>180</text:p>
          </table:table-cell>
          <table:table-cell office:value-type="float" office:value="5221">
            <text:p>5221</text:p>
          </table:table-cell>
          <table:table-cell office:value-type="string">
            <text:p>2022-05-15</text:p>
          </table:table-cell>
          <table:table-cell table:number-columns-repeated="2" office:value-type="string">
            <text:p># 321, KAVERI NAGAR MAHADEVAPURA POST Mahadevapura BANGALORE KARNATAKA 560048</text:p>
          </table:table-cell>
          <table:table-cell office:value-type="string">
            <text:p>No 14 Hara Sarjapur Koramanga, , </text:p>
          </table:table-cell>
          <table:table-cell office:value-type="string">
            <text:p>SITE NO 38 KHATA NO 247 1 PROP NO 29 P2 KAVERINAGAR Krisnarajapuram KARNATAKA Bengaluru560036 <text:s/></text:p>
          </table:table-cell>
          <table:table-cell office:value-type="string">
            <text:p>2022-04-15</text:p>
          </table:table-cell>
          <table:table-cell office:value-type="string">
            <text:p>1971-01-06</text:p>
          </table:table-cell>
          <table:table-cell office:value-type="float" office:value="1000000000">
            <text:p>1000000000</text:p>
          </table:table-cell>
        </table:table-row>
        <table:table-row table:style-name="ro1">
          <table:table-cell office:value-type="string">
            <text:p>V0000499</text:p>
          </table:table-cell>
          <table:table-cell office:value-type="float" office:value="18800001527">
            <text:p>18800001527</text:p>
          </table:table-cell>
          <table:table-cell office:value-type="float" office:value="4461298">
            <text:p>4461298</text:p>
          </table:table-cell>
          <table:table-cell office:value-type="string">
            <text:p>Rajesh Kannan P</text:p>
          </table:table-cell>
          <table:table-cell office:value-type="string">
            <text:p>Rajesh</text:p>
          </table:table-cell>
          <table:table-cell office:value-type="string">
            <text:p>P</text:p>
          </table:table-cell>
          <table:table-cell office:value-type="string">
            <text:p>Ramesh P</text:p>
          </table:table-cell>
          <table:table-cell office:value-type="string">
            <text:p>Fully Advanced</text:p>
          </table:table-cell>
          <table:table-cell office:value-type="float" office:value="500000">
            <text:p>500000</text:p>
          </table:table-cell>
          <table:table-cell office:value-type="float" office:value="472075">
            <text:p>472075</text:p>
          </table:table-cell>
          <table:table-cell office:value-type="float" office:value="82">
            <text:p>82</text:p>
          </table:table-cell>
          <table:table-cell table:number-columns-repeated="3"/>
          <table:table-cell office:value-type="float" office:value="9362310373">
            <text:p>9362310373</text:p>
          </table:table-cell>
          <table:table-cell office:value-type="string">
            <text:p>PDC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479518">
            <text:p>479518</text:p>
          </table:table-cell>
          <table:table-cell office:value-type="string">
            <text:p>2007-03-31</text:p>
          </table:table-cell>
          <table:table-cell office:value-type="string">
            <text:p>FLOATING</text:p>
          </table:table-cell>
          <table:table-cell office:value-type="float" office:value="13.9">
            <text:p>13.9</text:p>
          </table:table-cell>
          <table:table-cell office:value-type="float" office:value="180">
            <text:p>180</text:p>
          </table:table-cell>
          <table:table-cell office:value-type="float" office:value="5478">
            <text:p>5478</text:p>
          </table:table-cell>
          <table:table-cell office:value-type="string">
            <text:p>2022-05-10</text:p>
          </table:table-cell>
          <table:table-cell table:number-columns-repeated="2" office:value-type="string">
            <text:p>39/5, 2 ND CROSS MIN NAGAR Hosur KRISHNAGIRI DIS TAMIL NADU 635109</text:p>
          </table:table-cell>
          <table:table-cell office:value-type="string">
            <text:p>39/5, Min Nagar Hosur, , </text:p>
          </table:table-cell>
          <table:table-cell office:value-type="string">
            <text:p>S F NO 934 2B A RAYAKOTTAI ROAD Hosur TAMIL NADU Dharmapuri635109 <text:s/></text:p>
          </table:table-cell>
          <table:table-cell office:value-type="string">
            <text:p>2022-04-10</text:p>
          </table:table-cell>
          <table:table-cell office:value-type="string">
            <text:p>1976-06-15</text:p>
          </table:table-cell>
          <table:table-cell office:value-type="float" office:value="9362310373">
            <text:p>9362310373</text:p>
          </table:table-cell>
        </table:table-row>
        <table:table-row table:style-name="ro1">
          <table:table-cell office:value-type="string">
            <text:p>V0000542</text:p>
          </table:table-cell>
          <table:table-cell office:value-type="float" office:value="18900000387">
            <text:p>18900000387</text:p>
          </table:table-cell>
          <table:table-cell office:value-type="float" office:value="4461300">
            <text:p>4461300</text:p>
          </table:table-cell>
          <table:table-cell office:value-type="string">
            <text:p>Krishna Mohan Gupta B A</text:p>
          </table:table-cell>
          <table:table-cell office:value-type="string">
            <text:p>Krishna Mohan</text:p>
          </table:table-cell>
          <table:table-cell office:value-type="string">
            <text:p>B A</text:p>
          </table:table-cell>
          <table:table-cell office:value-type="string">
            <text:p>Leela Krishna Mohan K</text:p>
          </table:table-cell>
          <table:table-cell/>
          <table:table-cell office:value-type="float" office:value="200000">
            <text:p>20000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00000000">
            <text:p>1000000000</text:p>
          </table:table-cell>
          <table:table-cell office:value-type="string">
            <text:p>PDC</text:p>
          </table:table-cell>
          <table:table-cell office:value-type="string">
            <text:p>Home Loans (RI)</text:p>
          </table:table-cell>
          <table:table-cell office:value-type="string">
            <text:p>Fixed Rate - General</text:p>
          </table:table-cell>
          <table:table-cell office:value-type="string">
            <text:p>Unique</text:p>
          </table:table-cell>
          <table:table-cell office:value-type="float" office:value="200000">
            <text:p>200000</text:p>
          </table:table-cell>
          <table:table-cell office:value-type="string">
            <text:p>1995-11-27</text:p>
          </table:table-cell>
          <table:table-cell office:value-type="string">
            <text:p>FIXED GEN</text:p>
          </table:table-cell>
          <table:table-cell office:value-type="float" office:value="9.5">
            <text:p>9.5</text:p>
          </table:table-cell>
          <table:table-cell office:value-type="float" office:value="72">
            <text:p>72</text:p>
          </table:table-cell>
          <table:table-cell table:number-columns-repeated="2"/>
          <table:table-cell table:number-columns-repeated="2" office:value-type="string">
            <text:p>Balaji Traders No 26 <text:s/>1st Main Road Mathikere BANGALORE KARNATAKA 560054</text:p>
          </table:table-cell>
          <table:table-cell office:value-type="string">
            <text:p>1st Main R Mathikere Mathikere, , </text:p>
          </table:table-cell>
          <table:table-cell office:value-type="string">
            <text:p>No 26 1st Main Mathikere Mathikere KARNATAKA Bengaluru560054 <text:s/></text:p>
          </table:table-cell>
          <table:table-cell office:value-type="string">
            <text:p>2022-04-10</text:p>
          </table:table-cell>
          <table:table-cell office:value-type="string">
            <text:p>1946-10-18</text:p>
          </table:table-cell>
          <table:table-cell office:value-type="float" office:value="1000000000">
            <text:p>1000000000</text:p>
          </table:table-cell>
        </table:table-row>
        <table:table-row table:style-name="ro1">
          <table:table-cell office:value-type="string">
            <text:p>V0000576</text:p>
          </table:table-cell>
          <table:table-cell office:value-type="float" office:value="18900000966">
            <text:p>18900000966</text:p>
          </table:table-cell>
          <table:table-cell office:value-type="float" office:value="4461302">
            <text:p>4461302</text:p>
          </table:table-cell>
          <table:table-cell office:value-type="string">
            <text:p>Mayanna H G</text:p>
          </table:table-cell>
          <table:table-cell office:value-type="string">
            <text:p>Mayanna</text:p>
          </table:table-cell>
          <table:table-cell office:value-type="string">
            <text:p>G</text:p>
          </table:table-cell>
          <table:table-cell office:value-type="string">
            <text:p>Lakshmi Devi S</text:p>
          </table:table-cell>
          <table:table-cell/>
          <table:table-cell office:value-type="float" office:value="100000">
            <text:p>10000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9945459230">
            <text:p>9945459230</text:p>
          </table:table-cell>
          <table:table-cell office:value-type="string">
            <text:p>PDC</text:p>
          </table:table-cell>
          <table:table-cell office:value-type="string">
            <text:p>Home Loans (RI)</text:p>
          </table:table-cell>
          <table:table-cell office:value-type="string">
            <text:p>Fixed Rate - General</text:p>
          </table:table-cell>
          <table:table-cell office:value-type="string">
            <text:p>Unique</text:p>
          </table:table-cell>
          <table:table-cell office:value-type="float" office:value="90000">
            <text:p>90000</text:p>
          </table:table-cell>
          <table:table-cell office:value-type="string">
            <text:p>1998-10-14</text:p>
          </table:table-cell>
          <table:table-cell office:value-type="string">
            <text:p>FIXED GEN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table:number-columns-repeated="2"/>
          <table:table-cell table:number-columns-repeated="2" office:value-type="string">
            <text:p>Door No.179, Adakimaranahalli Dasanapura Hobli, Maakali Post Nelamangala Bangalore North Bangalore KARNATAKA 562123</text:p>
          </table:table-cell>
          <table:table-cell office:value-type="string">
            <text:p>Head Maste School, M Nelamanga, , </text:p>
          </table:table-cell>
          <table:table-cell office:value-type="string">
            <text:p>SY NO 32 S NO 179 ADAKAMAVANA HALLI Nela mangala KARNATAKA Bengaluru562123 <text:s/></text:p>
          </table:table-cell>
          <table:table-cell office:value-type="string">
            <text:p>2022-04-10</text:p>
          </table:table-cell>
          <table:table-cell office:value-type="string">
            <text:p>1955-08-06</text:p>
          </table:table-cell>
          <table:table-cell office:value-type="float" office:value="9945459230">
            <text:p>9945459230</text:p>
          </table:table-cell>
        </table:table-row>
        <table:table-row table:style-name="ro1">
          <table:table-cell office:value-type="string">
            <text:p>V0000824</text:p>
          </table:table-cell>
          <table:table-cell office:value-type="float" office:value="18900001515">
            <text:p>18900001515</text:p>
          </table:table-cell>
          <table:table-cell office:value-type="float" office:value="4461304">
            <text:p>4461304</text:p>
          </table:table-cell>
          <table:table-cell office:value-type="string">
            <text:p>Nagaraju G V</text:p>
          </table:table-cell>
          <table:table-cell office:value-type="string">
            <text:p>Nagaraju</text:p>
          </table:table-cell>
          <table:table-cell office:value-type="string">
            <text:p>V</text:p>
          </table:table-cell>
          <table:table-cell office:value-type="string">
            <text:p>Shailaja N</text:p>
          </table:table-cell>
          <table:table-cell office:value-type="string">
            <text:p>Fully Advanced</text:p>
          </table:table-cell>
          <table:table-cell office:value-type="float" office:value="800000">
            <text:p>800000</text:p>
          </table:table-cell>
          <table:table-cell office:value-type="float" office:value="252311">
            <text:p>252311</text:p>
          </table:table-cell>
          <table:table-cell office:value-type="float" office:value="31">
            <text:p>31</text:p>
          </table:table-cell>
          <table:table-cell table:number-columns-repeated="3"/>
          <table:table-cell office:value-type="float" office:value="9448706887">
            <text:p>9448706887</text:p>
          </table:table-cell>
          <table:table-cell office:value-type="string">
            <text:p>PDC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800000">
            <text:p>800000</text:p>
          </table:table-cell>
          <table:table-cell office:value-type="string">
            <text:p>2007-05-24</text:p>
          </table:table-cell>
          <table:table-cell office:value-type="string">
            <text:p>FLOATING</text:p>
          </table:table-cell>
          <table:table-cell office:value-type="float" office:value="14.15">
            <text:p>14.15</text:p>
          </table:table-cell>
          <table:table-cell office:value-type="float" office:value="156">
            <text:p>156</text:p>
          </table:table-cell>
          <table:table-cell office:value-type="float" office:value="9880">
            <text:p>9880</text:p>
          </table:table-cell>
          <table:table-cell office:value-type="string">
            <text:p>2022-05-10</text:p>
          </table:table-cell>
          <table:table-cell table:number-columns-repeated="2" office:value-type="string">
            <text:p>7146, 12TH MAIN Vyalikaval Vyalikaval Extn Bangalore KARNATAKA 560003</text:p>
          </table:table-cell>
          <table:table-cell office:value-type="string">
            <text:p>West Of Co Rajajinag Rajajinag, , </text:p>
          </table:table-cell>
          <table:table-cell office:value-type="string">
            <text:p>S NO 13A SY NO21 1 ABBIGERE VILLAGE Agra hara Dasarahalli KARNATAKA Bengaluru560079 <text:s/></text:p>
          </table:table-cell>
          <table:table-cell office:value-type="string">
            <text:p>2022-04-10</text:p>
          </table:table-cell>
          <table:table-cell office:value-type="string">
            <text:p>1959-02-02</text:p>
          </table:table-cell>
          <table:table-cell office:value-type="float" office:value="9448706887">
            <text:p>9448706887</text:p>
          </table:table-cell>
        </table:table-row>
        <table:table-row table:style-name="ro1">
          <table:table-cell office:value-type="string">
            <text:p>V0000856</text:p>
          </table:table-cell>
          <table:table-cell office:value-type="float" office:value="18900001566">
            <text:p>18900001566</text:p>
          </table:table-cell>
          <table:table-cell office:value-type="float" office:value="4461306">
            <text:p>4461306</text:p>
          </table:table-cell>
          <table:table-cell office:value-type="string">
            <text:p>Rajanna G</text:p>
          </table:table-cell>
          <table:table-cell office:value-type="string">
            <text:p>Rajanna</text:p>
          </table:table-cell>
          <table:table-cell office:value-type="string">
            <text:p>G</text:p>
          </table:table-cell>
          <table:table-cell office:value-type="string">
            <text:p>Dhanalakshmi R</text:p>
          </table:table-cell>
          <table:table-cell office:value-type="string">
            <text:p>Closed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9590211281">
            <text:p>9590211281</text:p>
          </table:table-cell>
          <table:table-cell office:value-type="string">
            <text:p>NACH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1000000">
            <text:p>1000000</text:p>
          </table:table-cell>
          <table:table-cell office:value-type="string">
            <text:p>2005-04-30</text:p>
          </table:table-cell>
          <table:table-cell office:value-type="string">
            <text:p>FLOATING</text:p>
          </table:table-cell>
          <table:table-cell office:value-type="float" office:value="14.15">
            <text:p>14.15</text:p>
          </table:table-cell>
          <table:table-cell office:value-type="float" office:value="228">
            <text:p>228</text:p>
          </table:table-cell>
          <table:table-cell table:number-columns-repeated="2"/>
          <table:table-cell table:number-columns-repeated="2" office:value-type="string">
            <text:p>%23 282, HONNIGARAPET DODDABALLAPUR Dodaballapur Bazar DODDABALLAPUR KARNATAKA 561203</text:p>
          </table:table-cell>
          <table:table-cell office:value-type="string">
            <text:p>City Marke Near Govt Dodballap, , </text:p>
          </table:table-cell>
          <table:table-cell office:value-type="string">
            <text:p>CMC KHATHA NO 1490 1452 1 SY NO 72 KHA SBAG VILLAG Dodaballapur Bazar Tank Road KARNATAKA Bengaluru561203 <text:s/></text:p>
          </table:table-cell>
          <table:table-cell office:value-type="string">
            <text:p>2022-04-10</text:p>
          </table:table-cell>
          <table:table-cell office:value-type="string">
            <text:p>1952-02-28</text:p>
          </table:table-cell>
          <table:table-cell office:value-type="float" office:value="9590211281">
            <text:p>9590211281</text:p>
          </table:table-cell>
        </table:table-row>
        <table:table-row table:style-name="ro1">
          <table:table-cell office:value-type="string">
            <text:p>V0000923</text:p>
          </table:table-cell>
          <table:table-cell office:value-type="float" office:value="18900001617">
            <text:p>18900001617</text:p>
          </table:table-cell>
          <table:table-cell office:value-type="float" office:value="4461309">
            <text:p>4461309</text:p>
          </table:table-cell>
          <table:table-cell office:value-type="string">
            <text:p>Krupakaran S T</text:p>
          </table:table-cell>
          <table:table-cell office:value-type="string">
            <text:p>Krupakaran</text:p>
          </table:table-cell>
          <table:table-cell office:value-type="string">
            <text:p>T</text:p>
          </table:table-cell>
          <table:table-cell office:value-type="string">
            <text:p>Vedhanayaki N N</text:p>
          </table:table-cell>
          <table:table-cell office:value-type="string">
            <text:p>Fully Advanced</text:p>
          </table:table-cell>
          <table:table-cell office:value-type="float" office:value="250000">
            <text:p>25000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9902282867">
            <text:p>9902282867</text:p>
          </table:table-cell>
          <table:table-cell office:value-type="string">
            <text:p>NACH</text:p>
          </table:table-cell>
          <table:table-cell office:value-type="string">
            <text:p>Home Loans (RI)</text:p>
          </table:table-cell>
          <table:table-cell office:value-type="string">
            <text:p>Fixed Rate - General</text:p>
          </table:table-cell>
          <table:table-cell office:value-type="string">
            <text:p>Unique</text:p>
          </table:table-cell>
          <table:table-cell office:value-type="float" office:value="250000">
            <text:p>250000</text:p>
          </table:table-cell>
          <table:table-cell office:value-type="string">
            <text:p>2005-09-02</text:p>
          </table:table-cell>
          <table:table-cell office:value-type="string">
            <text:p>FIXED GEN</text:p>
          </table:table-cell>
          <table:table-cell office:value-type="float" office:value="9">
            <text:p>9</text:p>
          </table:table-cell>
          <table:table-cell office:value-type="float" office:value="180">
            <text:p>180</text:p>
          </table:table-cell>
          <table:table-cell table:number-columns-repeated="2"/>
          <table:table-cell table:number-columns-repeated="2" office:value-type="string">
            <text:p>No 6,1st Cross, Gowthama Nagar Sri Rampuram Post Bangalore KARNATAKA 560021</text:p>
          </table:table-cell>
          <table:table-cell office:value-type="string">
            <text:p>#6, 1st Cr Gowthaman Srirampur, , </text:p>
          </table:table-cell>
          <table:table-cell office:value-type="string">
            <text:p>NO 6 I CROSS GAUTHAM NAGAR BMP WARD N Srirampuram bg KARNATAKA Bengaluru560021 <text:s/></text:p>
          </table:table-cell>
          <table:table-cell office:value-type="string">
            <text:p>2022-04-12</text:p>
          </table:table-cell>
          <table:table-cell office:value-type="string">
            <text:p>1954-11-13</text:p>
          </table:table-cell>
          <table:table-cell office:value-type="float" office:value="9902282867">
            <text:p>9902282867</text:p>
          </table:table-cell>
        </table:table-row>
        <table:table-row table:style-name="ro1">
          <table:table-cell office:value-type="string">
            <text:p>V0000924</text:p>
          </table:table-cell>
          <table:table-cell office:value-type="float" office:value="18900001608">
            <text:p>18900001608</text:p>
          </table:table-cell>
          <table:table-cell office:value-type="float" office:value="4461311">
            <text:p>4461311</text:p>
          </table:table-cell>
          <table:table-cell office:value-type="string">
            <text:p>Anbarasan S\o Murugan</text:p>
          </table:table-cell>
          <table:table-cell office:value-type="string">
            <text:p>Anbarasan</text:p>
          </table:table-cell>
          <table:table-cell office:value-type="string">
            <text:p>S\o Murugan</text:p>
          </table:table-cell>
          <table:table-cell office:value-type="string">
            <text:p>Mohan Vijaya</text:p>
          </table:table-cell>
          <table:table-cell office:value-type="string">
            <text:p>Fully Advanced</text:p>
          </table:table-cell>
          <table:table-cell office:value-type="float" office:value="450000">
            <text:p>450000</text:p>
          </table:table-cell>
          <table:table-cell office:value-type="float" office:value="219859">
            <text:p>219859</text:p>
          </table:table-cell>
          <table:table-cell office:value-type="float" office:value="73">
            <text:p>73</text:p>
          </table:table-cell>
          <table:table-cell table:number-columns-repeated="3"/>
          <table:table-cell office:value-type="float" office:value="9342545291">
            <text:p>9342545291</text:p>
          </table:table-cell>
          <table:table-cell office:value-type="string">
            <text:p>PDC</text:p>
          </table:table-cell>
          <table:table-cell office:value-type="string">
            <text:p>Home Loans (RI)</text:p>
          </table:table-cell>
          <table:table-cell office:value-type="string">
            <text:p>Fixed Rate - General</text:p>
          </table:table-cell>
          <table:table-cell office:value-type="string">
            <text:p>Unique</text:p>
          </table:table-cell>
          <table:table-cell office:value-type="float" office:value="450000">
            <text:p>450000</text:p>
          </table:table-cell>
          <table:table-cell office:value-type="string">
            <text:p>2005-05-25</text:p>
          </table:table-cell>
          <table:table-cell office:value-type="string">
            <text:p>FIXED GEN</text:p>
          </table:table-cell>
          <table:table-cell office:value-type="float" office:value="8.75">
            <text:p>8.75</text:p>
          </table:table-cell>
          <table:table-cell office:value-type="float" office:value="180">
            <text:p>180</text:p>
          </table:table-cell>
          <table:table-cell office:value-type="float" office:value="3944">
            <text:p>3944</text:p>
          </table:table-cell>
          <table:table-cell office:value-type="string">
            <text:p>2022-05-15</text:p>
          </table:table-cell>
          <table:table-cell table:number-columns-repeated="2" office:value-type="string">
            <text:p>%23 299, MARIAMMA TEMPLE STREET, BORALALPT Robertsonpet KGF KARNATAKA 563122</text:p>
          </table:table-cell>
          <table:table-cell office:value-type="string">
            <text:p>E M Divisi K G F B E M L N, , </text:p>
          </table:table-cell>
          <table:table-cell office:value-type="string">
            <text:p>No 58 Khatha No 58 Off Swornakuppam Re ddy Layout Bowrilalpet Robertsonpet KARNATAKA Kolar563122 <text:s/></text:p>
          </table:table-cell>
          <table:table-cell office:value-type="string">
            <text:p>2022-04-15</text:p>
          </table:table-cell>
          <table:table-cell office:value-type="string">
            <text:p>1962-06-10</text:p>
          </table:table-cell>
          <table:table-cell office:value-type="float" office:value="9342545291">
            <text:p>9342545291</text:p>
          </table:table-cell>
        </table:table-row>
        <table:table-row table:style-name="ro1">
          <table:table-cell office:value-type="string">
            <text:p>V0000967</text:p>
          </table:table-cell>
          <table:table-cell office:value-type="float" office:value="18900001674">
            <text:p>18900001674</text:p>
          </table:table-cell>
          <table:table-cell office:value-type="float" office:value="4461313">
            <text:p>4461313</text:p>
          </table:table-cell>
          <table:table-cell office:value-type="string">
            <text:p>Om Prakash</text:p>
          </table:table-cell>
          <table:table-cell office:value-type="string">
            <text:p>Om</text:p>
          </table:table-cell>
          <table:table-cell office:value-type="string">
            <text:p>Prakash</text:p>
          </table:table-cell>
          <table:table-cell office:value-type="string">
            <text:p>Lalitha Om Praskesh</text:p>
          </table:table-cell>
          <table:table-cell office:value-type="string">
            <text:p>Fully Advanced</text:p>
          </table:table-cell>
          <table:table-cell office:value-type="float" office:value="400000">
            <text:p>400000</text:p>
          </table:table-cell>
          <table:table-cell office:value-type="float" office:value="1242">
            <text:p>124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000000000">
            <text:p>1000000000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ixed Rate - General</text:p>
          </table:table-cell>
          <table:table-cell office:value-type="string">
            <text:p>Unique</text:p>
          </table:table-cell>
          <table:table-cell office:value-type="float" office:value="150000">
            <text:p>150000</text:p>
          </table:table-cell>
          <table:table-cell office:value-type="string">
            <text:p>2005-09-17</text:p>
          </table:table-cell>
          <table:table-cell office:value-type="string">
            <text:p>FIXED GEN</text:p>
          </table:table-cell>
          <table:table-cell office:value-type="float" office:value="9">
            <text:p>9</text:p>
          </table:table-cell>
          <table:table-cell office:value-type="float" office:value="180">
            <text:p>180</text:p>
          </table:table-cell>
          <table:table-cell table:number-columns-repeated="2"/>
          <table:table-cell table:number-columns-repeated="2" office:value-type="string">
            <text:p># 37/B NEW BCC NO 5 Kensington Road Kalhally BANGALORE KARNATAKA 560042</text:p>
          </table:table-cell>
          <table:table-cell office:value-type="string">
            <text:p>#37/b, New Kensingto Kallahall, , </text:p>
          </table:table-cell>
          <table:table-cell office:value-type="string">
            <text:p>37 b Neww B C C No 5 Kensington Road Kallahally KARNATAKA Bengaluru560042 <text:s/></text:p>
          </table:table-cell>
          <table:table-cell office:value-type="string">
            <text:p>2022-04-15</text:p>
          </table:table-cell>
          <table:table-cell office:value-type="string">
            <text:p>1956-03-06</text:p>
          </table:table-cell>
          <table:table-cell office:value-type="float" office:value="1000000000">
            <text:p>1000000000</text:p>
          </table:table-cell>
        </table:table-row>
        <table:table-row table:style-name="ro1">
          <table:table-cell office:value-type="string">
            <text:p>V0001029</text:p>
          </table:table-cell>
          <table:table-cell office:value-type="float" office:value="18900001767">
            <text:p>18900001767</text:p>
          </table:table-cell>
          <table:table-cell office:value-type="float" office:value="4461316">
            <text:p>4461316</text:p>
          </table:table-cell>
          <table:table-cell office:value-type="string">
            <text:p>Vasanthi G</text:p>
          </table:table-cell>
          <table:table-cell office:value-type="string">
            <text:p>Vasanthi</text:p>
          </table:table-cell>
          <table:table-cell office:value-type="string">
            <text:p>G</text:p>
          </table:table-cell>
          <table:table-cell office:value-type="string">
            <text:p>Govindappa C</text:p>
          </table:table-cell>
          <table:table-cell office:value-type="string">
            <text:p>Closed</text:p>
          </table:table-cell>
          <table:table-cell office:value-type="float" office:value="900000">
            <text:p>90000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9845770388">
            <text:p>9845770388</text:p>
          </table:table-cell>
          <table:table-cell office:value-type="string">
            <text:p>PDC</text:p>
          </table:table-cell>
          <table:table-cell office:value-type="string">
            <text:p>Home Loans (RI)</text:p>
          </table:table-cell>
          <table:table-cell office:value-type="string">
            <text:p>Fixed Rate - General</text:p>
          </table:table-cell>
          <table:table-cell office:value-type="string">
            <text:p>Unique</text:p>
          </table:table-cell>
          <table:table-cell office:value-type="float" office:value="900000">
            <text:p>900000</text:p>
          </table:table-cell>
          <table:table-cell office:value-type="string">
            <text:p>2006-07-26</text:p>
          </table:table-cell>
          <table:table-cell office:value-type="string">
            <text:p>FIXED GEN</text:p>
          </table:table-cell>
          <table:table-cell office:value-type="float" office:value="9.25">
            <text:p>9.25</text:p>
          </table:table-cell>
          <table:table-cell office:value-type="float" office:value="168">
            <text:p>168</text:p>
          </table:table-cell>
          <table:table-cell table:number-columns-repeated="2"/>
          <table:table-cell table:number-columns-repeated="2" office:value-type="string">
            <text:p># 166, 7th Main 5th Phase, W O C Road Industrial Town BANGALORE KARNATAKA 560044</text:p>
          </table:table-cell>
          <table:table-cell office:value-type="string">
            <text:p>618, 3rd B 12th Main Rajajinag, , </text:p>
          </table:table-cell>
          <table:table-cell office:value-type="string">
            <text:p>Municipal No 36 I Stage 6th Phase West Of Chord Road Bangalore KARNATAKA Bengaluru560044 <text:s/></text:p>
          </table:table-cell>
          <table:table-cell office:value-type="string">
            <text:p>2022-04-15</text:p>
          </table:table-cell>
          <table:table-cell office:value-type="string">
            <text:p>1964-05-19</text:p>
          </table:table-cell>
          <table:table-cell office:value-type="float" office:value="9845770388">
            <text:p>9845770388</text:p>
          </table:table-cell>
        </table:table-row>
        <table:table-row table:style-name="ro1">
          <table:table-cell office:value-type="string">
            <text:p>V0001067</text:p>
          </table:table-cell>
          <table:table-cell office:value-type="float" office:value="18900001774">
            <text:p>18900001774</text:p>
          </table:table-cell>
          <table:table-cell office:value-type="float" office:value="4461318">
            <text:p>4461318</text:p>
          </table:table-cell>
          <table:table-cell office:value-type="string">
            <text:p>Padmavathi M</text:p>
          </table:table-cell>
          <table:table-cell office:value-type="string">
            <text:p>Padmavathi</text:p>
          </table:table-cell>
          <table:table-cell office:value-type="string">
            <text:p>M</text:p>
          </table:table-cell>
          <table:table-cell office:value-type="string">
            <text:p>Ramappa K</text:p>
          </table:table-cell>
          <table:table-cell office:value-type="string">
            <text:p>Closed</text:p>
          </table:table-cell>
          <table:table-cell office:value-type="float" office:value="800000">
            <text:p>80000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8123109981">
            <text:p>8123109981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ixed Rate - General</text:p>
          </table:table-cell>
          <table:table-cell office:value-type="string">
            <text:p>Unique</text:p>
          </table:table-cell>
          <table:table-cell office:value-type="float" office:value="800000">
            <text:p>800000</text:p>
          </table:table-cell>
          <table:table-cell office:value-type="string">
            <text:p>2006-07-27</text:p>
          </table:table-cell>
          <table:table-cell office:value-type="string">
            <text:p>FIXED GEN</text:p>
          </table:table-cell>
          <table:table-cell office:value-type="float" office:value="9">
            <text:p>9</text:p>
          </table:table-cell>
          <table:table-cell office:value-type="float" office:value="180">
            <text:p>180</text:p>
          </table:table-cell>
          <table:table-cell table:number-columns-repeated="2"/>
          <table:table-cell table:number-columns-repeated="2" office:value-type="string">
            <text:p>NO.16, KGF REDDY LAYOUT Mahadevapura Cmc Mahadevapura Bangalore KARNATAKA 560048</text:p>
          </table:table-cell>
          <table:table-cell office:value-type="string">
            <text:p>Ramappa Co Near Ring Mahadevap, , </text:p>
          </table:table-cell>
          <table:table-cell office:value-type="string">
            <text:p>SITE NOS 16 17 CMC KAT 491 SY NO 17 6 MAHADEVA Mahadevapura K G F Reddylayo ut KARNATAKA Bengaluru560048 <text:s/></text:p>
          </table:table-cell>
          <table:table-cell office:value-type="string">
            <text:p>2022-04-15</text:p>
          </table:table-cell>
          <table:table-cell office:value-type="string">
            <text:p>1973-09-16</text:p>
          </table:table-cell>
          <table:table-cell office:value-type="float" office:value="8123109981">
            <text:p>8123109981</text:p>
          </table:table-cell>
        </table:table-row>
        <table:table-row table:style-name="ro1">
          <table:table-cell office:value-type="string">
            <text:p>V0001094</text:p>
          </table:table-cell>
          <table:table-cell office:value-type="float" office:value="18900001808">
            <text:p>18900001808</text:p>
          </table:table-cell>
          <table:table-cell office:value-type="float" office:value="4461320">
            <text:p>4461320</text:p>
          </table:table-cell>
          <table:table-cell office:value-type="string">
            <text:p>Sheshadri P K</text:p>
          </table:table-cell>
          <table:table-cell office:value-type="string">
            <text:p>Sheshadri</text:p>
          </table:table-cell>
          <table:table-cell office:value-type="string">
            <text:p>P K</text:p>
          </table:table-cell>
          <table:table-cell office:value-type="string">
            <text:p>Indra W/o P</text:p>
          </table:table-cell>
          <table:table-cell office:value-type="string">
            <text:p>Fully Advanced</text:p>
          </table:table-cell>
          <table:table-cell office:value-type="float" office:value="500000">
            <text:p>50000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9632814598">
            <text:p>9632814598</text:p>
          </table:table-cell>
          <table:table-cell office:value-type="string">
            <text:p>PDC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500000">
            <text:p>500000</text:p>
          </table:table-cell>
          <table:table-cell office:value-type="string">
            <text:p>2006-08-31</text:p>
          </table:table-cell>
          <table:table-cell office:value-type="string">
            <text:p>FLOATING</text:p>
          </table:table-cell>
          <table:table-cell office:value-type="float" office:value="13.15">
            <text:p>13.15</text:p>
          </table:table-cell>
          <table:table-cell office:value-type="float" office:value="204">
            <text:p>204</text:p>
          </table:table-cell>
          <table:table-cell table:number-columns-repeated="2"/>
          <table:table-cell table:number-columns-repeated="2" office:value-type="string">
            <text:p>Door No. 19, 4th Cross, Near Venkateswar Water Supply, Anandapura, Varanasi T C Palya Main Road, K R Pura BANGALORE KARNATAKA 560036</text:p>
          </table:table-cell>
          <table:table-cell office:value-type="string">
            <text:p>, , </text:p>
          </table:table-cell>
          <table:table-cell office:value-type="string">
            <text:p>SITE NO 19 PROPERTY NO 2 19 KHATHA NO 123 SY NO KARNATAKA 000000 <text:s/></text:p>
          </table:table-cell>
          <table:table-cell office:value-type="string">
            <text:p>2022-04-10</text:p>
          </table:table-cell>
          <table:table-cell office:value-type="string">
            <text:p>1968-08-28</text:p>
          </table:table-cell>
          <table:table-cell office:value-type="float" office:value="9632814598">
            <text:p>9632814598</text:p>
          </table:table-cell>
        </table:table-row>
        <table:table-row table:style-name="ro1">
          <table:table-cell office:value-type="string">
            <text:p>V0001103</text:p>
          </table:table-cell>
          <table:table-cell office:value-type="float" office:value="18900001815">
            <text:p>18900001815</text:p>
          </table:table-cell>
          <table:table-cell office:value-type="float" office:value="4461322">
            <text:p>4461322</text:p>
          </table:table-cell>
          <table:table-cell office:value-type="string">
            <text:p>Gopa Kumar C V</text:p>
          </table:table-cell>
          <table:table-cell office:value-type="string">
            <text:p>Gopa</text:p>
          </table:table-cell>
          <table:table-cell office:value-type="string">
            <text:p>C V</text:p>
          </table:table-cell>
          <table:table-cell office:value-type="string">
            <text:p>Shiby C</text:p>
          </table:table-cell>
          <table:table-cell office:value-type="string">
            <text:p>Fully Advanced</text:p>
          </table:table-cell>
          <table:table-cell office:value-type="float" office:value="500000">
            <text:p>500000</text:p>
          </table:table-cell>
          <table:table-cell office:value-type="float" office:value="363964">
            <text:p>363964</text:p>
          </table:table-cell>
          <table:table-cell office:value-type="float" office:value="123">
            <text:p>123</text:p>
          </table:table-cell>
          <table:table-cell table:number-columns-repeated="3"/>
          <table:table-cell office:value-type="float" office:value="9448014826">
            <text:p>9448014826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Link</text:p>
          </table:table-cell>
          <table:table-cell office:value-type="float" office:value="500000">
            <text:p>500000</text:p>
          </table:table-cell>
          <table:table-cell office:value-type="string">
            <text:p>2006-07-18</text:p>
          </table:table-cell>
          <table:table-cell office:value-type="string">
            <text:p>FLOATING</text:p>
          </table:table-cell>
          <table:table-cell office:value-type="float" office:value="13.9">
            <text:p>13.9</text:p>
          </table:table-cell>
          <table:table-cell office:value-type="float" office:value="192">
            <text:p>192</text:p>
          </table:table-cell>
          <table:table-cell office:value-type="float" office:value="5589">
            <text:p>5589</text:p>
          </table:table-cell>
          <table:table-cell office:value-type="string">
            <text:p>2022-05-15</text:p>
          </table:table-cell>
          <table:table-cell table:number-columns-repeated="2" office:value-type="string">
            <text:p># 28, Gokula, 1st Main, 2nd Cross Adjacent To H M T Layout Nelagedarenallihalli, Nagasand Bangalore KARNATAKA 560073</text:p>
          </table:table-cell>
          <table:table-cell office:value-type="string">
            <text:p>1217, 20th Rajajinag Rajajinag, , </text:p>
          </table:table-cell>
          <table:table-cell office:value-type="string">
            <text:p>Site No 28 Cmc Khatha No 167 1 Sy No 4 Nellakadirenahalli Nagasandra Near H M T Layout KARNATAKA Bengaluru560073 <text:s/></text:p>
          </table:table-cell>
          <table:table-cell office:value-type="string">
            <text:p>2022-04-15</text:p>
          </table:table-cell>
          <table:table-cell office:value-type="string">
            <text:p>1968-02-15</text:p>
          </table:table-cell>
          <table:table-cell office:value-type="float" office:value="9448014826">
            <text:p>9448014826</text:p>
          </table:table-cell>
        </table:table-row>
        <table:table-row table:style-name="ro1">
          <table:table-cell office:value-type="string">
            <text:p>V0001114</text:p>
          </table:table-cell>
          <table:table-cell office:value-type="float" office:value="18900001829">
            <text:p>18900001829</text:p>
          </table:table-cell>
          <table:table-cell office:value-type="float" office:value="4461324">
            <text:p>4461324</text:p>
          </table:table-cell>
          <table:table-cell office:value-type="string">
            <text:p>Sundarammal W\o C Palani</text:p>
          </table:table-cell>
          <table:table-cell office:value-type="string">
            <text:p>Sundarammal</text:p>
          </table:table-cell>
          <table:table-cell office:value-type="string">
            <text:p>W\o C Palani</text:p>
          </table:table-cell>
          <table:table-cell office:value-type="string">
            <text:p>Palani C</text:p>
          </table:table-cell>
          <table:table-cell office:value-type="string">
            <text:p>Fully Advanced</text:p>
          </table:table-cell>
          <table:table-cell office:value-type="float" office:value="600000">
            <text:p>600000</text:p>
          </table:table-cell>
          <table:table-cell office:value-type="float" office:value="454136">
            <text:p>454136</text:p>
          </table:table-cell>
          <table:table-cell office:value-type="float" office:value="136">
            <text:p>136</text:p>
          </table:table-cell>
          <table:table-cell table:number-columns-repeated="3"/>
          <table:table-cell office:value-type="float" office:value="1000000000">
            <text:p>1000000000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600000">
            <text:p>600000</text:p>
          </table:table-cell>
          <table:table-cell office:value-type="string">
            <text:p>2006-11-07</text:p>
          </table:table-cell>
          <table:table-cell office:value-type="string">
            <text:p>FLOATING</text:p>
          </table:table-cell>
          <table:table-cell office:value-type="float" office:value="13.9">
            <text:p>13.9</text:p>
          </table:table-cell>
          <table:table-cell office:value-type="float" office:value="204">
            <text:p>204</text:p>
          </table:table-cell>
          <table:table-cell office:value-type="float" office:value="6668">
            <text:p>6668</text:p>
          </table:table-cell>
          <table:table-cell office:value-type="string">
            <text:p>2022-05-15</text:p>
          </table:table-cell>
          <table:table-cell table:number-columns-repeated="2" office:value-type="string">
            <text:p># 189, Cks Nilaya Ii Cross, Bsv Reddy Layout Ramamurthynagar BANGALORE KARNATAKA 560016</text:p>
          </table:table-cell>
          <table:table-cell office:value-type="string">
            <text:p>Whitefield Whitefiel, , </text:p>
          </table:table-cell>
          <table:table-cell office:value-type="string">
            <text:p>SITE NO 5 KHATHA NO 8 3 1 5 YERANAPAL YA KOWDENA Krishnarajapura R S KARNATAKA Bengaluru560016 <text:s/></text:p>
          </table:table-cell>
          <table:table-cell office:value-type="string">
            <text:p>2022-04-15</text:p>
          </table:table-cell>
          <table:table-cell office:value-type="string">
            <text:p>1962-08-09</text:p>
          </table:table-cell>
          <table:table-cell office:value-type="float" office:value="1000000000">
            <text:p>1000000000</text:p>
          </table:table-cell>
        </table:table-row>
        <table:table-row table:style-name="ro1">
          <table:table-cell office:value-type="string">
            <text:p>V0001152</text:p>
          </table:table-cell>
          <table:table-cell office:value-type="float" office:value="18900001895">
            <text:p>18900001895</text:p>
          </table:table-cell>
          <table:table-cell office:value-type="float" office:value="4461327">
            <text:p>4461327</text:p>
          </table:table-cell>
          <table:table-cell office:value-type="string">
            <text:p>Saroja Bai</text:p>
          </table:table-cell>
          <table:table-cell office:value-type="string">
            <text:p>Saroja</text:p>
          </table:table-cell>
          <table:table-cell office:value-type="string">
            <text:p>Bai</text:p>
          </table:table-cell>
          <table:table-cell office:value-type="string">
            <text:p>Suraj R Chavan</text:p>
          </table:table-cell>
          <table:table-cell office:value-type="string">
            <text:p>Fully Advanced</text:p>
          </table:table-cell>
          <table:table-cell office:value-type="float" office:value="900000">
            <text:p>900000</text:p>
          </table:table-cell>
          <table:table-cell office:value-type="float" office:value="248404">
            <text:p>248404</text:p>
          </table:table-cell>
          <table:table-cell office:value-type="float" office:value="29">
            <text:p>29</text:p>
          </table:table-cell>
          <table:table-cell table:number-columns-repeated="3"/>
          <table:table-cell office:value-type="float" office:value="9900246233">
            <text:p>9900246233</text:p>
          </table:table-cell>
          <table:table-cell office:value-type="string">
            <text:p>DIRECT DEBIT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900000">
            <text:p>900000</text:p>
          </table:table-cell>
          <table:table-cell office:value-type="string">
            <text:p>2007-05-08</text:p>
          </table:table-cell>
          <table:table-cell office:value-type="string">
            <text:p>FLOATING</text:p>
          </table:table-cell>
          <table:table-cell office:value-type="float" office:value="14.65">
            <text:p>14.65</text:p>
          </table:table-cell>
          <table:table-cell office:value-type="float" office:value="180">
            <text:p>180</text:p>
          </table:table-cell>
          <table:table-cell office:value-type="float" office:value="10377">
            <text:p>10377</text:p>
          </table:table-cell>
          <table:table-cell office:value-type="string">
            <text:p>2022-05-10</text:p>
          </table:table-cell>
          <table:table-cell table:number-columns-repeated="2" office:value-type="string">
            <text:p>No.3, 6th Cross, Chamundeshwari Layout, Dodda Bommasandra Vidyaranyapura Post Bangalore KARNATAKA 560097</text:p>
          </table:table-cell>
          <table:table-cell office:value-type="string">
            <text:p>Peenya, Ye Yeshwanth Yeshwantp, , </text:p>
          </table:table-cell>
          <table:table-cell office:value-type="string">
            <text:p>Site No 3 Cmc Katha No 751 146 Doddabomm asandra Village Vidyaranyapura Yelahanka Hobli KARNATAKA Bengaluru560097 <text:s/></text:p>
          </table:table-cell>
          <table:table-cell office:value-type="string">
            <text:p>2022-04-10</text:p>
          </table:table-cell>
          <table:table-cell office:value-type="string">
            <text:p>1947-05-20</text:p>
          </table:table-cell>
          <table:table-cell office:value-type="float" office:value="9900246233">
            <text:p>9900246233</text:p>
          </table:table-cell>
        </table:table-row>
        <table:table-row table:style-name="ro1">
          <table:table-cell office:value-type="string">
            <text:p>V0001175</text:p>
          </table:table-cell>
          <table:table-cell office:value-type="float" office:value="18900001902">
            <text:p>18900001902</text:p>
          </table:table-cell>
          <table:table-cell office:value-type="float" office:value="4461329">
            <text:p>4461329</text:p>
          </table:table-cell>
          <table:table-cell office:value-type="string">
            <text:p>Santhosh Kumar S</text:p>
          </table:table-cell>
          <table:table-cell office:value-type="string">
            <text:p>Santhosh</text:p>
          </table:table-cell>
          <table:table-cell office:value-type="string">
            <text:p>S</text:p>
          </table:table-cell>
          <table:table-cell office:value-type="string">
            <text:p>Jaya S</text:p>
          </table:table-cell>
          <table:table-cell office:value-type="string">
            <text:p>Fully Advanced</text:p>
          </table:table-cell>
          <table:table-cell office:value-type="float" office:value="1500000">
            <text:p>1500000</text:p>
          </table:table-cell>
          <table:table-cell office:value-type="float" office:value="362746">
            <text:p>362746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float" office:value="9845211403">
            <text:p>9845211403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1500000">
            <text:p>1500000</text:p>
          </table:table-cell>
          <table:table-cell office:value-type="string">
            <text:p>2007-05-14</text:p>
          </table:table-cell>
          <table:table-cell office:value-type="string">
            <text:p>FLOATING</text:p>
          </table:table-cell>
          <table:table-cell office:value-type="float" office:value="14.15">
            <text:p>14.15</text:p>
          </table:table-cell>
          <table:table-cell office:value-type="float" office:value="204">
            <text:p>204</text:p>
          </table:table-cell>
          <table:table-cell office:value-type="float" office:value="20000">
            <text:p>20000</text:p>
          </table:table-cell>
          <table:table-cell office:value-type="string">
            <text:p>2022-05-15</text:p>
          </table:table-cell>
          <table:table-cell table:number-columns-repeated="2" office:value-type="string">
            <text:p># 120, Sathya Sai Nilaya, S R R Layout Mahadevapura Mahadevapura Bangalore KARNATAKA 560048</text:p>
          </table:table-cell>
          <table:table-cell office:value-type="string">
            <text:p>#19/1, S J New Ring Mahadevap, , </text:p>
          </table:table-cell>
          <table:table-cell office:value-type="string">
            <text:p>Site No 37 Sy No 104 Sathya Colony B Narayanapura Village 1st Cross K R Pu ram Mahadevapura KARNATAKA Bengaluru560036 <text:s/></text:p>
          </table:table-cell>
          <table:table-cell office:value-type="string">
            <text:p>2022-04-15</text:p>
          </table:table-cell>
          <table:table-cell office:value-type="string">
            <text:p>1974-06-04</text:p>
          </table:table-cell>
          <table:table-cell office:value-type="float" office:value="9845211403">
            <text:p>9845211403</text:p>
          </table:table-cell>
        </table:table-row>
        <table:table-row table:style-name="ro1">
          <table:table-cell office:value-type="string">
            <text:p>V0001177</text:p>
          </table:table-cell>
          <table:table-cell office:value-type="float" office:value="18900001892">
            <text:p>18900001892</text:p>
          </table:table-cell>
          <table:table-cell office:value-type="float" office:value="4461331">
            <text:p>4461331</text:p>
          </table:table-cell>
          <table:table-cell office:value-type="string">
            <text:p>Shobha Rani S</text:p>
          </table:table-cell>
          <table:table-cell office:value-type="string">
            <text:p>Shobha</text:p>
          </table:table-cell>
          <table:table-cell office:value-type="string">
            <text:p>S</text:p>
          </table:table-cell>
          <table:table-cell office:value-type="string">
            <text:p>Sudarshan Reddy</text:p>
          </table:table-cell>
          <table:table-cell office:value-type="string">
            <text:p>Fully Advanced</text:p>
          </table:table-cell>
          <table:table-cell office:value-type="float" office:value="675000">
            <text:p>675000</text:p>
          </table:table-cell>
          <table:table-cell office:value-type="float" office:value="148198">
            <text:p>148198</text:p>
          </table:table-cell>
          <table:table-cell office:value-type="float" office:value="23">
            <text:p>23</text:p>
          </table:table-cell>
          <table:table-cell table:number-columns-repeated="3"/>
          <table:table-cell office:value-type="float" office:value="1000000000">
            <text:p>1000000000</text:p>
          </table:table-cell>
          <table:table-cell office:value-type="string">
            <text:p>NACH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675000">
            <text:p>675000</text:p>
          </table:table-cell>
          <table:table-cell office:value-type="string">
            <text:p>2007-01-08</text:p>
          </table:table-cell>
          <table:table-cell office:value-type="string">
            <text:p>FLOATING</text:p>
          </table:table-cell>
          <table:table-cell office:value-type="float" office:value="14.15">
            <text:p>14.15</text:p>
          </table:table-cell>
          <table:table-cell office:value-type="float" office:value="192">
            <text:p>192</text:p>
          </table:table-cell>
          <table:table-cell office:value-type="float" office:value="7502">
            <text:p>7502</text:p>
          </table:table-cell>
          <table:table-cell office:value-type="string">
            <text:p>2022-05-15</text:p>
          </table:table-cell>
          <table:table-cell table:number-columns-repeated="2" office:value-type="string">
            <text:p>#40, Swathi Nilayam, Nethravathi Layout K.no.533/2/56/1 behind K R Puram Market, BANGALORE KARNATAKA 560036</text:p>
          </table:table-cell>
          <table:table-cell office:value-type="string">
            <text:p>#4801, Mah Whitefiel Mahadevap, , </text:p>
          </table:table-cell>
          <table:table-cell office:value-type="string">
            <text:p>Western Portion Of Site N0 40 Khatha No 533 2 56 1 Netravthi Layout Behind K R Pura Market K R Pu KARNATAKA Bengaluru560036 <text:s/></text:p>
          </table:table-cell>
          <table:table-cell office:value-type="string">
            <text:p>2022-04-15</text:p>
          </table:table-cell>
          <table:table-cell office:value-type="string">
            <text:p>1974-09-04</text:p>
          </table:table-cell>
          <table:table-cell office:value-type="float" office:value="1000000000">
            <text:p>1000000000</text:p>
          </table:table-cell>
        </table:table-row>
        <table:table-row table:style-name="ro1">
          <table:table-cell office:value-type="string">
            <text:p>V0001194</text:p>
          </table:table-cell>
          <table:table-cell office:value-type="float" office:value="18900001908">
            <text:p>18900001908</text:p>
          </table:table-cell>
          <table:table-cell office:value-type="float" office:value="4461334">
            <text:p>4461334</text:p>
          </table:table-cell>
          <table:table-cell office:value-type="string">
            <text:p>Sakthivel K N</text:p>
          </table:table-cell>
          <table:table-cell office:value-type="string">
            <text:p>Sakthivel</text:p>
          </table:table-cell>
          <table:table-cell office:value-type="string">
            <text:p>N</text:p>
          </table:table-cell>
          <table:table-cell office:value-type="string">
            <text:p>Eswari S</text:p>
          </table:table-cell>
          <table:table-cell office:value-type="string">
            <text:p>Fully Advanced</text:p>
          </table:table-cell>
          <table:table-cell office:value-type="float" office:value="1500000">
            <text:p>1500000</text:p>
          </table:table-cell>
          <table:table-cell office:value-type="float" office:value="546831.99">
            <text:p>546831.99</text:p>
          </table:table-cell>
          <table:table-cell office:value-type="float" office:value="44">
            <text:p>44</text:p>
          </table:table-cell>
          <table:table-cell table:number-columns-repeated="2" office:value-type="string">
            <text:p>knsvel2000@gmail.com</text:p>
          </table:table-cell>
          <table:table-cell/>
          <table:table-cell office:value-type="float" office:value="9036435055">
            <text:p>9036435055</text:p>
          </table:table-cell>
          <table:table-cell office:value-type="string">
            <text:p>PDC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1500000">
            <text:p>1500000</text:p>
          </table:table-cell>
          <table:table-cell office:value-type="string">
            <text:p>2006-12-06</text:p>
          </table:table-cell>
          <table:table-cell office:value-type="string">
            <text:p>FLOATING</text:p>
          </table:table-cell>
          <table:table-cell office:value-type="float" office:value="11.9">
            <text:p>11.9</text:p>
          </table:table-cell>
          <table:table-cell office:value-type="float" office:value="204">
            <text:p>204</text:p>
          </table:table-cell>
          <table:table-cell office:value-type="float" office:value="15418">
            <text:p>15418</text:p>
          </table:table-cell>
          <table:table-cell office:value-type="string">
            <text:p>2022-05-10</text:p>
          </table:table-cell>
          <table:table-cell table:number-columns-repeated="2" office:value-type="string">
            <text:p>S - 13,2nd Floor, Ittina R R V Apartment 2nd Cross, R R V Layout, Ramamurthy Nagar, BANGALORE KARNATAKA 560016</text:p>
          </table:table-cell>
          <table:table-cell office:value-type="string">
            <text:p>No 37, Gf Ramamurth Doorvanin, , </text:p>
          </table:table-cell>
          <table:table-cell office:value-type="string">
            <text:p>Site No 6 Cmc Khatha No34 1 92 6 C M C Khata 34 1 Koudenarahalli R Ramamurthy Nagar KARNATAKA Bengaluru560016 <text:s/></text:p>
          </table:table-cell>
          <table:table-cell office:value-type="string">
            <text:p>2022-04-10</text:p>
          </table:table-cell>
          <table:table-cell office:value-type="string">
            <text:p>1966-02-06</text:p>
          </table:table-cell>
          <table:table-cell office:value-type="float" office:value="9036435055">
            <text:p>9036435055</text:p>
          </table:table-cell>
        </table:table-row>
        <table:table-row table:style-name="ro1">
          <table:table-cell office:value-type="string">
            <text:p>V0001200</text:p>
          </table:table-cell>
          <table:table-cell office:value-type="float" office:value="18900001909">
            <text:p>18900001909</text:p>
          </table:table-cell>
          <table:table-cell office:value-type="float" office:value="4461336">
            <text:p>4461336</text:p>
          </table:table-cell>
          <table:table-cell office:value-type="string">
            <text:p>Pushparaj M</text:p>
          </table:table-cell>
          <table:table-cell office:value-type="string">
            <text:p>Pushparaj</text:p>
          </table:table-cell>
          <table:table-cell office:value-type="string">
            <text:p>M</text:p>
          </table:table-cell>
          <table:table-cell office:value-type="string">
            <text:p>Mary Stella</text:p>
          </table:table-cell>
          <table:table-cell office:value-type="string">
            <text:p>Fully Advanced</text:p>
          </table:table-cell>
          <table:table-cell office:value-type="float" office:value="450000">
            <text:p>450000</text:p>
          </table:table-cell>
          <table:table-cell office:value-type="float" office:value="376505">
            <text:p>376505</text:p>
          </table:table-cell>
          <table:table-cell office:value-type="float" office:value="160">
            <text:p>160</text:p>
          </table:table-cell>
          <table:table-cell table:number-columns-repeated="3"/>
          <table:table-cell office:value-type="float" office:value="9945212334">
            <text:p>9945212334</text:p>
          </table:table-cell>
          <table:table-cell office:value-type="string">
            <text:p>PDC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450000">
            <text:p>450000</text:p>
          </table:table-cell>
          <table:table-cell office:value-type="string">
            <text:p>2006-12-07</text:p>
          </table:table-cell>
          <table:table-cell office:value-type="string">
            <text:p>FLOATING</text:p>
          </table:table-cell>
          <table:table-cell office:value-type="float" office:value="13.9">
            <text:p>13.9</text:p>
          </table:table-cell>
          <table:table-cell office:value-type="float" office:value="204">
            <text:p>204</text:p>
          </table:table-cell>
          <table:table-cell office:value-type="float" office:value="5091">
            <text:p>5091</text:p>
          </table:table-cell>
          <table:table-cell office:value-type="string">
            <text:p>2022-05-10</text:p>
          </table:table-cell>
          <table:table-cell table:number-columns-repeated="2" office:value-type="string">
            <text:p>%23 654, LAKSHMAMMA NILAYA R S Palya, M S Nagar Marutisevanagar BANGALORE KARNATAKA 560033</text:p>
          </table:table-cell>
          <table:table-cell office:value-type="string">
            <text:p>#39/20, 7t Indiranag Indira Na, , </text:p>
          </table:table-cell>
          <table:table-cell office:value-type="string">
            <text:p>Site No 67 V P Khatha No 91 1 Sy no 40 2 Chelakere Vilage M M Garden Babus abpalya KARNATAKA Bengaluru560043 <text:s/></text:p>
          </table:table-cell>
          <table:table-cell office:value-type="string">
            <text:p>2022-04-10</text:p>
          </table:table-cell>
          <table:table-cell office:value-type="string">
            <text:p>1943-07-12</text:p>
          </table:table-cell>
          <table:table-cell office:value-type="float" office:value="9945212334">
            <text:p>9945212334</text:p>
          </table:table-cell>
        </table:table-row>
        <table:table-row table:style-name="ro1">
          <table:table-cell office:value-type="string">
            <text:p>V0001204</text:p>
          </table:table-cell>
          <table:table-cell office:value-type="float" office:value="18900001911">
            <text:p>18900001911</text:p>
          </table:table-cell>
          <table:table-cell office:value-type="float" office:value="4461339">
            <text:p>4461339</text:p>
          </table:table-cell>
          <table:table-cell office:value-type="string">
            <text:p>Sridhar V Reddy</text:p>
          </table:table-cell>
          <table:table-cell office:value-type="string">
            <text:p>Sridhar</text:p>
          </table:table-cell>
          <table:table-cell office:value-type="string">
            <text:p>Reddy</text:p>
          </table:table-cell>
          <table:table-cell office:value-type="string">
            <text:p>Rambabu Reddy</text:p>
          </table:table-cell>
          <table:table-cell office:value-type="string">
            <text:p>Fully Advanced</text:p>
          </table:table-cell>
          <table:table-cell office:value-type="float" office:value="1350000">
            <text:p>1350000</text:p>
          </table:table-cell>
          <table:table-cell office:value-type="float" office:value="557338">
            <text:p>557338</text:p>
          </table:table-cell>
          <table:table-cell office:value-type="float" office:value="44">
            <text:p>44</text:p>
          </table:table-cell>
          <table:table-cell table:number-columns-repeated="2" office:value-type="string">
            <text:p>shridharreddy_v@rediffmail.com</text:p>
          </table:table-cell>
          <table:table-cell/>
          <table:table-cell office:value-type="float" office:value="9900242601">
            <text:p>9900242601</text:p>
          </table:table-cell>
          <table:table-cell office:value-type="string">
            <text:p>PDC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Link</text:p>
          </table:table-cell>
          <table:table-cell office:value-type="float" office:value="1350000">
            <text:p>1350000</text:p>
          </table:table-cell>
          <table:table-cell office:value-type="string">
            <text:p>2007-02-23</text:p>
          </table:table-cell>
          <table:table-cell office:value-type="string">
            <text:p>FLOATING</text:p>
          </table:table-cell>
          <table:table-cell office:value-type="float" office:value="14.15">
            <text:p>14.15</text:p>
          </table:table-cell>
          <table:table-cell office:value-type="float" office:value="204">
            <text:p>204</text:p>
          </table:table-cell>
          <table:table-cell office:value-type="float" office:value="16549">
            <text:p>16549</text:p>
          </table:table-cell>
          <table:table-cell office:value-type="string">
            <text:p>2022-05-15</text:p>
          </table:table-cell>
          <table:table-cell table:number-columns-repeated="2" office:value-type="string">
            <text:p># 199, 6TH MAIN ROAD MARUTHI NAGAR II STAGE bhadrappa Layout BANGALORE KARNATAKA 560092</text:p>
          </table:table-cell>
          <table:table-cell office:value-type="string">
            <text:p>30/1, D V Basavangu Basavanag, , </text:p>
          </table:table-cell>
          <table:table-cell office:value-type="string">
            <text:p>Site Nos 20 21 Flat No Gf Lord Sri Enclave 4th Cross Maruthinagar 2 Stage Bhadrappa Layout KARNATAKA Bengaluru560092 <text:s/></text:p>
          </table:table-cell>
          <table:table-cell office:value-type="string">
            <text:p>2022-04-15</text:p>
          </table:table-cell>
          <table:table-cell office:value-type="string">
            <text:p>1978-05-08</text:p>
          </table:table-cell>
          <table:table-cell office:value-type="float" office:value="9900242601">
            <text:p>9900242601</text:p>
          </table:table-cell>
        </table:table-row>
        <table:table-row table:style-name="ro1">
          <table:table-cell office:value-type="string">
            <text:p>V0001208</text:p>
          </table:table-cell>
          <table:table-cell office:value-type="float" office:value="18900001932">
            <text:p>18900001932</text:p>
          </table:table-cell>
          <table:table-cell office:value-type="float" office:value="4461341">
            <text:p>4461341</text:p>
          </table:table-cell>
          <table:table-cell office:value-type="string">
            <text:p>Sudhakar Nammi</text:p>
          </table:table-cell>
          <table:table-cell office:value-type="string">
            <text:p>Sudhakar</text:p>
          </table:table-cell>
          <table:table-cell office:value-type="string">
            <text:p>Nammi</text:p>
          </table:table-cell>
          <table:table-cell office:value-type="string">
            <text:p>Manjoo Nammi</text:p>
          </table:table-cell>
          <table:table-cell office:value-type="string">
            <text:p>Fully Advanced</text:p>
          </table:table-cell>
          <table:table-cell office:value-type="float" office:value="2200000">
            <text:p>2200000</text:p>
          </table:table-cell>
          <table:table-cell office:value-type="float" office:value="2098136">
            <text:p>2098136</text:p>
          </table:table-cell>
          <table:table-cell office:value-type="float" office:value="95">
            <text:p>95</text:p>
          </table:table-cell>
          <table:table-cell table:number-columns-repeated="3"/>
          <table:table-cell office:value-type="float" office:value="9845771008">
            <text:p>9845771008</text:p>
          </table:table-cell>
          <table:table-cell office:value-type="string">
            <text:p>PDC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2200000">
            <text:p>2200000</text:p>
          </table:table-cell>
          <table:table-cell office:value-type="string">
            <text:p>2007-10-08</text:p>
          </table:table-cell>
          <table:table-cell office:value-type="string">
            <text:p>FLOATING</text:p>
          </table:table-cell>
          <table:table-cell office:value-type="float" office:value="10.9">
            <text:p>10.9</text:p>
          </table:table-cell>
          <table:table-cell office:value-type="float" office:value="204">
            <text:p>204</text:p>
          </table:table-cell>
          <table:table-cell office:value-type="float" office:value="30589">
            <text:p>30589</text:p>
          </table:table-cell>
          <table:table-cell office:value-type="string">
            <text:p>2022-05-15</text:p>
          </table:table-cell>
          <table:table-cell table:number-columns-repeated="2" office:value-type="string">
            <text:p>Flat No. F-005, Type E, First Floor Yasho Keerthi Meadows, Babusapalya Chelkere Village, K R Puram BANGALORE KARNATAKA 560043</text:p>
          </table:table-cell>
          <table:table-cell office:value-type="string">
            <text:p>479, 3rd F 3rd Cross Opp. Subh, , </text:p>
          </table:table-cell>
          <table:table-cell office:value-type="string">
            <text:p>Flat No f 005 I Floor Type E Yasho Ke erthi Meadows Babusa Palya Chelekere Vi llage K R Pura Ho KARNATAKA Bengaluru560043 <text:s/></text:p>
          </table:table-cell>
          <table:table-cell office:value-type="string">
            <text:p>2022-04-15</text:p>
          </table:table-cell>
          <table:table-cell office:value-type="string">
            <text:p>1977-04-24</text:p>
          </table:table-cell>
          <table:table-cell office:value-type="float" office:value="9845771008">
            <text:p>9845771008</text:p>
          </table:table-cell>
        </table:table-row>
        <table:table-row table:style-name="ro1">
          <table:table-cell office:value-type="string">
            <text:p>V0001237</text:p>
          </table:table-cell>
          <table:table-cell office:value-type="float" office:value="18900001962">
            <text:p>18900001962</text:p>
          </table:table-cell>
          <table:table-cell office:value-type="float" office:value="4461343">
            <text:p>4461343</text:p>
          </table:table-cell>
          <table:table-cell office:value-type="string">
            <text:p>Ramachandra Raju K</text:p>
          </table:table-cell>
          <table:table-cell office:value-type="string">
            <text:p>Ramachandra</text:p>
          </table:table-cell>
          <table:table-cell office:value-type="string">
            <text:p>K</text:p>
          </table:table-cell>
          <table:table-cell office:value-type="string">
            <text:p>Kanju Dhakshayani</text:p>
          </table:table-cell>
          <table:table-cell office:value-type="string">
            <text:p>Fully Advanced</text:p>
          </table:table-cell>
          <table:table-cell office:value-type="float" office:value="1700000">
            <text:p>1700000</text:p>
          </table:table-cell>
          <table:table-cell office:value-type="float" office:value="1038099.27">
            <text:p>1038099.27</text:p>
          </table:table-cell>
          <table:table-cell office:value-type="float" office:value="77">
            <text:p>77</text:p>
          </table:table-cell>
          <table:table-cell table:number-columns-repeated="3"/>
          <table:table-cell office:value-type="float" office:value="9448082990">
            <text:p>9448082990</text:p>
          </table:table-cell>
          <table:table-cell office:value-type="string">
            <text:p>PDC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1700000">
            <text:p>1700000</text:p>
          </table:table-cell>
          <table:table-cell office:value-type="string">
            <text:p>2007-04-16</text:p>
          </table:table-cell>
          <table:table-cell office:value-type="string">
            <text:p>FLOATING</text:p>
          </table:table-cell>
          <table:table-cell office:value-type="float" office:value="11.9">
            <text:p>11.9</text:p>
          </table:table-cell>
          <table:table-cell office:value-type="float" office:value="180">
            <text:p>180</text:p>
          </table:table-cell>
          <table:table-cell office:value-type="float" office:value="19703">
            <text:p>19703</text:p>
          </table:table-cell>
          <table:table-cell office:value-type="string">
            <text:p>2022-05-15</text:p>
          </table:table-cell>
          <table:table-cell table:number-columns-repeated="2" office:value-type="string">
            <text:p>#126, 4th Cross, Maruthinagar 2nd Stage Nagashettyhalli Byatarayanapura Bangalore KARNATAKA 560092</text:p>
          </table:table-cell>
          <table:table-cell office:value-type="string">
            <text:p>#126, Badr Nagashett Byataraya, , </text:p>
          </table:table-cell>
          <table:table-cell office:value-type="string">
            <text:p>Site Nos 20 21 flat no 2d 2nd Floor L ord Sri Enclave Balaji Layout Byataraya napura Ns Halli KARNATAKA Bengaluru560092 <text:s/></text:p>
          </table:table-cell>
          <table:table-cell office:value-type="string">
            <text:p>2022-04-15</text:p>
          </table:table-cell>
          <table:table-cell office:value-type="string">
            <text:p>1966-10-06</text:p>
          </table:table-cell>
          <table:table-cell office:value-type="float" office:value="9448082990">
            <text:p>9448082990</text:p>
          </table:table-cell>
        </table:table-row>
        <table:table-row table:style-name="ro1">
          <table:table-cell office:value-type="string">
            <text:p>V0001245</text:p>
          </table:table-cell>
          <table:table-cell office:value-type="float" office:value="18900001980">
            <text:p>18900001980</text:p>
          </table:table-cell>
          <table:table-cell office:value-type="float" office:value="4461345">
            <text:p>4461345</text:p>
          </table:table-cell>
          <table:table-cell office:value-type="string">
            <text:p>Malini S</text:p>
          </table:table-cell>
          <table:table-cell office:value-type="string">
            <text:p>Malini</text:p>
          </table:table-cell>
          <table:table-cell office:value-type="string">
            <text:p>S</text:p>
          </table:table-cell>
          <table:table-cell office:value-type="string">
            <text:p>Shiva Kumar G B</text:p>
          </table:table-cell>
          <table:table-cell office:value-type="string">
            <text:p>Fully Advanced</text:p>
          </table:table-cell>
          <table:table-cell office:value-type="float" office:value="700000">
            <text:p>700000</text:p>
          </table:table-cell>
          <table:table-cell office:value-type="float" office:value="284520">
            <text:p>284520</text:p>
          </table:table-cell>
          <table:table-cell office:value-type="float" office:value="106">
            <text:p>106</text:p>
          </table:table-cell>
          <table:table-cell table:number-columns-repeated="3"/>
          <table:table-cell office:value-type="float" office:value="9611985180">
            <text:p>9611985180</text:p>
          </table:table-cell>
          <table:table-cell office:value-type="string">
            <text:p>PDC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400000">
            <text:p>400000</text:p>
          </table:table-cell>
          <table:table-cell office:value-type="string">
            <text:p>2007-10-05</text:p>
          </table:table-cell>
          <table:table-cell office:value-type="string">
            <text:p>FLOATING</text:p>
          </table:table-cell>
          <table:table-cell office:value-type="float" office:value="15.15">
            <text:p>15.15</text:p>
          </table:table-cell>
          <table:table-cell office:value-type="float" office:value="180">
            <text:p>180</text:p>
          </table:table-cell>
          <table:table-cell office:value-type="float" office:value="4896">
            <text:p>4896</text:p>
          </table:table-cell>
          <table:table-cell office:value-type="string">
            <text:p>2022-05-10</text:p>
          </table:table-cell>
          <table:table-cell table:number-columns-repeated="2" office:value-type="string">
            <text:p>9, Between 5th And 6th Cross Akshaya Nagar Kowdenahalli BANGALORE KARNATAKA 560016</text:p>
          </table:table-cell>
          <table:table-cell office:value-type="string">
            <text:p>District O Ramaswamy M.r.mohal, , </text:p>
          </table:table-cell>
          <table:table-cell office:value-type="string">
            <text:p>NO 9 CMC KATHA NO 1403 Sy no 6 Kowdena halli Village 6th Cross Ramamurthynagar Akshaynagar KARNATAKA Bengaluru560016 <text:s/></text:p>
          </table:table-cell>
          <table:table-cell office:value-type="string">
            <text:p>2022-04-10</text:p>
          </table:table-cell>
          <table:table-cell office:value-type="string">
            <text:p>1956-12-26</text:p>
          </table:table-cell>
          <table:table-cell office:value-type="float" office:value="9611985180">
            <text:p>9611985180</text:p>
          </table:table-cell>
        </table:table-row>
        <table:table-row table:style-name="ro1">
          <table:table-cell office:value-type="string">
            <text:p>V0001265</text:p>
          </table:table-cell>
          <table:table-cell office:value-type="float" office:value="18900001984">
            <text:p>18900001984</text:p>
          </table:table-cell>
          <table:table-cell office:value-type="float" office:value="4461347">
            <text:p>4461347</text:p>
          </table:table-cell>
          <table:table-cell office:value-type="string">
            <text:p>Shivashankar Raman Mudaliar</text:p>
          </table:table-cell>
          <table:table-cell office:value-type="string">
            <text:p>Shivashankar</text:p>
          </table:table-cell>
          <table:table-cell office:value-type="string">
            <text:p>Mudaliar</text:p>
          </table:table-cell>
          <table:table-cell office:value-type="string">
            <text:p>Sumathi S</text:p>
          </table:table-cell>
          <table:table-cell office:value-type="string">
            <text:p>Fully Advanced</text:p>
          </table:table-cell>
          <table:table-cell office:value-type="float" office:value="1600000">
            <text:p>1600000</text:p>
          </table:table-cell>
          <table:table-cell office:value-type="float" office:value="1085660">
            <text:p>1085660</text:p>
          </table:table-cell>
          <table:table-cell office:value-type="float" office:value="97">
            <text:p>97</text:p>
          </table:table-cell>
          <table:table-cell table:number-columns-repeated="2" office:value-type="string">
            <text:p>shivasrm@rediffmail.com</text:p>
          </table:table-cell>
          <table:table-cell/>
          <table:table-cell office:value-type="float" office:value="9880596772">
            <text:p>9880596772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1600000">
            <text:p>1600000</text:p>
          </table:table-cell>
          <table:table-cell office:value-type="string">
            <text:p>2007-03-30</text:p>
          </table:table-cell>
          <table:table-cell office:value-type="string">
            <text:p>FLOATING</text:p>
          </table:table-cell>
          <table:table-cell office:value-type="float" office:value="15.15">
            <text:p>15.15</text:p>
          </table:table-cell>
          <table:table-cell office:value-type="float" office:value="120">
            <text:p>120</text:p>
          </table:table-cell>
          <table:table-cell office:value-type="float" office:value="19568">
            <text:p>19568</text:p>
          </table:table-cell>
          <table:table-cell office:value-type="string">
            <text:p>2022-05-10</text:p>
          </table:table-cell>
          <table:table-cell table:number-columns-repeated="2" office:value-type="string">
            <text:p>No 38/1, Shrshti 3rd Cross, Nandis Layout, T C Palya Road, Kitheganoor Bangalore KARNATAKA 560036</text:p>
          </table:table-cell>
          <table:table-cell office:value-type="string">
            <text:p>6th Floor, I T P B W Bangalore, , </text:p>
          </table:table-cell>
          <table:table-cell office:value-type="string">
            <text:p>SITE NO 38 KATHA NO 786 Sy no 19 2 Kit tiganuru Village new City Regency Phase I I KARNATAKA Bengaluru560049 <text:s/></text:p>
          </table:table-cell>
          <table:table-cell office:value-type="string">
            <text:p>2022-04-10</text:p>
          </table:table-cell>
          <table:table-cell office:value-type="string">
            <text:p>1966-04-05</text:p>
          </table:table-cell>
          <table:table-cell office:value-type="float" office:value="9880596772">
            <text:p>9880596772</text:p>
          </table:table-cell>
        </table:table-row>
        <table:table-row table:style-name="ro1">
          <table:table-cell office:value-type="string">
            <text:p>V0001292</text:p>
          </table:table-cell>
          <table:table-cell office:value-type="float" office:value="18900002011">
            <text:p>18900002011</text:p>
          </table:table-cell>
          <table:table-cell office:value-type="float" office:value="4461353">
            <text:p>4461353</text:p>
          </table:table-cell>
          <table:table-cell office:value-type="string">
            <text:p>Vijayakumar M</text:p>
          </table:table-cell>
          <table:table-cell office:value-type="string">
            <text:p>Vijayakumar</text:p>
          </table:table-cell>
          <table:table-cell office:value-type="string">
            <text:p>M</text:p>
          </table:table-cell>
          <table:table-cell office:value-type="string">
            <text:p>Vasanthi V</text:p>
          </table:table-cell>
          <table:table-cell office:value-type="string">
            <text:p>Fully Advanced</text:p>
          </table:table-cell>
          <table:table-cell office:value-type="float" office:value="320000">
            <text:p>320000</text:p>
          </table:table-cell>
          <table:table-cell office:value-type="float" office:value="134375">
            <text:p>134375</text:p>
          </table:table-cell>
          <table:table-cell office:value-type="float" office:value="46">
            <text:p>46</text:p>
          </table:table-cell>
          <table:table-cell table:number-columns-repeated="3"/>
          <table:table-cell office:value-type="float" office:value="9845485673">
            <text:p>9845485673</text:p>
          </table:table-cell>
          <table:table-cell office:value-type="string">
            <text:p>PDC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304892">
            <text:p>304892</text:p>
          </table:table-cell>
          <table:table-cell office:value-type="string">
            <text:p>2007-03-31</text:p>
          </table:table-cell>
          <table:table-cell office:value-type="string">
            <text:p>FLOATING</text:p>
          </table:table-cell>
          <table:table-cell office:value-type="float" office:value="14.15">
            <text:p>14.15</text:p>
          </table:table-cell>
          <table:table-cell office:value-type="float" office:value="168">
            <text:p>168</text:p>
          </table:table-cell>
          <table:table-cell office:value-type="float" office:value="3807">
            <text:p>3807</text:p>
          </table:table-cell>
          <table:table-cell office:value-type="string">
            <text:p>2022-05-10</text:p>
          </table:table-cell>
          <table:table-cell table:number-columns-repeated="2" office:value-type="string">
            <text:p>No 2213, 16th Block, Janapriya Town Ship Kadapagere Bangalore KARNATAKA 560091</text:p>
          </table:table-cell>
          <table:table-cell office:value-type="string">
            <text:p>Plot No. 8 Peenya In Peenya 2n, , </text:p>
          </table:table-cell>
          <table:table-cell office:value-type="string">
            <text:p>F NO 2213 2NDFLR 16TH BLK JANAPRIYA TOWN SHIP Nelamangala KARNATAKA Bengaluru562123 <text:s/></text:p>
          </table:table-cell>
          <table:table-cell office:value-type="string">
            <text:p>2022-04-10</text:p>
          </table:table-cell>
          <table:table-cell office:value-type="string">
            <text:p>1961-07-04</text:p>
          </table:table-cell>
          <table:table-cell office:value-type="float" office:value="9845485673">
            <text:p>9845485673</text:p>
          </table:table-cell>
        </table:table-row>
        <table:table-row table:style-name="ro1">
          <table:table-cell office:value-type="string">
            <text:p>V0001296</text:p>
          </table:table-cell>
          <table:table-cell office:value-type="float" office:value="18900002015">
            <text:p>18900002015</text:p>
          </table:table-cell>
          <table:table-cell office:value-type="float" office:value="4461355">
            <text:p>4461355</text:p>
          </table:table-cell>
          <table:table-cell office:value-type="string">
            <text:p>Fazil Pasha</text:p>
          </table:table-cell>
          <table:table-cell office:value-type="string">
            <text:p>Fazil</text:p>
          </table:table-cell>
          <table:table-cell office:value-type="string">
            <text:p>Pasha</text:p>
          </table:table-cell>
          <table:table-cell office:value-type="string">
            <text:p>Kaneez Fathima W/o Fazil Pasha</text:p>
          </table:table-cell>
          <table:table-cell office:value-type="string">
            <text:p>Fully Advanced</text:p>
          </table:table-cell>
          <table:table-cell office:value-type="float" office:value="750000">
            <text:p>750000</text:p>
          </table:table-cell>
          <table:table-cell office:value-type="float" office:value="146065">
            <text:p>146065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float" office:value="1000000000">
            <text:p>1000000000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732113">
            <text:p>732113</text:p>
          </table:table-cell>
          <table:table-cell office:value-type="string">
            <text:p>2007-03-31</text:p>
          </table:table-cell>
          <table:table-cell office:value-type="string">
            <text:p>FLOATING</text:p>
          </table:table-cell>
          <table:table-cell office:value-type="float" office:value="14.15">
            <text:p>14.15</text:p>
          </table:table-cell>
          <table:table-cell office:value-type="float" office:value="180">
            <text:p>180</text:p>
          </table:table-cell>
          <table:table-cell office:value-type="float" office:value="8217">
            <text:p>8217</text:p>
          </table:table-cell>
          <table:table-cell office:value-type="string">
            <text:p>2022-05-15</text:p>
          </table:table-cell>
          <table:table-cell table:number-columns-repeated="2" office:value-type="string">
            <text:p>No 48, Doddabetta Halli Vidyaranyapura Yelahanka Bangalore KARNATAKA 560097</text:p>
          </table:table-cell>
          <table:table-cell office:value-type="string">
            <text:p>Ramakrishn Yelakanka bangalor, , </text:p>
          </table:table-cell>
          <table:table-cell office:value-type="string">
            <text:p>SITE NO 6 57 1 Doddabettada Halli vill age Vidyaranyapura Yelahanka KARNATAKA Bengaluru560097 <text:s/></text:p>
          </table:table-cell>
          <table:table-cell office:value-type="string">
            <text:p>2022-04-15</text:p>
          </table:table-cell>
          <table:table-cell office:value-type="string">
            <text:p>1970-03-03</text:p>
          </table:table-cell>
          <table:table-cell office:value-type="float" office:value="1000000000">
            <text:p>1000000000</text:p>
          </table:table-cell>
        </table:table-row>
        <table:table-row table:style-name="ro1">
          <table:table-cell office:value-type="string">
            <text:p>V0001755</text:p>
          </table:table-cell>
          <table:table-cell office:value-type="float" office:value="19100000974">
            <text:p>19100000974</text:p>
          </table:table-cell>
          <table:table-cell office:value-type="float" office:value="4461358">
            <text:p>4461358</text:p>
          </table:table-cell>
          <table:table-cell office:value-type="string">
            <text:p>Shekar G N</text:p>
          </table:table-cell>
          <table:table-cell office:value-type="string">
            <text:p>Shekar</text:p>
          </table:table-cell>
          <table:table-cell office:value-type="string">
            <text:p>G N</text:p>
          </table:table-cell>
          <table:table-cell office:value-type="string">
            <text:p>Rathnashree G S</text:p>
          </table:table-cell>
          <table:table-cell office:value-type="string">
            <text:p>Fully Advanced</text:p>
          </table:table-cell>
          <table:table-cell office:value-type="float" office:value="500000">
            <text:p>500000</text:p>
          </table:table-cell>
          <table:table-cell office:value-type="float" office:value="25546">
            <text:p>25546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1000000000">
            <text:p>1000000000</text:p>
          </table:table-cell>
          <table:table-cell office:value-type="string">
            <text:p>PDC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500000">
            <text:p>500000</text:p>
          </table:table-cell>
          <table:table-cell office:value-type="string">
            <text:p>2007-06-26</text:p>
          </table:table-cell>
          <table:table-cell office:value-type="string">
            <text:p>FLOATING</text:p>
          </table:table-cell>
          <table:table-cell office:value-type="float" office:value="14.15">
            <text:p>14.15</text:p>
          </table:table-cell>
          <table:table-cell office:value-type="float" office:value="204">
            <text:p>204</text:p>
          </table:table-cell>
          <table:table-cell office:value-type="float" office:value="5557">
            <text:p>5557</text:p>
          </table:table-cell>
          <table:table-cell office:value-type="string">
            <text:p>2022-05-15</text:p>
          </table:table-cell>
          <table:table-cell table:number-columns-repeated="2" office:value-type="string">
            <text:p>Santhoshi Matha Nilaya New Bazzar Streeet T Narsipur T Narasipur KARNATAKA 571124</text:p>
          </table:table-cell>
          <table:table-cell office:value-type="string">
            <text:p>Metal &amp; Je New Bazza T Narsipu, , </text:p>
          </table:table-cell>
          <table:table-cell office:value-type="string">
            <text:p>Site No 31 27 new Bazzar Street T Narsi pur KARNATAKA Maysuru571124 <text:s/></text:p>
          </table:table-cell>
          <table:table-cell office:value-type="string">
            <text:p>2022-04-15</text:p>
          </table:table-cell>
          <table:table-cell office:value-type="string">
            <text:p>1963-01-21</text:p>
          </table:table-cell>
          <table:table-cell office:value-type="float" office:value="1000000000">
            <text:p>1000000000</text:p>
          </table:table-cell>
        </table:table-row>
        <table:table-row table:style-name="ro1">
          <table:table-cell office:value-type="string">
            <text:p>V0001940</text:p>
          </table:table-cell>
          <table:table-cell office:value-type="float" office:value="19200000447">
            <text:p>19200000447</text:p>
          </table:table-cell>
          <table:table-cell office:value-type="float" office:value="4461360">
            <text:p>4461360</text:p>
          </table:table-cell>
          <table:table-cell office:value-type="string">
            <text:p>Shivshankarappa H</text:p>
          </table:table-cell>
          <table:table-cell office:value-type="string">
            <text:p>Shivshankarappa</text:p>
          </table:table-cell>
          <table:table-cell office:value-type="string">
            <text:p>H</text:p>
          </table:table-cell>
          <table:table-cell office:value-type="string">
            <text:p>Sumitra T R</text:p>
          </table:table-cell>
          <table:table-cell office:value-type="string">
            <text:p>Fully Advanced</text:p>
          </table:table-cell>
          <table:table-cell office:value-type="float" office:value="225000">
            <text:p>225000</text:p>
          </table:table-cell>
          <table:table-cell office:value-type="float" office:value="54012">
            <text:p>54012</text:p>
          </table:table-cell>
          <table:table-cell office:value-type="float" office:value="39">
            <text:p>39</text:p>
          </table:table-cell>
          <table:table-cell table:number-columns-repeated="3"/>
          <table:table-cell office:value-type="float" office:value="9945894263">
            <text:p>9945894263</text:p>
          </table:table-cell>
          <table:table-cell office:value-type="string">
            <text:p>PDC</text:p>
          </table:table-cell>
          <table:table-cell office:value-type="string">
            <text:p>Home Loans (RI)</text:p>
          </table:table-cell>
          <table:table-cell office:value-type="string">
            <text:p>Fixed Rate - General</text:p>
          </table:table-cell>
          <table:table-cell office:value-type="string">
            <text:p>Unique</text:p>
          </table:table-cell>
          <table:table-cell office:value-type="float" office:value="175000">
            <text:p>175000</text:p>
          </table:table-cell>
          <table:table-cell office:value-type="string">
            <text:p>2005-08-12</text:p>
          </table:table-cell>
          <table:table-cell office:value-type="string">
            <text:p>FIXED GEN</text:p>
          </table:table-cell>
          <table:table-cell office:value-type="float" office:value="9.25">
            <text:p>9.25</text:p>
          </table:table-cell>
          <table:table-cell office:value-type="float" office:value="240">
            <text:p>240</text:p>
          </table:table-cell>
          <table:table-cell office:value-type="float" office:value="1626">
            <text:p>1626</text:p>
          </table:table-cell>
          <table:table-cell office:value-type="string">
            <text:p>2022-05-15</text:p>
          </table:table-cell>
          <table:table-cell table:number-columns-repeated="2" office:value-type="string">
            <text:p>Shivashankarappa K H B Colony Challakere Challakere. KARNATAKA 577522</text:p>
          </table:table-cell>
          <table:table-cell office:value-type="string">
            <text:p>Crime Depa Challaker Challaker, , </text:p>
          </table:table-cell>
          <table:table-cell office:value-type="string">
            <text:p>Site No 14 S Y No 438 Khata No 3496 32 79 3240 4631 KARNATAKA Chitradurga577522 <text:s/></text:p>
          </table:table-cell>
          <table:table-cell office:value-type="string">
            <text:p>2022-04-15</text:p>
          </table:table-cell>
          <table:table-cell office:value-type="string">
            <text:p>1972-02-10</text:p>
          </table:table-cell>
          <table:table-cell office:value-type="float" office:value="9945894263">
            <text:p>9945894263</text:p>
          </table:table-cell>
        </table:table-row>
        <table:table-row table:style-name="ro1">
          <table:table-cell office:value-type="string">
            <text:p>V0001965</text:p>
          </table:table-cell>
          <table:table-cell office:value-type="float" office:value="19200000458">
            <text:p>19200000458</text:p>
          </table:table-cell>
          <table:table-cell office:value-type="float" office:value="4461362">
            <text:p>4461362</text:p>
          </table:table-cell>
          <table:table-cell office:value-type="string">
            <text:p>Muttanna Hanumantappa Hallikeri</text:p>
          </table:table-cell>
          <table:table-cell office:value-type="string">
            <text:p>Muttanna</text:p>
          </table:table-cell>
          <table:table-cell office:value-type="string">
            <text:p>Hallikeri</text:p>
          </table:table-cell>
          <table:table-cell office:value-type="string">
            <text:p>Hemavati M H</text:p>
          </table:table-cell>
          <table:table-cell office:value-type="string">
            <text:p>Fully Advanced</text:p>
          </table:table-cell>
          <table:table-cell office:value-type="float" office:value="350000">
            <text:p>350000</text:p>
          </table:table-cell>
          <table:table-cell office:value-type="float" office:value="43712">
            <text:p>43712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float" office:value="9341054751">
            <text:p>9341054751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ixed Rate - General</text:p>
          </table:table-cell>
          <table:table-cell office:value-type="string">
            <text:p>Unique</text:p>
          </table:table-cell>
          <table:table-cell office:value-type="float" office:value="350000">
            <text:p>350000</text:p>
          </table:table-cell>
          <table:table-cell office:value-type="string">
            <text:p>2005-11-25</text:p>
          </table:table-cell>
          <table:table-cell office:value-type="string">
            <text:p>FIXED GEN</text:p>
          </table:table-cell>
          <table:table-cell office:value-type="float" office:value="11">
            <text:p>11</text:p>
          </table:table-cell>
          <table:table-cell office:value-type="float" office:value="180">
            <text:p>180</text:p>
          </table:table-cell>
          <table:table-cell office:value-type="float" office:value="3619">
            <text:p>3619</text:p>
          </table:table-cell>
          <table:table-cell office:value-type="string">
            <text:p>2022-05-15</text:p>
          </table:table-cell>
          <table:table-cell table:number-columns-repeated="2" office:value-type="string">
            <text:p>Badawadagi Oni Near Temple Hungund Hungund KARNATAKA 587118</text:p>
          </table:table-cell>
          <table:table-cell office:value-type="string">
            <text:p>Opp : Vegi Hungund Hungund, , </text:p>
          </table:table-cell>
          <table:table-cell office:value-type="string">
            <text:p>Cts No 2179 T M C No 1242 1 2 Near Temp le KARNATAKA Bijapur587118 <text:s/></text:p>
          </table:table-cell>
          <table:table-cell office:value-type="string">
            <text:p>2022-04-15</text:p>
          </table:table-cell>
          <table:table-cell office:value-type="string">
            <text:p>1951-05-19</text:p>
          </table:table-cell>
          <table:table-cell office:value-type="float" office:value="9341054751">
            <text:p>9341054751</text:p>
          </table:table-cell>
        </table:table-row>
        <table:table-row table:style-name="ro1">
          <table:table-cell office:value-type="string">
            <text:p>V0002010</text:p>
          </table:table-cell>
          <table:table-cell office:value-type="float" office:value="19200000501">
            <text:p>19200000501</text:p>
          </table:table-cell>
          <table:table-cell office:value-type="float" office:value="4461364">
            <text:p>4461364</text:p>
          </table:table-cell>
          <table:table-cell office:value-type="string">
            <text:p>Mohammadsharif A Doddamani</text:p>
          </table:table-cell>
          <table:table-cell office:value-type="string">
            <text:p>Mohammadsharif</text:p>
          </table:table-cell>
          <table:table-cell office:value-type="string">
            <text:p>Doddamani</text:p>
          </table:table-cell>
          <table:table-cell office:value-type="string">
            <text:p>Mamtazbegum K Dodmani</text:p>
          </table:table-cell>
          <table:table-cell office:value-type="string">
            <text:p>Fully Advanced</text:p>
          </table:table-cell>
          <table:table-cell office:value-type="float" office:value="400000">
            <text:p>40000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9886829286">
            <text:p>9886829286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ixed Rate - General</text:p>
          </table:table-cell>
          <table:table-cell office:value-type="string">
            <text:p>Unique</text:p>
          </table:table-cell>
          <table:table-cell office:value-type="float" office:value="400000">
            <text:p>400000</text:p>
          </table:table-cell>
          <table:table-cell office:value-type="string">
            <text:p>2005-11-05</text:p>
          </table:table-cell>
          <table:table-cell office:value-type="string">
            <text:p>FIXED GEN</text:p>
          </table:table-cell>
          <table:table-cell office:value-type="float" office:value="9">
            <text:p>9</text:p>
          </table:table-cell>
          <table:table-cell office:value-type="float" office:value="180">
            <text:p>180</text:p>
          </table:table-cell>
          <table:table-cell table:number-columns-repeated="2"/>
          <table:table-cell table:number-columns-repeated="2" office:value-type="string">
            <text:p>Chief Engineer [electy] Kaveri Bhavan, K P T C L 4th Floor, Romm No 409 Bangalore KARNATAKA 560009</text:p>
          </table:table-cell>
          <table:table-cell office:value-type="string">
            <text:p>Kaveri Bha 4th Floor, , </text:p>
          </table:table-cell>
          <table:table-cell office:value-type="string">
            <text:p>Plot No 7 R S No 824 1 A Mrutyunjaya Nag ar KARNATAKA Dharwad581115 <text:s/></text:p>
          </table:table-cell>
          <table:table-cell office:value-type="string">
            <text:p>2022-04-10</text:p>
          </table:table-cell>
          <table:table-cell office:value-type="string">
            <text:p>1975-07-21</text:p>
          </table:table-cell>
          <table:table-cell office:value-type="float" office:value="9886829286">
            <text:p>9886829286</text:p>
          </table:table-cell>
        </table:table-row>
        <table:table-row table:style-name="ro1">
          <table:table-cell office:value-type="string">
            <text:p>V0002025</text:p>
          </table:table-cell>
          <table:table-cell office:value-type="float" office:value="19200000515">
            <text:p>19200000515</text:p>
          </table:table-cell>
          <table:table-cell office:value-type="float" office:value="4461366">
            <text:p>4461366</text:p>
          </table:table-cell>
          <table:table-cell office:value-type="string">
            <text:p>Amirkhusru M Sullad</text:p>
          </table:table-cell>
          <table:table-cell office:value-type="string">
            <text:p>Amirkhusru</text:p>
          </table:table-cell>
          <table:table-cell office:value-type="string">
            <text:p>Sullad</text:p>
          </table:table-cell>
          <table:table-cell office:value-type="string">
            <text:p>Shabanabegum Mohamadhu</text:p>
          </table:table-cell>
          <table:table-cell office:value-type="string">
            <text:p>Fully Advanced</text:p>
          </table:table-cell>
          <table:table-cell office:value-type="float" office:value="350000">
            <text:p>35000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9886638363">
            <text:p>9886638363</text:p>
          </table:table-cell>
          <table:table-cell office:value-type="string">
            <text:p>PDC</text:p>
          </table:table-cell>
          <table:table-cell office:value-type="string">
            <text:p>Home Loans (RI)</text:p>
          </table:table-cell>
          <table:table-cell office:value-type="string">
            <text:p>Fixed Rate - General</text:p>
          </table:table-cell>
          <table:table-cell office:value-type="string">
            <text:p>Unique</text:p>
          </table:table-cell>
          <table:table-cell office:value-type="float" office:value="350000">
            <text:p>350000</text:p>
          </table:table-cell>
          <table:table-cell office:value-type="string">
            <text:p>2006-01-17</text:p>
          </table:table-cell>
          <table:table-cell office:value-type="string">
            <text:p>FIXED GEN</text:p>
          </table:table-cell>
          <table:table-cell office:value-type="float" office:value="9">
            <text:p>9</text:p>
          </table:table-cell>
          <table:table-cell office:value-type="float" office:value="192">
            <text:p>192</text:p>
          </table:table-cell>
          <table:table-cell table:number-columns-repeated="2"/>
          <table:table-cell table:number-columns-repeated="2" office:value-type="string">
            <text:p>A M Sullad M C S Holealur Ta : Ron, Dist : Gadag Holealur KARNATAKA 582203</text:p>
          </table:table-cell>
          <table:table-cell office:value-type="string">
            <text:p>Holealur Ron Tq : Ron, , </text:p>
          </table:table-cell>
          <table:table-cell office:value-type="string">
            <text:p>Plot No 44 R S No 238 D Irani Colony B etageri Village KARNATAKA Gadag582102 <text:s/></text:p>
          </table:table-cell>
          <table:table-cell office:value-type="string">
            <text:p>2022-04-15</text:p>
          </table:table-cell>
          <table:table-cell office:value-type="string">
            <text:p>1970-07-15</text:p>
          </table:table-cell>
          <table:table-cell office:value-type="float" office:value="9886638363">
            <text:p>9886638363</text:p>
          </table:table-cell>
        </table:table-row>
        <table:table-row table:style-name="ro1">
          <table:table-cell office:value-type="string">
            <text:p>V0002075</text:p>
          </table:table-cell>
          <table:table-cell office:value-type="float" office:value="19200000579">
            <text:p>19200000579</text:p>
          </table:table-cell>
          <table:table-cell office:value-type="float" office:value="4461368">
            <text:p>4461368</text:p>
          </table:table-cell>
          <table:table-cell office:value-type="string">
            <text:p>Veeresh S Bisalalli</text:p>
          </table:table-cell>
          <table:table-cell office:value-type="string">
            <text:p>Veeresh</text:p>
          </table:table-cell>
          <table:table-cell office:value-type="string">
            <text:p>Bisalalli</text:p>
          </table:table-cell>
          <table:table-cell office:value-type="string">
            <text:p>Subhaschandrayy Bisalalli</text:p>
          </table:table-cell>
          <table:table-cell office:value-type="string">
            <text:p>Fully Advanced</text:p>
          </table:table-cell>
          <table:table-cell office:value-type="float" office:value="400000">
            <text:p>40000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9986937926">
            <text:p>9986937926</text:p>
          </table:table-cell>
          <table:table-cell office:value-type="string">
            <text:p>PDC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Link</text:p>
          </table:table-cell>
          <table:table-cell office:value-type="float" office:value="400000">
            <text:p>400000</text:p>
          </table:table-cell>
          <table:table-cell office:value-type="string">
            <text:p>2007-03-07</text:p>
          </table:table-cell>
          <table:table-cell office:value-type="string">
            <text:p>FLOATING</text:p>
          </table:table-cell>
          <table:table-cell office:value-type="float" office:value="14">
            <text:p>14</text:p>
          </table:table-cell>
          <table:table-cell office:value-type="float" office:value="204">
            <text:p>204</text:p>
          </table:table-cell>
          <table:table-cell table:number-columns-repeated="2"/>
          <table:table-cell table:number-columns-repeated="2" office:value-type="string">
            <text:p>Kottur Basaveshwar Agency Basaveshwara Agar 18th Cross Haveri KARNATAKA 581110</text:p>
          </table:table-cell>
          <table:table-cell office:value-type="string">
            <text:p>Basaveshwa Haveri, , </text:p>
          </table:table-cell>
          <table:table-cell office:value-type="string">
            <text:p>Plot No 1 A R S No 274 B Basaveshwar Nag ar KARNATAKA Haveri581110 <text:s/></text:p>
          </table:table-cell>
          <table:table-cell office:value-type="string">
            <text:p>2022-04-12</text:p>
          </table:table-cell>
          <table:table-cell office:value-type="string">
            <text:p>1980-03-10</text:p>
          </table:table-cell>
          <table:table-cell office:value-type="float" office:value="9986937926">
            <text:p>9986937926</text:p>
          </table:table-cell>
        </table:table-row>
        <table:table-row table:style-name="ro1">
          <table:table-cell office:value-type="string">
            <text:p>V0002092</text:p>
          </table:table-cell>
          <table:table-cell office:value-type="float" office:value="19200000589">
            <text:p>19200000589</text:p>
          </table:table-cell>
          <table:table-cell office:value-type="float" office:value="4461370">
            <text:p>4461370</text:p>
          </table:table-cell>
          <table:table-cell office:value-type="string">
            <text:p>Adamsaheb Dastagersaheb Sarwad</text:p>
          </table:table-cell>
          <table:table-cell office:value-type="string">
            <text:p>Adamsaheb</text:p>
          </table:table-cell>
          <table:table-cell office:value-type="string">
            <text:p>Sarwad</text:p>
          </table:table-cell>
          <table:table-cell office:value-type="string">
            <text:p>Shamashadbegum D Sarwad</text:p>
          </table:table-cell>
          <table:table-cell office:value-type="string">
            <text:p>Fully Advanced</text:p>
          </table:table-cell>
          <table:table-cell office:value-type="float" office:value="250000">
            <text:p>250000</text:p>
          </table:table-cell>
          <table:table-cell office:value-type="float" office:value="194267">
            <text:p>194267</text:p>
          </table:table-cell>
          <table:table-cell office:value-type="float" office:value="128">
            <text:p>128</text:p>
          </table:table-cell>
          <table:table-cell table:number-columns-repeated="3"/>
          <table:table-cell office:value-type="float" office:value="9945886543">
            <text:p>9945886543</text:p>
          </table:table-cell>
          <table:table-cell office:value-type="string">
            <text:p>PDC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250000">
            <text:p>250000</text:p>
          </table:table-cell>
          <table:table-cell office:value-type="string">
            <text:p>2007-06-30</text:p>
          </table:table-cell>
          <table:table-cell office:value-type="string">
            <text:p>FLOATING</text:p>
          </table:table-cell>
          <table:table-cell office:value-type="float" office:value="14.4">
            <text:p>14.4</text:p>
          </table:table-cell>
          <table:table-cell office:value-type="float" office:value="180">
            <text:p>180</text:p>
          </table:table-cell>
          <table:table-cell office:value-type="float" office:value="2943">
            <text:p>2943</text:p>
          </table:table-cell>
          <table:table-cell office:value-type="string">
            <text:p>2022-05-15</text:p>
          </table:table-cell>
          <table:table-cell table:number-columns-repeated="2" office:value-type="string">
            <text:p>Revenue Quarters Near Police Station Kaladagi Kaladagi KARNATAKA 587101</text:p>
          </table:table-cell>
          <table:table-cell office:value-type="string">
            <text:p>Bagalkot Bagalkot, , </text:p>
          </table:table-cell>
          <table:table-cell office:value-type="string">
            <text:p>Site No 124a Bagalkot Tpa No 124a Ward N o 10 KARNATAKA Bagalkot587101 <text:s/></text:p>
          </table:table-cell>
          <table:table-cell office:value-type="string">
            <text:p>2022-04-15</text:p>
          </table:table-cell>
          <table:table-cell office:value-type="string">
            <text:p>1966-05-21</text:p>
          </table:table-cell>
          <table:table-cell office:value-type="float" office:value="9945886543">
            <text:p>9945886543</text:p>
          </table:table-cell>
        </table:table-row>
      </table:table>
      <table:table table:name="DHFL" table:style-name="ta1" table:print="false">
        <table:table-column table:style-name="co1" table:number-columns-repeated="33" table:default-cell-style-name="Default"/>
        <table:table-row table:style-name="ro1">
          <table:table-cell office:value-type="string">
            <text:p># ApplicationNo</text:p>
          </table:table-cell>
          <table:table-cell office:value-type="string">
            <text:p><text:s/>LoanAccountNumber</text:p>
          </table:table-cell>
          <table:table-cell office:value-type="string">
            <text:p><text:s/>CustomerNumber</text:p>
          </table:table-cell>
          <table:table-cell office:value-type="string">
            <text:p><text:s/>ApplicationFullName</text:p>
          </table:table-cell>
          <table:table-cell office:value-type="string">
            <text:p><text:s/>ApplicationFirstName</text:p>
          </table:table-cell>
          <table:table-cell office:value-type="string">
            <text:p><text:s/>ApplicationLastName</text:p>
          </table:table-cell>
          <table:table-cell office:value-type="string">
            <text:p><text:s/>Co-applicantsfullName</text:p>
          </table:table-cell>
          <table:table-cell office:value-type="string">
            <text:p><text:s/>LoanStatus</text:p>
          </table:table-cell>
          <table:table-cell office:value-type="string">
            <text:p><text:s/>LoanSanctionAmount</text:p>
          </table:table-cell>
          <table:table-cell office:value-type="string">
            <text:p><text:s/>LoanBalanceamount</text:p>
          </table:table-cell>
          <table:table-cell office:value-type="string">
            <text:p><text:s/>LoanBalanceTenure</text:p>
          </table:table-cell>
          <table:table-cell office:value-type="string">
            <text:p><text:s/>EmailIDofApplicant</text:p>
          </table:table-cell>
          <table:table-cell office:value-type="string">
            <text:p><text:s/>Co-applicant Email</text:p>
          </table:table-cell>
          <table:table-cell office:value-type="string">
            <text:p><text:s/>CRMClientID</text:p>
          </table:table-cell>
          <table:table-cell office:value-type="string">
            <text:p><text:s/>MobileNo</text:p>
          </table:table-cell>
          <table:table-cell office:value-type="string">
            <text:p><text:s/>PaymentMode</text:p>
          </table:table-cell>
          <table:table-cell office:value-type="string">
            <text:p><text:s/>Product</text:p>
          </table:table-cell>
          <table:table-cell office:value-type="string">
            <text:p><text:s/>Scheme</text:p>
          </table:table-cell>
          <table:table-cell office:value-type="string">
            <text:p><text:s/>LinkedLoans(ifany)</text:p>
          </table:table-cell>
          <table:table-cell office:value-type="string">
            <text:p><text:s/>DisbursementAmount</text:p>
          </table:table-cell>
          <table:table-cell office:value-type="string">
            <text:p><text:s/>LastDisbursalDate</text:p>
          </table:table-cell>
          <table:table-cell office:value-type="string">
            <text:p><text:s/>InterestRateType</text:p>
          </table:table-cell>
          <table:table-cell office:value-type="string">
            <text:p><text:s/>CurrentROIalongwithhistoricalROIforthatapplication</text:p>
          </table:table-cell>
          <table:table-cell office:value-type="string">
            <text:p><text:s/>TotalLoanTenor</text:p>
          </table:table-cell>
          <table:table-cell office:value-type="string">
            <text:p><text:s/>EMI/Pre-EMIamount</text:p>
          </table:table-cell>
          <table:table-cell office:value-type="string">
            <text:p><text:s/>NextEMIDueDate</text:p>
          </table:table-cell>
          <table:table-cell office:value-type="string">
            <text:p><text:s/>CurrentResidenceAddress</text:p>
          </table:table-cell>
          <table:table-cell office:value-type="string">
            <text:p><text:s/>PermanentAddress</text:p>
          </table:table-cell>
          <table:table-cell office:value-type="string">
            <text:p><text:s/>EmploymentAddress</text:p>
          </table:table-cell>
          <table:table-cell office:value-type="string">
            <text:p><text:s/>PropertyAddress</text:p>
          </table:table-cell>
          <table:table-cell office:value-type="string">
            <text:p><text:s/>CycleDate</text:p>
          </table:table-cell>
          <table:table-cell office:value-type="string">
            <text:p><text:s/>Applicants_DOB</text:p>
          </table:table-cell>
          <table:table-cell office:value-type="string">
            <text:p><text:s/>coApplicantMobileNumber</text:p>
          </table:table-cell>
        </table:table-row>
        <table:table-row table:style-name="ro1">
          <table:table-cell office:value-type="string">
            <text:p>D0232660</text:p>
          </table:table-cell>
          <table:table-cell office:value-type="float" office:value="18894000193">
            <text:p>18894000193</text:p>
          </table:table-cell>
          <table:table-cell office:value-type="float" office:value="5100001">
            <text:p>5100001</text:p>
          </table:table-cell>
          <table:table-cell office:value-type="string">
            <text:p>S THIRUMURUGA KKANNAN</text:p>
          </table:table-cell>
          <table:table-cell office:value-type="string">
            <text:p>S</text:p>
          </table:table-cell>
          <table:table-cell office:value-type="string">
            <text:p>KKANNAN</text:p>
          </table:table-cell>
          <table:table-cell office:value-type="string">
            <text:p>V JAYASUDHA</text:p>
          </table:table-cell>
          <table:table-cell office:value-type="string">
            <text:p>Fully Advanced</text:p>
          </table:table-cell>
          <table:table-cell office:value-type="float" office:value="408316">
            <text:p>408316</text:p>
          </table:table-cell>
          <table:table-cell office:value-type="float" office:value="372863.17">
            <text:p>372863.17</text:p>
          </table:table-cell>
          <table:table-cell office:value-type="float" office:value="257">
            <text:p>257</text:p>
          </table:table-cell>
          <table:table-cell table:number-columns-repeated="2" office:value-type="string">
            <text:p>tmkans@gmail.com</text:p>
          </table:table-cell>
          <table:table-cell/>
          <table:table-cell office:value-type="float" office:value="9986950875">
            <text:p>9986950875</text:p>
          </table:table-cell>
          <table:table-cell office:value-type="string">
            <text:p>PDC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408316">
            <text:p>408316</text:p>
          </table:table-cell>
          <table:table-cell office:value-type="string">
            <text:p>2009-12-08</text:p>
          </table:table-cell>
          <table:table-cell office:value-type="string">
            <text:p>FLOATING</text:p>
          </table:table-cell>
          <table:table-cell office:value-type="float" office:value="13.42">
            <text:p>13.42</text:p>
          </table:table-cell>
          <table:table-cell office:value-type="float" office:value="180">
            <text:p>180</text:p>
          </table:table-cell>
          <table:table-cell office:value-type="float" office:value="4429">
            <text:p>4429</text:p>
          </table:table-cell>
          <table:table-cell office:value-type="string">
            <text:p>2022-05-10</text:p>
          </table:table-cell>
          <table:table-cell table:number-columns-repeated="2" office:value-type="string">
            <text:p>NO.914,1ST BLOCK, 2ND E CROSS, 9TH A MAIN HRBR LAYOUT , BANGALORE KARNATAKA 560043</text:p>
          </table:table-cell>
          <table:table-cell office:value-type="string">
            <text:p>PEROT SYST PLOT NO 1 WHITEFIEL, , </text:p>
          </table:table-cell>
          <table:table-cell office:value-type="string">
            <text:p>SITE NO 3 GREEN GARDEN PHASE 2 SY N O 531 KALKERE VILLAGE K R PURAM HOBLI KARNATAKA 560043 <text:s/></text:p>
          </table:table-cell>
          <table:table-cell office:value-type="string">
            <text:p>2022-04-10</text:p>
          </table:table-cell>
          <table:table-cell office:value-type="string">
            <text:p>1974-07-20</text:p>
          </table:table-cell>
          <table:table-cell office:value-type="float" office:value="9986950875">
            <text:p>9986950875</text:p>
          </table:table-cell>
        </table:table-row>
        <table:table-row table:style-name="ro1">
          <table:table-cell office:value-type="string">
            <text:p>D0577128</text:p>
          </table:table-cell>
          <table:table-cell office:value-type="float" office:value="23394000410">
            <text:p>23394000410</text:p>
          </table:table-cell>
          <table:table-cell office:value-type="float" office:value="5100003">
            <text:p>5100003</text:p>
          </table:table-cell>
          <table:table-cell office:value-type="string">
            <text:p>Jeya S</text:p>
          </table:table-cell>
          <table:table-cell office:value-type="string">
            <text:p>Jeya</text:p>
          </table:table-cell>
          <table:table-cell office:value-type="string">
            <text:p>S</text:p>
          </table:table-cell>
          <table:table-cell office:value-type="string">
            <text:p>Ponnuthai S</text:p>
          </table:table-cell>
          <table:table-cell office:value-type="string">
            <text:p>Fully Advanced</text:p>
          </table:table-cell>
          <table:table-cell office:value-type="float" office:value="252560">
            <text:p>252560</text:p>
          </table:table-cell>
          <table:table-cell office:value-type="float" office:value="189942">
            <text:p>189942</text:p>
          </table:table-cell>
          <table:table-cell office:value-type="float" office:value="143">
            <text:p>143</text:p>
          </table:table-cell>
          <table:table-cell table:number-columns-repeated="3"/>
          <table:table-cell office:value-type="float" office:value="9994573231">
            <text:p>9994573231</text:p>
          </table:table-cell>
          <table:table-cell office:value-type="string">
            <text:p>NACH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252560">
            <text:p>252560</text:p>
          </table:table-cell>
          <table:table-cell office:value-type="string">
            <text:p>2009-02-25</text:p>
          </table:table-cell>
          <table:table-cell office:value-type="string">
            <text:p>FLOATING</text:p>
          </table:table-cell>
          <table:table-cell office:value-type="float" office:value="14.42">
            <text:p>14.42</text:p>
          </table:table-cell>
          <table:table-cell office:value-type="float" office:value="180">
            <text:p>180</text:p>
          </table:table-cell>
          <table:table-cell office:value-type="float" office:value="2793">
            <text:p>2793</text:p>
          </table:table-cell>
          <table:table-cell office:value-type="string">
            <text:p>2022-05-10</text:p>
          </table:table-cell>
          <table:table-cell table:number-columns-repeated="2" office:value-type="string">
            <text:p>90/2 D , Selvanayagapuram 2nd Street Tuticorin TAMIL NADU 628002</text:p>
          </table:table-cell>
          <table:table-cell office:value-type="string">
            <text:p>Bishop Cal Maravanma Tuticorin, , </text:p>
          </table:table-cell>
          <table:table-cell office:value-type="string">
            <text:p>S No 4337 1 Ward No 4 Block No 36 Selv a Nayakapuram 2nd Street TAMIL NADU Tirunelveli628002 <text:s/></text:p>
          </table:table-cell>
          <table:table-cell office:value-type="string">
            <text:p>2022-04-10</text:p>
          </table:table-cell>
          <table:table-cell office:value-type="string">
            <text:p>1967-06-28</text:p>
          </table:table-cell>
          <table:table-cell office:value-type="float" office:value="1000000000">
            <text:p>1000000000</text:p>
          </table:table-cell>
        </table:table-row>
        <table:table-row table:style-name="ro1">
          <table:table-cell office:value-type="string">
            <text:p>D0600205</text:p>
          </table:table-cell>
          <table:table-cell office:value-type="float" office:value="10694000298">
            <text:p>10694000298</text:p>
          </table:table-cell>
          <table:table-cell office:value-type="float" office:value="5100005">
            <text:p>5100005</text:p>
          </table:table-cell>
          <table:table-cell office:value-type="string">
            <text:p>Sarjerao Yashwant Chavan</text:p>
          </table:table-cell>
          <table:table-cell office:value-type="string">
            <text:p>Sarjerao</text:p>
          </table:table-cell>
          <table:table-cell office:value-type="string">
            <text:p>Chavan</text:p>
          </table:table-cell>
          <table:table-cell office:value-type="string">
            <text:p>Seema Sarjerao Chavan</text:p>
          </table:table-cell>
          <table:table-cell office:value-type="string">
            <text:p>Fully Advanced</text:p>
          </table:table-cell>
          <table:table-cell office:value-type="float" office:value="297000">
            <text:p>297000</text:p>
          </table:table-cell>
          <table:table-cell office:value-type="float" office:value="256602">
            <text:p>256602</text:p>
          </table:table-cell>
          <table:table-cell office:value-type="float" office:value="242">
            <text:p>242</text:p>
          </table:table-cell>
          <table:table-cell table:number-columns-repeated="3"/>
          <table:table-cell office:value-type="float" office:value="9860944549">
            <text:p>9860944549</text:p>
          </table:table-cell>
          <table:table-cell office:value-type="string">
            <text:p>NACH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297000">
            <text:p>297000</text:p>
          </table:table-cell>
          <table:table-cell office:value-type="string">
            <text:p>2009-10-08</text:p>
          </table:table-cell>
          <table:table-cell office:value-type="string">
            <text:p>FLOATING</text:p>
          </table:table-cell>
          <table:table-cell office:value-type="float" office:value="13.67">
            <text:p>13.67</text:p>
          </table:table-cell>
          <table:table-cell office:value-type="float" office:value="180">
            <text:p>180</text:p>
          </table:table-cell>
          <table:table-cell office:value-type="float" office:value="3128">
            <text:p>3128</text:p>
          </table:table-cell>
          <table:table-cell office:value-type="string">
            <text:p>2022-05-12</text:p>
          </table:table-cell>
          <table:table-cell table:number-columns-repeated="2" office:value-type="string">
            <text:p>C/o Mr Mahadev G Jadhav C.s.no.711, Plot No.14, Opp Sunitabakery Sambhaji Nagar Kolhapur MAHARASHTRA 416007</text:p>
          </table:table-cell>
          <table:table-cell office:value-type="string">
            <text:p>Opp. Water Rajendra, , </text:p>
          </table:table-cell>
          <table:table-cell office:value-type="string">
            <text:p>C s no 255 b 36 R S No 714 Hissa No 2 3 Plot No 31 b rajarshi Shahu Hsg soc i isolation Road MAHARASHTRA Kolhapur416007 <text:s/></text:p>
          </table:table-cell>
          <table:table-cell office:value-type="string">
            <text:p>2022-04-12</text:p>
          </table:table-cell>
          <table:table-cell office:value-type="string">
            <text:p>1977-07-04</text:p>
          </table:table-cell>
          <table:table-cell office:value-type="float" office:value="1000000000">
            <text:p>1000000000</text:p>
          </table:table-cell>
        </table:table-row>
        <table:table-row table:style-name="ro1">
          <table:table-cell office:value-type="string">
            <text:p>D0602799</text:p>
          </table:table-cell>
          <table:table-cell office:value-type="float" office:value="16094000001">
            <text:p>16094000001</text:p>
          </table:table-cell>
          <table:table-cell office:value-type="float" office:value="5100007">
            <text:p>5100007</text:p>
          </table:table-cell>
          <table:table-cell office:value-type="string">
            <text:p>Ishwer Singh</text:p>
          </table:table-cell>
          <table:table-cell office:value-type="string">
            <text:p>Ishwer</text:p>
          </table:table-cell>
          <table:table-cell office:value-type="string">
            <text:p>Singh</text:p>
          </table:table-cell>
          <table:table-cell office:value-type="string">
            <text:p>Asha Devi</text:p>
          </table:table-cell>
          <table:table-cell office:value-type="string">
            <text:p>Fully Advanced</text:p>
          </table:table-cell>
          <table:table-cell office:value-type="float" office:value="557125">
            <text:p>557125</text:p>
          </table:table-cell>
          <table:table-cell office:value-type="float" office:value="282260.08">
            <text:p>282260.08</text:p>
          </table:table-cell>
          <table:table-cell office:value-type="float" office:value="72">
            <text:p>72</text:p>
          </table:table-cell>
          <table:table-cell table:number-columns-repeated="3"/>
          <table:table-cell office:value-type="float" office:value="9467179226">
            <text:p>9467179226</text:p>
          </table:table-cell>
          <table:table-cell office:value-type="string">
            <text:p>DIRECT DEBIT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557125">
            <text:p>557125</text:p>
          </table:table-cell>
          <table:table-cell office:value-type="string">
            <text:p>2009-11-20</text:p>
          </table:table-cell>
          <table:table-cell office:value-type="string">
            <text:p>FLOATING</text:p>
          </table:table-cell>
          <table:table-cell office:value-type="float" office:value="13.17">
            <text:p>13.17</text:p>
          </table:table-cell>
          <table:table-cell office:value-type="float" office:value="228">
            <text:p>228</text:p>
          </table:table-cell>
          <table:table-cell office:value-type="float" office:value="5750">
            <text:p>5750</text:p>
          </table:table-cell>
          <table:table-cell office:value-type="string">
            <text:p>2022-05-12</text:p>
          </table:table-cell>
          <table:table-cell table:number-columns-repeated="2" office:value-type="string">
            <text:p>C/o. Krishna Babuji Gali No-4 , Mahavir Nagar Rewari Rewari HARYANA 123411</text:p>
          </table:table-cell>
          <table:table-cell office:value-type="string">
            <text:p>G M Haryan Rewari, , </text:p>
          </table:table-cell>
          <table:table-cell office:value-type="string">
            <text:p>Mustill No 157 Killa No 20 5 7 Mahvir Nagar Rewari HARYANA Rewari123411 <text:s/></text:p>
          </table:table-cell>
          <table:table-cell office:value-type="string">
            <text:p>2022-04-12</text:p>
          </table:table-cell>
          <table:table-cell office:value-type="string">
            <text:p>1970-07-14</text:p>
          </table:table-cell>
          <table:table-cell office:value-type="float" office:value="9467179226">
            <text:p>9467179226</text:p>
          </table:table-cell>
        </table:table-row>
        <table:table-row table:style-name="ro1">
          <table:table-cell office:value-type="string">
            <text:p>D0604700</text:p>
          </table:table-cell>
          <table:table-cell office:value-type="float" office:value="19294000020">
            <text:p>19294000020</text:p>
          </table:table-cell>
          <table:table-cell office:value-type="float" office:value="5100009">
            <text:p>5100009</text:p>
          </table:table-cell>
          <table:table-cell office:value-type="string">
            <text:p>Joseph Sylvester Monteiro</text:p>
          </table:table-cell>
          <table:table-cell office:value-type="string">
            <text:p>Joseph</text:p>
          </table:table-cell>
          <table:table-cell office:value-type="string">
            <text:p>Monteiro</text:p>
          </table:table-cell>
          <table:table-cell office:value-type="string">
            <text:p>Maryagnes Francis Fernades</text:p>
          </table:table-cell>
          <table:table-cell office:value-type="string">
            <text:p>Fully Advanced</text:p>
          </table:table-cell>
          <table:table-cell office:value-type="float" office:value="488467">
            <text:p>488467</text:p>
          </table:table-cell>
          <table:table-cell office:value-type="float" office:value="330332">
            <text:p>330332</text:p>
          </table:table-cell>
          <table:table-cell office:value-type="float" office:value="87">
            <text:p>87</text:p>
          </table:table-cell>
          <table:table-cell table:number-columns-repeated="3"/>
          <table:table-cell office:value-type="float" office:value="9886591255">
            <text:p>9886591255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488467">
            <text:p>488467</text:p>
          </table:table-cell>
          <table:table-cell office:value-type="string">
            <text:p>2009-11-14</text:p>
          </table:table-cell>
          <table:table-cell office:value-type="string">
            <text:p>FLOATING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office:value-type="float" office:value="5375">
            <text:p>5375</text:p>
          </table:table-cell>
          <table:table-cell office:value-type="string">
            <text:p>2022-05-10</text:p>
          </table:table-cell>
          <table:table-cell table:number-columns-repeated="2" office:value-type="string">
            <text:p>Shivalli Plot Shivabasavanagar Gulaganjikoppa Dharwad KARNATAKA 580001</text:p>
          </table:table-cell>
          <table:table-cell office:value-type="string">
            <text:p>, , </text:p>
          </table:table-cell>
          <table:table-cell office:value-type="string">
            <text:p>Plot No 23 Rs No 12 1 2 5 6 And 13 1 2 Hduda Doddanayakankoppa Dharwad KARNATAKA Bengaluru580008 <text:s/></text:p>
          </table:table-cell>
          <table:table-cell office:value-type="string">
            <text:p>2022-04-10</text:p>
          </table:table-cell>
          <table:table-cell office:value-type="string">
            <text:p>1973-06-03</text:p>
          </table:table-cell>
          <table:table-cell office:value-type="float" office:value="9742202537">
            <text:p>9742202537</text:p>
          </table:table-cell>
        </table:table-row>
        <table:table-row table:style-name="ro1">
          <table:table-cell office:value-type="string">
            <text:p>D0607492</text:p>
          </table:table-cell>
          <table:table-cell office:value-type="float" office:value="7594000254">
            <text:p>7594000254</text:p>
          </table:table-cell>
          <table:table-cell office:value-type="float" office:value="5100011">
            <text:p>5100011</text:p>
          </table:table-cell>
          <table:table-cell office:value-type="string">
            <text:p>Afsar Ali Mohhmad Ali</text:p>
          </table:table-cell>
          <table:table-cell office:value-type="string">
            <text:p>Afsar Ali</text:p>
          </table:table-cell>
          <table:table-cell office:value-type="string">
            <text:p>Ali</text:p>
          </table:table-cell>
          <table:table-cell office:value-type="string">
            <text:p>Nasarinabano Afsar Ali</text:p>
          </table:table-cell>
          <table:table-cell office:value-type="string">
            <text:p>Fully Advanced</text:p>
          </table:table-cell>
          <table:table-cell office:value-type="float" office:value="345630">
            <text:p>345630</text:p>
          </table:table-cell>
          <table:table-cell office:value-type="float" office:value="310065">
            <text:p>310065</text:p>
          </table:table-cell>
          <table:table-cell office:value-type="float" office:value="208">
            <text:p>208</text:p>
          </table:table-cell>
          <table:table-cell table:number-columns-repeated="3"/>
          <table:table-cell office:value-type="float" office:value="9579128814">
            <text:p>9579128814</text:p>
          </table:table-cell>
          <table:table-cell office:value-type="string">
            <text:p>NACH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345630">
            <text:p>345630</text:p>
          </table:table-cell>
          <table:table-cell office:value-type="string">
            <text:p>2009-12-31</text:p>
          </table:table-cell>
          <table:table-cell office:value-type="string">
            <text:p>FLOATING</text:p>
          </table:table-cell>
          <table:table-cell office:value-type="float" office:value="13.67">
            <text:p>13.67</text:p>
          </table:table-cell>
          <table:table-cell office:value-type="float" office:value="240">
            <text:p>240</text:p>
          </table:table-cell>
          <table:table-cell office:value-type="float" office:value="3910">
            <text:p>3910</text:p>
          </table:table-cell>
          <table:table-cell office:value-type="string">
            <text:p>2022-05-10</text:p>
          </table:table-cell>
          <table:table-cell table:number-columns-repeated="2" office:value-type="string">
            <text:p>C/o. Izhar Ahamad Rahman Islam Pura Kalamb Yavatmal MAHARASHTRA 445001</text:p>
          </table:table-cell>
          <table:table-cell office:value-type="string">
            <text:p>Dorli Near Baba Dorli, , </text:p>
          </table:table-cell>
          <table:table-cell office:value-type="string">
            <text:p>Plot No 61 part shinde Nagar near Jaw aharlal Darda Comunity Hall bhosa Rd MAHARASHTRA Yavatmal445001 <text:s/></text:p>
          </table:table-cell>
          <table:table-cell office:value-type="string">
            <text:p>2022-04-10</text:p>
          </table:table-cell>
          <table:table-cell office:value-type="string">
            <text:p>1970-07-14</text:p>
          </table:table-cell>
          <table:table-cell office:value-type="float" office:value="1000000000">
            <text:p>1000000000</text:p>
          </table:table-cell>
        </table:table-row>
        <table:table-row table:style-name="ro1">
          <table:table-cell office:value-type="string">
            <text:p>D0613485</text:p>
          </table:table-cell>
          <table:table-cell office:value-type="float" office:value="16094000002">
            <text:p>16094000002</text:p>
          </table:table-cell>
          <table:table-cell office:value-type="float" office:value="5100013">
            <text:p>5100013</text:p>
          </table:table-cell>
          <table:table-cell office:value-type="string">
            <text:p>Chatar Singh</text:p>
          </table:table-cell>
          <table:table-cell office:value-type="string">
            <text:p>Chatar</text:p>
          </table:table-cell>
          <table:table-cell office:value-type="string">
            <text:p>Singh</text:p>
          </table:table-cell>
          <table:table-cell office:value-type="string">
            <text:p>Rekha Yadav</text:p>
          </table:table-cell>
          <table:table-cell office:value-type="string">
            <text:p>Fully Advanced</text:p>
          </table:table-cell>
          <table:table-cell office:value-type="float" office:value="391487">
            <text:p>391487</text:p>
          </table:table-cell>
          <table:table-cell office:value-type="float" office:value="236484">
            <text:p>236484</text:p>
          </table:table-cell>
          <table:table-cell office:value-type="float" office:value="99">
            <text:p>99</text:p>
          </table:table-cell>
          <table:table-cell table:number-columns-repeated="3"/>
          <table:table-cell office:value-type="float" office:value="9783428171">
            <text:p>9783428171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391487">
            <text:p>391487</text:p>
          </table:table-cell>
          <table:table-cell office:value-type="string">
            <text:p>2010-04-22</text:p>
          </table:table-cell>
          <table:table-cell office:value-type="string">
            <text:p>FLOATING</text:p>
          </table:table-cell>
          <table:table-cell office:value-type="float" office:value="12.42">
            <text:p>12.42</text:p>
          </table:table-cell>
          <table:table-cell office:value-type="float" office:value="240">
            <text:p>240</text:p>
          </table:table-cell>
          <table:table-cell office:value-type="float" office:value="3848">
            <text:p>3848</text:p>
          </table:table-cell>
          <table:table-cell office:value-type="string">
            <text:p>2022-05-10</text:p>
          </table:table-cell>
          <table:table-cell table:number-columns-repeated="2" office:value-type="string">
            <text:p>H.no- 105 Sector- 5 , U I T , Bhiwadi Alwar , Rajasthan Bhiwadi RAJASTHAN 301019</text:p>
          </table:table-cell>
          <table:table-cell office:value-type="string">
            <text:p>Foundry Di R I I C O Bhiwadi,, , </text:p>
          </table:table-cell>
          <table:table-cell office:value-type="string">
            <text:p>Plot No 639 Sector 8 U I T Bhiwadi Alwar Rajasthan RAJASTHAN Alwar301019 <text:s/></text:p>
          </table:table-cell>
          <table:table-cell office:value-type="string">
            <text:p>2022-04-10</text:p>
          </table:table-cell>
          <table:table-cell office:value-type="string">
            <text:p>1987-01-01</text:p>
          </table:table-cell>
          <table:table-cell office:value-type="float" office:value="9783428171">
            <text:p>9783428171</text:p>
          </table:table-cell>
        </table:table-row>
        <table:table-row table:style-name="ro1">
          <table:table-cell office:value-type="string">
            <text:p>D0625190</text:p>
          </table:table-cell>
          <table:table-cell office:value-type="float" office:value="21094000411">
            <text:p>21094000411</text:p>
          </table:table-cell>
          <table:table-cell office:value-type="float" office:value="5100015">
            <text:p>5100015</text:p>
          </table:table-cell>
          <table:table-cell office:value-type="string">
            <text:p>Kannan N</text:p>
          </table:table-cell>
          <table:table-cell office:value-type="string">
            <text:p>Kannan</text:p>
          </table:table-cell>
          <table:table-cell office:value-type="string">
            <text:p>N</text:p>
          </table:table-cell>
          <table:table-cell office:value-type="string">
            <text:p>Nithilavalli R</text:p>
          </table:table-cell>
          <table:table-cell office:value-type="string">
            <text:p>Fully Advanced</text:p>
          </table:table-cell>
          <table:table-cell office:value-type="float" office:value="322000">
            <text:p>322000</text:p>
          </table:table-cell>
          <table:table-cell office:value-type="float" office:value="211031">
            <text:p>211031</text:p>
          </table:table-cell>
          <table:table-cell office:value-type="float" office:value="98">
            <text:p>98</text:p>
          </table:table-cell>
          <table:table-cell table:number-columns-repeated="3"/>
          <table:table-cell office:value-type="float" office:value="9788545911">
            <text:p>9788545911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322000">
            <text:p>322000</text:p>
          </table:table-cell>
          <table:table-cell office:value-type="string">
            <text:p>2010-04-09</text:p>
          </table:table-cell>
          <table:table-cell office:value-type="string">
            <text:p>FLOATING</text:p>
          </table:table-cell>
          <table:table-cell office:value-type="float" office:value="12.92">
            <text:p>12.92</text:p>
          </table:table-cell>
          <table:table-cell office:value-type="float" office:value="192">
            <text:p>192</text:p>
          </table:table-cell>
          <table:table-cell office:value-type="float" office:value="3514">
            <text:p>3514</text:p>
          </table:table-cell>
          <table:table-cell office:value-type="string">
            <text:p>2022-05-12</text:p>
          </table:table-cell>
          <table:table-cell table:number-columns-repeated="2" office:value-type="string">
            <text:p>Door No. 2, Walaja Road, Woraiyur Trichy TAMIL NADU 620003</text:p>
          </table:table-cell>
          <table:table-cell office:value-type="string">
            <text:p>No F-23 Nizamuddi Newl Delh, , </text:p>
          </table:table-cell>
          <table:table-cell office:value-type="string">
            <text:p>Door No 89 b Mettu Street Woriyur KARNATAKA Bengaluru620003 <text:s/></text:p>
          </table:table-cell>
          <table:table-cell office:value-type="string">
            <text:p>2022-04-12</text:p>
          </table:table-cell>
          <table:table-cell office:value-type="string">
            <text:p>1968-05-13</text:p>
          </table:table-cell>
          <table:table-cell office:value-type="float" office:value="9442605141">
            <text:p>9442605141</text:p>
          </table:table-cell>
        </table:table-row>
        <table:table-row table:style-name="ro1">
          <table:table-cell office:value-type="string">
            <text:p>D0635986</text:p>
          </table:table-cell>
          <table:table-cell office:value-type="float" office:value="16094000003">
            <text:p>16094000003</text:p>
          </table:table-cell>
          <table:table-cell office:value-type="float" office:value="5100017">
            <text:p>5100017</text:p>
          </table:table-cell>
          <table:table-cell office:value-type="string">
            <text:p>Asmana Devi</text:p>
          </table:table-cell>
          <table:table-cell office:value-type="string">
            <text:p>Asmana</text:p>
          </table:table-cell>
          <table:table-cell office:value-type="string">
            <text:p>Devi</text:p>
          </table:table-cell>
          <table:table-cell office:value-type="string">
            <text:p>Sher Singh</text:p>
          </table:table-cell>
          <table:table-cell office:value-type="string">
            <text:p>Fully Advanced</text:p>
          </table:table-cell>
          <table:table-cell office:value-type="float" office:value="309750">
            <text:p>309750</text:p>
          </table:table-cell>
          <table:table-cell office:value-type="float" office:value="41069">
            <text:p>41069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float" office:value="9992681713">
            <text:p>9992681713</text:p>
          </table:table-cell>
          <table:table-cell office:value-type="string">
            <text:p>DIRECT DEBIT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309750">
            <text:p>309750</text:p>
          </table:table-cell>
          <table:table-cell office:value-type="string">
            <text:p>2010-05-31</text:p>
          </table:table-cell>
          <table:table-cell office:value-type="string">
            <text:p>FLOATING</text:p>
          </table:table-cell>
          <table:table-cell office:value-type="float" office:value="12.42">
            <text:p>12.42</text:p>
          </table:table-cell>
          <table:table-cell office:value-type="float" office:value="120">
            <text:p>120</text:p>
          </table:table-cell>
          <table:table-cell office:value-type="float" office:value="3801">
            <text:p>3801</text:p>
          </table:table-cell>
          <table:table-cell office:value-type="string">
            <text:p>2022-05-12</text:p>
          </table:table-cell>
          <table:table-cell table:number-columns-repeated="2" office:value-type="string">
            <text:p>C/o Sher Singh H.no.480 Ward No.30 , <text:s/>Ajay Nagar Near Shiv Mandir , <text:s/>Rewari Rewari HARYANA 123411</text:p>
          </table:table-cell>
          <table:table-cell office:value-type="string">
            <text:p>, , </text:p>
          </table:table-cell>
          <table:table-cell office:value-type="string">
            <text:p>Khewatno 1756 khetoni No 2037 rect no 58 Killa No 19 2 6 9 21 7 4 22 8 0 23 4 Rect no 86 killa No 1 7 2 2 8 HARYANA Rewari123411 <text:s/></text:p>
          </table:table-cell>
          <table:table-cell office:value-type="string">
            <text:p>2022-04-12</text:p>
          </table:table-cell>
          <table:table-cell office:value-type="string">
            <text:p>1970-05-10</text:p>
          </table:table-cell>
          <table:table-cell office:value-type="float" office:value="9992681713">
            <text:p>9992681713</text:p>
          </table:table-cell>
        </table:table-row>
        <table:table-row table:style-name="ro1">
          <table:table-cell office:value-type="string">
            <text:p>D0641467</text:p>
          </table:table-cell>
          <table:table-cell office:value-type="float" office:value="11594000538">
            <text:p>11594000538</text:p>
          </table:table-cell>
          <table:table-cell office:value-type="float" office:value="5100019">
            <text:p>5100019</text:p>
          </table:table-cell>
          <table:table-cell office:value-type="string">
            <text:p>Hansa Meena</text:p>
          </table:table-cell>
          <table:table-cell office:value-type="string">
            <text:p>Hansa</text:p>
          </table:table-cell>
          <table:table-cell office:value-type="string">
            <text:p>Meena</text:p>
          </table:table-cell>
          <table:table-cell office:value-type="string">
            <text:p>Jag Mohan Meena</text:p>
          </table:table-cell>
          <table:table-cell office:value-type="string">
            <text:p>Fully Advanced</text:p>
          </table:table-cell>
          <table:table-cell office:value-type="float" office:value="733526">
            <text:p>733526</text:p>
          </table:table-cell>
          <table:table-cell office:value-type="float" office:value="613216">
            <text:p>613216</text:p>
          </table:table-cell>
          <table:table-cell office:value-type="float" office:value="157">
            <text:p>157</text:p>
          </table:table-cell>
          <table:table-cell table:number-columns-repeated="3"/>
          <table:table-cell office:value-type="float" office:value="8010378309">
            <text:p>8010378309</text:p>
          </table:table-cell>
          <table:table-cell office:value-type="string">
            <text:p>NACH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733526">
            <text:p>733526</text:p>
          </table:table-cell>
          <table:table-cell office:value-type="string">
            <text:p>2010-07-26</text:p>
          </table:table-cell>
          <table:table-cell office:value-type="string">
            <text:p>FLOATING</text:p>
          </table:table-cell>
          <table:table-cell office:value-type="float" office:value="12.67">
            <text:p>12.67</text:p>
          </table:table-cell>
          <table:table-cell office:value-type="float" office:value="240">
            <text:p>240</text:p>
          </table:table-cell>
          <table:table-cell office:value-type="float" office:value="8041">
            <text:p>8041</text:p>
          </table:table-cell>
          <table:table-cell office:value-type="string">
            <text:p>2022-05-10</text:p>
          </table:table-cell>
          <table:table-cell table:number-columns-repeated="2" office:value-type="string">
            <text:p>Flate No. 272 Type 2nd Pkd 1 Sec. 13 Ph-2 Dwarka New Delhi DELHI 110014</text:p>
          </table:table-cell>
          <table:table-cell office:value-type="string">
            <text:p>Vijay Encl Delhi Delhi, , </text:p>
          </table:table-cell>
          <table:table-cell office:value-type="string">
            <text:p>32 Tara Nagar Ext Mahal Road Jagatpura J aipur RAJASTHAN Jaipur302002 <text:s/></text:p>
          </table:table-cell>
          <table:table-cell office:value-type="string">
            <text:p>2022-04-10</text:p>
          </table:table-cell>
          <table:table-cell office:value-type="string">
            <text:p>1984-08-19</text:p>
          </table:table-cell>
          <table:table-cell office:value-type="float" office:value="9413973109">
            <text:p>9413973109</text:p>
          </table:table-cell>
        </table:table-row>
        <table:table-row table:style-name="ro1">
          <table:table-cell office:value-type="string">
            <text:p>D0644963</text:p>
          </table:table-cell>
          <table:table-cell office:value-type="float" office:value="32394000065">
            <text:p>32394000065</text:p>
          </table:table-cell>
          <table:table-cell office:value-type="float" office:value="5100021">
            <text:p>5100021</text:p>
          </table:table-cell>
          <table:table-cell office:value-type="string">
            <text:p>Khadeer Beg Hussain Beg</text:p>
          </table:table-cell>
          <table:table-cell office:value-type="string">
            <text:p>Khadeer Beg</text:p>
          </table:table-cell>
          <table:table-cell office:value-type="string">
            <text:p>Hussain Beg</text:p>
          </table:table-cell>
          <table:table-cell office:value-type="string">
            <text:p>Shameem Begum Khadeer Beg</text:p>
          </table:table-cell>
          <table:table-cell office:value-type="string">
            <text:p>Fully Advanced</text:p>
          </table:table-cell>
          <table:table-cell office:value-type="float" office:value="380900">
            <text:p>380900</text:p>
          </table:table-cell>
          <table:table-cell office:value-type="float" office:value="70349">
            <text:p>70349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float" office:value="9916467334">
            <text:p>9916467334</text:p>
          </table:table-cell>
          <table:table-cell office:value-type="string">
            <text:p>PDC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380900">
            <text:p>380900</text:p>
          </table:table-cell>
          <table:table-cell office:value-type="string">
            <text:p>2010-07-31</text:p>
          </table:table-cell>
          <table:table-cell office:value-type="string">
            <text:p>FLOATING</text:p>
          </table:table-cell>
          <table:table-cell office:value-type="float" office:value="14.17">
            <text:p>14.17</text:p>
          </table:table-cell>
          <table:table-cell office:value-type="float" office:value="120">
            <text:p>120</text:p>
          </table:table-cell>
          <table:table-cell office:value-type="float" office:value="5035">
            <text:p>5035</text:p>
          </table:table-cell>
          <table:table-cell office:value-type="string">
            <text:p>2022-05-10</text:p>
          </table:table-cell>
          <table:table-cell table:number-columns-repeated="2" office:value-type="string">
            <text:p>H No A-4 Yermarus Camp Raichur Raichur KARNATAKA 584134</text:p>
          </table:table-cell>
          <table:table-cell office:value-type="string">
            <text:p>Irrigation No 2, Can Yermarus, , </text:p>
          </table:table-cell>
          <table:table-cell office:value-type="string">
            <text:p>No 13 5 2 21 plot No 21 sy no 253 255 Bheemraya Colony pothgal Village Near Ye rmaras Camp KARNATAKA Bengaluru584135 <text:s/></text:p>
          </table:table-cell>
          <table:table-cell office:value-type="string">
            <text:p>2022-04-10</text:p>
          </table:table-cell>
          <table:table-cell office:value-type="string">
            <text:p>1964-06-01</text:p>
          </table:table-cell>
          <table:table-cell office:value-type="float" office:value="1000000000">
            <text:p>1000000000</text:p>
          </table:table-cell>
        </table:table-row>
        <table:table-row table:style-name="ro1">
          <table:table-cell office:value-type="string">
            <text:p>D0651295</text:p>
          </table:table-cell>
          <table:table-cell office:value-type="float" office:value="10694000299">
            <text:p>10694000299</text:p>
          </table:table-cell>
          <table:table-cell office:value-type="float" office:value="5100023">
            <text:p>5100023</text:p>
          </table:table-cell>
          <table:table-cell office:value-type="string">
            <text:p>Rajendra Babasaheb Mundekar</text:p>
          </table:table-cell>
          <table:table-cell office:value-type="string">
            <text:p>Rajendra</text:p>
          </table:table-cell>
          <table:table-cell office:value-type="string">
            <text:p>Mundekar</text:p>
          </table:table-cell>
          <table:table-cell office:value-type="string">
            <text:p>Sunanda Rajendra Mundekar</text:p>
          </table:table-cell>
          <table:table-cell office:value-type="string">
            <text:p>Fully Advanced</text:p>
          </table:table-cell>
          <table:table-cell office:value-type="float" office:value="240000">
            <text:p>240000</text:p>
          </table:table-cell>
          <table:table-cell office:value-type="float" office:value="205539">
            <text:p>205539</text:p>
          </table:table-cell>
          <table:table-cell office:value-type="float" office:value="115">
            <text:p>115</text:p>
          </table:table-cell>
          <table:table-cell table:number-columns-repeated="3"/>
          <table:table-cell office:value-type="float" office:value="9011067734">
            <text:p>9011067734</text:p>
          </table:table-cell>
          <table:table-cell office:value-type="string">
            <text:p>PDC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240000">
            <text:p>240000</text:p>
          </table:table-cell>
          <table:table-cell office:value-type="string">
            <text:p>2010-09-27</text:p>
          </table:table-cell>
          <table:table-cell office:value-type="string">
            <text:p>FLOATING</text:p>
          </table:table-cell>
          <table:table-cell office:value-type="float" office:value="14.17">
            <text:p>14.17</text:p>
          </table:table-cell>
          <table:table-cell office:value-type="float" office:value="180">
            <text:p>180</text:p>
          </table:table-cell>
          <table:table-cell office:value-type="float" office:value="3295">
            <text:p>3295</text:p>
          </table:table-cell>
          <table:table-cell office:value-type="string">
            <text:p>2022-05-10</text:p>
          </table:table-cell>
          <table:table-cell table:number-columns-repeated="2" office:value-type="string">
            <text:p>1268, Mangeshwar Colony A/p: Uchagaon, Tal: Karveer Dist: Kolhapur Kolhapur MAHARASHTRA 416005</text:p>
          </table:table-cell>
          <table:table-cell office:value-type="string">
            <text:p>3rd Floor, Shankar S Pune, , </text:p>
          </table:table-cell>
          <table:table-cell office:value-type="string">
            <text:p>Bhu No 150 1 2 11 Plot No 18 Near Indi ra Nagar Shivkure Colony Takali Road M iraj MAHARASHTRA Sangli416410 <text:s/></text:p>
          </table:table-cell>
          <table:table-cell office:value-type="string">
            <text:p>2022-04-10</text:p>
          </table:table-cell>
          <table:table-cell office:value-type="string">
            <text:p>1967-06-01</text:p>
          </table:table-cell>
          <table:table-cell office:value-type="float" office:value="1000000000">
            <text:p>1000000000</text:p>
          </table:table-cell>
        </table:table-row>
        <table:table-row table:style-name="ro1">
          <table:table-cell office:value-type="string">
            <text:p>D0654063</text:p>
          </table:table-cell>
          <table:table-cell office:value-type="float" office:value="19294000021">
            <text:p>19294000021</text:p>
          </table:table-cell>
          <table:table-cell office:value-type="float" office:value="5100025">
            <text:p>5100025</text:p>
          </table:table-cell>
          <table:table-cell office:value-type="string">
            <text:p>Chandrappa Mailareppa Barki</text:p>
          </table:table-cell>
          <table:table-cell office:value-type="string">
            <text:p>Chandrappa</text:p>
          </table:table-cell>
          <table:table-cell office:value-type="string">
            <text:p>Barki</text:p>
          </table:table-cell>
          <table:table-cell office:value-type="string">
            <text:p>Jyothi Maruteppa Sunagar</text:p>
          </table:table-cell>
          <table:table-cell office:value-type="string">
            <text:p>Fully Advanced</text:p>
          </table:table-cell>
          <table:table-cell office:value-type="float" office:value="327947">
            <text:p>327947</text:p>
          </table:table-cell>
          <table:table-cell office:value-type="float" office:value="296902">
            <text:p>296902</text:p>
          </table:table-cell>
          <table:table-cell office:value-type="float" office:value="255">
            <text:p>255</text:p>
          </table:table-cell>
          <table:table-cell table:number-columns-repeated="3"/>
          <table:table-cell office:value-type="float" office:value="9986787479">
            <text:p>9986787479</text:p>
          </table:table-cell>
          <table:table-cell office:value-type="string">
            <text:p>NACH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327947">
            <text:p>327947</text:p>
          </table:table-cell>
          <table:table-cell office:value-type="string">
            <text:p>2010-09-30</text:p>
          </table:table-cell>
          <table:table-cell office:value-type="string">
            <text:p>FLOATING</text:p>
          </table:table-cell>
          <table:table-cell office:value-type="float" office:value="14.17">
            <text:p>14.17</text:p>
          </table:table-cell>
          <table:table-cell office:value-type="float" office:value="180">
            <text:p>180</text:p>
          </table:table-cell>
          <table:table-cell office:value-type="float" office:value="3696">
            <text:p>3696</text:p>
          </table:table-cell>
          <table:table-cell office:value-type="string">
            <text:p>2022-05-10</text:p>
          </table:table-cell>
          <table:table-cell table:number-columns-repeated="2" office:value-type="string">
            <text:p>Shivapur Badavne Dep Road Byadagi Haveri KARNATAKA 581110</text:p>
          </table:table-cell>
          <table:table-cell office:value-type="string">
            <text:p>At: Kerima Tq:shiggo Dt: Haver, , </text:p>
          </table:table-cell>
          <table:table-cell office:value-type="string">
            <text:p>Plot No 11 Sy no 199b Srikantappa Badav ane Haveri KARNATAKA Bengaluru581110 <text:s/></text:p>
          </table:table-cell>
          <table:table-cell office:value-type="string">
            <text:p>2022-04-10</text:p>
          </table:table-cell>
          <table:table-cell office:value-type="string">
            <text:p>1975-04-10</text:p>
          </table:table-cell>
          <table:table-cell office:value-type="float" office:value="1000000000">
            <text:p>1000000000</text:p>
          </table:table-cell>
        </table:table-row>
        <table:table-row table:style-name="ro1">
          <table:table-cell office:value-type="string">
            <text:p>D0654678</text:p>
          </table:table-cell>
          <table:table-cell office:value-type="float" office:value="21394000149">
            <text:p>21394000149</text:p>
          </table:table-cell>
          <table:table-cell office:value-type="float" office:value="5100027">
            <text:p>5100027</text:p>
          </table:table-cell>
          <table:table-cell office:value-type="string">
            <text:p>Sanjeev Somappa Tadakod</text:p>
          </table:table-cell>
          <table:table-cell office:value-type="string">
            <text:p>Sanjeev</text:p>
          </table:table-cell>
          <table:table-cell office:value-type="string">
            <text:p>Tadakod</text:p>
          </table:table-cell>
          <table:table-cell office:value-type="string">
            <text:p>Vinaya Sanjeev Tadakod</text:p>
          </table:table-cell>
          <table:table-cell office:value-type="string">
            <text:p>Fully Advanced</text:p>
          </table:table-cell>
          <table:table-cell office:value-type="float" office:value="834352">
            <text:p>834352</text:p>
          </table:table-cell>
          <table:table-cell office:value-type="float" office:value="689797">
            <text:p>689797</text:p>
          </table:table-cell>
          <table:table-cell office:value-type="float" office:value="185">
            <text:p>185</text:p>
          </table:table-cell>
          <table:table-cell office:value-type="string">
            <text:p>sanjeev.tadakod@hdfcbank.com</text:p>
          </table:table-cell>
          <table:table-cell table:number-columns-repeated="2"/>
          <table:table-cell office:value-type="float" office:value="9343835992">
            <text:p>9343835992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834352">
            <text:p>834352</text:p>
          </table:table-cell>
          <table:table-cell office:value-type="string">
            <text:p>2010-10-30</text:p>
          </table:table-cell>
          <table:table-cell office:value-type="string">
            <text:p>FLOATING</text:p>
          </table:table-cell>
          <table:table-cell office:value-type="float" office:value="13.67">
            <text:p>13.67</text:p>
          </table:table-cell>
          <table:table-cell office:value-type="float" office:value="180">
            <text:p>180</text:p>
          </table:table-cell>
          <table:table-cell office:value-type="float" office:value="8969">
            <text:p>8969</text:p>
          </table:table-cell>
          <table:table-cell office:value-type="string">
            <text:p>2022-05-10</text:p>
          </table:table-cell>
          <table:table-cell table:number-columns-repeated="2" office:value-type="string">
            <text:p>Sri Prabhu Nilaya, No. 12, 3rd Cross, Prasanth Vidya Nagar , Hubli KARNATAKA 580031</text:p>
          </table:table-cell>
          <table:table-cell office:value-type="string">
            <text:p>T B Revank Vivekanan, , </text:p>
          </table:table-cell>
          <table:table-cell office:value-type="string">
            <text:p>Site No 18 Katha No 58 Sy No 33 2 Kodigehalli Village K R Puram Hobli KARNATAKA Bengaluru560036 <text:s/></text:p>
          </table:table-cell>
          <table:table-cell office:value-type="string">
            <text:p>2022-04-10</text:p>
          </table:table-cell>
          <table:table-cell office:value-type="string">
            <text:p>1979-03-02</text:p>
          </table:table-cell>
          <table:table-cell office:value-type="float" office:value="9845174426">
            <text:p>9845174426</text:p>
          </table:table-cell>
        </table:table-row>
        <table:table-row table:style-name="ro1">
          <table:table-cell office:value-type="string">
            <text:p>D0658375</text:p>
          </table:table-cell>
          <table:table-cell office:value-type="float" office:value="20694000013">
            <text:p>20694000013</text:p>
          </table:table-cell>
          <table:table-cell office:value-type="float" office:value="5100029">
            <text:p>5100029</text:p>
          </table:table-cell>
          <table:table-cell office:value-type="string">
            <text:p>Norbert George</text:p>
          </table:table-cell>
          <table:table-cell office:value-type="string">
            <text:p>Norbert</text:p>
          </table:table-cell>
          <table:table-cell office:value-type="string">
            <text:p>George</text:p>
          </table:table-cell>
          <table:table-cell office:value-type="string">
            <text:p>Rajeena Norbert</text:p>
          </table:table-cell>
          <table:table-cell office:value-type="string">
            <text:p>Fully Advanced</text:p>
          </table:table-cell>
          <table:table-cell office:value-type="float" office:value="806463">
            <text:p>806463</text:p>
          </table:table-cell>
          <table:table-cell office:value-type="float" office:value="725984">
            <text:p>725984</text:p>
          </table:table-cell>
          <table:table-cell office:value-type="float" office:value="241">
            <text:p>241</text:p>
          </table:table-cell>
          <table:table-cell table:number-columns-repeated="3"/>
          <table:table-cell office:value-type="float" office:value="9846011171">
            <text:p>9846011171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806463">
            <text:p>806463</text:p>
          </table:table-cell>
          <table:table-cell office:value-type="string">
            <text:p>2010-11-19</text:p>
          </table:table-cell>
          <table:table-cell office:value-type="string">
            <text:p>FLOATING</text:p>
          </table:table-cell>
          <table:table-cell office:value-type="float" office:value="13.67">
            <text:p>13.67</text:p>
          </table:table-cell>
          <table:table-cell office:value-type="float" office:value="240">
            <text:p>240</text:p>
          </table:table-cell>
          <table:table-cell office:value-type="float" office:value="8857">
            <text:p>8857</text:p>
          </table:table-cell>
          <table:table-cell office:value-type="string">
            <text:p>2022-05-10</text:p>
          </table:table-cell>
          <table:table-cell table:number-columns-repeated="2" office:value-type="string">
            <text:p>1/63 Manakkal House Our Lady Of Hope Church Lane Azheekal P O Asheekal KERALA 682510</text:p>
          </table:table-cell>
          <table:table-cell office:value-type="string">
            <text:p>Unit Of Pe A-117, 2n Adam Bye, , </text:p>
          </table:table-cell>
          <table:table-cell office:value-type="string">
            <text:p>Sy No 1097 2 Puthuvaipu Village Azhikka l Elamkunnapuzha KERALA Ernakulam682510 <text:s/></text:p>
          </table:table-cell>
          <table:table-cell office:value-type="string">
            <text:p>2022-04-10</text:p>
          </table:table-cell>
          <table:table-cell office:value-type="string">
            <text:p>1970-09-19</text:p>
          </table:table-cell>
          <table:table-cell office:value-type="float" office:value="1000000000">
            <text:p>1000000000</text:p>
          </table:table-cell>
        </table:table-row>
        <table:table-row table:style-name="ro1">
          <table:table-cell office:value-type="string">
            <text:p>D0661888</text:p>
          </table:table-cell>
          <table:table-cell office:value-type="float" office:value="20994000416">
            <text:p>20994000416</text:p>
          </table:table-cell>
          <table:table-cell office:value-type="float" office:value="5100031">
            <text:p>5100031</text:p>
          </table:table-cell>
          <table:table-cell office:value-type="string">
            <text:p>Naragaraju Ponnada</text:p>
          </table:table-cell>
          <table:table-cell office:value-type="string">
            <text:p>Naragaraju</text:p>
          </table:table-cell>
          <table:table-cell office:value-type="string">
            <text:p>Ponnada</text:p>
          </table:table-cell>
          <table:table-cell office:value-type="string">
            <text:p>Sambasiva Rao Ponnada</text:p>
          </table:table-cell>
          <table:table-cell office:value-type="string">
            <text:p>Fully Advanced</text:p>
          </table:table-cell>
          <table:table-cell office:value-type="float" office:value="923319">
            <text:p>923319</text:p>
          </table:table-cell>
          <table:table-cell office:value-type="float" office:value="967396">
            <text:p>967396</text:p>
          </table:table-cell>
          <table:table-cell office:value-type="float" office:value="180">
            <text:p>180</text:p>
          </table:table-cell>
          <table:table-cell table:number-columns-repeated="3"/>
          <table:table-cell office:value-type="float" office:value="9985313192">
            <text:p>9985313192</text:p>
          </table:table-cell>
          <table:table-cell office:value-type="string">
            <text:p>PDC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923319">
            <text:p>923319</text:p>
          </table:table-cell>
          <table:table-cell office:value-type="string">
            <text:p>2010-11-25</text:p>
          </table:table-cell>
          <table:table-cell office:value-type="string">
            <text:p>FLOATING</text:p>
          </table:table-cell>
          <table:table-cell office:value-type="float" office:value="13.67">
            <text:p>13.67</text:p>
          </table:table-cell>
          <table:table-cell office:value-type="float" office:value="240">
            <text:p>240</text:p>
          </table:table-cell>
          <table:table-cell office:value-type="float" office:value="12708">
            <text:p>12708</text:p>
          </table:table-cell>
          <table:table-cell office:value-type="string">
            <text:p>2022-05-10</text:p>
          </table:table-cell>
          <table:table-cell table:number-columns-repeated="2" office:value-type="string">
            <text:p>D.no.21-7-18 Korlampeta , Rajahmundry ANDHRA PRADESH 533101</text:p>
          </table:table-cell>
          <table:table-cell office:value-type="string">
            <text:p>Pnr &amp; Sons D.no.9-14 Chanda Ch, , </text:p>
          </table:table-cell>
          <table:table-cell office:value-type="string">
            <text:p>Old D no 6 360 Present D no 9 2 16 Chan da Satram Street Rajahmundry ANDHRA PRADESH East Godavari533101 <text:s/></text:p>
          </table:table-cell>
          <table:table-cell office:value-type="string">
            <text:p>2022-04-10</text:p>
          </table:table-cell>
          <table:table-cell office:value-type="string">
            <text:p>1980-06-06</text:p>
          </table:table-cell>
          <table:table-cell office:value-type="float" office:value="9885782434">
            <text:p>9885782434</text:p>
          </table:table-cell>
        </table:table-row>
        <table:table-row table:style-name="ro1">
          <table:table-cell office:value-type="string">
            <text:p>D0675618</text:p>
          </table:table-cell>
          <table:table-cell office:value-type="float" office:value="32494000409">
            <text:p>32494000409</text:p>
          </table:table-cell>
          <table:table-cell office:value-type="float" office:value="5100033">
            <text:p>5100033</text:p>
          </table:table-cell>
          <table:table-cell office:value-type="string">
            <text:p>Gunasekaran R</text:p>
          </table:table-cell>
          <table:table-cell office:value-type="string">
            <text:p>Gunasekaran</text:p>
          </table:table-cell>
          <table:table-cell office:value-type="string">
            <text:p>R</text:p>
          </table:table-cell>
          <table:table-cell office:value-type="string">
            <text:p>Jayalakshmi G</text:p>
          </table:table-cell>
          <table:table-cell office:value-type="string">
            <text:p>Fully Advanced</text:p>
          </table:table-cell>
          <table:table-cell office:value-type="float" office:value="939809">
            <text:p>939809</text:p>
          </table:table-cell>
          <table:table-cell office:value-type="float" office:value="565039">
            <text:p>565039</text:p>
          </table:table-cell>
          <table:table-cell office:value-type="float" office:value="78">
            <text:p>78</text:p>
          </table:table-cell>
          <table:table-cell table:number-columns-repeated="3"/>
          <table:table-cell office:value-type="float" office:value="9943914478">
            <text:p>9943914478</text:p>
          </table:table-cell>
          <table:table-cell office:value-type="string">
            <text:p>DIRECT DEBIT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939809">
            <text:p>939809</text:p>
          </table:table-cell>
          <table:table-cell office:value-type="string">
            <text:p>2011-07-29</text:p>
          </table:table-cell>
          <table:table-cell office:value-type="string">
            <text:p>FLOATING</text:p>
          </table:table-cell>
          <table:table-cell office:value-type="float" office:value="12.92">
            <text:p>12.92</text:p>
          </table:table-cell>
          <table:table-cell office:value-type="float" office:value="180">
            <text:p>180</text:p>
          </table:table-cell>
          <table:table-cell office:value-type="float" office:value="10836">
            <text:p>10836</text:p>
          </table:table-cell>
          <table:table-cell office:value-type="string">
            <text:p>2022-05-10</text:p>
          </table:table-cell>
          <table:table-cell table:number-columns-repeated="2" office:value-type="string">
            <text:p>D.no.23 3rd Main Road, Bharathi Nagar Katpadi Katpadi TAMIL NADU 632007</text:p>
          </table:table-cell>
          <table:table-cell office:value-type="string">
            <text:p>Sothern Ra C/o, The Chennai C, , </text:p>
          </table:table-cell>
          <table:table-cell office:value-type="string">
            <text:p>Sf No 30 1 Door No 25 104 Majeeth Str eet Old Suramangalam TAMIL NADU Salem636004 <text:s/></text:p>
          </table:table-cell>
          <table:table-cell office:value-type="string">
            <text:p>2022-04-10</text:p>
          </table:table-cell>
          <table:table-cell office:value-type="string">
            <text:p>1968-07-09</text:p>
          </table:table-cell>
          <table:table-cell office:value-type="float" office:value="9786210507">
            <text:p>9786210507</text:p>
          </table:table-cell>
        </table:table-row>
        <table:table-row table:style-name="ro1">
          <table:table-cell office:value-type="string">
            <text:p>D0682348</text:p>
          </table:table-cell>
          <table:table-cell office:value-type="float" office:value="29094000057">
            <text:p>29094000057</text:p>
          </table:table-cell>
          <table:table-cell office:value-type="float" office:value="5100035">
            <text:p>5100035</text:p>
          </table:table-cell>
          <table:table-cell office:value-type="string">
            <text:p>Sheeja C V</text:p>
          </table:table-cell>
          <table:table-cell office:value-type="string">
            <text:p>Sheeja</text:p>
          </table:table-cell>
          <table:table-cell office:value-type="string">
            <text:p>V</text:p>
          </table:table-cell>
          <table:table-cell office:value-type="string">
            <text:p>Krishna Pillai G</text:p>
          </table:table-cell>
          <table:table-cell office:value-type="string">
            <text:p>Fully Advanced</text:p>
          </table:table-cell>
          <table:table-cell office:value-type="float" office:value="254506">
            <text:p>254506</text:p>
          </table:table-cell>
          <table:table-cell office:value-type="float" office:value="213871">
            <text:p>213871</text:p>
          </table:table-cell>
          <table:table-cell office:value-type="float" office:value="188">
            <text:p>188</text:p>
          </table:table-cell>
          <table:table-cell table:number-columns-repeated="3"/>
          <table:table-cell office:value-type="float" office:value="9946825671">
            <text:p>9946825671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254506">
            <text:p>254506</text:p>
          </table:table-cell>
          <table:table-cell office:value-type="string">
            <text:p>2011-02-28</text:p>
          </table:table-cell>
          <table:table-cell office:value-type="string">
            <text:p>FLOATING</text:p>
          </table:table-cell>
          <table:table-cell office:value-type="float" office:value="12.92">
            <text:p>12.92</text:p>
          </table:table-cell>
          <table:table-cell office:value-type="float" office:value="192">
            <text:p>192</text:p>
          </table:table-cell>
          <table:table-cell office:value-type="float" office:value="2662">
            <text:p>2662</text:p>
          </table:table-cell>
          <table:table-cell office:value-type="string">
            <text:p>2022-05-10</text:p>
          </table:table-cell>
          <table:table-cell table:number-columns-repeated="2" office:value-type="string">
            <text:p>Aneesh Bhavan Madathacode Nellimucku P O Nallila KERALA 691515</text:p>
          </table:table-cell>
          <table:table-cell office:value-type="string">
            <text:p>Chavakkad Thrissur Thrissur, , </text:p>
          </table:table-cell>
          <table:table-cell office:value-type="string">
            <text:p>Sy No 516 4 2 Kottarakkara Taluk Kareepr a Village KARNATAKA Bengaluru691515 <text:s/></text:p>
          </table:table-cell>
          <table:table-cell office:value-type="string">
            <text:p>2022-04-10</text:p>
          </table:table-cell>
          <table:table-cell office:value-type="string">
            <text:p>1972-02-20</text:p>
          </table:table-cell>
          <table:table-cell office:value-type="float" office:value="9946825517">
            <text:p>9946825517</text:p>
          </table:table-cell>
        </table:table-row>
        <table:table-row table:style-name="ro1">
          <table:table-cell office:value-type="string">
            <text:p>D0685288</text:p>
          </table:table-cell>
          <table:table-cell office:value-type="float" office:value="9094000268">
            <text:p>9094000268</text:p>
          </table:table-cell>
          <table:table-cell office:value-type="float" office:value="5100037">
            <text:p>5100037</text:p>
          </table:table-cell>
          <table:table-cell office:value-type="string">
            <text:p>Shahida Gaibisaheb Mulla</text:p>
          </table:table-cell>
          <table:table-cell office:value-type="string">
            <text:p>Shahida</text:p>
          </table:table-cell>
          <table:table-cell office:value-type="string">
            <text:p>Mulla</text:p>
          </table:table-cell>
          <table:table-cell office:value-type="string">
            <text:p>Sikandar Husenbasha Shetsandhi</text:p>
          </table:table-cell>
          <table:table-cell office:value-type="string">
            <text:p>Fully Advanced</text:p>
          </table:table-cell>
          <table:table-cell office:value-type="float" office:value="327000">
            <text:p>327000</text:p>
          </table:table-cell>
          <table:table-cell office:value-type="float" office:value="238300">
            <text:p>238300</text:p>
          </table:table-cell>
          <table:table-cell office:value-type="float" office:value="114">
            <text:p>114</text:p>
          </table:table-cell>
          <table:table-cell table:number-columns-repeated="3"/>
          <table:table-cell office:value-type="float" office:value="9420090955">
            <text:p>9420090955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327000">
            <text:p>327000</text:p>
          </table:table-cell>
          <table:table-cell office:value-type="string">
            <text:p>2011-03-17</text:p>
          </table:table-cell>
          <table:table-cell office:value-type="string">
            <text:p>FLOATING</text:p>
          </table:table-cell>
          <table:table-cell office:value-type="float" office:value="12.42">
            <text:p>12.42</text:p>
          </table:table-cell>
          <table:table-cell office:value-type="float" office:value="240">
            <text:p>240</text:p>
          </table:table-cell>
          <table:table-cell office:value-type="float" office:value="3574">
            <text:p>3574</text:p>
          </table:table-cell>
          <table:table-cell office:value-type="string">
            <text:p>2022-05-15</text:p>
          </table:table-cell>
          <table:table-cell table:number-columns-repeated="2" office:value-type="string">
            <text:p>Block No 23 Namrata Nagar Vijapur Road Solapur MAHARASHTRA 413004</text:p>
          </table:table-cell>
          <table:table-cell office:value-type="string">
            <text:p>Primary He At And Po Tal. Akka, , </text:p>
          </table:table-cell>
          <table:table-cell office:value-type="string">
            <text:p>Plot No 42 a Sy No 326 1 madina Nagar Behind Nadgiri Petrol Pump vijapur Road Solapur MAHARASHTRA Solapur413004 <text:s/></text:p>
          </table:table-cell>
          <table:table-cell office:value-type="string">
            <text:p>2022-04-15</text:p>
          </table:table-cell>
          <table:table-cell office:value-type="string">
            <text:p>1978-04-01</text:p>
          </table:table-cell>
          <table:table-cell office:value-type="float" office:value="1000000000">
            <text:p>1000000000</text:p>
          </table:table-cell>
        </table:table-row>
        <table:table-row table:style-name="ro1">
          <table:table-cell office:value-type="string">
            <text:p>D0691695</text:p>
          </table:table-cell>
          <table:table-cell office:value-type="float" office:value="21394000151">
            <text:p>21394000151</text:p>
          </table:table-cell>
          <table:table-cell office:value-type="float" office:value="5100039">
            <text:p>5100039</text:p>
          </table:table-cell>
          <table:table-cell office:value-type="string">
            <text:p>Harish T</text:p>
          </table:table-cell>
          <table:table-cell office:value-type="string">
            <text:p>Harish</text:p>
          </table:table-cell>
          <table:table-cell office:value-type="string">
            <text:p>T</text:p>
          </table:table-cell>
          <table:table-cell office:value-type="string">
            <text:p>Jalajakshi K B</text:p>
          </table:table-cell>
          <table:table-cell office:value-type="string">
            <text:p>Fully Advanced</text:p>
          </table:table-cell>
          <table:table-cell office:value-type="float" office:value="527956">
            <text:p>527956</text:p>
          </table:table-cell>
          <table:table-cell office:value-type="float" office:value="18374">
            <text:p>1837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9844949700">
            <text:p>9844949700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527956">
            <text:p>527956</text:p>
          </table:table-cell>
          <table:table-cell office:value-type="string">
            <text:p>2011-06-30</text:p>
          </table:table-cell>
          <table:table-cell office:value-type="string">
            <text:p>FLOATING</text:p>
          </table:table-cell>
          <table:table-cell office:value-type="float" office:value="13.67">
            <text:p>13.67</text:p>
          </table:table-cell>
          <table:table-cell office:value-type="float" office:value="120">
            <text:p>120</text:p>
          </table:table-cell>
          <table:table-cell office:value-type="float" office:value="7503">
            <text:p>7503</text:p>
          </table:table-cell>
          <table:table-cell/>
          <table:table-cell table:number-columns-repeated="2" office:value-type="string">
            <text:p>No. 7, 2nd Floor Vishwanatha Reddy Building Yarappanahalli Bangalore KARNATAKA 562107</text:p>
          </table:table-cell>
          <table:table-cell office:value-type="string">
            <text:p>No. 188, C Yarandaha Jigani Li, , </text:p>
          </table:table-cell>
          <table:table-cell office:value-type="string">
            <text:p>Site No 219 Katha No 446 219 R K To wnship sy No 16 1 17 1 100 2 Yaranda halli Village Jigani H KARNATAKA Bengaluru562107 <text:s/></text:p>
          </table:table-cell>
          <table:table-cell office:value-type="string">
            <text:p>2022-04-10</text:p>
          </table:table-cell>
          <table:table-cell office:value-type="string">
            <text:p>1979-07-10</text:p>
          </table:table-cell>
          <table:table-cell office:value-type="float" office:value="1000000000">
            <text:p>1000000000</text:p>
          </table:table-cell>
        </table:table-row>
        <table:table-row table:style-name="ro1">
          <table:table-cell office:value-type="string">
            <text:p>D0723135</text:p>
          </table:table-cell>
          <table:table-cell office:value-type="float" office:value="1194000472">
            <text:p>1194000472</text:p>
          </table:table-cell>
          <table:table-cell office:value-type="float" office:value="5100042">
            <text:p>5100042</text:p>
          </table:table-cell>
          <table:table-cell office:value-type="string">
            <text:p>Renuka Yadav</text:p>
          </table:table-cell>
          <table:table-cell office:value-type="string">
            <text:p>Renuka</text:p>
          </table:table-cell>
          <table:table-cell office:value-type="string">
            <text:p>Yadav</text:p>
          </table:table-cell>
          <table:table-cell office:value-type="string">
            <text:p>Chitranjan Kumar Yadav</text:p>
          </table:table-cell>
          <table:table-cell office:value-type="string">
            <text:p>Fully Advanced</text:p>
          </table:table-cell>
          <table:table-cell office:value-type="float" office:value="699145">
            <text:p>699145</text:p>
          </table:table-cell>
          <table:table-cell office:value-type="float" office:value="580272">
            <text:p>580272</text:p>
          </table:table-cell>
          <table:table-cell office:value-type="float" office:value="163">
            <text:p>163</text:p>
          </table:table-cell>
          <table:table-cell table:number-columns-repeated="3"/>
          <table:table-cell office:value-type="float" office:value="9450459339">
            <text:p>9450459339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699145">
            <text:p>699145</text:p>
          </table:table-cell>
          <table:table-cell office:value-type="string">
            <text:p>2011-11-11</text:p>
          </table:table-cell>
          <table:table-cell office:value-type="string">
            <text:p>FLOATING</text:p>
          </table:table-cell>
          <table:table-cell office:value-type="float" office:value="12.42">
            <text:p>12.42</text:p>
          </table:table-cell>
          <table:table-cell office:value-type="float" office:value="240">
            <text:p>240</text:p>
          </table:table-cell>
          <table:table-cell office:value-type="float" office:value="7399">
            <text:p>7399</text:p>
          </table:table-cell>
          <table:table-cell office:value-type="string">
            <text:p>2022-05-10</text:p>
          </table:table-cell>
          <table:table-cell table:number-columns-repeated="2" office:value-type="string">
            <text:p>C/o Rama Nand Yadav Paramhansh Nagar Kandawn, Dlw Varanasi UTTAR PRADESH 221004</text:p>
          </table:table-cell>
          <table:table-cell office:value-type="string">
            <text:p>, , </text:p>
          </table:table-cell>
          <table:table-cell office:value-type="string">
            <text:p>Arazi No 91 Mauza Ganeshpur Pargana de hat Amanat KARNATAKA Bengaluru221003 <text:s/></text:p>
          </table:table-cell>
          <table:table-cell office:value-type="string">
            <text:p>2022-04-10</text:p>
          </table:table-cell>
          <table:table-cell office:value-type="string">
            <text:p>1977-04-01</text:p>
          </table:table-cell>
          <table:table-cell office:value-type="float" office:value="1000000000">
            <text:p>1000000000</text:p>
          </table:table-cell>
        </table:table-row>
        <table:table-row table:style-name="ro1">
          <table:table-cell office:value-type="string">
            <text:p>D0751681</text:p>
          </table:table-cell>
          <table:table-cell office:value-type="float" office:value="11594000539">
            <text:p>11594000539</text:p>
          </table:table-cell>
          <table:table-cell office:value-type="float" office:value="5100045">
            <text:p>5100045</text:p>
          </table:table-cell>
          <table:table-cell office:value-type="string">
            <text:p>Ram Swaroop</text:p>
          </table:table-cell>
          <table:table-cell office:value-type="string">
            <text:p>Ram</text:p>
          </table:table-cell>
          <table:table-cell office:value-type="string">
            <text:p>Swaroop</text:p>
          </table:table-cell>
          <table:table-cell office:value-type="string">
            <text:p>Tulsi Devi</text:p>
          </table:table-cell>
          <table:table-cell office:value-type="string">
            <text:p>Fully Advanced</text:p>
          </table:table-cell>
          <table:table-cell office:value-type="float" office:value="474290">
            <text:p>474290</text:p>
          </table:table-cell>
          <table:table-cell office:value-type="float" office:value="234814">
            <text:p>234814</text:p>
          </table:table-cell>
          <table:table-cell office:value-type="float" office:value="56">
            <text:p>56</text:p>
          </table:table-cell>
          <table:table-cell table:number-columns-repeated="3"/>
          <table:table-cell office:value-type="float" office:value="9799425395">
            <text:p>9799425395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474290">
            <text:p>474290</text:p>
          </table:table-cell>
          <table:table-cell office:value-type="string">
            <text:p>2012-03-29</text:p>
          </table:table-cell>
          <table:table-cell office:value-type="string">
            <text:p>FLOATING</text:p>
          </table:table-cell>
          <table:table-cell office:value-type="float" office:value="12.42">
            <text:p>12.42</text:p>
          </table:table-cell>
          <table:table-cell office:value-type="float" office:value="168">
            <text:p>168</text:p>
          </table:table-cell>
          <table:table-cell office:value-type="float" office:value="5620">
            <text:p>5620</text:p>
          </table:table-cell>
          <table:table-cell office:value-type="string">
            <text:p>2022-05-10</text:p>
          </table:table-cell>
          <table:table-cell table:number-columns-repeated="2" office:value-type="string">
            <text:p>Plot No. 69/207 V T Road Mansarovar Jaipur Jaipur RAJASTHAN 302020</text:p>
          </table:table-cell>
          <table:table-cell office:value-type="string">
            <text:p>Dev Nagar Tonk Road Jaipur, , </text:p>
          </table:table-cell>
          <table:table-cell office:value-type="string">
            <text:p>P no A 63 Kings Residency Township Mada u Sanganer KARNATAKA Bengaluru302012 <text:s/></text:p>
          </table:table-cell>
          <table:table-cell office:value-type="string">
            <text:p>2022-04-10</text:p>
          </table:table-cell>
          <table:table-cell office:value-type="string">
            <text:p>1966-11-20</text:p>
          </table:table-cell>
          <table:table-cell office:value-type="float" office:value="9799425395">
            <text:p>9799425395</text:p>
          </table:table-cell>
        </table:table-row>
        <table:table-row table:style-name="ro1">
          <table:table-cell office:value-type="string">
            <text:p>D0754614</text:p>
          </table:table-cell>
          <table:table-cell office:value-type="float" office:value="894000549">
            <text:p>894000549</text:p>
          </table:table-cell>
          <table:table-cell office:value-type="float" office:value="5100047">
            <text:p>5100047</text:p>
          </table:table-cell>
          <table:table-cell office:value-type="string">
            <text:p>Tejeshwari Rao</text:p>
          </table:table-cell>
          <table:table-cell office:value-type="string">
            <text:p>Tejeshwari</text:p>
          </table:table-cell>
          <table:table-cell office:value-type="string">
            <text:p>Rao</text:p>
          </table:table-cell>
          <table:table-cell office:value-type="string">
            <text:p>Rakesh Kumar Rao</text:p>
          </table:table-cell>
          <table:table-cell office:value-type="string">
            <text:p>Fully Advanced</text:p>
          </table:table-cell>
          <table:table-cell office:value-type="float" office:value="359416">
            <text:p>359416</text:p>
          </table:table-cell>
          <table:table-cell office:value-type="float" office:value="10704.39">
            <text:p>10704.39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9893173414">
            <text:p>9893173414</text:p>
          </table:table-cell>
          <table:table-cell office:value-type="string">
            <text:p>NACH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359416">
            <text:p>359416</text:p>
          </table:table-cell>
          <table:table-cell office:value-type="string">
            <text:p>2012-01-31</text:p>
          </table:table-cell>
          <table:table-cell office:value-type="string">
            <text:p>FLOATING</text:p>
          </table:table-cell>
          <table:table-cell office:value-type="float" office:value="12.42">
            <text:p>12.42</text:p>
          </table:table-cell>
          <table:table-cell office:value-type="float" office:value="120">
            <text:p>120</text:p>
          </table:table-cell>
          <table:table-cell office:value-type="float" office:value="5003">
            <text:p>5003</text:p>
          </table:table-cell>
          <table:table-cell office:value-type="string">
            <text:p>2022-05-10</text:p>
          </table:table-cell>
          <table:table-cell table:number-columns-repeated="2" office:value-type="string">
            <text:p>H. No. 12, Krisna Palace Ameri Road Santi Nagar Near Sent Fransys School Bilaspur CHHATTISGARH 495001</text:p>
          </table:table-cell>
          <table:table-cell office:value-type="string">
            <text:p>, , </text:p>
          </table:table-cell>
          <table:table-cell office:value-type="string">
            <text:p>Layout Plot No 142 Atulya Estate Kh No 872 To 916 Mouja Rahangi Ph No 10 Tahs il Bilha CHHATTISGARH Bilaspur495001 <text:s/></text:p>
          </table:table-cell>
          <table:table-cell office:value-type="string">
            <text:p>2022-04-10</text:p>
          </table:table-cell>
          <table:table-cell office:value-type="string">
            <text:p>1985-06-02</text:p>
          </table:table-cell>
          <table:table-cell office:value-type="float" office:value="9826618887">
            <text:p>9826618887</text:p>
          </table:table-cell>
        </table:table-row>
        <table:table-row table:style-name="ro1">
          <table:table-cell office:value-type="string">
            <text:p>D0784164</text:p>
          </table:table-cell>
          <table:table-cell office:value-type="float" office:value="4794000557">
            <text:p>4794000557</text:p>
          </table:table-cell>
          <table:table-cell office:value-type="float" office:value="5100051">
            <text:p>5100051</text:p>
          </table:table-cell>
          <table:table-cell office:value-type="string">
            <text:p>Rajesh Bansal</text:p>
          </table:table-cell>
          <table:table-cell office:value-type="string">
            <text:p>Rajesh</text:p>
          </table:table-cell>
          <table:table-cell office:value-type="string">
            <text:p>Bansal</text:p>
          </table:table-cell>
          <table:table-cell office:value-type="string">
            <text:p>Jitendra Bansal</text:p>
          </table:table-cell>
          <table:table-cell office:value-type="string">
            <text:p>Closed</text:p>
          </table:table-cell>
          <table:table-cell office:value-type="float" office:value="318193">
            <text:p>31819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9783608595">
            <text:p>9783608595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318193">
            <text:p>318193</text:p>
          </table:table-cell>
          <table:table-cell office:value-type="string">
            <text:p>2012-05-30</text:p>
          </table:table-cell>
          <table:table-cell office:value-type="string">
            <text:p>FLOATING</text:p>
          </table:table-cell>
          <table:table-cell office:value-type="float" office:value="12.42">
            <text:p>12.42</text:p>
          </table:table-cell>
          <table:table-cell office:value-type="float" office:value="240">
            <text:p>240</text:p>
          </table:table-cell>
          <table:table-cell office:value-type="float" office:value="3341">
            <text:p>3341</text:p>
          </table:table-cell>
          <table:table-cell office:value-type="string">
            <text:p>2022-05-15</text:p>
          </table:table-cell>
          <table:table-cell table:number-columns-repeated="2" office:value-type="string">
            <text:p>Mangalpura Tack Jhalawar Rajasthan Jhalawar RAJASTHAN 326001</text:p>
          </table:table-cell>
          <table:table-cell office:value-type="string">
            <text:p>, , </text:p>
          </table:table-cell>
          <table:table-cell office:value-type="string">
            <text:p>Plot No 18 Anang Vihar Jhalawar RAJASTHAN Jhalawar326001 <text:s/></text:p>
          </table:table-cell>
          <table:table-cell office:value-type="string">
            <text:p>2022-04-15</text:p>
          </table:table-cell>
          <table:table-cell office:value-type="string">
            <text:p>1980-06-15</text:p>
          </table:table-cell>
          <table:table-cell office:value-type="float" office:value="9783608595">
            <text:p>9783608595</text:p>
          </table:table-cell>
        </table:table-row>
        <table:table-row table:style-name="ro1">
          <table:table-cell office:value-type="string">
            <text:p>D0796189</text:p>
          </table:table-cell>
          <table:table-cell office:value-type="float" office:value="10694000300">
            <text:p>10694000300</text:p>
          </table:table-cell>
          <table:table-cell office:value-type="float" office:value="5100054">
            <text:p>5100054</text:p>
          </table:table-cell>
          <table:table-cell office:value-type="string">
            <text:p>Kundan Uday Waichal</text:p>
          </table:table-cell>
          <table:table-cell office:value-type="string">
            <text:p>Kundan</text:p>
          </table:table-cell>
          <table:table-cell office:value-type="string">
            <text:p>Waichal</text:p>
          </table:table-cell>
          <table:table-cell office:value-type="string">
            <text:p>Ashwini Kundan Waichal</text:p>
          </table:table-cell>
          <table:table-cell office:value-type="string">
            <text:p>Fully Advanced</text:p>
          </table:table-cell>
          <table:table-cell office:value-type="float" office:value="336850">
            <text:p>336850</text:p>
          </table:table-cell>
          <table:table-cell office:value-type="float" office:value="228377">
            <text:p>228377</text:p>
          </table:table-cell>
          <table:table-cell office:value-type="float" office:value="85">
            <text:p>85</text:p>
          </table:table-cell>
          <table:table-cell table:number-columns-repeated="3"/>
          <table:table-cell office:value-type="float" office:value="9960195250">
            <text:p>9960195250</text:p>
          </table:table-cell>
          <table:table-cell office:value-type="string">
            <text:p>NACH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336850">
            <text:p>336850</text:p>
          </table:table-cell>
          <table:table-cell office:value-type="string">
            <text:p>2012-08-13</text:p>
          </table:table-cell>
          <table:table-cell office:value-type="string">
            <text:p>FLOATING</text:p>
          </table:table-cell>
          <table:table-cell office:value-type="float" office:value="10.32">
            <text:p>10.32</text:p>
          </table:table-cell>
          <table:table-cell office:value-type="float" office:value="240">
            <text:p>240</text:p>
          </table:table-cell>
          <table:table-cell office:value-type="float" office:value="3830">
            <text:p>3830</text:p>
          </table:table-cell>
          <table:table-cell office:value-type="string">
            <text:p>2022-05-10</text:p>
          </table:table-cell>
          <table:table-cell table:number-columns-repeated="2" office:value-type="string">
            <text:p>Yashokamal Appt, Flat No.8 Opp Sangli Urban Bank Harbhat Road Sangli MAHARASHTRA 416416</text:p>
          </table:table-cell>
          <table:table-cell office:value-type="string">
            <text:p>977/ F, Ha Sangli Sangli, , </text:p>
          </table:table-cell>
          <table:table-cell office:value-type="string">
            <text:p>S No 421 1 Plot No 61b Aappaso Patil N agar Behind D Mart 100ft Road Sangli KARNATAKA Bengaluru416416 <text:s/></text:p>
          </table:table-cell>
          <table:table-cell office:value-type="string">
            <text:p>2022-04-10</text:p>
          </table:table-cell>
          <table:table-cell office:value-type="string">
            <text:p>1980-11-13</text:p>
          </table:table-cell>
          <table:table-cell office:value-type="float" office:value="1000000000">
            <text:p>1000000000</text:p>
          </table:table-cell>
        </table:table-row>
        <table:table-row table:style-name="ro1">
          <table:table-cell office:value-type="string">
            <text:p>D0808047</text:p>
          </table:table-cell>
          <table:table-cell office:value-type="float" office:value="8694000308">
            <text:p>8694000308</text:p>
          </table:table-cell>
          <table:table-cell office:value-type="float" office:value="5100056">
            <text:p>5100056</text:p>
          </table:table-cell>
          <table:table-cell office:value-type="string">
            <text:p>Vandana Jhaldiyal</text:p>
          </table:table-cell>
          <table:table-cell office:value-type="string">
            <text:p>Vandana</text:p>
          </table:table-cell>
          <table:table-cell office:value-type="string">
            <text:p>Jhaldiyal</text:p>
          </table:table-cell>
          <table:table-cell office:value-type="string">
            <text:p>Kailash Jhaldiyal</text:p>
          </table:table-cell>
          <table:table-cell office:value-type="string">
            <text:p>Fully Advanced</text:p>
          </table:table-cell>
          <table:table-cell office:value-type="float" office:value="932814">
            <text:p>932814</text:p>
          </table:table-cell>
          <table:table-cell office:value-type="float" office:value="809326">
            <text:p>809326</text:p>
          </table:table-cell>
          <table:table-cell office:value-type="float" office:value="166">
            <text:p>166</text:p>
          </table:table-cell>
          <table:table-cell table:number-columns-repeated="3"/>
          <table:table-cell office:value-type="float" office:value="9456546537">
            <text:p>9456546537</text:p>
          </table:table-cell>
          <table:table-cell office:value-type="string">
            <text:p>PDC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932814">
            <text:p>932814</text:p>
          </table:table-cell>
          <table:table-cell office:value-type="string">
            <text:p>2012-10-31</text:p>
          </table:table-cell>
          <table:table-cell office:value-type="string">
            <text:p>FLOATING</text:p>
          </table:table-cell>
          <table:table-cell office:value-type="float" office:value="13.42">
            <text:p>13.42</text:p>
          </table:table-cell>
          <table:table-cell office:value-type="float" office:value="240">
            <text:p>240</text:p>
          </table:table-cell>
          <table:table-cell office:value-type="float" office:value="10763">
            <text:p>10763</text:p>
          </table:table-cell>
          <table:table-cell office:value-type="string">
            <text:p>2022-05-10</text:p>
          </table:table-cell>
          <table:table-cell table:number-columns-repeated="2" office:value-type="string">
            <text:p>Lane No 2 Vishnu Puram Mothrawala Dehradun UTTARAKHAND 248001</text:p>
          </table:table-cell>
          <table:table-cell office:value-type="string">
            <text:p>Lane No 2 Vishnu Pu Mothrawal, , </text:p>
          </table:table-cell>
          <table:table-cell office:value-type="string">
            <text:p>Khasra No 67 New Khasra No 271 Ka Mau za Mothrawala vishnu Puram Lane No 2 Pa rgana Parwa Doon UTTARAKHAND Dehradun248141 <text:s/></text:p>
          </table:table-cell>
          <table:table-cell office:value-type="string">
            <text:p>2022-04-10</text:p>
          </table:table-cell>
          <table:table-cell office:value-type="string">
            <text:p>1976-09-19</text:p>
          </table:table-cell>
          <table:table-cell office:value-type="float" office:value="9412304171">
            <text:p>9412304171</text:p>
          </table:table-cell>
        </table:table-row>
        <table:table-row table:style-name="ro1">
          <table:table-cell office:value-type="string">
            <text:p>D0820276</text:p>
          </table:table-cell>
          <table:table-cell office:value-type="float" office:value="1194000473">
            <text:p>1194000473</text:p>
          </table:table-cell>
          <table:table-cell office:value-type="float" office:value="5100058">
            <text:p>5100058</text:p>
          </table:table-cell>
          <table:table-cell office:value-type="string">
            <text:p>Sushma Srivastava</text:p>
          </table:table-cell>
          <table:table-cell office:value-type="string">
            <text:p>Sushma</text:p>
          </table:table-cell>
          <table:table-cell office:value-type="string">
            <text:p>Srivastava</text:p>
          </table:table-cell>
          <table:table-cell office:value-type="string">
            <text:p>Chandra Ketu Srivastava</text:p>
          </table:table-cell>
          <table:table-cell office:value-type="string">
            <text:p>Fully Advanced</text:p>
          </table:table-cell>
          <table:table-cell office:value-type="float" office:value="487557">
            <text:p>487557</text:p>
          </table:table-cell>
          <table:table-cell office:value-type="float" office:value="55358">
            <text:p>55358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float" office:value="9389996855">
            <text:p>9389996855</text:p>
          </table:table-cell>
          <table:table-cell office:value-type="string">
            <text:p>NACH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487557">
            <text:p>487557</text:p>
          </table:table-cell>
          <table:table-cell office:value-type="string">
            <text:p>2012-11-26</text:p>
          </table:table-cell>
          <table:table-cell office:value-type="string">
            <text:p>FLOATING</text:p>
          </table:table-cell>
          <table:table-cell office:value-type="float" office:value="12.92">
            <text:p>12.92</text:p>
          </table:table-cell>
          <table:table-cell office:value-type="float" office:value="120">
            <text:p>120</text:p>
          </table:table-cell>
          <table:table-cell office:value-type="float" office:value="6388">
            <text:p>6388</text:p>
          </table:table-cell>
          <table:table-cell office:value-type="string">
            <text:p>2022-05-10</text:p>
          </table:table-cell>
          <table:table-cell table:number-columns-repeated="2" office:value-type="string">
            <text:p>Type 3,b-4 P.w.d Colony Varuna <text:s/>Bridge Varanasi , Varanasi UTTAR PRADESH 221002</text:p>
          </table:table-cell>
          <table:table-cell office:value-type="string">
            <text:p>, , </text:p>
          </table:table-cell>
          <table:table-cell office:value-type="string">
            <text:p>Arazi No 54 Naulapur Shivpur Nr Shard a Vihar Colony KARNATAKA Bengaluru221010 <text:s/></text:p>
          </table:table-cell>
          <table:table-cell office:value-type="string">
            <text:p>2022-04-10</text:p>
          </table:table-cell>
          <table:table-cell office:value-type="string">
            <text:p>1957-04-24</text:p>
          </table:table-cell>
          <table:table-cell office:value-type="float" office:value="9389996855">
            <text:p>9389996855</text:p>
          </table:table-cell>
        </table:table-row>
        <table:table-row table:style-name="ro1">
          <table:table-cell office:value-type="string">
            <text:p>D0822440</text:p>
          </table:table-cell>
          <table:table-cell office:value-type="float" office:value="694000598">
            <text:p>694000598</text:p>
          </table:table-cell>
          <table:table-cell office:value-type="float" office:value="5100060">
            <text:p>5100060</text:p>
          </table:table-cell>
          <table:table-cell office:value-type="string">
            <text:p>Ashish Jain</text:p>
          </table:table-cell>
          <table:table-cell office:value-type="string">
            <text:p>Ashish</text:p>
          </table:table-cell>
          <table:table-cell office:value-type="string">
            <text:p>Jain</text:p>
          </table:table-cell>
          <table:table-cell office:value-type="string">
            <text:p>Kavita Jain</text:p>
          </table:table-cell>
          <table:table-cell office:value-type="string">
            <text:p>Fully Advanced</text:p>
          </table:table-cell>
          <table:table-cell office:value-type="float" office:value="797604">
            <text:p>797604</text:p>
          </table:table-cell>
          <table:table-cell office:value-type="float" office:value="375544">
            <text:p>375544</text:p>
          </table:table-cell>
          <table:table-cell office:value-type="float" office:value="54">
            <text:p>54</text:p>
          </table:table-cell>
          <table:table-cell table:number-columns-repeated="3"/>
          <table:table-cell office:value-type="float" office:value="9893256770">
            <text:p>9893256770</text:p>
          </table:table-cell>
          <table:table-cell office:value-type="string">
            <text:p>DIRECT DEBIT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Link</text:p>
          </table:table-cell>
          <table:table-cell office:value-type="float" office:value="797604">
            <text:p>797604</text:p>
          </table:table-cell>
          <table:table-cell office:value-type="string">
            <text:p>2012-11-30</text:p>
          </table:table-cell>
          <table:table-cell office:value-type="string">
            <text:p>FLOATING</text:p>
          </table:table-cell>
          <table:table-cell office:value-type="float" office:value="14.87">
            <text:p>14.87</text:p>
          </table:table-cell>
          <table:table-cell office:value-type="float" office:value="240">
            <text:p>240</text:p>
          </table:table-cell>
          <table:table-cell office:value-type="float" office:value="9624">
            <text:p>9624</text:p>
          </table:table-cell>
          <table:table-cell office:value-type="string">
            <text:p>2022-05-10</text:p>
          </table:table-cell>
          <table:table-cell table:number-columns-repeated="2" office:value-type="string">
            <text:p>E-6 Mig-23 Arera Colony Bhopal MADHYA PRADESH 462016</text:p>
          </table:table-cell>
          <table:table-cell office:value-type="string">
            <text:p>F-9,-a, &amp; Gurukripa 48-a, Zon, , </text:p>
          </table:table-cell>
          <table:table-cell office:value-type="string">
            <text:p>Plot No 16 Block No 22 as Per Tcp Plot No E 253 Chinar 7th Mile Phase 1 Gra m Borda Kolar Road MADHYA PRADESH Bhopal462001 <text:s/></text:p>
          </table:table-cell>
          <table:table-cell office:value-type="string">
            <text:p>2022-04-10</text:p>
          </table:table-cell>
          <table:table-cell office:value-type="string">
            <text:p>1969-03-23</text:p>
          </table:table-cell>
          <table:table-cell office:value-type="float" office:value="9893256770">
            <text:p>9893256770</text:p>
          </table:table-cell>
        </table:table-row>
        <table:table-row table:style-name="ro1">
          <table:table-cell office:value-type="string">
            <text:p>D0822450</text:p>
          </table:table-cell>
          <table:table-cell office:value-type="float" office:value="694000599">
            <text:p>694000599</text:p>
          </table:table-cell>
          <table:table-cell office:value-type="float" office:value="5100062">
            <text:p>5100062</text:p>
          </table:table-cell>
          <table:table-cell office:value-type="string">
            <text:p>Ashish Jain</text:p>
          </table:table-cell>
          <table:table-cell office:value-type="string">
            <text:p>Ashish</text:p>
          </table:table-cell>
          <table:table-cell office:value-type="string">
            <text:p>Jain</text:p>
          </table:table-cell>
          <table:table-cell office:value-type="string">
            <text:p>Kavita Jain</text:p>
          </table:table-cell>
          <table:table-cell office:value-type="string">
            <text:p>Fully Advanced</text:p>
          </table:table-cell>
          <table:table-cell office:value-type="float" office:value="762388">
            <text:p>762388</text:p>
          </table:table-cell>
          <table:table-cell office:value-type="float" office:value="329945">
            <text:p>329945</text:p>
          </table:table-cell>
          <table:table-cell office:value-type="float" office:value="63">
            <text:p>63</text:p>
          </table:table-cell>
          <table:table-cell table:number-columns-repeated="3"/>
          <table:table-cell office:value-type="float" office:value="9893256770">
            <text:p>9893256770</text:p>
          </table:table-cell>
          <table:table-cell office:value-type="string">
            <text:p>DIRECT DEBIT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Link</text:p>
          </table:table-cell>
          <table:table-cell office:value-type="float" office:value="762388">
            <text:p>762388</text:p>
          </table:table-cell>
          <table:table-cell office:value-type="string">
            <text:p>2012-11-30</text:p>
          </table:table-cell>
          <table:table-cell office:value-type="string">
            <text:p>FLOATING</text:p>
          </table:table-cell>
          <table:table-cell office:value-type="float" office:value="14.87">
            <text:p>14.87</text:p>
          </table:table-cell>
          <table:table-cell office:value-type="float" office:value="240">
            <text:p>240</text:p>
          </table:table-cell>
          <table:table-cell office:value-type="float" office:value="9719">
            <text:p>9719</text:p>
          </table:table-cell>
          <table:table-cell office:value-type="string">
            <text:p>2022-05-10</text:p>
          </table:table-cell>
          <table:table-cell table:number-columns-repeated="2" office:value-type="string">
            <text:p>E-6 Mig-23 Arera Colony Bhopal MADHYA PRADESH 462016</text:p>
          </table:table-cell>
          <table:table-cell office:value-type="string">
            <text:p>F-9,-a, &amp; Gurukripa 48-a, Zon, , </text:p>
          </table:table-cell>
          <table:table-cell office:value-type="string">
            <text:p>Plot No 17 Block No 22 as Per Tcp Plot No E 254 Chinar 7th Mile Phase 1 Gra m Borda Kolar Road MADHYA PRADESH Bhopal462001 <text:s/></text:p>
          </table:table-cell>
          <table:table-cell office:value-type="string">
            <text:p>2022-04-10</text:p>
          </table:table-cell>
          <table:table-cell office:value-type="string">
            <text:p>1969-03-23</text:p>
          </table:table-cell>
          <table:table-cell office:value-type="float" office:value="9893256770">
            <text:p>9893256770</text:p>
          </table:table-cell>
        </table:table-row>
        <table:table-row table:style-name="ro1">
          <table:table-cell office:value-type="string">
            <text:p>D0822531</text:p>
          </table:table-cell>
          <table:table-cell office:value-type="float" office:value="28894000047">
            <text:p>28894000047</text:p>
          </table:table-cell>
          <table:table-cell office:value-type="float" office:value="5100064">
            <text:p>5100064</text:p>
          </table:table-cell>
          <table:table-cell office:value-type="string">
            <text:p>Ramesh Ningappa Padasalgi</text:p>
          </table:table-cell>
          <table:table-cell office:value-type="string">
            <text:p>Ramesh</text:p>
          </table:table-cell>
          <table:table-cell office:value-type="string">
            <text:p>Padasalgi</text:p>
          </table:table-cell>
          <table:table-cell office:value-type="string">
            <text:p>Parvati Ramesh Padasalagi</text:p>
          </table:table-cell>
          <table:table-cell office:value-type="string">
            <text:p>Fully Advanced</text:p>
          </table:table-cell>
          <table:table-cell office:value-type="float" office:value="304677">
            <text:p>304677</text:p>
          </table:table-cell>
          <table:table-cell office:value-type="float" office:value="39700">
            <text:p>39700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float" office:value="9884546272">
            <text:p>9884546272</text:p>
          </table:table-cell>
          <table:table-cell office:value-type="string">
            <text:p>DIRECT DEBIT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304677">
            <text:p>304677</text:p>
          </table:table-cell>
          <table:table-cell office:value-type="string">
            <text:p>2012-11-03</text:p>
          </table:table-cell>
          <table:table-cell office:value-type="string">
            <text:p>FLOATING</text:p>
          </table:table-cell>
          <table:table-cell office:value-type="float" office:value="13.67">
            <text:p>13.67</text:p>
          </table:table-cell>
          <table:table-cell office:value-type="float" office:value="120">
            <text:p>120</text:p>
          </table:table-cell>
          <table:table-cell office:value-type="float" office:value="4460">
            <text:p>4460</text:p>
          </table:table-cell>
          <table:table-cell office:value-type="string">
            <text:p>2022-05-10</text:p>
          </table:table-cell>
          <table:table-cell table:number-columns-repeated="2" office:value-type="string">
            <text:p>Gejji Plots Nandagaon <text:s/>Road, Athani, Tal: Athani, Dist: Belgaum Athani KARNATAKA 591304</text:p>
          </table:table-cell>
          <table:table-cell office:value-type="string">
            <text:p>Taluk Panc Near Poli, , </text:p>
          </table:table-cell>
          <table:table-cell office:value-type="string">
            <text:p>Plot No 50 R S No 993 K Ward No 18 Gas ti Plots Athani Dist Belgaum KARNATAKA Bengaluru591304 <text:s/></text:p>
          </table:table-cell>
          <table:table-cell office:value-type="string">
            <text:p>2022-04-10</text:p>
          </table:table-cell>
          <table:table-cell office:value-type="string">
            <text:p>1980-06-01</text:p>
          </table:table-cell>
          <table:table-cell office:value-type="float" office:value="1000000000">
            <text:p>1000000000</text:p>
          </table:table-cell>
        </table:table-row>
        <table:table-row table:style-name="ro1">
          <table:table-cell office:value-type="string">
            <text:p>D0825194</text:p>
          </table:table-cell>
          <table:table-cell office:value-type="float" office:value="8294000245">
            <text:p>8294000245</text:p>
          </table:table-cell>
          <table:table-cell office:value-type="float" office:value="5100066">
            <text:p>5100066</text:p>
          </table:table-cell>
          <table:table-cell office:value-type="string">
            <text:p>Himatrao Ramrao Gawner</text:p>
          </table:table-cell>
          <table:table-cell office:value-type="string">
            <text:p>Himatrao</text:p>
          </table:table-cell>
          <table:table-cell office:value-type="string">
            <text:p>Gawner</text:p>
          </table:table-cell>
          <table:table-cell office:value-type="string">
            <text:p>Mala Himatrao Gawner</text:p>
          </table:table-cell>
          <table:table-cell office:value-type="string">
            <text:p>Fully Advanced</text:p>
          </table:table-cell>
          <table:table-cell office:value-type="float" office:value="541730">
            <text:p>5417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9765581988">
            <text:p>9765581988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541730">
            <text:p>541730</text:p>
          </table:table-cell>
          <table:table-cell office:value-type="string">
            <text:p>2012-11-16</text:p>
          </table:table-cell>
          <table:table-cell office:value-type="string">
            <text:p>FLOATING</text:p>
          </table:table-cell>
          <table:table-cell office:value-type="float" office:value="13.67">
            <text:p>13.67</text:p>
          </table:table-cell>
          <table:table-cell office:value-type="float" office:value="120">
            <text:p>120</text:p>
          </table:table-cell>
          <table:table-cell table:number-columns-repeated="2"/>
          <table:table-cell table:number-columns-repeated="2" office:value-type="string">
            <text:p>C/o Qtr No 69/2 S R P F Wadali Chandur Railway Road Amaravati Amaravati MAHARASHTRA 444602</text:p>
          </table:table-cell>
          <table:table-cell office:value-type="string">
            <text:p>S R P F Ca Chandur R Amaravati, , </text:p>
          </table:table-cell>
          <table:table-cell office:value-type="string">
            <text:p>Plot No 6b Behind Datta Wadi Vishwath N agar Shehaon Naka Road Opp Deshmukh Law n KARNATAKA Bengaluru444602 <text:s/></text:p>
          </table:table-cell>
          <table:table-cell office:value-type="string">
            <text:p>2022-04-15</text:p>
          </table:table-cell>
          <table:table-cell office:value-type="string">
            <text:p>1957-06-01</text:p>
          </table:table-cell>
          <table:table-cell office:value-type="float" office:value="9823027184">
            <text:p>9823027184</text:p>
          </table:table-cell>
        </table:table-row>
        <table:table-row table:style-name="ro1">
          <table:table-cell office:value-type="string">
            <text:p>D0826355</text:p>
          </table:table-cell>
          <table:table-cell office:value-type="float" office:value="19994000396">
            <text:p>19994000396</text:p>
          </table:table-cell>
          <table:table-cell office:value-type="float" office:value="5100068">
            <text:p>5100068</text:p>
          </table:table-cell>
          <table:table-cell office:value-type="string">
            <text:p>Sreedevi S</text:p>
          </table:table-cell>
          <table:table-cell office:value-type="string">
            <text:p>Sreedevi</text:p>
          </table:table-cell>
          <table:table-cell office:value-type="string">
            <text:p>S</text:p>
          </table:table-cell>
          <table:table-cell office:value-type="string">
            <text:p>Raghupathy A P</text:p>
          </table:table-cell>
          <table:table-cell office:value-type="string">
            <text:p>Fully Advanced</text:p>
          </table:table-cell>
          <table:table-cell office:value-type="float" office:value="1216715">
            <text:p>1216715</text:p>
          </table:table-cell>
          <table:table-cell office:value-type="float" office:value="1002575">
            <text:p>1002575</text:p>
          </table:table-cell>
          <table:table-cell office:value-type="float" office:value="165">
            <text:p>165</text:p>
          </table:table-cell>
          <table:table-cell table:number-columns-repeated="3"/>
          <table:table-cell office:value-type="float" office:value="1000000000">
            <text:p>1000000000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1216715">
            <text:p>1216715</text:p>
          </table:table-cell>
          <table:table-cell office:value-type="string">
            <text:p>2012-11-23</text:p>
          </table:table-cell>
          <table:table-cell office:value-type="string">
            <text:p>FLOATING</text:p>
          </table:table-cell>
          <table:table-cell office:value-type="float" office:value="12.17">
            <text:p>12.17</text:p>
          </table:table-cell>
          <table:table-cell office:value-type="float" office:value="240">
            <text:p>240</text:p>
          </table:table-cell>
          <table:table-cell office:value-type="float" office:value="12569">
            <text:p>12569</text:p>
          </table:table-cell>
          <table:table-cell office:value-type="string">
            <text:p>2022-05-12</text:p>
          </table:table-cell>
          <table:table-cell table:number-columns-repeated="2" office:value-type="string">
            <text:p>V 2 Housing Unit Thiruvalluvar Bus Stand Back Side Gandhipuram Coimbatore TAMIL NADU 641044</text:p>
          </table:table-cell>
          <table:table-cell office:value-type="string">
            <text:p>Bommanampa Bharathiy, , </text:p>
          </table:table-cell>
          <table:table-cell office:value-type="string">
            <text:p>S F No 676 2b 2c Site No 31 Taunsa Nag ar Bommanampalayam Vadavalli Village TAMIL NADU Coimbatore641046 <text:s/></text:p>
          </table:table-cell>
          <table:table-cell office:value-type="string">
            <text:p>2022-04-12</text:p>
          </table:table-cell>
          <table:table-cell office:value-type="string">
            <text:p>1976-01-21</text:p>
          </table:table-cell>
          <table:table-cell office:value-type="float" office:value="1000000000">
            <text:p>1000000000</text:p>
          </table:table-cell>
        </table:table-row>
        <table:table-row table:style-name="ro1">
          <table:table-cell office:value-type="string">
            <text:p>D0835173</text:p>
          </table:table-cell>
          <table:table-cell office:value-type="float" office:value="28894000048">
            <text:p>28894000048</text:p>
          </table:table-cell>
          <table:table-cell office:value-type="float" office:value="5100070">
            <text:p>5100070</text:p>
          </table:table-cell>
          <table:table-cell office:value-type="string">
            <text:p>Malagouda Kalagouda Patil</text:p>
          </table:table-cell>
          <table:table-cell office:value-type="string">
            <text:p>Malagouda</text:p>
          </table:table-cell>
          <table:table-cell office:value-type="string">
            <text:p>Patil</text:p>
          </table:table-cell>
          <table:table-cell office:value-type="string">
            <text:p>Asha Malagouda Patil</text:p>
          </table:table-cell>
          <table:table-cell office:value-type="string">
            <text:p>Fully Advanced</text:p>
          </table:table-cell>
          <table:table-cell office:value-type="float" office:value="1295578">
            <text:p>1295578</text:p>
          </table:table-cell>
          <table:table-cell office:value-type="float" office:value="193956">
            <text:p>193956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float" office:value="9448942131">
            <text:p>9448942131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1295578">
            <text:p>1295578</text:p>
          </table:table-cell>
          <table:table-cell office:value-type="string">
            <text:p>2012-12-20</text:p>
          </table:table-cell>
          <table:table-cell office:value-type="string">
            <text:p>FLOATING</text:p>
          </table:table-cell>
          <table:table-cell office:value-type="float" office:value="12.67">
            <text:p>12.67</text:p>
          </table:table-cell>
          <table:table-cell office:value-type="float" office:value="240">
            <text:p>240</text:p>
          </table:table-cell>
          <table:table-cell office:value-type="float" office:value="13824">
            <text:p>13824</text:p>
          </table:table-cell>
          <table:table-cell office:value-type="string">
            <text:p>2022-05-10</text:p>
          </table:table-cell>
          <table:table-cell table:number-columns-repeated="2" office:value-type="string">
            <text:p>H No:1712, Holikatti Galli, Tq: Athani, Dist: Belgaum Athani KARNATAKA 591304</text:p>
          </table:table-cell>
          <table:table-cell office:value-type="string">
            <text:p>Civil Cour I B Road, Tq: Athan, , </text:p>
          </table:table-cell>
          <table:table-cell office:value-type="string">
            <text:p>Plot No 51 H I G K H B Layout Ainapur Road Athani Tq Athani Dist Belgaum KARNATAKA Bengaluru591304 <text:s/></text:p>
          </table:table-cell>
          <table:table-cell office:value-type="string">
            <text:p>2022-04-10</text:p>
          </table:table-cell>
          <table:table-cell office:value-type="string">
            <text:p>1978-01-22</text:p>
          </table:table-cell>
          <table:table-cell office:value-type="float" office:value="9448942131">
            <text:p>9448942131</text:p>
          </table:table-cell>
        </table:table-row>
        <table:table-row table:style-name="ro1">
          <table:table-cell office:value-type="string">
            <text:p>D0852515</text:p>
          </table:table-cell>
          <table:table-cell office:value-type="float" office:value="694000600">
            <text:p>694000600</text:p>
          </table:table-cell>
          <table:table-cell office:value-type="float" office:value="5100074">
            <text:p>5100074</text:p>
          </table:table-cell>
          <table:table-cell office:value-type="string">
            <text:p>Rajesh Kriplani</text:p>
          </table:table-cell>
          <table:table-cell office:value-type="string">
            <text:p>Rajesh</text:p>
          </table:table-cell>
          <table:table-cell office:value-type="string">
            <text:p>Kriplani</text:p>
          </table:table-cell>
          <table:table-cell office:value-type="string">
            <text:p>Ravina Kriplani</text:p>
          </table:table-cell>
          <table:table-cell office:value-type="string">
            <text:p>Closed</text:p>
          </table:table-cell>
          <table:table-cell office:value-type="float" office:value="1056380">
            <text:p>105638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9977667767">
            <text:p>9977667767</text:p>
          </table:table-cell>
          <table:table-cell office:value-type="string">
            <text:p>DIRECT DEBIT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1056380">
            <text:p>1056380</text:p>
          </table:table-cell>
          <table:table-cell office:value-type="string">
            <text:p>2013-02-28</text:p>
          </table:table-cell>
          <table:table-cell office:value-type="string">
            <text:p>FLOATING</text:p>
          </table:table-cell>
          <table:table-cell office:value-type="float" office:value="11.1">
            <text:p>11.1</text:p>
          </table:table-cell>
          <table:table-cell office:value-type="float" office:value="180">
            <text:p>180</text:p>
          </table:table-cell>
          <table:table-cell office:value-type="float" office:value="12180">
            <text:p>12180</text:p>
          </table:table-cell>
          <table:table-cell office:value-type="string">
            <text:p>2022-05-10</text:p>
          </table:table-cell>
          <table:table-cell table:number-columns-repeated="2" office:value-type="string">
            <text:p>Bunglow No B-2 Fortune Park G -3 Gulmohar Colony Bhopal MADHYA PRADESH 462001</text:p>
          </table:table-cell>
          <table:table-cell office:value-type="string">
            <text:p>Bunglow No Fortune P Gulmohar, , </text:p>
          </table:table-cell>
          <table:table-cell office:value-type="string">
            <text:p>Plot No D 46 Citi Vistaar Danish Kunj Kolar Road Village Sankhedi MADHYA PRADESH Bhopal462010 <text:s/></text:p>
          </table:table-cell>
          <table:table-cell office:value-type="string">
            <text:p>2022-04-10</text:p>
          </table:table-cell>
          <table:table-cell office:value-type="string">
            <text:p>1971-06-14</text:p>
          </table:table-cell>
          <table:table-cell office:value-type="float" office:value="9977667767">
            <text:p>9977667767</text:p>
          </table:table-cell>
        </table:table-row>
        <table:table-row table:style-name="ro1">
          <table:table-cell office:value-type="string">
            <text:p>D0868023</text:p>
          </table:table-cell>
          <table:table-cell office:value-type="float" office:value="23994000144">
            <text:p>23994000144</text:p>
          </table:table-cell>
          <table:table-cell office:value-type="float" office:value="5100078">
            <text:p>5100078</text:p>
          </table:table-cell>
          <table:table-cell office:value-type="string">
            <text:p>Boban S</text:p>
          </table:table-cell>
          <table:table-cell office:value-type="string">
            <text:p>Boban</text:p>
          </table:table-cell>
          <table:table-cell office:value-type="string">
            <text:p>S</text:p>
          </table:table-cell>
          <table:table-cell office:value-type="string">
            <text:p>Anija S</text:p>
          </table:table-cell>
          <table:table-cell office:value-type="string">
            <text:p>Fully Advanced</text:p>
          </table:table-cell>
          <table:table-cell office:value-type="float" office:value="738686">
            <text:p>738686</text:p>
          </table:table-cell>
          <table:table-cell office:value-type="float" office:value="724731">
            <text:p>724731</text:p>
          </table:table-cell>
          <table:table-cell office:value-type="float" office:value="241">
            <text:p>241</text:p>
          </table:table-cell>
          <table:table-cell table:number-columns-repeated="3"/>
          <table:table-cell office:value-type="float" office:value="9400072224">
            <text:p>9400072224</text:p>
          </table:table-cell>
          <table:table-cell office:value-type="string">
            <text:p>NACH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738686">
            <text:p>738686</text:p>
          </table:table-cell>
          <table:table-cell office:value-type="string">
            <text:p>2013-04-30</text:p>
          </table:table-cell>
          <table:table-cell office:value-type="string">
            <text:p>FLOATING</text:p>
          </table:table-cell>
          <table:table-cell office:value-type="float" office:value="12.92">
            <text:p>12.92</text:p>
          </table:table-cell>
          <table:table-cell office:value-type="float" office:value="240">
            <text:p>240</text:p>
          </table:table-cell>
          <table:table-cell office:value-type="float" office:value="8470">
            <text:p>8470</text:p>
          </table:table-cell>
          <table:table-cell office:value-type="string">
            <text:p>2022-05-10</text:p>
          </table:table-cell>
          <table:table-cell table:number-columns-repeated="2" office:value-type="string">
            <text:p>Thumpolithoppil House Neerkunnam Nandanam Po Ambalappuzha Alappuzha KERALA 688005</text:p>
          </table:table-cell>
          <table:table-cell office:value-type="string">
            <text:p>Coastal Po Thottappa Thottapal, , </text:p>
          </table:table-cell>
          <table:table-cell office:value-type="string">
            <text:p>Re Sy No 199 19 Ambalappuzha Village a mbalappuzha Taluk KERALA Alappuzha688561 <text:s/></text:p>
          </table:table-cell>
          <table:table-cell office:value-type="string">
            <text:p>2022-04-10</text:p>
          </table:table-cell>
          <table:table-cell office:value-type="string">
            <text:p>1976-06-01</text:p>
          </table:table-cell>
          <table:table-cell office:value-type="float" office:value="9400072224">
            <text:p>9400072224</text:p>
          </table:table-cell>
        </table:table-row>
        <table:table-row table:style-name="ro1">
          <table:table-cell office:value-type="string">
            <text:p>D0872576</text:p>
          </table:table-cell>
          <table:table-cell office:value-type="float" office:value="20694000014">
            <text:p>20694000014</text:p>
          </table:table-cell>
          <table:table-cell office:value-type="float" office:value="5100080">
            <text:p>5100080</text:p>
          </table:table-cell>
          <table:table-cell office:value-type="string">
            <text:p>Chandrasekaran K S</text:p>
          </table:table-cell>
          <table:table-cell office:value-type="string">
            <text:p>Chandrasekaran</text:p>
          </table:table-cell>
          <table:table-cell office:value-type="string">
            <text:p>S</text:p>
          </table:table-cell>
          <table:table-cell office:value-type="string">
            <text:p>Sindhumol T P</text:p>
          </table:table-cell>
          <table:table-cell office:value-type="string">
            <text:p>Fully Advanced</text:p>
          </table:table-cell>
          <table:table-cell office:value-type="float" office:value="414585">
            <text:p>414585</text:p>
          </table:table-cell>
          <table:table-cell office:value-type="float" office:value="354561">
            <text:p>354561</text:p>
          </table:table-cell>
          <table:table-cell office:value-type="float" office:value="179">
            <text:p>179</text:p>
          </table:table-cell>
          <table:table-cell table:number-columns-repeated="3"/>
          <table:table-cell office:value-type="float" office:value="9745230080">
            <text:p>9745230080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414585">
            <text:p>414585</text:p>
          </table:table-cell>
          <table:table-cell office:value-type="string">
            <text:p>2013-06-30</text:p>
          </table:table-cell>
          <table:table-cell office:value-type="string">
            <text:p>FLOATING</text:p>
          </table:table-cell>
          <table:table-cell office:value-type="float" office:value="12.67">
            <text:p>12.67</text:p>
          </table:table-cell>
          <table:table-cell office:value-type="float" office:value="240">
            <text:p>240</text:p>
          </table:table-cell>
          <table:table-cell office:value-type="float" office:value="4424">
            <text:p>4424</text:p>
          </table:table-cell>
          <table:table-cell office:value-type="string">
            <text:p>2022-05-10</text:p>
          </table:table-cell>
          <table:table-cell table:number-columns-repeated="2" office:value-type="string">
            <text:p>Kodath Valappil House Perumpadappu Palluruthy Kochi KERALA 682006</text:p>
          </table:table-cell>
          <table:table-cell office:value-type="string">
            <text:p>7/298 - D Bhavans R Eroor Jn, , </text:p>
          </table:table-cell>
          <table:table-cell office:value-type="string">
            <text:p>Sy No 412 1 A Aroor Village Aroor KERALA Alappuzha688534 <text:s/></text:p>
          </table:table-cell>
          <table:table-cell office:value-type="string">
            <text:p>2022-04-10</text:p>
          </table:table-cell>
          <table:table-cell office:value-type="string">
            <text:p>1979-05-09</text:p>
          </table:table-cell>
          <table:table-cell office:value-type="float" office:value="1000000000">
            <text:p>1000000000</text:p>
          </table:table-cell>
        </table:table-row>
        <table:table-row table:style-name="ro1">
          <table:table-cell office:value-type="string">
            <text:p>D0874795</text:p>
          </table:table-cell>
          <table:table-cell office:value-type="float" office:value="32394000067">
            <text:p>32394000067</text:p>
          </table:table-cell>
          <table:table-cell office:value-type="float" office:value="5100082">
            <text:p>5100082</text:p>
          </table:table-cell>
          <table:table-cell office:value-type="string">
            <text:p>Avinash Chidambaray Jamadar</text:p>
          </table:table-cell>
          <table:table-cell office:value-type="string">
            <text:p>Avinash</text:p>
          </table:table-cell>
          <table:table-cell office:value-type="string">
            <text:p>Jamadar</text:p>
          </table:table-cell>
          <table:table-cell office:value-type="string">
            <text:p>Ambika Avinash Jamadar</text:p>
          </table:table-cell>
          <table:table-cell office:value-type="string">
            <text:p>Fully Advanced</text:p>
          </table:table-cell>
          <table:table-cell office:value-type="float" office:value="414585">
            <text:p>414585</text:p>
          </table:table-cell>
          <table:table-cell office:value-type="float" office:value="346951">
            <text:p>346951</text:p>
          </table:table-cell>
          <table:table-cell office:value-type="float" office:value="172">
            <text:p>172</text:p>
          </table:table-cell>
          <table:table-cell table:number-columns-repeated="3"/>
          <table:table-cell office:value-type="float" office:value="9480713483">
            <text:p>9480713483</text:p>
          </table:table-cell>
          <table:table-cell office:value-type="string">
            <text:p>PDC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414585">
            <text:p>414585</text:p>
          </table:table-cell>
          <table:table-cell office:value-type="string">
            <text:p>2013-05-27</text:p>
          </table:table-cell>
          <table:table-cell office:value-type="string">
            <text:p>FLOATING</text:p>
          </table:table-cell>
          <table:table-cell office:value-type="float" office:value="12.17">
            <text:p>12.17</text:p>
          </table:table-cell>
          <table:table-cell office:value-type="float" office:value="240">
            <text:p>240</text:p>
          </table:table-cell>
          <table:table-cell office:value-type="float" office:value="4283">
            <text:p>4283</text:p>
          </table:table-cell>
          <table:table-cell office:value-type="string">
            <text:p>2022-05-10</text:p>
          </table:table-cell>
          <table:table-cell table:number-columns-repeated="2" office:value-type="string">
            <text:p>H No-2119/1 Dattappa B Gudgudgi Deshmukh Colony Near Z.p Office Aland KARNATAKA 585302</text:p>
          </table:table-cell>
          <table:table-cell office:value-type="string">
            <text:p>Govt Ghps Basavkala Near Hanu, , </text:p>
          </table:table-cell>
          <table:table-cell office:value-type="string">
            <text:p>Plot No 87 88 Sy No 229 p 2 2 Kalyan N agar Near Mahadev Temple KARNATAKA Kalburgi585302 <text:s/></text:p>
          </table:table-cell>
          <table:table-cell office:value-type="string">
            <text:p>2022-04-10</text:p>
          </table:table-cell>
          <table:table-cell office:value-type="string">
            <text:p>1978-11-29</text:p>
          </table:table-cell>
          <table:table-cell office:value-type="float" office:value="7829660010">
            <text:p>7829660010</text:p>
          </table:table-cell>
        </table:table-row>
        <table:table-row table:style-name="ro1">
          <table:table-cell office:value-type="string">
            <text:p>D0877573</text:p>
          </table:table-cell>
          <table:table-cell office:value-type="float" office:value="29094000059">
            <text:p>29094000059</text:p>
          </table:table-cell>
          <table:table-cell office:value-type="float" office:value="5100084">
            <text:p>5100084</text:p>
          </table:table-cell>
          <table:table-cell office:value-type="string">
            <text:p>Dipin D</text:p>
          </table:table-cell>
          <table:table-cell office:value-type="string">
            <text:p>Dipin</text:p>
          </table:table-cell>
          <table:table-cell office:value-type="string">
            <text:p>D</text:p>
          </table:table-cell>
          <table:table-cell office:value-type="string">
            <text:p>Divakaran J</text:p>
          </table:table-cell>
          <table:table-cell office:value-type="string">
            <text:p>Fully Advanced</text:p>
          </table:table-cell>
          <table:table-cell office:value-type="float" office:value="549129">
            <text:p>549129</text:p>
          </table:table-cell>
          <table:table-cell office:value-type="float" office:value="463360">
            <text:p>463360</text:p>
          </table:table-cell>
          <table:table-cell office:value-type="float" office:value="176">
            <text:p>176</text:p>
          </table:table-cell>
          <table:table-cell office:value-type="string">
            <text:p>dipindop@gmail.com</text:p>
          </table:table-cell>
          <table:table-cell table:number-columns-repeated="2"/>
          <table:table-cell office:value-type="float" office:value="9497482367">
            <text:p>9497482367</text:p>
          </table:table-cell>
          <table:table-cell office:value-type="string">
            <text:p>NACH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549129">
            <text:p>549129</text:p>
          </table:table-cell>
          <table:table-cell office:value-type="string">
            <text:p>2013-05-31</text:p>
          </table:table-cell>
          <table:table-cell office:value-type="string">
            <text:p>FLOATING</text:p>
          </table:table-cell>
          <table:table-cell office:value-type="float" office:value="12.42">
            <text:p>12.42</text:p>
          </table:table-cell>
          <table:table-cell office:value-type="float" office:value="240">
            <text:p>240</text:p>
          </table:table-cell>
          <table:table-cell office:value-type="float" office:value="5766">
            <text:p>5766</text:p>
          </table:table-cell>
          <table:table-cell office:value-type="string">
            <text:p>2022-05-10</text:p>
          </table:table-cell>
          <table:table-cell table:number-columns-repeated="2" office:value-type="string">
            <text:p>Saradalayam Mavuvila Thoongampara , Kundala Post Trivandrum KERALA 695512</text:p>
          </table:table-cell>
          <table:table-cell office:value-type="string">
            <text:p>Post Maste Pennukara Mavelikka, , </text:p>
          </table:table-cell>
          <table:table-cell office:value-type="string">
            <text:p>Kattakkada Panchayath Kulathummal Villag e Thhongampara KERALA Thiruvananthpuram695512 <text:s/></text:p>
          </table:table-cell>
          <table:table-cell office:value-type="string">
            <text:p>2022-04-10</text:p>
          </table:table-cell>
          <table:table-cell office:value-type="string">
            <text:p>1990-08-04</text:p>
          </table:table-cell>
          <table:table-cell office:value-type="float" office:value="9495210090">
            <text:p>9495210090</text:p>
          </table:table-cell>
        </table:table-row>
        <table:table-row table:style-name="ro1">
          <table:table-cell office:value-type="string">
            <text:p>D0879528</text:p>
          </table:table-cell>
          <table:table-cell office:value-type="float" office:value="29094000058">
            <text:p>29094000058</text:p>
          </table:table-cell>
          <table:table-cell office:value-type="float" office:value="5100086">
            <text:p>5100086</text:p>
          </table:table-cell>
          <table:table-cell office:value-type="string">
            <text:p>Gireesh Kumar R S</text:p>
          </table:table-cell>
          <table:table-cell office:value-type="string">
            <text:p>Gireesh</text:p>
          </table:table-cell>
          <table:table-cell office:value-type="string">
            <text:p>R S</text:p>
          </table:table-cell>
          <table:table-cell office:value-type="string">
            <text:p>Shibiya G</text:p>
          </table:table-cell>
          <table:table-cell office:value-type="string">
            <text:p>Fully Advanced</text:p>
          </table:table-cell>
          <table:table-cell office:value-type="float" office:value="1046827">
            <text:p>1046827</text:p>
          </table:table-cell>
          <table:table-cell office:value-type="float" office:value="894791">
            <text:p>894791</text:p>
          </table:table-cell>
          <table:table-cell office:value-type="float" office:value="176">
            <text:p>176</text:p>
          </table:table-cell>
          <table:table-cell table:number-columns-repeated="3"/>
          <table:table-cell office:value-type="float" office:value="9495115733">
            <text:p>9495115733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1046827">
            <text:p>1046827</text:p>
          </table:table-cell>
          <table:table-cell office:value-type="string">
            <text:p>2013-05-31</text:p>
          </table:table-cell>
          <table:table-cell office:value-type="string">
            <text:p>FLOATING</text:p>
          </table:table-cell>
          <table:table-cell office:value-type="float" office:value="12.17">
            <text:p>12.17</text:p>
          </table:table-cell>
          <table:table-cell office:value-type="float" office:value="240">
            <text:p>240</text:p>
          </table:table-cell>
          <table:table-cell office:value-type="float" office:value="10814">
            <text:p>10814</text:p>
          </table:table-cell>
          <table:table-cell office:value-type="string">
            <text:p>2022-05-15</text:p>
          </table:table-cell>
          <table:table-cell table:number-columns-repeated="2" office:value-type="string">
            <text:p>Kaliyilil Chandrika Bhavanam Manayilkulangara Thirumullavaram Kollam KERALA 691012</text:p>
          </table:table-cell>
          <table:table-cell office:value-type="string">
            <text:p>Forest Off Pathanamt, , </text:p>
          </table:table-cell>
          <table:table-cell office:value-type="string">
            <text:p>Sy No 312 216 Thirumullavaram Kollm KERALA Kollam691012 <text:s/></text:p>
          </table:table-cell>
          <table:table-cell office:value-type="string">
            <text:p>2022-04-15</text:p>
          </table:table-cell>
          <table:table-cell office:value-type="string">
            <text:p>1978-09-23</text:p>
          </table:table-cell>
          <table:table-cell office:value-type="float" office:value="9947008706">
            <text:p>9947008706</text:p>
          </table:table-cell>
        </table:table-row>
        <table:table-row table:style-name="ro1">
          <table:table-cell office:value-type="string">
            <text:p>D0883516</text:p>
          </table:table-cell>
          <table:table-cell office:value-type="float" office:value="394000520">
            <text:p>394000520</text:p>
          </table:table-cell>
          <table:table-cell office:value-type="float" office:value="5100088">
            <text:p>5100088</text:p>
          </table:table-cell>
          <table:table-cell office:value-type="string">
            <text:p>Siyaram Ninama</text:p>
          </table:table-cell>
          <table:table-cell office:value-type="string">
            <text:p>Siyaram</text:p>
          </table:table-cell>
          <table:table-cell office:value-type="string">
            <text:p>Ninama</text:p>
          </table:table-cell>
          <table:table-cell office:value-type="string">
            <text:p>Sushila Varma</text:p>
          </table:table-cell>
          <table:table-cell office:value-type="string">
            <text:p>Fully Advanced</text:p>
          </table:table-cell>
          <table:table-cell office:value-type="float" office:value="720915">
            <text:p>720915</text:p>
          </table:table-cell>
          <table:table-cell office:value-type="float" office:value="387357">
            <text:p>387357</text:p>
          </table:table-cell>
          <table:table-cell office:value-type="float" office:value="143">
            <text:p>143</text:p>
          </table:table-cell>
          <table:table-cell table:number-columns-repeated="3"/>
          <table:table-cell office:value-type="float" office:value="9926791642">
            <text:p>9926791642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720915">
            <text:p>720915</text:p>
          </table:table-cell>
          <table:table-cell office:value-type="string">
            <text:p>2013-06-30</text:p>
          </table:table-cell>
          <table:table-cell office:value-type="string">
            <text:p>FLOATING</text:p>
          </table:table-cell>
          <table:table-cell office:value-type="float" office:value="11.67">
            <text:p>11.67</text:p>
          </table:table-cell>
          <table:table-cell office:value-type="float" office:value="192">
            <text:p>192</text:p>
          </table:table-cell>
          <table:table-cell office:value-type="float" office:value="8610">
            <text:p>8610</text:p>
          </table:table-cell>
          <table:table-cell office:value-type="string">
            <text:p>2022-05-10</text:p>
          </table:table-cell>
          <table:table-cell table:number-columns-repeated="2" office:value-type="string">
            <text:p>Police Line Near Bus Stand, Mhow Mhow MADHYA PRADESH 453441</text:p>
          </table:table-cell>
          <table:table-cell office:value-type="string">
            <text:p>Office Of Regal Squ Indore, , </text:p>
          </table:table-cell>
          <table:table-cell office:value-type="string">
            <text:p>Plot No 47 Patwari Halka No 4 2 Maa Sa kti Vihar Colony Village Santer Mhow Neemuch Road MADHYA PRADESH Indore453441 <text:s/></text:p>
          </table:table-cell>
          <table:table-cell office:value-type="string">
            <text:p>2022-04-10</text:p>
          </table:table-cell>
          <table:table-cell office:value-type="string">
            <text:p>1964-12-19</text:p>
          </table:table-cell>
          <table:table-cell office:value-type="float" office:value="9926791642">
            <text:p>9926791642</text:p>
          </table:table-cell>
        </table:table-row>
        <table:table-row table:style-name="ro1">
          <table:table-cell office:value-type="string">
            <text:p>D0899370</text:p>
          </table:table-cell>
          <table:table-cell office:value-type="float" office:value="21994000148">
            <text:p>21994000148</text:p>
          </table:table-cell>
          <table:table-cell office:value-type="float" office:value="5100090">
            <text:p>5100090</text:p>
          </table:table-cell>
          <table:table-cell office:value-type="string">
            <text:p>Binochan Mathew</text:p>
          </table:table-cell>
          <table:table-cell office:value-type="string">
            <text:p>Binochan</text:p>
          </table:table-cell>
          <table:table-cell office:value-type="string">
            <text:p>Mathew</text:p>
          </table:table-cell>
          <table:table-cell office:value-type="string">
            <text:p>Valsa Binochan</text:p>
          </table:table-cell>
          <table:table-cell office:value-type="string">
            <text:p>Fully Advanced</text:p>
          </table:table-cell>
          <table:table-cell office:value-type="float" office:value="1187375">
            <text:p>1187375</text:p>
          </table:table-cell>
          <table:table-cell office:value-type="float" office:value="1033456">
            <text:p>1033456</text:p>
          </table:table-cell>
          <table:table-cell office:value-type="float" office:value="129">
            <text:p>129</text:p>
          </table:table-cell>
          <table:table-cell table:number-columns-repeated="3"/>
          <table:table-cell office:value-type="float" office:value="9605504458">
            <text:p>9605504458</text:p>
          </table:table-cell>
          <table:table-cell office:value-type="string">
            <text:p>NACH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1187375">
            <text:p>1187375</text:p>
          </table:table-cell>
          <table:table-cell office:value-type="string">
            <text:p>2013-08-17</text:p>
          </table:table-cell>
          <table:table-cell office:value-type="string">
            <text:p>FLOATING</text:p>
          </table:table-cell>
          <table:table-cell office:value-type="float" office:value="12.67">
            <text:p>12.67</text:p>
          </table:table-cell>
          <table:table-cell office:value-type="float" office:value="180">
            <text:p>180</text:p>
          </table:table-cell>
          <table:table-cell office:value-type="float" office:value="14731">
            <text:p>14731</text:p>
          </table:table-cell>
          <table:table-cell office:value-type="string">
            <text:p>2022-05-10</text:p>
          </table:table-cell>
          <table:table-cell table:number-columns-repeated="2" office:value-type="string">
            <text:p>Illikal House Mukkam (po) Karassery Calicut KERALA 673602</text:p>
          </table:table-cell>
          <table:table-cell office:value-type="string">
            <text:p>Ix/28/b,in Erumathal Aluva, , </text:p>
          </table:table-cell>
          <table:table-cell office:value-type="string">
            <text:p>R S No 53 8b Kunnamangalam Village Karan thur B o Opp Icici Bank KERALA Kozhikode673571 <text:s/></text:p>
          </table:table-cell>
          <table:table-cell office:value-type="string">
            <text:p>2022-04-10</text:p>
          </table:table-cell>
          <table:table-cell office:value-type="string">
            <text:p>1973-05-25</text:p>
          </table:table-cell>
          <table:table-cell office:value-type="float" office:value="1000000000">
            <text:p>1000000000</text:p>
          </table:table-cell>
        </table:table-row>
        <table:table-row table:style-name="ro1">
          <table:table-cell office:value-type="string">
            <text:p>D0906519</text:p>
          </table:table-cell>
          <table:table-cell office:value-type="float" office:value="8794000275">
            <text:p>8794000275</text:p>
          </table:table-cell>
          <table:table-cell office:value-type="float" office:value="5100092">
            <text:p>5100092</text:p>
          </table:table-cell>
          <table:table-cell office:value-type="string">
            <text:p>Hanumant Ramrao Kendre</text:p>
          </table:table-cell>
          <table:table-cell office:value-type="string">
            <text:p>Hanumant</text:p>
          </table:table-cell>
          <table:table-cell office:value-type="string">
            <text:p>Kendre</text:p>
          </table:table-cell>
          <table:table-cell office:value-type="string">
            <text:p>Muktabai Hanumant Kendre</text:p>
          </table:table-cell>
          <table:table-cell office:value-type="string">
            <text:p>Fully Advanced</text:p>
          </table:table-cell>
          <table:table-cell office:value-type="float" office:value="306615">
            <text:p>306615</text:p>
          </table:table-cell>
          <table:table-cell office:value-type="float" office:value="205968">
            <text:p>205968</text:p>
          </table:table-cell>
          <table:table-cell office:value-type="float" office:value="85">
            <text:p>85</text:p>
          </table:table-cell>
          <table:table-cell table:number-columns-repeated="3"/>
          <table:table-cell office:value-type="float" office:value="8421306195">
            <text:p>8421306195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306615">
            <text:p>306615</text:p>
          </table:table-cell>
          <table:table-cell office:value-type="string">
            <text:p>2013-10-07</text:p>
          </table:table-cell>
          <table:table-cell office:value-type="string">
            <text:p>FLOATING</text:p>
          </table:table-cell>
          <table:table-cell office:value-type="float" office:value="13.42">
            <text:p>13.42</text:p>
          </table:table-cell>
          <table:table-cell office:value-type="float" office:value="180">
            <text:p>180</text:p>
          </table:table-cell>
          <table:table-cell office:value-type="float" office:value="3781">
            <text:p>3781</text:p>
          </table:table-cell>
          <table:table-cell office:value-type="string">
            <text:p>2022-05-10</text:p>
          </table:table-cell>
          <table:table-cell table:number-columns-repeated="2" office:value-type="string">
            <text:p>L-3-5/9 N-2 Ramnagar Cidco Aurangabad MAHARASHTRA 431002</text:p>
          </table:table-cell>
          <table:table-cell office:value-type="string">
            <text:p>B-11/12 Midc Chik Aurangaba, , </text:p>
          </table:table-cell>
          <table:table-cell office:value-type="string">
            <text:p>Plot No 13 Gut No 89 Samarthnagar she ndra Gangapur jahngir B h Shendra Mi dc MAHARASHTRA Aurangabad431005 <text:s/></text:p>
          </table:table-cell>
          <table:table-cell office:value-type="string">
            <text:p>2022-04-10</text:p>
          </table:table-cell>
          <table:table-cell office:value-type="string">
            <text:p>1977-09-16</text:p>
          </table:table-cell>
          <table:table-cell office:value-type="float" office:value="8421306195">
            <text:p>8421306195</text:p>
          </table:table-cell>
        </table:table-row>
        <table:table-row table:style-name="ro1">
          <table:table-cell office:value-type="string">
            <text:p>D0906533</text:p>
          </table:table-cell>
          <table:table-cell office:value-type="float" office:value="494000566">
            <text:p>494000566</text:p>
          </table:table-cell>
          <table:table-cell office:value-type="float" office:value="5100094">
            <text:p>5100094</text:p>
          </table:table-cell>
          <table:table-cell office:value-type="string">
            <text:p>Atul Khare</text:p>
          </table:table-cell>
          <table:table-cell office:value-type="string">
            <text:p>Atul</text:p>
          </table:table-cell>
          <table:table-cell office:value-type="string">
            <text:p>Khare</text:p>
          </table:table-cell>
          <table:table-cell office:value-type="string">
            <text:p>Priyanka Khare</text:p>
          </table:table-cell>
          <table:table-cell office:value-type="string">
            <text:p>Fully Advanced</text:p>
          </table:table-cell>
          <table:table-cell office:value-type="float" office:value="735847">
            <text:p>735847</text:p>
          </table:table-cell>
          <table:table-cell office:value-type="float" office:value="606159">
            <text:p>606159</text:p>
          </table:table-cell>
          <table:table-cell office:value-type="float" office:value="161">
            <text:p>161</text:p>
          </table:table-cell>
          <table:table-cell table:number-columns-repeated="3"/>
          <table:table-cell office:value-type="float" office:value="9039375357">
            <text:p>9039375357</text:p>
          </table:table-cell>
          <table:table-cell office:value-type="string">
            <text:p>PDC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735847">
            <text:p>735847</text:p>
          </table:table-cell>
          <table:table-cell office:value-type="string">
            <text:p>2013-10-31</text:p>
          </table:table-cell>
          <table:table-cell office:value-type="string">
            <text:p>FLOATING</text:p>
          </table:table-cell>
          <table:table-cell office:value-type="float" office:value="11.67">
            <text:p>11.67</text:p>
          </table:table-cell>
          <table:table-cell office:value-type="float" office:value="240">
            <text:p>240</text:p>
          </table:table-cell>
          <table:table-cell office:value-type="float" office:value="7476">
            <text:p>7476</text:p>
          </table:table-cell>
          <table:table-cell office:value-type="string">
            <text:p>2022-05-15</text:p>
          </table:table-cell>
          <table:table-cell table:number-columns-repeated="2" office:value-type="string">
            <text:p>Ward No.3, A. G. College Road Behind Bharat Bhawan Padra Rewa MADHYA PRADESH 486001</text:p>
          </table:table-cell>
          <table:table-cell office:value-type="string">
            <text:p>Govt Middl Rewa Rewa, , </text:p>
          </table:table-cell>
          <table:table-cell office:value-type="string">
            <text:p>Mouza Khaira Kh no 113 Ph Nipaniya 30 Ward No 5 Tehsil Huzur Jn no 139 Rnm Rewa MADHYA PRADESH Rewa486001 <text:s/></text:p>
          </table:table-cell>
          <table:table-cell office:value-type="string">
            <text:p>2022-04-15</text:p>
          </table:table-cell>
          <table:table-cell office:value-type="string">
            <text:p>1975-03-14</text:p>
          </table:table-cell>
          <table:table-cell office:value-type="float" office:value="9039375357">
            <text:p>9039375357</text:p>
          </table:table-cell>
        </table:table-row>
      </table:table>
      <table:table table:name="AADHAR" table:style-name="ta1" table:print="false">
        <table:table-column table:style-name="co2" table:default-cell-style-name="Default"/>
        <table:table-column table:style-name="co1" table:number-columns-repeated="32" table:default-cell-style-name="Default"/>
        <table:table-row table:style-name="ro1">
          <table:table-cell office:value-type="string">
            <text:p>ApplicationNo</text:p>
          </table:table-cell>
          <table:table-cell office:value-type="string">
            <text:p><text:s/>LoanAccountNumber</text:p>
          </table:table-cell>
          <table:table-cell office:value-type="string">
            <text:p><text:s/>CustomerNumber</text:p>
          </table:table-cell>
          <table:table-cell office:value-type="string">
            <text:p><text:s/>ApplicationFullName</text:p>
          </table:table-cell>
          <table:table-cell office:value-type="string">
            <text:p><text:s/>ApplicationFirstName</text:p>
          </table:table-cell>
          <table:table-cell office:value-type="string">
            <text:p><text:s/>ApplicationLastName</text:p>
          </table:table-cell>
          <table:table-cell office:value-type="string">
            <text:p><text:s/>Co-applicantsfullName</text:p>
          </table:table-cell>
          <table:table-cell office:value-type="string">
            <text:p><text:s/>LoanStatus</text:p>
          </table:table-cell>
          <table:table-cell office:value-type="string">
            <text:p><text:s/>LoanSanctionAmount</text:p>
          </table:table-cell>
          <table:table-cell office:value-type="string">
            <text:p><text:s/>LoanBalanceamount</text:p>
          </table:table-cell>
          <table:table-cell office:value-type="string">
            <text:p><text:s/>LoanBalanceTenure</text:p>
          </table:table-cell>
          <table:table-cell office:value-type="string">
            <text:p><text:s/>EmailIDofApplicant</text:p>
          </table:table-cell>
          <table:table-cell office:value-type="string">
            <text:p><text:s/>Co-applicant Email</text:p>
          </table:table-cell>
          <table:table-cell office:value-type="string">
            <text:p><text:s/>CRMClientID</text:p>
          </table:table-cell>
          <table:table-cell office:value-type="string">
            <text:p><text:s/>MobileNo</text:p>
          </table:table-cell>
          <table:table-cell office:value-type="string">
            <text:p><text:s/>PaymentMode</text:p>
          </table:table-cell>
          <table:table-cell office:value-type="string">
            <text:p><text:s/>Product</text:p>
          </table:table-cell>
          <table:table-cell office:value-type="string">
            <text:p><text:s/>Scheme</text:p>
          </table:table-cell>
          <table:table-cell office:value-type="string">
            <text:p><text:s/>LinkedLoans(ifany)</text:p>
          </table:table-cell>
          <table:table-cell office:value-type="string">
            <text:p><text:s/>DisbursementAmount</text:p>
          </table:table-cell>
          <table:table-cell office:value-type="string">
            <text:p><text:s/>LastDisbursalDate</text:p>
          </table:table-cell>
          <table:table-cell office:value-type="string">
            <text:p><text:s/>InterestRateType</text:p>
          </table:table-cell>
          <table:table-cell office:value-type="string">
            <text:p><text:s/>CurrentROIalongwithhistoricalROIforthatapplication</text:p>
          </table:table-cell>
          <table:table-cell office:value-type="string">
            <text:p><text:s/>TotalLoanTenor</text:p>
          </table:table-cell>
          <table:table-cell office:value-type="string">
            <text:p><text:s/>EMI/Pre-EMIamount</text:p>
          </table:table-cell>
          <table:table-cell office:value-type="string">
            <text:p><text:s/>NextEMIDueDate</text:p>
          </table:table-cell>
          <table:table-cell office:value-type="string">
            <text:p><text:s/>CurrentResidenceAddress</text:p>
          </table:table-cell>
          <table:table-cell office:value-type="string">
            <text:p><text:s/>PermanentAddress</text:p>
          </table:table-cell>
          <table:table-cell office:value-type="string">
            <text:p><text:s/>EmploymentAddress</text:p>
          </table:table-cell>
          <table:table-cell office:value-type="string">
            <text:p><text:s/>PropertyAddress</text:p>
          </table:table-cell>
          <table:table-cell office:value-type="string">
            <text:p><text:s/>CycleDate</text:p>
          </table:table-cell>
          <table:table-cell office:value-type="string">
            <text:p><text:s/>Applicants_DOB</text:p>
          </table:table-cell>
          <table:table-cell office:value-type="string">
            <text:p><text:s/>coApplicantMobileNumber</text:p>
          </table:table-cell>
        </table:table-row>
        <table:table-row table:style-name="ro1">
          <table:table-cell office:value-type="string">
            <text:p>00000002</text:p>
          </table:table-cell>
          <table:table-cell office:value-type="float" office:value="100000001">
            <text:p>100000001</text:p>
          </table:table-cell>
          <table:table-cell office:value-type="float" office:value="4066239">
            <text:p>4066239</text:p>
          </table:table-cell>
          <table:table-cell office:value-type="string">
            <text:p>Sunil Kumar</text:p>
          </table:table-cell>
          <table:table-cell office:value-type="string">
            <text:p>Sunil</text:p>
          </table:table-cell>
          <table:table-cell office:value-type="string">
            <text:p>Kumar</text:p>
          </table:table-cell>
          <table:table-cell office:value-type="string">
            <text:p>Kiran Lata</text:p>
          </table:table-cell>
          <table:table-cell office:value-type="string">
            <text:p>Fully Advanced</text:p>
          </table:table-cell>
          <table:table-cell office:value-type="float" office:value="308475">
            <text:p>308475</text:p>
          </table:table-cell>
          <table:table-cell office:value-type="float" office:value="148681">
            <text:p>148681</text:p>
          </table:table-cell>
          <table:table-cell office:value-type="float" office:value="58">
            <text:p>58</text:p>
          </table:table-cell>
          <table:table-cell table:number-columns-repeated="3"/>
          <table:table-cell office:value-type="float" office:value="9415584182">
            <text:p>9415584182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308475">
            <text:p>308475</text:p>
          </table:table-cell>
          <table:table-cell office:value-type="string">
            <text:p>2011-04-13</text:p>
          </table:table-cell>
          <table:table-cell office:value-type="string">
            <text:p>FLOATING</text:p>
          </table:table-cell>
          <table:table-cell office:value-type="float" office:value="10.9">
            <text:p>10.9</text:p>
          </table:table-cell>
          <table:table-cell office:value-type="float" office:value="180">
            <text:p>180</text:p>
          </table:table-cell>
          <table:table-cell office:value-type="float" office:value="3316">
            <text:p>3316</text:p>
          </table:table-cell>
          <table:table-cell office:value-type="string">
            <text:p>2022-05-12</text:p>
          </table:table-cell>
          <table:table-cell table:number-columns-repeated="2" office:value-type="string">
            <text:p>4 Mall Avenue Road Firoza Kothi , Lucknow UTTAR PRADESH 226001</text:p>
          </table:table-cell>
          <table:table-cell office:value-type="string">
            <text:p>Lighting M Aishbagh, , </text:p>
          </table:table-cell>
          <table:table-cell office:value-type="string">
            <text:p>HOUSE NO E 226 House No E 226 Raksha Khand Sharda Nag ar Yojna Raebareilly Road UTTAR PRADESH Lucknow226014 <text:s/></text:p>
          </table:table-cell>
          <table:table-cell office:value-type="string">
            <text:p>2022-04-12</text:p>
          </table:table-cell>
          <table:table-cell office:value-type="string">
            <text:p>1972-08-15</text:p>
          </table:table-cell>
          <table:table-cell office:value-type="float" office:value="9415584182">
            <text:p>9415584182</text:p>
          </table:table-cell>
        </table:table-row>
        <table:table-row table:style-name="ro1">
          <table:table-cell office:value-type="string">
            <text:p>00000004</text:p>
          </table:table-cell>
          <table:table-cell office:value-type="float" office:value="100000002">
            <text:p>100000002</text:p>
          </table:table-cell>
          <table:table-cell office:value-type="float" office:value="4066241">
            <text:p>4066241</text:p>
          </table:table-cell>
          <table:table-cell office:value-type="string">
            <text:p>Dinesh Kumar Rawat</text:p>
          </table:table-cell>
          <table:table-cell office:value-type="string">
            <text:p>Dinesh</text:p>
          </table:table-cell>
          <table:table-cell office:value-type="string">
            <text:p>Rawat</text:p>
          </table:table-cell>
          <table:table-cell office:value-type="string">
            <text:p>Seema Rawat</text:p>
          </table:table-cell>
          <table:table-cell office:value-type="string">
            <text:p>Fully Advanced</text:p>
          </table:table-cell>
          <table:table-cell office:value-type="float" office:value="408500">
            <text:p>408500</text:p>
          </table:table-cell>
          <table:table-cell office:value-type="float" office:value="195301">
            <text:p>195301</text:p>
          </table:table-cell>
          <table:table-cell office:value-type="float" office:value="58">
            <text:p>58</text:p>
          </table:table-cell>
          <table:table-cell table:number-columns-repeated="3"/>
          <table:table-cell office:value-type="float" office:value="9451038076">
            <text:p>9451038076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Link</text:p>
          </table:table-cell>
          <table:table-cell office:value-type="float" office:value="408500">
            <text:p>408500</text:p>
          </table:table-cell>
          <table:table-cell office:value-type="string">
            <text:p>2011-04-15</text:p>
          </table:table-cell>
          <table:table-cell office:value-type="string">
            <text:p>FLOATING</text:p>
          </table:table-cell>
          <table:table-cell office:value-type="float" office:value="10.9">
            <text:p>10.9</text:p>
          </table:table-cell>
          <table:table-cell office:value-type="float" office:value="180">
            <text:p>180</text:p>
          </table:table-cell>
          <table:table-cell office:value-type="float" office:value="4391">
            <text:p>4391</text:p>
          </table:table-cell>
          <table:table-cell office:value-type="string">
            <text:p>2022-05-12</text:p>
          </table:table-cell>
          <table:table-cell table:number-columns-repeated="2" office:value-type="string">
            <text:p>C-2604 Rajajipuram C-block , Lucknow UTTAR PRADESH 226017</text:p>
          </table:table-cell>
          <table:table-cell office:value-type="string">
            <text:p>Jail Road Charbagh, , </text:p>
          </table:table-cell>
          <table:table-cell office:value-type="string">
            <text:p>HOUSE NO C 2604 House No c 2604 sector 6 Rajaji Puram Lucknow Lucknow UTTAR PRADESH Lucknow226017 <text:s/></text:p>
          </table:table-cell>
          <table:table-cell office:value-type="string">
            <text:p>2022-04-12</text:p>
          </table:table-cell>
          <table:table-cell office:value-type="string">
            <text:p>1979-10-02</text:p>
          </table:table-cell>
          <table:table-cell office:value-type="float" office:value="9451038076">
            <text:p>9451038076</text:p>
          </table:table-cell>
        </table:table-row>
        <table:table-row table:style-name="ro1">
          <table:table-cell office:value-type="string">
            <text:p>00000006</text:p>
          </table:table-cell>
          <table:table-cell office:value-type="float" office:value="100000008">
            <text:p>100000008</text:p>
          </table:table-cell>
          <table:table-cell office:value-type="float" office:value="4066245">
            <text:p>4066245</text:p>
          </table:table-cell>
          <table:table-cell office:value-type="string">
            <text:p>Aradhana Srivastava</text:p>
          </table:table-cell>
          <table:table-cell office:value-type="string">
            <text:p>Aradhana</text:p>
          </table:table-cell>
          <table:table-cell office:value-type="string">
            <text:p>Srivastava</text:p>
          </table:table-cell>
          <table:table-cell office:value-type="string">
            <text:p>Ashvani Kumar Srivastava</text:p>
          </table:table-cell>
          <table:table-cell office:value-type="string">
            <text:p>Fully Advanced</text:p>
          </table:table-cell>
          <table:table-cell office:value-type="float" office:value="349576">
            <text:p>349576</text:p>
          </table:table-cell>
          <table:table-cell office:value-type="float" office:value="117805.69">
            <text:p>117805.69</text:p>
          </table:table-cell>
          <table:table-cell office:value-type="float" office:value="61">
            <text:p>61</text:p>
          </table:table-cell>
          <table:table-cell table:number-columns-repeated="3"/>
          <table:table-cell office:value-type="float" office:value="8009068507">
            <text:p>8009068507</text:p>
          </table:table-cell>
          <table:table-cell office:value-type="string">
            <text:p>PDC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349576">
            <text:p>349576</text:p>
          </table:table-cell>
          <table:table-cell office:value-type="string">
            <text:p>2011-09-14</text:p>
          </table:table-cell>
          <table:table-cell office:value-type="string">
            <text:p>FLOATING</text:p>
          </table:table-cell>
          <table:table-cell office:value-type="float" office:value="10.9">
            <text:p>10.9</text:p>
          </table:table-cell>
          <table:table-cell office:value-type="float" office:value="168">
            <text:p>168</text:p>
          </table:table-cell>
          <table:table-cell office:value-type="float" office:value="2701">
            <text:p>2701</text:p>
          </table:table-cell>
          <table:table-cell office:value-type="string">
            <text:p>2022-05-12</text:p>
          </table:table-cell>
          <table:table-cell table:number-columns-repeated="2" office:value-type="string">
            <text:p>Mms 1/120 Sector A Sitapur Road Yojna Lucknow UTTAR PRADESH 226001</text:p>
          </table:table-cell>
          <table:table-cell office:value-type="string">
            <text:p>Faizabad R Lucknow, , </text:p>
          </table:table-cell>
          <table:table-cell office:value-type="string">
            <text:p>PLOT NO 115 PART OF KHASRA N Plot No 115 Part Of Khasra No 269 Ga zipur Balrampur Ward Faizullah Ganj Luc know UTTAR PRADESH Lucknow226020 <text:s/></text:p>
          </table:table-cell>
          <table:table-cell office:value-type="string">
            <text:p>2022-04-12</text:p>
          </table:table-cell>
          <table:table-cell office:value-type="string">
            <text:p>1960-09-18</text:p>
          </table:table-cell>
          <table:table-cell office:value-type="float" office:value="1000000000">
            <text:p>1000000000</text:p>
          </table:table-cell>
        </table:table-row>
        <table:table-row table:style-name="ro1">
          <table:table-cell office:value-type="string">
            <text:p>00000009</text:p>
          </table:table-cell>
          <table:table-cell office:value-type="float" office:value="200000001">
            <text:p>200000001</text:p>
          </table:table-cell>
          <table:table-cell office:value-type="float" office:value="4270291">
            <text:p>4270291</text:p>
          </table:table-cell>
          <table:table-cell office:value-type="string">
            <text:p>Indrawati Shakya</text:p>
          </table:table-cell>
          <table:table-cell office:value-type="string">
            <text:p>Indrawati</text:p>
          </table:table-cell>
          <table:table-cell office:value-type="string">
            <text:p>Shakya</text:p>
          </table:table-cell>
          <table:table-cell office:value-type="string">
            <text:p>Ashish Shakya</text:p>
          </table:table-cell>
          <table:table-cell office:value-type="string">
            <text:p>Fully Advanced</text:p>
          </table:table-cell>
          <table:table-cell office:value-type="float" office:value="456088">
            <text:p>456088</text:p>
          </table:table-cell>
          <table:table-cell office:value-type="float" office:value="234878">
            <text:p>234878</text:p>
          </table:table-cell>
          <table:table-cell office:value-type="float" office:value="61">
            <text:p>61</text:p>
          </table:table-cell>
          <table:table-cell table:number-columns-repeated="3"/>
          <table:table-cell office:value-type="float" office:value="9336227778">
            <text:p>9336227778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456088">
            <text:p>456088</text:p>
          </table:table-cell>
          <table:table-cell office:value-type="string">
            <text:p>2011-04-23</text:p>
          </table:table-cell>
          <table:table-cell office:value-type="string">
            <text:p>FLOATING</text:p>
          </table:table-cell>
          <table:table-cell office:value-type="float" office:value="11.9">
            <text:p>11.9</text:p>
          </table:table-cell>
          <table:table-cell office:value-type="float" office:value="180">
            <text:p>180</text:p>
          </table:table-cell>
          <table:table-cell office:value-type="float" office:value="5186">
            <text:p>5186</text:p>
          </table:table-cell>
          <table:table-cell office:value-type="string">
            <text:p>2022-05-12</text:p>
          </table:table-cell>
          <table:table-cell table:number-columns-repeated="2" office:value-type="string">
            <text:p>16-3 Type -1 G.t Road Defence Colony , Kanpur UTTAR PRADESH 208001</text:p>
          </table:table-cell>
          <table:table-cell office:value-type="string">
            <text:p>, , </text:p>
          </table:table-cell>
          <table:table-cell office:value-type="string">
            <text:p>HOUSE NO 214 B ARAZI NO 110 House No 214 b purdevanpur Kanpur Na Built On Arazi No 1107 Mauza Chandari Kanpur Nagar UTTAR PRADESH Kanpur Urban208001 <text:s/></text:p>
          </table:table-cell>
          <table:table-cell office:value-type="string">
            <text:p>2022-04-12</text:p>
          </table:table-cell>
          <table:table-cell office:value-type="string">
            <text:p>1965-01-24</text:p>
          </table:table-cell>
          <table:table-cell office:value-type="float" office:value="9616198712">
            <text:p>9616198712</text:p>
          </table:table-cell>
        </table:table-row>
        <table:table-row table:style-name="ro1">
          <table:table-cell office:value-type="string">
            <text:p>00000009</text:p>
          </table:table-cell>
          <table:table-cell office:value-type="float" office:value="200000001">
            <text:p>200000001</text:p>
          </table:table-cell>
          <table:table-cell office:value-type="float" office:value="4270291">
            <text:p>4270291</text:p>
          </table:table-cell>
          <table:table-cell office:value-type="string">
            <text:p>Indrawati Shakya</text:p>
          </table:table-cell>
          <table:table-cell office:value-type="string">
            <text:p>Indrawati</text:p>
          </table:table-cell>
          <table:table-cell office:value-type="string">
            <text:p>Shakya</text:p>
          </table:table-cell>
          <table:table-cell office:value-type="string">
            <text:p>Avnish Shakya</text:p>
          </table:table-cell>
          <table:table-cell office:value-type="string">
            <text:p>Fully Advanced</text:p>
          </table:table-cell>
          <table:table-cell office:value-type="float" office:value="456088">
            <text:p>456088</text:p>
          </table:table-cell>
          <table:table-cell office:value-type="float" office:value="234878">
            <text:p>234878</text:p>
          </table:table-cell>
          <table:table-cell office:value-type="float" office:value="61">
            <text:p>61</text:p>
          </table:table-cell>
          <table:table-cell/>
          <table:table-cell office:value-type="string">
            <text:p>avi.shakya7@gmail.com</text:p>
          </table:table-cell>
          <table:table-cell/>
          <table:table-cell office:value-type="float" office:value="9336227778">
            <text:p>9336227778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456088">
            <text:p>456088</text:p>
          </table:table-cell>
          <table:table-cell office:value-type="string">
            <text:p>2011-04-23</text:p>
          </table:table-cell>
          <table:table-cell office:value-type="string">
            <text:p>FLOATING</text:p>
          </table:table-cell>
          <table:table-cell office:value-type="float" office:value="11.9">
            <text:p>11.9</text:p>
          </table:table-cell>
          <table:table-cell office:value-type="float" office:value="180">
            <text:p>180</text:p>
          </table:table-cell>
          <table:table-cell office:value-type="float" office:value="5186">
            <text:p>5186</text:p>
          </table:table-cell>
          <table:table-cell office:value-type="string">
            <text:p>2022-05-12</text:p>
          </table:table-cell>
          <table:table-cell table:number-columns-repeated="2" office:value-type="string">
            <text:p>16-3 Type -1 G.t Road Defence Colony , Kanpur UTTAR PRADESH 208001</text:p>
          </table:table-cell>
          <table:table-cell office:value-type="string">
            <text:p>, , </text:p>
          </table:table-cell>
          <table:table-cell office:value-type="string">
            <text:p>HOUSE NO 214 B ARAZI NO 110 House No 214 b purdevanpur Kanpur Na Built On Arazi No 1107 Mauza Chandari Kanpur Nagar UTTAR PRADESH Kanpur Urban208001 <text:s/></text:p>
          </table:table-cell>
          <table:table-cell office:value-type="string">
            <text:p>2022-04-12</text:p>
          </table:table-cell>
          <table:table-cell office:value-type="string">
            <text:p>1965-01-24</text:p>
          </table:table-cell>
          <table:table-cell office:value-type="float" office:value="9336227778">
            <text:p>9336227778</text:p>
          </table:table-cell>
        </table:table-row>
        <table:table-row table:style-name="ro1">
          <table:table-cell office:value-type="string">
            <text:p>00000012</text:p>
          </table:table-cell>
          <table:table-cell office:value-type="float" office:value="100000010">
            <text:p>100000010</text:p>
          </table:table-cell>
          <table:table-cell office:value-type="float" office:value="4066247">
            <text:p>4066247</text:p>
          </table:table-cell>
          <table:table-cell office:value-type="string">
            <text:p>Usha Devi</text:p>
          </table:table-cell>
          <table:table-cell office:value-type="string">
            <text:p>Usha</text:p>
          </table:table-cell>
          <table:table-cell office:value-type="string">
            <text:p>Devi</text:p>
          </table:table-cell>
          <table:table-cell office:value-type="string">
            <text:p>Rajendra Kumar</text:p>
          </table:table-cell>
          <table:table-cell office:value-type="string">
            <text:p>Fully Advanced</text:p>
          </table:table-cell>
          <table:table-cell office:value-type="float" office:value="383352">
            <text:p>383352</text:p>
          </table:table-cell>
          <table:table-cell office:value-type="float" office:value="53449">
            <text:p>53449</text:p>
          </table:table-cell>
          <table:table-cell office:value-type="float" office:value="44">
            <text:p>44</text:p>
          </table:table-cell>
          <table:table-cell table:number-columns-repeated="3"/>
          <table:table-cell office:value-type="float" office:value="7499680381">
            <text:p>7499680381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383352">
            <text:p>383352</text:p>
          </table:table-cell>
          <table:table-cell office:value-type="string">
            <text:p>2011-09-15</text:p>
          </table:table-cell>
          <table:table-cell office:value-type="string">
            <text:p>FLOATING</text:p>
          </table:table-cell>
          <table:table-cell office:value-type="float" office:value="11.4">
            <text:p>11.4</text:p>
          </table:table-cell>
          <table:table-cell office:value-type="float" office:value="156">
            <text:p>156</text:p>
          </table:table-cell>
          <table:table-cell office:value-type="float" office:value="1500">
            <text:p>1500</text:p>
          </table:table-cell>
          <table:table-cell office:value-type="string">
            <text:p>2022-05-12</text:p>
          </table:table-cell>
          <table:table-cell table:number-columns-repeated="2" office:value-type="string">
            <text:p>Shyam Vihar Colony Radha Kisan Mandir Bhithouli Lucknow UTTAR PRADESH 226020</text:p>
          </table:table-cell>
          <table:table-cell office:value-type="string">
            <text:p>, , </text:p>
          </table:table-cell>
          <table:table-cell office:value-type="string">
            <text:p>PLOT NO 55 A PART OF KHASRA Plot No 55 A Part Of Khasra No 58 Si tuated At Semra Gauri Lucknow UTTAR PRADESH Lucknow226020 <text:s/></text:p>
          </table:table-cell>
          <table:table-cell office:value-type="string">
            <text:p>2022-04-12</text:p>
          </table:table-cell>
          <table:table-cell office:value-type="string">
            <text:p>1969-09-14</text:p>
          </table:table-cell>
          <table:table-cell office:value-type="float" office:value="7499680381">
            <text:p>7499680381</text:p>
          </table:table-cell>
        </table:table-row>
        <table:table-row table:style-name="ro1">
          <table:table-cell office:value-type="string">
            <text:p>00000022</text:p>
          </table:table-cell>
          <table:table-cell office:value-type="float" office:value="100000005">
            <text:p>100000005</text:p>
          </table:table-cell>
          <table:table-cell office:value-type="float" office:value="4066243">
            <text:p>4066243</text:p>
          </table:table-cell>
          <table:table-cell office:value-type="string">
            <text:p>Harish Chandra Ram</text:p>
          </table:table-cell>
          <table:table-cell office:value-type="string">
            <text:p>Harish</text:p>
          </table:table-cell>
          <table:table-cell office:value-type="string">
            <text:p>Ram</text:p>
          </table:table-cell>
          <table:table-cell office:value-type="string">
            <text:p>Nirmala Devi</text:p>
          </table:table-cell>
          <table:table-cell office:value-type="string">
            <text:p>Fully Advanced</text:p>
          </table:table-cell>
          <table:table-cell office:value-type="float" office:value="373578">
            <text:p>373578</text:p>
          </table:table-cell>
          <table:table-cell office:value-type="float" office:value="49960">
            <text:p>49960</text:p>
          </table:table-cell>
          <table:table-cell office:value-type="float" office:value="23">
            <text:p>23</text:p>
          </table:table-cell>
          <table:table-cell table:number-columns-repeated="3"/>
          <table:table-cell office:value-type="float" office:value="9795014387">
            <text:p>9795014387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Link</text:p>
          </table:table-cell>
          <table:table-cell office:value-type="float" office:value="373578">
            <text:p>373578</text:p>
          </table:table-cell>
          <table:table-cell office:value-type="string">
            <text:p>2011-04-06</text:p>
          </table:table-cell>
          <table:table-cell office:value-type="string">
            <text:p>FLOATING</text:p>
          </table:table-cell>
          <table:table-cell office:value-type="float" office:value="11.4">
            <text:p>11.4</text:p>
          </table:table-cell>
          <table:table-cell office:value-type="float" office:value="156">
            <text:p>156</text:p>
          </table:table-cell>
          <table:table-cell office:value-type="float" office:value="2525">
            <text:p>2525</text:p>
          </table:table-cell>
          <table:table-cell office:value-type="string">
            <text:p>2022-05-12</text:p>
          </table:table-cell>
          <table:table-cell table:number-columns-repeated="2" office:value-type="string">
            <text:p>58 Trimurti Nagar Phase-1 Sarojini Nagar Lucknow UTTAR PRADESH 226008</text:p>
          </table:table-cell>
          <table:table-cell office:value-type="string">
            <text:p>Scootre In Sarojini Lucknow, , </text:p>
          </table:table-cell>
          <table:table-cell office:value-type="string">
            <text:p>PLOT NO 58 KHASRA NO 526 Plot No 58 Khasra No 526 Situated At Rahimabad Pargana Bijnore Tahsil And D istt UTTAR PRADESH Lucknow226008 <text:s/></text:p>
          </table:table-cell>
          <table:table-cell office:value-type="string">
            <text:p>2022-04-12</text:p>
          </table:table-cell>
          <table:table-cell office:value-type="string">
            <text:p>1959-04-01</text:p>
          </table:table-cell>
          <table:table-cell office:value-type="float" office:value="9795014387">
            <text:p>9795014387</text:p>
          </table:table-cell>
        </table:table-row>
        <table:table-row table:style-name="ro1">
          <table:table-cell office:value-type="string">
            <text:p>00000023</text:p>
          </table:table-cell>
          <table:table-cell office:value-type="float" office:value="100000011">
            <text:p>100000011</text:p>
          </table:table-cell>
          <table:table-cell office:value-type="float" office:value="4066249">
            <text:p>4066249</text:p>
          </table:table-cell>
          <table:table-cell office:value-type="string">
            <text:p>Sachin Arora</text:p>
          </table:table-cell>
          <table:table-cell office:value-type="string">
            <text:p>Sachin</text:p>
          </table:table-cell>
          <table:table-cell office:value-type="string">
            <text:p>Arora</text:p>
          </table:table-cell>
          <table:table-cell office:value-type="string">
            <text:p>Manmeet Kaur</text:p>
          </table:table-cell>
          <table:table-cell office:value-type="string">
            <text:p>Fully Advanced</text:p>
          </table:table-cell>
          <table:table-cell office:value-type="float" office:value="280195">
            <text:p>280195</text:p>
          </table:table-cell>
          <table:table-cell office:value-type="float" office:value="156195">
            <text:p>156195</text:p>
          </table:table-cell>
          <table:table-cell office:value-type="float" office:value="70">
            <text:p>70</text:p>
          </table:table-cell>
          <table:table-cell table:number-columns-repeated="3"/>
          <table:table-cell office:value-type="float" office:value="9305234031">
            <text:p>9305234031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280195">
            <text:p>280195</text:p>
          </table:table-cell>
          <table:table-cell office:value-type="string">
            <text:p>2011-04-28</text:p>
          </table:table-cell>
          <table:table-cell office:value-type="string">
            <text:p>FLOATING</text:p>
          </table:table-cell>
          <table:table-cell office:value-type="float" office:value="11.4">
            <text:p>11.4</text:p>
          </table:table-cell>
          <table:table-cell office:value-type="float" office:value="180">
            <text:p>180</text:p>
          </table:table-cell>
          <table:table-cell office:value-type="float" office:value="3099">
            <text:p>3099</text:p>
          </table:table-cell>
          <table:table-cell office:value-type="string">
            <text:p>2022-05-12</text:p>
          </table:table-cell>
          <table:table-cell table:number-columns-repeated="2" office:value-type="string">
            <text:p>562/24 Ka Ram Gadh Colony Lda Colony Lucknow UTTAR PRADESH 226012</text:p>
          </table:table-cell>
          <table:table-cell office:value-type="string">
            <text:p>Opposite G Hazratgan Lucknow, , </text:p>
          </table:table-cell>
          <table:table-cell office:value-type="string">
            <text:p>FLAT NO C 4 23 SECOND FLOO Flat No C 4 23 Second Floor Ashraya 3 Sulabh Awas Schemes Transport Nagar Kanpur Road UTTAR PRADESH Lucknow226001 <text:s/></text:p>
          </table:table-cell>
          <table:table-cell office:value-type="string">
            <text:p>2022-04-12</text:p>
          </table:table-cell>
          <table:table-cell office:value-type="string">
            <text:p>1977-06-27</text:p>
          </table:table-cell>
          <table:table-cell office:value-type="float" office:value="9305234031">
            <text:p>9305234031</text:p>
          </table:table-cell>
        </table:table-row>
        <table:table-row table:style-name="ro1">
          <table:table-cell office:value-type="string">
            <text:p>00000035</text:p>
          </table:table-cell>
          <table:table-cell office:value-type="float" office:value="200000002">
            <text:p>200000002</text:p>
          </table:table-cell>
          <table:table-cell office:value-type="float" office:value="4270294">
            <text:p>4270294</text:p>
          </table:table-cell>
          <table:table-cell office:value-type="string">
            <text:p>Prem Lal</text:p>
          </table:table-cell>
          <table:table-cell office:value-type="string">
            <text:p>Prem</text:p>
          </table:table-cell>
          <table:table-cell office:value-type="string">
            <text:p>Lal</text:p>
          </table:table-cell>
          <table:table-cell office:value-type="string">
            <text:p>Pradeep Kumar</text:p>
          </table:table-cell>
          <table:table-cell office:value-type="string">
            <text:p>Closed</text:p>
          </table:table-cell>
          <table:table-cell office:value-type="float" office:value="407636">
            <text:p>40763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9936225821">
            <text:p>9936225821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407636">
            <text:p>407636</text:p>
          </table:table-cell>
          <table:table-cell office:value-type="string">
            <text:p>2011-04-30</text:p>
          </table:table-cell>
          <table:table-cell office:value-type="string">
            <text:p>FLOATING</text:p>
          </table:table-cell>
          <table:table-cell office:value-type="float" office:value="12.4">
            <text:p>12.4</text:p>
          </table:table-cell>
          <table:table-cell office:value-type="float" office:value="240">
            <text:p>240</text:p>
          </table:table-cell>
          <table:table-cell office:value-type="float" office:value="4349">
            <text:p>4349</text:p>
          </table:table-cell>
          <table:table-cell office:value-type="string">
            <text:p>2022-05-12</text:p>
          </table:table-cell>
          <table:table-cell table:number-columns-repeated="2" office:value-type="string">
            <text:p>B-1/21 New Defence Colony G.t Road , Kanpur UTTAR PRADESH 208001</text:p>
          </table:table-cell>
          <table:table-cell office:value-type="string">
            <text:p>Phool Bagh Kanpur, , </text:p>
          </table:table-cell>
          <table:table-cell office:value-type="string">
            <text:p>H NO 50 B P NO 2 OF ARAZI House No 50 B Chandra Nagar Buit On Plot No 2 Of Arazi No 1015 A Mauza C handari Kanpur Nagar UTTAR PRADESH Kanpur Urban208001 <text:s/></text:p>
          </table:table-cell>
          <table:table-cell office:value-type="string">
            <text:p>2022-04-12</text:p>
          </table:table-cell>
          <table:table-cell office:value-type="string">
            <text:p>1953-01-04</text:p>
          </table:table-cell>
          <table:table-cell office:value-type="float" office:value="9936225821">
            <text:p>9936225821</text:p>
          </table:table-cell>
        </table:table-row>
        <table:table-row table:style-name="ro1">
          <table:table-cell office:value-type="string">
            <text:p>00000038</text:p>
          </table:table-cell>
          <table:table-cell office:value-type="float" office:value="100000021">
            <text:p>100000021</text:p>
          </table:table-cell>
          <table:table-cell office:value-type="float" office:value="4066261">
            <text:p>4066261</text:p>
          </table:table-cell>
          <table:table-cell office:value-type="string">
            <text:p>Mubarak Ali Raza</text:p>
          </table:table-cell>
          <table:table-cell office:value-type="string">
            <text:p>Mubarak</text:p>
          </table:table-cell>
          <table:table-cell office:value-type="string">
            <text:p>Raza</text:p>
          </table:table-cell>
          <table:table-cell office:value-type="string">
            <text:p>Asiya Rizvi</text:p>
          </table:table-cell>
          <table:table-cell office:value-type="string">
            <text:p>Closed</text:p>
          </table:table-cell>
          <table:table-cell office:value-type="float" office:value="520253">
            <text:p>52025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9792309314">
            <text:p>9792309314</text:p>
          </table:table-cell>
          <table:table-cell office:value-type="string">
            <text:p>DIRECT DEBIT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520253">
            <text:p>520253</text:p>
          </table:table-cell>
          <table:table-cell office:value-type="string">
            <text:p>2011-12-29</text:p>
          </table:table-cell>
          <table:table-cell office:value-type="string">
            <text:p>FLOATING</text:p>
          </table:table-cell>
          <table:table-cell office:value-type="float" office:value="12.9">
            <text:p>12.9</text:p>
          </table:table-cell>
          <table:table-cell office:value-type="float" office:value="108">
            <text:p>108</text:p>
          </table:table-cell>
          <table:table-cell table:number-columns-repeated="2"/>
          <table:table-cell table:number-columns-repeated="2" office:value-type="string">
            <text:p>B/4 Sheesh Mahal Talab Husainbad P.s. Thakur Ganj Lucknow UTTAR PRADESH 226014</text:p>
          </table:table-cell>
          <table:table-cell office:value-type="string">
            <text:p>Moti Mahal Lucknow B Lucknow, , </text:p>
          </table:table-cell>
          <table:table-cell office:value-type="string">
            <text:p>PLOT NO 13 A KHASRA NO 353 13 A Khasra No 353 354 Gend Khana Husai na Bad UTTAR PRADESH Lucknow226020 <text:s/></text:p>
          </table:table-cell>
          <table:table-cell office:value-type="string">
            <text:p>2022-04-12</text:p>
          </table:table-cell>
          <table:table-cell office:value-type="string">
            <text:p>1955-01-02</text:p>
          </table:table-cell>
          <table:table-cell office:value-type="float" office:value="9792309314">
            <text:p>9792309314</text:p>
          </table:table-cell>
        </table:table-row>
        <table:table-row table:style-name="ro1">
          <table:table-cell office:value-type="string">
            <text:p>00000043</text:p>
          </table:table-cell>
          <table:table-cell office:value-type="float" office:value="100000014">
            <text:p>100000014</text:p>
          </table:table-cell>
          <table:table-cell office:value-type="float" office:value="4066255">
            <text:p>4066255</text:p>
          </table:table-cell>
          <table:table-cell office:value-type="string">
            <text:p>Reetu Singh</text:p>
          </table:table-cell>
          <table:table-cell office:value-type="string">
            <text:p>Reetu</text:p>
          </table:table-cell>
          <table:table-cell office:value-type="string">
            <text:p>Singh</text:p>
          </table:table-cell>
          <table:table-cell office:value-type="string">
            <text:p>Sanjay Singh</text:p>
          </table:table-cell>
          <table:table-cell office:value-type="string">
            <text:p>Fully Advanced</text:p>
          </table:table-cell>
          <table:table-cell office:value-type="float" office:value="565526">
            <text:p>565526</text:p>
          </table:table-cell>
          <table:table-cell office:value-type="float" office:value="451012">
            <text:p>451012</text:p>
          </table:table-cell>
          <table:table-cell office:value-type="float" office:value="157">
            <text:p>157</text:p>
          </table:table-cell>
          <table:table-cell table:number-columns-repeated="3"/>
          <table:table-cell office:value-type="float" office:value="9792103103">
            <text:p>9792103103</text:p>
          </table:table-cell>
          <table:table-cell office:value-type="string">
            <text:p>NACH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565526">
            <text:p>565526</text:p>
          </table:table-cell>
          <table:table-cell office:value-type="string">
            <text:p>2012-01-09</text:p>
          </table:table-cell>
          <table:table-cell office:value-type="string">
            <text:p>FLOATING</text:p>
          </table:table-cell>
          <table:table-cell office:value-type="float" office:value="11.9">
            <text:p>11.9</text:p>
          </table:table-cell>
          <table:table-cell office:value-type="float" office:value="240">
            <text:p>240</text:p>
          </table:table-cell>
          <table:table-cell office:value-type="float" office:value="5842">
            <text:p>5842</text:p>
          </table:table-cell>
          <table:table-cell office:value-type="string">
            <text:p>2022-05-12</text:p>
          </table:table-cell>
          <table:table-cell table:number-columns-repeated="2" office:value-type="string">
            <text:p>House No. 34 Society Colony Near Bhandari Mandir Sarojini Nagar Lucknow UTTAR PRADESH 226008</text:p>
          </table:table-cell>
          <table:table-cell office:value-type="string">
            <text:p>, , </text:p>
          </table:table-cell>
          <table:table-cell office:value-type="string">
            <text:p>PVT PLOT NO 38 PART OF KHAS Pvt Plot No 38 Situated At Part Of K hasra No 609 Gram Gauri Sarojini Nag ar UTTAR PRADESH Lucknow226008 <text:s/></text:p>
          </table:table-cell>
          <table:table-cell office:value-type="string">
            <text:p>2022-04-12</text:p>
          </table:table-cell>
          <table:table-cell office:value-type="string">
            <text:p>1975-01-30</text:p>
          </table:table-cell>
          <table:table-cell office:value-type="float" office:value="9792103103">
            <text:p>9792103103</text:p>
          </table:table-cell>
        </table:table-row>
        <table:table-row table:style-name="ro1">
          <table:table-cell office:value-type="string">
            <text:p>00000061</text:p>
          </table:table-cell>
          <table:table-cell office:value-type="float" office:value="100000012">
            <text:p>100000012</text:p>
          </table:table-cell>
          <table:table-cell office:value-type="float" office:value="4066251">
            <text:p>4066251</text:p>
          </table:table-cell>
          <table:table-cell office:value-type="string">
            <text:p>Rajesh Kumar Singh</text:p>
          </table:table-cell>
          <table:table-cell office:value-type="string">
            <text:p>Rajesh</text:p>
          </table:table-cell>
          <table:table-cell office:value-type="string">
            <text:p>Singh</text:p>
          </table:table-cell>
          <table:table-cell office:value-type="string">
            <text:p>Bandana Singh</text:p>
          </table:table-cell>
          <table:table-cell office:value-type="string">
            <text:p>Fully Advanced</text:p>
          </table:table-cell>
          <table:table-cell office:value-type="float" office:value="596051">
            <text:p>596051</text:p>
          </table:table-cell>
          <table:table-cell office:value-type="float" office:value="349660">
            <text:p>349660</text:p>
          </table:table-cell>
          <table:table-cell office:value-type="float" office:value="77">
            <text:p>77</text:p>
          </table:table-cell>
          <table:table-cell table:number-columns-repeated="3"/>
          <table:table-cell office:value-type="float" office:value="9616151461">
            <text:p>9616151461</text:p>
          </table:table-cell>
          <table:table-cell office:value-type="string">
            <text:p>NACH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Link</text:p>
          </table:table-cell>
          <table:table-cell office:value-type="float" office:value="596051">
            <text:p>596051</text:p>
          </table:table-cell>
          <table:table-cell office:value-type="string">
            <text:p>2012-07-30</text:p>
          </table:table-cell>
          <table:table-cell office:value-type="string">
            <text:p>FLOATING</text:p>
          </table:table-cell>
          <table:table-cell office:value-type="float" office:value="11.9">
            <text:p>11.9</text:p>
          </table:table-cell>
          <table:table-cell office:value-type="float" office:value="180">
            <text:p>180</text:p>
          </table:table-cell>
          <table:table-cell office:value-type="float" office:value="6777">
            <text:p>6777</text:p>
          </table:table-cell>
          <table:table-cell office:value-type="string">
            <text:p>2022-05-12</text:p>
          </table:table-cell>
          <table:table-cell table:number-columns-repeated="2" office:value-type="string">
            <text:p>H.no.2/546 Vineet Khand Gomti Nagar Lucknow UTTAR PRADESH 226010</text:p>
          </table:table-cell>
          <table:table-cell office:value-type="string">
            <text:p>Gomti Naga Lucknow Lucknow, , </text:p>
          </table:table-cell>
          <table:table-cell office:value-type="string">
            <text:p>PLOT NO 118 PART OF KHASRA N Plot No 118 Part Of Khasra No 151 Ka nchanpur Matiyari Ward shaheed Bhagat Singh Lucknow UTTAR PRADESH Lucknow226016 <text:s/></text:p>
          </table:table-cell>
          <table:table-cell office:value-type="string">
            <text:p>2022-04-12</text:p>
          </table:table-cell>
          <table:table-cell office:value-type="string">
            <text:p>1976-07-06</text:p>
          </table:table-cell>
          <table:table-cell office:value-type="float" office:value="9616151461">
            <text:p>9616151461</text:p>
          </table:table-cell>
        </table:table-row>
        <table:table-row table:style-name="ro1">
          <table:table-cell office:value-type="string">
            <text:p>00000066</text:p>
          </table:table-cell>
          <table:table-cell office:value-type="float" office:value="100000013">
            <text:p>100000013</text:p>
          </table:table-cell>
          <table:table-cell office:value-type="float" office:value="4066253">
            <text:p>4066253</text:p>
          </table:table-cell>
          <table:table-cell office:value-type="string">
            <text:p>Amita Srivastava</text:p>
          </table:table-cell>
          <table:table-cell office:value-type="string">
            <text:p>Amita</text:p>
          </table:table-cell>
          <table:table-cell office:value-type="string">
            <text:p>Srivastava</text:p>
          </table:table-cell>
          <table:table-cell office:value-type="string">
            <text:p>Rishi Kumar Srivastava</text:p>
          </table:table-cell>
          <table:table-cell office:value-type="string">
            <text:p>Fully Advanced</text:p>
          </table:table-cell>
          <table:table-cell office:value-type="float" office:value="387000">
            <text:p>387000</text:p>
          </table:table-cell>
          <table:table-cell office:value-type="float" office:value="46304">
            <text:p>46304</text:p>
          </table:table-cell>
          <table:table-cell office:value-type="float" office:value="24">
            <text:p>24</text:p>
          </table:table-cell>
          <table:table-cell table:number-columns-repeated="3"/>
          <table:table-cell office:value-type="float" office:value="9648221832">
            <text:p>9648221832</text:p>
          </table:table-cell>
          <table:table-cell office:value-type="string">
            <text:p>DIRECT DEBIT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387000">
            <text:p>387000</text:p>
          </table:table-cell>
          <table:table-cell office:value-type="string">
            <text:p>2011-05-07</text:p>
          </table:table-cell>
          <table:table-cell office:value-type="string">
            <text:p>FLOATING</text:p>
          </table:table-cell>
          <table:table-cell office:value-type="float" office:value="11.9">
            <text:p>11.9</text:p>
          </table:table-cell>
          <table:table-cell office:value-type="float" office:value="144">
            <text:p>144</text:p>
          </table:table-cell>
          <table:table-cell office:value-type="float" office:value="2232">
            <text:p>2232</text:p>
          </table:table-cell>
          <table:table-cell office:value-type="string">
            <text:p>2022-05-12</text:p>
          </table:table-cell>
          <table:table-cell table:number-columns-repeated="2" office:value-type="string">
            <text:p>79/55 Shivkala Bhawan Ram Nagar Eye Hospital Sitapur UTTAR PRADESH 261001</text:p>
          </table:table-cell>
          <table:table-cell office:value-type="string">
            <text:p>540 Vijay Lax Sitapur, , </text:p>
          </table:table-cell>
          <table:table-cell office:value-type="string">
            <text:p>PART H NO 538 K A 1328 A KHAS Part Of House No 538 K A 1328 a part Of Khasra No 221 situated At Ahibaranpur Ward Triveni Nagar 2 UTTAR PRADESH Lucknow226020 <text:s/></text:p>
          </table:table-cell>
          <table:table-cell office:value-type="string">
            <text:p>2022-04-12</text:p>
          </table:table-cell>
          <table:table-cell office:value-type="string">
            <text:p>1964-04-01</text:p>
          </table:table-cell>
          <table:table-cell office:value-type="float" office:value="9648221832">
            <text:p>9648221832</text:p>
          </table:table-cell>
        </table:table-row>
        <table:table-row table:style-name="ro1">
          <table:table-cell office:value-type="string">
            <text:p>00000072</text:p>
          </table:table-cell>
          <table:table-cell office:value-type="float" office:value="100000075">
            <text:p>100000075</text:p>
          </table:table-cell>
          <table:table-cell office:value-type="float" office:value="4066289">
            <text:p>4066289</text:p>
          </table:table-cell>
          <table:table-cell office:value-type="string">
            <text:p>Prem Lata Singh</text:p>
          </table:table-cell>
          <table:table-cell office:value-type="string">
            <text:p>Prem</text:p>
          </table:table-cell>
          <table:table-cell office:value-type="string">
            <text:p>Singh</text:p>
          </table:table-cell>
          <table:table-cell office:value-type="string">
            <text:p>Subhash Chandra</text:p>
          </table:table-cell>
          <table:table-cell office:value-type="string">
            <text:p>Fully Advanced</text:p>
          </table:table-cell>
          <table:table-cell office:value-type="float" office:value="458581">
            <text:p>458581</text:p>
          </table:table-cell>
          <table:table-cell office:value-type="float" office:value="-10019.72">
            <text:p>-10019.7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7505840009">
            <text:p>7505840009</text:p>
          </table:table-cell>
          <table:table-cell office:value-type="string">
            <text:p>PDC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458581">
            <text:p>458581</text:p>
          </table:table-cell>
          <table:table-cell office:value-type="string">
            <text:p>2011-07-30</text:p>
          </table:table-cell>
          <table:table-cell office:value-type="string">
            <text:p>FLOATING</text:p>
          </table:table-cell>
          <table:table-cell office:value-type="float" office:value="11.9">
            <text:p>11.9</text:p>
          </table:table-cell>
          <table:table-cell office:value-type="float" office:value="120">
            <text:p>120</text:p>
          </table:table-cell>
          <table:table-cell table:number-columns-repeated="2"/>
          <table:table-cell table:number-columns-repeated="2" office:value-type="string">
            <text:p>L/149 C Type 2 Railway Colony Anwarganj Lucknow UTTAR PRADESH 226001</text:p>
          </table:table-cell>
          <table:table-cell office:value-type="string">
            <text:p>, , </text:p>
          </table:table-cell>
          <table:table-cell office:value-type="string">
            <text:p>HOUSE ON KHSRA NO 810 DEV PUR Plot khsra No 810 Dev Pur Dhaindha Kher a ward Keseri Khera Lucknow UTTAR PRADESH Lucknow226008 <text:s/></text:p>
          </table:table-cell>
          <table:table-cell office:value-type="string">
            <text:p>2022-04-12</text:p>
          </table:table-cell>
          <table:table-cell office:value-type="string">
            <text:p>1974-08-10</text:p>
          </table:table-cell>
          <table:table-cell office:value-type="float" office:value="7505840009">
            <text:p>7505840009</text:p>
          </table:table-cell>
        </table:table-row>
        <table:table-row table:style-name="ro1">
          <table:table-cell office:value-type="string">
            <text:p>00000077</text:p>
          </table:table-cell>
          <table:table-cell office:value-type="float" office:value="500000001">
            <text:p>500000001</text:p>
          </table:table-cell>
          <table:table-cell office:value-type="float" office:value="4193815">
            <text:p>4193815</text:p>
          </table:table-cell>
          <table:table-cell office:value-type="string">
            <text:p>Neeraj Kumar Goel</text:p>
          </table:table-cell>
          <table:table-cell office:value-type="string">
            <text:p>Neeraj</text:p>
          </table:table-cell>
          <table:table-cell office:value-type="string">
            <text:p>Goel</text:p>
          </table:table-cell>
          <table:table-cell office:value-type="string">
            <text:p>Meenakshi Goel</text:p>
          </table:table-cell>
          <table:table-cell office:value-type="string">
            <text:p>Fully Advanced</text:p>
          </table:table-cell>
          <table:table-cell office:value-type="float" office:value="452421">
            <text:p>452421</text:p>
          </table:table-cell>
          <table:table-cell office:value-type="float" office:value="367847">
            <text:p>367847</text:p>
          </table:table-cell>
          <table:table-cell office:value-type="float" office:value="154">
            <text:p>154</text:p>
          </table:table-cell>
          <table:table-cell table:number-columns-repeated="3"/>
          <table:table-cell office:value-type="float" office:value="9313538038">
            <text:p>9313538038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452421">
            <text:p>452421</text:p>
          </table:table-cell>
          <table:table-cell office:value-type="string">
            <text:p>2012-03-30</text:p>
          </table:table-cell>
          <table:table-cell office:value-type="string">
            <text:p>FLOATING</text:p>
          </table:table-cell>
          <table:table-cell office:value-type="float" office:value="11.9">
            <text:p>11.9</text:p>
          </table:table-cell>
          <table:table-cell office:value-type="float" office:value="240">
            <text:p>240</text:p>
          </table:table-cell>
          <table:table-cell office:value-type="float" office:value="4674">
            <text:p>4674</text:p>
          </table:table-cell>
          <table:table-cell office:value-type="string">
            <text:p>2022-05-12</text:p>
          </table:table-cell>
          <table:table-cell table:number-columns-repeated="2" office:value-type="string">
            <text:p>64 Kailawalan Delhi Gate , Ghaziabad UTTAR PRADESH 201001</text:p>
          </table:table-cell>
          <table:table-cell office:value-type="string">
            <text:p>C-7 Sector Noida, , </text:p>
          </table:table-cell>
          <table:table-cell office:value-type="string">
            <text:p>FLAT NO 006 TYPE B T NO 1 Flat No 006 Type B Situated Ground F loor Tower No 01 Block No 27 Nh 2 4 dinesh Nagar pilakhuwa UTTAR PRADESH Ghaziabad201001 <text:s/></text:p>
          </table:table-cell>
          <table:table-cell office:value-type="string">
            <text:p>2022-04-12</text:p>
          </table:table-cell>
          <table:table-cell office:value-type="string">
            <text:p>1979-02-11</text:p>
          </table:table-cell>
          <table:table-cell office:value-type="float" office:value="9313538035">
            <text:p>9313538035</text:p>
          </table:table-cell>
        </table:table-row>
        <table:table-row table:style-name="ro1">
          <table:table-cell office:value-type="string">
            <text:p>00000080</text:p>
          </table:table-cell>
          <table:table-cell office:value-type="float" office:value="500000005">
            <text:p>500000005</text:p>
          </table:table-cell>
          <table:table-cell office:value-type="float" office:value="4193819">
            <text:p>4193819</text:p>
          </table:table-cell>
          <table:table-cell office:value-type="string">
            <text:p>Kamlesh Rai</text:p>
          </table:table-cell>
          <table:table-cell office:value-type="string">
            <text:p>Kamlesh</text:p>
          </table:table-cell>
          <table:table-cell office:value-type="string">
            <text:p>Rai</text:p>
          </table:table-cell>
          <table:table-cell office:value-type="string">
            <text:p>Meena Rai</text:p>
          </table:table-cell>
          <table:table-cell office:value-type="string">
            <text:p>Fully Advanced</text:p>
          </table:table-cell>
          <table:table-cell office:value-type="float" office:value="442148">
            <text:p>442148</text:p>
          </table:table-cell>
          <table:table-cell office:value-type="float" office:value="33265">
            <text:p>33265</text:p>
          </table:table-cell>
          <table:table-cell office:value-type="float" office:value="73">
            <text:p>73</text:p>
          </table:table-cell>
          <table:table-cell table:number-columns-repeated="3"/>
          <table:table-cell office:value-type="float" office:value="9911473443">
            <text:p>9911473443</text:p>
          </table:table-cell>
          <table:table-cell office:value-type="string">
            <text:p>PDC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442148">
            <text:p>442148</text:p>
          </table:table-cell>
          <table:table-cell office:value-type="string">
            <text:p>2012-08-31</text:p>
          </table:table-cell>
          <table:table-cell office:value-type="string">
            <text:p>FLOATING</text:p>
          </table:table-cell>
          <table:table-cell office:value-type="float" office:value="12.4">
            <text:p>12.4</text:p>
          </table:table-cell>
          <table:table-cell office:value-type="float" office:value="180">
            <text:p>180</text:p>
          </table:table-cell>
          <table:table-cell office:value-type="float" office:value="654">
            <text:p>654</text:p>
          </table:table-cell>
          <table:table-cell office:value-type="string">
            <text:p>2022-05-12</text:p>
          </table:table-cell>
          <table:table-cell table:number-columns-repeated="2" office:value-type="string">
            <text:p>E-70 Shri Ram Enclave Bsgt Road Chhaprauwa , Ghaziabad UTTAR PRADESH 201001</text:p>
          </table:table-cell>
          <table:table-cell office:value-type="string">
            <text:p>C-198 Site Bs Road I, , </text:p>
          </table:table-cell>
          <table:table-cell office:value-type="string">
            <text:p>FLAT NO 134 TYPE A T NO 5 Flat No 134 Type A Situated First Fl oor Tower No 5 Block No 8 Nh 24 d inesh Nagar pilakhuwa UTTAR PRADESH Ghaziabad201001 <text:s/></text:p>
          </table:table-cell>
          <table:table-cell office:value-type="string">
            <text:p>2022-04-12</text:p>
          </table:table-cell>
          <table:table-cell office:value-type="string">
            <text:p>1972-02-11</text:p>
          </table:table-cell>
          <table:table-cell office:value-type="float" office:value="9911473443">
            <text:p>9911473443</text:p>
          </table:table-cell>
        </table:table-row>
        <table:table-row table:style-name="ro1">
          <table:table-cell office:value-type="string">
            <text:p>00000088</text:p>
          </table:table-cell>
          <table:table-cell office:value-type="float" office:value="100000015">
            <text:p>100000015</text:p>
          </table:table-cell>
          <table:table-cell office:value-type="float" office:value="4066257">
            <text:p>4066257</text:p>
          </table:table-cell>
          <table:table-cell office:value-type="string">
            <text:p>Ashok Kumar</text:p>
          </table:table-cell>
          <table:table-cell office:value-type="string">
            <text:p>Ashok</text:p>
          </table:table-cell>
          <table:table-cell office:value-type="string">
            <text:p>Kumar</text:p>
          </table:table-cell>
          <table:table-cell office:value-type="string">
            <text:p>Kiran Kiran</text:p>
          </table:table-cell>
          <table:table-cell office:value-type="string">
            <text:p>Fully Advanced</text:p>
          </table:table-cell>
          <table:table-cell office:value-type="float" office:value="359888">
            <text:p>359888</text:p>
          </table:table-cell>
          <table:table-cell office:value-type="float" office:value="177534">
            <text:p>177534</text:p>
          </table:table-cell>
          <table:table-cell office:value-type="float" office:value="57">
            <text:p>57</text:p>
          </table:table-cell>
          <table:table-cell table:number-columns-repeated="3"/>
          <table:table-cell office:value-type="float" office:value="9307151128">
            <text:p>9307151128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359888">
            <text:p>359888</text:p>
          </table:table-cell>
          <table:table-cell office:value-type="string">
            <text:p>2011-10-18</text:p>
          </table:table-cell>
          <table:table-cell office:value-type="string">
            <text:p>FLOATING</text:p>
          </table:table-cell>
          <table:table-cell office:value-type="float" office:value="11.4">
            <text:p>11.4</text:p>
          </table:table-cell>
          <table:table-cell office:value-type="float" office:value="180">
            <text:p>180</text:p>
          </table:table-cell>
          <table:table-cell office:value-type="float" office:value="4207">
            <text:p>4207</text:p>
          </table:table-cell>
          <table:table-cell office:value-type="string">
            <text:p>2022-05-12</text:p>
          </table:table-cell>
          <table:table-cell table:number-columns-repeated="2" office:value-type="string">
            <text:p>1/901 Vishal Khand Gomti Nagar Lucknow UTTAR PRADESH 226010</text:p>
          </table:table-cell>
          <table:table-cell office:value-type="string">
            <text:p>Sahara Sha Gomti Nag, , </text:p>
          </table:table-cell>
          <table:table-cell office:value-type="string">
            <text:p>PVT PLOT IN PART OF KHASRA NO Pvt Plot In Part Of Khasra No 226 Sit uated At Villege Chinhat Chinahat luck now UTTAR PRADESH Lucknow227105 <text:s/></text:p>
          </table:table-cell>
          <table:table-cell office:value-type="string">
            <text:p>2022-04-12</text:p>
          </table:table-cell>
          <table:table-cell office:value-type="string">
            <text:p>1971-01-05</text:p>
          </table:table-cell>
          <table:table-cell office:value-type="float" office:value="9307151128">
            <text:p>9307151128</text:p>
          </table:table-cell>
        </table:table-row>
        <table:table-row table:style-name="ro1">
          <table:table-cell office:value-type="string">
            <text:p>00000090</text:p>
          </table:table-cell>
          <table:table-cell office:value-type="float" office:value="100000039">
            <text:p>100000039</text:p>
          </table:table-cell>
          <table:table-cell office:value-type="float" office:value="4066269">
            <text:p>4066269</text:p>
          </table:table-cell>
          <table:table-cell office:value-type="string">
            <text:p>Diwari Lal Arun</text:p>
          </table:table-cell>
          <table:table-cell office:value-type="string">
            <text:p>Diwari</text:p>
          </table:table-cell>
          <table:table-cell office:value-type="string">
            <text:p>Arun</text:p>
          </table:table-cell>
          <table:table-cell office:value-type="string">
            <text:p>Dev Yogesh Kumar</text:p>
          </table:table-cell>
          <table:table-cell office:value-type="string">
            <text:p>Fully Advanced</text:p>
          </table:table-cell>
          <table:table-cell office:value-type="float" office:value="507820">
            <text:p>507820</text:p>
          </table:table-cell>
          <table:table-cell office:value-type="float" office:value="353935">
            <text:p>353935</text:p>
          </table:table-cell>
          <table:table-cell office:value-type="float" office:value="101">
            <text:p>101</text:p>
          </table:table-cell>
          <table:table-cell table:number-columns-repeated="3"/>
          <table:table-cell office:value-type="float" office:value="9897821314">
            <text:p>9897821314</text:p>
          </table:table-cell>
          <table:table-cell office:value-type="string">
            <text:p>ECS</text:p>
          </table:table-cell>
          <table:table-cell office:value-type="string">
            <text:p>Non Housing Loans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507820">
            <text:p>507820</text:p>
          </table:table-cell>
          <table:table-cell office:value-type="string">
            <text:p>2011-06-29</text:p>
          </table:table-cell>
          <table:table-cell office:value-type="string">
            <text:p>FLOATING</text:p>
          </table:table-cell>
          <table:table-cell office:value-type="float" office:value="12.4">
            <text:p>12.4</text:p>
          </table:table-cell>
          <table:table-cell office:value-type="float" office:value="204">
            <text:p>204</text:p>
          </table:table-cell>
          <table:table-cell office:value-type="float" office:value="5683">
            <text:p>5683</text:p>
          </table:table-cell>
          <table:table-cell office:value-type="string">
            <text:p>2022-05-12</text:p>
          </table:table-cell>
          <table:table-cell table:number-columns-repeated="2" office:value-type="string">
            <text:p>6/208 Vipul Khand Gomti Nagar Lucknow UTTAR PRADESH 226010</text:p>
          </table:table-cell>
          <table:table-cell office:value-type="string">
            <text:p>, , </text:p>
          </table:table-cell>
          <table:table-cell office:value-type="string">
            <text:p>PLOT NO 1 846 Plot No 1 846 Sector No 1 Gomti Nag ar extension Lucknow UTTAR PRADESH Lucknow226008 <text:s/></text:p>
          </table:table-cell>
          <table:table-cell office:value-type="string">
            <text:p>2022-04-12</text:p>
          </table:table-cell>
          <table:table-cell office:value-type="string">
            <text:p>1953-01-01</text:p>
          </table:table-cell>
          <table:table-cell office:value-type="float" office:value="9897821314">
            <text:p>9897821314</text:p>
          </table:table-cell>
        </table:table-row>
        <table:table-row table:style-name="ro1">
          <table:table-cell office:value-type="string">
            <text:p>00000107</text:p>
          </table:table-cell>
          <table:table-cell office:value-type="float" office:value="300000001">
            <text:p>300000001</text:p>
          </table:table-cell>
          <table:table-cell office:value-type="float" office:value="4220155">
            <text:p>4220155</text:p>
          </table:table-cell>
          <table:table-cell office:value-type="string">
            <text:p>Enthenee Baragees</text:p>
          </table:table-cell>
          <table:table-cell office:value-type="string">
            <text:p>Enthenee</text:p>
          </table:table-cell>
          <table:table-cell office:value-type="string">
            <text:p>Baragees</text:p>
          </table:table-cell>
          <table:table-cell office:value-type="string">
            <text:p>Marasee Anthenee</text:p>
          </table:table-cell>
          <table:table-cell office:value-type="string">
            <text:p>Fully Advanced</text:p>
          </table:table-cell>
          <table:table-cell office:value-type="float" office:value="522370">
            <text:p>522370</text:p>
          </table:table-cell>
          <table:table-cell office:value-type="float" office:value="277598">
            <text:p>277598</text:p>
          </table:table-cell>
          <table:table-cell office:value-type="float" office:value="69">
            <text:p>69</text:p>
          </table:table-cell>
          <table:table-cell table:number-columns-repeated="3"/>
          <table:table-cell office:value-type="float" office:value="8109986556">
            <text:p>8109986556</text:p>
          </table:table-cell>
          <table:table-cell office:value-type="string">
            <text:p>NACH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522370">
            <text:p>522370</text:p>
          </table:table-cell>
          <table:table-cell office:value-type="string">
            <text:p>2011-12-08</text:p>
          </table:table-cell>
          <table:table-cell office:value-type="string">
            <text:p>FLOATING</text:p>
          </table:table-cell>
          <table:table-cell office:value-type="float" office:value="12.4">
            <text:p>12.4</text:p>
          </table:table-cell>
          <table:table-cell office:value-type="float" office:value="180">
            <text:p>180</text:p>
          </table:table-cell>
          <table:table-cell office:value-type="float" office:value="6106">
            <text:p>6106</text:p>
          </table:table-cell>
          <table:table-cell office:value-type="string">
            <text:p>2022-05-12</text:p>
          </table:table-cell>
          <table:table-cell table:number-columns-repeated="2" office:value-type="string">
            <text:p>Dashara Maidan Patel Colony Behind Shani Mandir Barwaha MADHYA PRADESH 451115</text:p>
          </table:table-cell>
          <table:table-cell office:value-type="string">
            <text:p>Narmada Ro Barawaha, , </text:p>
          </table:table-cell>
          <table:table-cell office:value-type="string">
            <text:p>313 Western Part Of Plot No A 2 Urwashi Nag ar Behind Shani Mandir MADHYA PRADESH West nimar451115 <text:s/></text:p>
          </table:table-cell>
          <table:table-cell office:value-type="string">
            <text:p>2022-04-12</text:p>
          </table:table-cell>
          <table:table-cell office:value-type="string">
            <text:p>1967-05-05</text:p>
          </table:table-cell>
          <table:table-cell office:value-type="float" office:value="1000000000">
            <text:p>1000000000</text:p>
          </table:table-cell>
        </table:table-row>
        <table:table-row table:style-name="ro1">
          <table:table-cell office:value-type="string">
            <text:p>00000124</text:p>
          </table:table-cell>
          <table:table-cell office:value-type="float" office:value="100000042">
            <text:p>100000042</text:p>
          </table:table-cell>
          <table:table-cell office:value-type="float" office:value="4066271">
            <text:p>4066271</text:p>
          </table:table-cell>
          <table:table-cell office:value-type="string">
            <text:p>Aruna Dutt Mani Tripathi</text:p>
          </table:table-cell>
          <table:table-cell office:value-type="string">
            <text:p>Aruna</text:p>
          </table:table-cell>
          <table:table-cell office:value-type="string">
            <text:p>Tripathi</text:p>
          </table:table-cell>
          <table:table-cell office:value-type="string">
            <text:p>Gyatri Tripathi</text:p>
          </table:table-cell>
          <table:table-cell office:value-type="string">
            <text:p>Fully Advanced</text:p>
          </table:table-cell>
          <table:table-cell office:value-type="float" office:value="1028230">
            <text:p>1028230</text:p>
          </table:table-cell>
          <table:table-cell office:value-type="float" office:value="1037265">
            <text:p>1037265</text:p>
          </table:table-cell>
          <table:table-cell office:value-type="float" office:value="157">
            <text:p>157</text:p>
          </table:table-cell>
          <table:table-cell table:number-columns-repeated="3"/>
          <table:table-cell office:value-type="float" office:value="9792889777">
            <text:p>9792889777</text:p>
          </table:table-cell>
          <table:table-cell office:value-type="string">
            <text:p>PDC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1028230">
            <text:p>1028230</text:p>
          </table:table-cell>
          <table:table-cell office:value-type="string">
            <text:p>2011-06-29</text:p>
          </table:table-cell>
          <table:table-cell office:value-type="string">
            <text:p>FLOATING</text:p>
          </table:table-cell>
          <table:table-cell office:value-type="float" office:value="11.9">
            <text:p>11.9</text:p>
          </table:table-cell>
          <table:table-cell office:value-type="float" office:value="240">
            <text:p>240</text:p>
          </table:table-cell>
          <table:table-cell office:value-type="float" office:value="11076">
            <text:p>11076</text:p>
          </table:table-cell>
          <table:table-cell office:value-type="string">
            <text:p>2022-05-12</text:p>
          </table:table-cell>
          <table:table-cell table:number-columns-repeated="2" office:value-type="string">
            <text:p>H.no. 608 Sector 7 Vikas Nagar Lucknow UTTAR PRADESH 226020</text:p>
          </table:table-cell>
          <table:table-cell office:value-type="string">
            <text:p>Ram Nagar Midc Chinchwar, , </text:p>
          </table:table-cell>
          <table:table-cell office:value-type="string">
            <text:p>PLOT NO 10 KHASRA NO 569 Plot No 10 Khasra No 569 Takrohi UTTAR PRADESH Lucknow226016 <text:s/></text:p>
          </table:table-cell>
          <table:table-cell office:value-type="string">
            <text:p>2022-04-12</text:p>
          </table:table-cell>
          <table:table-cell office:value-type="string">
            <text:p>1978-02-02</text:p>
          </table:table-cell>
          <table:table-cell office:value-type="float" office:value="9792889777">
            <text:p>9792889777</text:p>
          </table:table-cell>
        </table:table-row>
        <table:table-row table:style-name="ro1">
          <table:table-cell office:value-type="string">
            <text:p>00000127</text:p>
          </table:table-cell>
          <table:table-cell office:value-type="float" office:value="100000078">
            <text:p>100000078</text:p>
          </table:table-cell>
          <table:table-cell office:value-type="float" office:value="4066293">
            <text:p>4066293</text:p>
          </table:table-cell>
          <table:table-cell office:value-type="string">
            <text:p>Ajai Kumar Trivedi</text:p>
          </table:table-cell>
          <table:table-cell office:value-type="string">
            <text:p>Ajai</text:p>
          </table:table-cell>
          <table:table-cell office:value-type="string">
            <text:p>Trivedi</text:p>
          </table:table-cell>
          <table:table-cell office:value-type="string">
            <text:p>Vinai Kumari</text:p>
          </table:table-cell>
          <table:table-cell office:value-type="string">
            <text:p>Fully Advanced</text:p>
          </table:table-cell>
          <table:table-cell office:value-type="float" office:value="414730">
            <text:p>414730</text:p>
          </table:table-cell>
          <table:table-cell office:value-type="float" office:value="280290">
            <text:p>280290</text:p>
          </table:table-cell>
          <table:table-cell office:value-type="float" office:value="164">
            <text:p>164</text:p>
          </table:table-cell>
          <table:table-cell table:number-columns-repeated="3"/>
          <table:table-cell office:value-type="float" office:value="9125147760">
            <text:p>9125147760</text:p>
          </table:table-cell>
          <table:table-cell office:value-type="string">
            <text:p>DIRECT DEBIT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414730">
            <text:p>414730</text:p>
          </table:table-cell>
          <table:table-cell office:value-type="string">
            <text:p>2011-11-30</text:p>
          </table:table-cell>
          <table:table-cell office:value-type="string">
            <text:p>FLOATING</text:p>
          </table:table-cell>
          <table:table-cell office:value-type="float" office:value="11.9">
            <text:p>11.9</text:p>
          </table:table-cell>
          <table:table-cell office:value-type="float" office:value="228">
            <text:p>228</text:p>
          </table:table-cell>
          <table:table-cell office:value-type="float" office:value="4547">
            <text:p>4547</text:p>
          </table:table-cell>
          <table:table-cell office:value-type="string">
            <text:p>2022-05-12</text:p>
          </table:table-cell>
          <table:table-cell table:number-columns-repeated="2" office:value-type="string">
            <text:p>A 140 Indrapuri Colony Sitapur Road Lucknow UTTAR PRADESH 226020</text:p>
          </table:table-cell>
          <table:table-cell office:value-type="string">
            <text:p>Ntpc Unchahar Raibarely, , </text:p>
          </table:table-cell>
          <table:table-cell office:value-type="string">
            <text:p>PLOT NO 10 KHASRA NO 3 1 Plot No 10 Khasra No 3 1 Rahim Nagar Dud auli Faizullaganj Lucknow UTTAR PRADESH Lucknow226020 <text:s/></text:p>
          </table:table-cell>
          <table:table-cell office:value-type="string">
            <text:p>2022-04-12</text:p>
          </table:table-cell>
          <table:table-cell office:value-type="string">
            <text:p>1965-07-01</text:p>
          </table:table-cell>
          <table:table-cell office:value-type="float" office:value="9125147760">
            <text:p>9125147760</text:p>
          </table:table-cell>
        </table:table-row>
        <table:table-row table:style-name="ro1">
          <table:table-cell office:value-type="string">
            <text:p>00000133</text:p>
          </table:table-cell>
          <table:table-cell office:value-type="float" office:value="200000016">
            <text:p>200000016</text:p>
          </table:table-cell>
          <table:table-cell office:value-type="float" office:value="4270306">
            <text:p>4270306</text:p>
          </table:table-cell>
          <table:table-cell office:value-type="string">
            <text:p>Raj Kishor Yadav</text:p>
          </table:table-cell>
          <table:table-cell office:value-type="string">
            <text:p>Raj</text:p>
          </table:table-cell>
          <table:table-cell office:value-type="string">
            <text:p>Yadav</text:p>
          </table:table-cell>
          <table:table-cell office:value-type="string">
            <text:p>Madhu Yadav</text:p>
          </table:table-cell>
          <table:table-cell office:value-type="string">
            <text:p>Fully Advanced</text:p>
          </table:table-cell>
          <table:table-cell office:value-type="float" office:value="479955">
            <text:p>479955</text:p>
          </table:table-cell>
          <table:table-cell office:value-type="float" office:value="379773">
            <text:p>379773</text:p>
          </table:table-cell>
          <table:table-cell office:value-type="float" office:value="142">
            <text:p>142</text:p>
          </table:table-cell>
          <table:table-cell table:number-columns-repeated="3"/>
          <table:table-cell office:value-type="float" office:value="9936983393">
            <text:p>9936983393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479955">
            <text:p>479955</text:p>
          </table:table-cell>
          <table:table-cell office:value-type="string">
            <text:p>2011-06-30</text:p>
          </table:table-cell>
          <table:table-cell office:value-type="string">
            <text:p>FLOATING</text:p>
          </table:table-cell>
          <table:table-cell office:value-type="float" office:value="12.4">
            <text:p>12.4</text:p>
          </table:table-cell>
          <table:table-cell office:value-type="float" office:value="240">
            <text:p>240</text:p>
          </table:table-cell>
          <table:table-cell office:value-type="float" office:value="5121">
            <text:p>5121</text:p>
          </table:table-cell>
          <table:table-cell office:value-type="string">
            <text:p>2022-05-12</text:p>
          </table:table-cell>
          <table:table-cell table:number-columns-repeated="2" office:value-type="string">
            <text:p>1275 Basant Vihar Unnao , Unnao UTTAR PRADESH 209801</text:p>
          </table:table-cell>
          <table:table-cell office:value-type="string">
            <text:p>G.t Road Kanpur, , </text:p>
          </table:table-cell>
          <table:table-cell office:value-type="string">
            <text:p>H NO E 404 A H No E 404 a Sector A situated At Priyadarshani Nagar Unnao UTTAR PRADESH Unnao209801 <text:s/></text:p>
          </table:table-cell>
          <table:table-cell office:value-type="string">
            <text:p>2022-04-12</text:p>
          </table:table-cell>
          <table:table-cell office:value-type="string">
            <text:p>1972-11-15</text:p>
          </table:table-cell>
          <table:table-cell office:value-type="float" office:value="9936983393">
            <text:p>9936983393</text:p>
          </table:table-cell>
        </table:table-row>
        <table:table-row table:style-name="ro1">
          <table:table-cell office:value-type="string">
            <text:p>00000134</text:p>
          </table:table-cell>
          <table:table-cell office:value-type="float" office:value="200000014">
            <text:p>200000014</text:p>
          </table:table-cell>
          <table:table-cell office:value-type="float" office:value="4270304">
            <text:p>4270304</text:p>
          </table:table-cell>
          <table:table-cell office:value-type="string">
            <text:p>Sunita Bajpai</text:p>
          </table:table-cell>
          <table:table-cell office:value-type="string">
            <text:p>Sunita</text:p>
          </table:table-cell>
          <table:table-cell office:value-type="string">
            <text:p>Bajpai</text:p>
          </table:table-cell>
          <table:table-cell office:value-type="string">
            <text:p>Vinod Kumar Bajpai</text:p>
          </table:table-cell>
          <table:table-cell office:value-type="string">
            <text:p>Fully Advanced</text:p>
          </table:table-cell>
          <table:table-cell office:value-type="float" office:value="421392">
            <text:p>421392</text:p>
          </table:table-cell>
          <table:table-cell office:value-type="float" office:value="145018">
            <text:p>145018</text:p>
          </table:table-cell>
          <table:table-cell office:value-type="float" office:value="32">
            <text:p>32</text:p>
          </table:table-cell>
          <table:table-cell table:number-columns-repeated="3"/>
          <table:table-cell office:value-type="float" office:value="9828234325">
            <text:p>9828234325</text:p>
          </table:table-cell>
          <table:table-cell office:value-type="string">
            <text:p>PDC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421392">
            <text:p>421392</text:p>
          </table:table-cell>
          <table:table-cell office:value-type="string">
            <text:p>2011-11-30</text:p>
          </table:table-cell>
          <table:table-cell office:value-type="string">
            <text:p>FLOATING</text:p>
          </table:table-cell>
          <table:table-cell office:value-type="float" office:value="12.4">
            <text:p>12.4</text:p>
          </table:table-cell>
          <table:table-cell office:value-type="float" office:value="144">
            <text:p>144</text:p>
          </table:table-cell>
          <table:table-cell office:value-type="float" office:value="5411">
            <text:p>5411</text:p>
          </table:table-cell>
          <table:table-cell office:value-type="string">
            <text:p>2022-05-12</text:p>
          </table:table-cell>
          <table:table-cell table:number-columns-repeated="2" office:value-type="string">
            <text:p>House No 2c-329 Awas Vikas Hanspuram , Kanpur UTTAR PRADESH 208021</text:p>
          </table:table-cell>
          <table:table-cell office:value-type="string">
            <text:p>, , </text:p>
          </table:table-cell>
          <table:table-cell office:value-type="string">
            <text:p>PLOT NO 3 PART OF ARAZI NO Plot No 3 Part Of Arazi No 1145 Si tuated At Village Bhoorpur Machhariya K anpur UTTAR PRADESH Kanpur Urban208001 <text:s/></text:p>
          </table:table-cell>
          <table:table-cell office:value-type="string">
            <text:p>2022-04-12</text:p>
          </table:table-cell>
          <table:table-cell office:value-type="string">
            <text:p>1971-07-15</text:p>
          </table:table-cell>
          <table:table-cell office:value-type="float" office:value="9828234325">
            <text:p>9828234325</text:p>
          </table:table-cell>
        </table:table-row>
        <table:table-row table:style-name="ro1">
          <table:table-cell office:value-type="string">
            <text:p>00000141</text:p>
          </table:table-cell>
          <table:table-cell office:value-type="float" office:value="300000022">
            <text:p>300000022</text:p>
          </table:table-cell>
          <table:table-cell office:value-type="float" office:value="4220159">
            <text:p>4220159</text:p>
          </table:table-cell>
          <table:table-cell office:value-type="string">
            <text:p>Bharat Kamble</text:p>
          </table:table-cell>
          <table:table-cell office:value-type="string">
            <text:p>Bharat</text:p>
          </table:table-cell>
          <table:table-cell office:value-type="string">
            <text:p>Kamble</text:p>
          </table:table-cell>
          <table:table-cell office:value-type="string">
            <text:p>Megha Kamle</text:p>
          </table:table-cell>
          <table:table-cell office:value-type="string">
            <text:p>Fully Advanced</text:p>
          </table:table-cell>
          <table:table-cell office:value-type="float" office:value="462704">
            <text:p>462704</text:p>
          </table:table-cell>
          <table:table-cell office:value-type="float" office:value="405415">
            <text:p>405415</text:p>
          </table:table-cell>
          <table:table-cell office:value-type="float" office:value="158">
            <text:p>158</text:p>
          </table:table-cell>
          <table:table-cell table:number-columns-repeated="3"/>
          <table:table-cell office:value-type="float" office:value="9584057825">
            <text:p>9584057825</text:p>
          </table:table-cell>
          <table:table-cell office:value-type="string">
            <text:p>PDC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462704">
            <text:p>462704</text:p>
          </table:table-cell>
          <table:table-cell office:value-type="string">
            <text:p>2011-06-30</text:p>
          </table:table-cell>
          <table:table-cell office:value-type="string">
            <text:p>FLOATING</text:p>
          </table:table-cell>
          <table:table-cell office:value-type="float" office:value="12.4">
            <text:p>12.4</text:p>
          </table:table-cell>
          <table:table-cell office:value-type="float" office:value="240">
            <text:p>240</text:p>
          </table:table-cell>
          <table:table-cell office:value-type="float" office:value="5155">
            <text:p>5155</text:p>
          </table:table-cell>
          <table:table-cell office:value-type="string">
            <text:p>2022-05-12</text:p>
          </table:table-cell>
          <table:table-cell table:number-columns-repeated="2" office:value-type="string">
            <text:p>65, Shyam Nagar Nx, Behind Jineshwar Public School , Indore MADHYA PRADESH 452001</text:p>
          </table:table-cell>
          <table:table-cell office:value-type="string">
            <text:p>Orchid Tow M. G. Roa, , </text:p>
          </table:table-cell>
          <table:table-cell office:value-type="string">
            <text:p>N A Plot No 19 A Tulsi Nagar ashraya Vil lage Piplyakumar Teh Distt Indore MADHYA PRADESH Indore452001 <text:s/></text:p>
          </table:table-cell>
          <table:table-cell office:value-type="string">
            <text:p>2022-04-12</text:p>
          </table:table-cell>
          <table:table-cell office:value-type="string">
            <text:p>1978-03-14</text:p>
          </table:table-cell>
          <table:table-cell office:value-type="float" office:value="1000000000">
            <text:p>1000000000</text:p>
          </table:table-cell>
        </table:table-row>
        <table:table-row table:style-name="ro1">
          <table:table-cell office:value-type="string">
            <text:p>00000156</text:p>
          </table:table-cell>
          <table:table-cell office:value-type="float" office:value="100000170">
            <text:p>100000170</text:p>
          </table:table-cell>
          <table:table-cell office:value-type="float" office:value="4066357">
            <text:p>4066357</text:p>
          </table:table-cell>
          <table:table-cell office:value-type="string">
            <text:p>Anita Singh</text:p>
          </table:table-cell>
          <table:table-cell office:value-type="string">
            <text:p>Anita</text:p>
          </table:table-cell>
          <table:table-cell office:value-type="string">
            <text:p>Singh</text:p>
          </table:table-cell>
          <table:table-cell office:value-type="string">
            <text:p>Narendra Pratap Singh</text:p>
          </table:table-cell>
          <table:table-cell office:value-type="string">
            <text:p>Fully Advanced</text:p>
          </table:table-cell>
          <table:table-cell office:value-type="float" office:value="516970">
            <text:p>516970</text:p>
          </table:table-cell>
          <table:table-cell office:value-type="float" office:value="40433">
            <text:p>40433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9984987111">
            <text:p>9984987111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516970">
            <text:p>516970</text:p>
          </table:table-cell>
          <table:table-cell office:value-type="string">
            <text:p>2012-03-10</text:p>
          </table:table-cell>
          <table:table-cell office:value-type="string">
            <text:p>FLOATING</text:p>
          </table:table-cell>
          <table:table-cell office:value-type="float" office:value="12.65">
            <text:p>12.65</text:p>
          </table:table-cell>
          <table:table-cell office:value-type="float" office:value="120">
            <text:p>120</text:p>
          </table:table-cell>
          <table:table-cell office:value-type="float" office:value="7346">
            <text:p>7346</text:p>
          </table:table-cell>
          <table:table-cell office:value-type="string">
            <text:p>2022-05-12</text:p>
          </table:table-cell>
          <table:table-cell table:number-columns-repeated="2" office:value-type="string">
            <text:p>11/160 Indira Nagar Lucknow Lucknow UTTAR PRADESH 226016</text:p>
          </table:table-cell>
          <table:table-cell office:value-type="string">
            <text:p>, , </text:p>
          </table:table-cell>
          <table:table-cell office:value-type="string">
            <text:p>PART OF PLOT NO 41 42 KH Part Of Plot No 41 42 Kh No 112 Si tuated At Kamta Ward Smailganj UTTAR PRADESH Lucknow226010 <text:s/></text:p>
          </table:table-cell>
          <table:table-cell office:value-type="string">
            <text:p>2022-04-12</text:p>
          </table:table-cell>
          <table:table-cell office:value-type="string">
            <text:p>1971-09-12</text:p>
          </table:table-cell>
          <table:table-cell office:value-type="float" office:value="9984987111">
            <text:p>9984987111</text:p>
          </table:table-cell>
        </table:table-row>
        <table:table-row table:style-name="ro1">
          <table:table-cell office:value-type="string">
            <text:p>00000157</text:p>
          </table:table-cell>
          <table:table-cell office:value-type="float" office:value="300000050">
            <text:p>300000050</text:p>
          </table:table-cell>
          <table:table-cell office:value-type="float" office:value="4220169">
            <text:p>4220169</text:p>
          </table:table-cell>
          <table:table-cell office:value-type="string">
            <text:p>Dilip Vaid</text:p>
          </table:table-cell>
          <table:table-cell office:value-type="string">
            <text:p>Dilip</text:p>
          </table:table-cell>
          <table:table-cell office:value-type="string">
            <text:p>Vaid</text:p>
          </table:table-cell>
          <table:table-cell office:value-type="string">
            <text:p>Preeti Vaid</text:p>
          </table:table-cell>
          <table:table-cell office:value-type="string">
            <text:p>Fully Advanced</text:p>
          </table:table-cell>
          <table:table-cell office:value-type="float" office:value="462704">
            <text:p>462704</text:p>
          </table:table-cell>
          <table:table-cell office:value-type="float" office:value="416898">
            <text:p>416898</text:p>
          </table:table-cell>
          <table:table-cell office:value-type="float" office:value="174">
            <text:p>174</text:p>
          </table:table-cell>
          <table:table-cell table:number-columns-repeated="3"/>
          <table:table-cell office:value-type="float" office:value="9575878050">
            <text:p>9575878050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Link</text:p>
          </table:table-cell>
          <table:table-cell office:value-type="float" office:value="462704">
            <text:p>462704</text:p>
          </table:table-cell>
          <table:table-cell office:value-type="string">
            <text:p>2012-05-12</text:p>
          </table:table-cell>
          <table:table-cell office:value-type="string">
            <text:p>FLOATING</text:p>
          </table:table-cell>
          <table:table-cell office:value-type="float" office:value="12.4">
            <text:p>12.4</text:p>
          </table:table-cell>
          <table:table-cell office:value-type="float" office:value="240">
            <text:p>240</text:p>
          </table:table-cell>
          <table:table-cell office:value-type="float" office:value="5185">
            <text:p>5185</text:p>
          </table:table-cell>
          <table:table-cell office:value-type="string">
            <text:p>2022-05-12</text:p>
          </table:table-cell>
          <table:table-cell table:number-columns-repeated="2" office:value-type="string">
            <text:p>10, Harijan Mohalla Khurdi Road, Manpur Teh - Mhow, <text:s/>Distt. - Indore Manpur MADHYA PRADESH 453661</text:p>
          </table:table-cell>
          <table:table-cell office:value-type="string">
            <text:p>Opposite M Mhow, Teh Distt. -, , </text:p>
          </table:table-cell>
          <table:table-cell office:value-type="string">
            <text:p>Ward No 10 Harijan Mohalla Khurdi Road Manpur Teh Mhow Distt Indore MADHYA PRADESH Indore453661 <text:s/></text:p>
          </table:table-cell>
          <table:table-cell office:value-type="string">
            <text:p>2022-04-12</text:p>
          </table:table-cell>
          <table:table-cell office:value-type="string">
            <text:p>1978-06-01</text:p>
          </table:table-cell>
          <table:table-cell office:value-type="float" office:value="9575878050">
            <text:p>9575878050</text:p>
          </table:table-cell>
        </table:table-row>
        <table:table-row table:style-name="ro1">
          <table:table-cell office:value-type="string">
            <text:p>00000157</text:p>
          </table:table-cell>
          <table:table-cell office:value-type="float" office:value="300000050">
            <text:p>300000050</text:p>
          </table:table-cell>
          <table:table-cell office:value-type="float" office:value="4220169">
            <text:p>4220169</text:p>
          </table:table-cell>
          <table:table-cell office:value-type="string">
            <text:p>Dilip Vaid</text:p>
          </table:table-cell>
          <table:table-cell office:value-type="string">
            <text:p>Dilip</text:p>
          </table:table-cell>
          <table:table-cell office:value-type="string">
            <text:p>Vaid</text:p>
          </table:table-cell>
          <table:table-cell office:value-type="string">
            <text:p>Meera Bai Vaid</text:p>
          </table:table-cell>
          <table:table-cell office:value-type="string">
            <text:p>Fully Advanced</text:p>
          </table:table-cell>
          <table:table-cell office:value-type="float" office:value="462704">
            <text:p>462704</text:p>
          </table:table-cell>
          <table:table-cell office:value-type="float" office:value="416898">
            <text:p>416898</text:p>
          </table:table-cell>
          <table:table-cell office:value-type="float" office:value="174">
            <text:p>174</text:p>
          </table:table-cell>
          <table:table-cell table:number-columns-repeated="3"/>
          <table:table-cell office:value-type="float" office:value="9575878050">
            <text:p>9575878050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Link</text:p>
          </table:table-cell>
          <table:table-cell office:value-type="float" office:value="462704">
            <text:p>462704</text:p>
          </table:table-cell>
          <table:table-cell office:value-type="string">
            <text:p>2012-05-12</text:p>
          </table:table-cell>
          <table:table-cell office:value-type="string">
            <text:p>FLOATING</text:p>
          </table:table-cell>
          <table:table-cell office:value-type="float" office:value="12.4">
            <text:p>12.4</text:p>
          </table:table-cell>
          <table:table-cell office:value-type="float" office:value="240">
            <text:p>240</text:p>
          </table:table-cell>
          <table:table-cell office:value-type="float" office:value="5185">
            <text:p>5185</text:p>
          </table:table-cell>
          <table:table-cell office:value-type="string">
            <text:p>2022-05-12</text:p>
          </table:table-cell>
          <table:table-cell table:number-columns-repeated="2" office:value-type="string">
            <text:p>10, Harijan Mohalla Khurdi Road, Manpur Teh - Mhow, <text:s/>Distt. - Indore Manpur MADHYA PRADESH 453661</text:p>
          </table:table-cell>
          <table:table-cell office:value-type="string">
            <text:p>Opposite M Mhow, Teh Distt. -, , </text:p>
          </table:table-cell>
          <table:table-cell office:value-type="string">
            <text:p>Ward No 10 Harijan Mohalla Khurdi Road Manpur Teh Mhow Distt Indore MADHYA PRADESH Indore453661 <text:s/></text:p>
          </table:table-cell>
          <table:table-cell office:value-type="string">
            <text:p>2022-04-12</text:p>
          </table:table-cell>
          <table:table-cell office:value-type="string">
            <text:p>1978-06-01</text:p>
          </table:table-cell>
          <table:table-cell office:value-type="float" office:value="1000000000">
            <text:p>1000000000</text:p>
          </table:table-cell>
        </table:table-row>
        <table:table-row table:style-name="ro1">
          <table:table-cell office:value-type="string">
            <text:p>00000158</text:p>
          </table:table-cell>
          <table:table-cell office:value-type="float" office:value="100000072">
            <text:p>100000072</text:p>
          </table:table-cell>
          <table:table-cell office:value-type="float" office:value="4066285">
            <text:p>4066285</text:p>
          </table:table-cell>
          <table:table-cell office:value-type="string">
            <text:p>Amrendra Kumar Singh</text:p>
          </table:table-cell>
          <table:table-cell office:value-type="string">
            <text:p>Amrendra</text:p>
          </table:table-cell>
          <table:table-cell office:value-type="string">
            <text:p>Singh</text:p>
          </table:table-cell>
          <table:table-cell office:value-type="string">
            <text:p>Aparna Singh</text:p>
          </table:table-cell>
          <table:table-cell office:value-type="string">
            <text:p>Fully Advanced</text:p>
          </table:table-cell>
          <table:table-cell office:value-type="float" office:value="411292">
            <text:p>411292</text:p>
          </table:table-cell>
          <table:table-cell office:value-type="float" office:value="348691">
            <text:p>348691</text:p>
          </table:table-cell>
          <table:table-cell office:value-type="float" office:value="163">
            <text:p>163</text:p>
          </table:table-cell>
          <table:table-cell table:number-columns-repeated="3"/>
          <table:table-cell office:value-type="float" office:value="9919879739">
            <text:p>9919879739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411292">
            <text:p>411292</text:p>
          </table:table-cell>
          <table:table-cell office:value-type="string">
            <text:p>2012-11-09</text:p>
          </table:table-cell>
          <table:table-cell office:value-type="string">
            <text:p>FLOATING</text:p>
          </table:table-cell>
          <table:table-cell office:value-type="float" office:value="12.4">
            <text:p>12.4</text:p>
          </table:table-cell>
          <table:table-cell office:value-type="float" office:value="240">
            <text:p>240</text:p>
          </table:table-cell>
          <table:table-cell office:value-type="float" office:value="4438">
            <text:p>4438</text:p>
          </table:table-cell>
          <table:table-cell office:value-type="string">
            <text:p>2022-05-12</text:p>
          </table:table-cell>
          <table:table-cell table:number-columns-repeated="2" office:value-type="string">
            <text:p>E-3/152 Vineet Khand Gomti Nagar Lucknow UTTAR PRADESH 226010</text:p>
          </table:table-cell>
          <table:table-cell office:value-type="string">
            <text:p>17/04 Nikh 2nd Floor Pl Depart, , </text:p>
          </table:table-cell>
          <table:table-cell office:value-type="string">
            <text:p>PLOT NO 105 PART OF KHASRA N Plot No 105 Part Of Khasra No 151 Ka nchanpur Matiyari Ward shaheed Bhagat Singh Lucknow UTTAR PRADESH Lucknow226001 <text:s/></text:p>
          </table:table-cell>
          <table:table-cell office:value-type="string">
            <text:p>2022-04-12</text:p>
          </table:table-cell>
          <table:table-cell office:value-type="string">
            <text:p>1980-03-20</text:p>
          </table:table-cell>
          <table:table-cell office:value-type="float" office:value="1000000000">
            <text:p>1000000000</text:p>
          </table:table-cell>
        </table:table-row>
        <table:table-row table:style-name="ro1">
          <table:table-cell office:value-type="string">
            <text:p>00000182</text:p>
          </table:table-cell>
          <table:table-cell office:value-type="float" office:value="100000043">
            <text:p>100000043</text:p>
          </table:table-cell>
          <table:table-cell office:value-type="float" office:value="4066273">
            <text:p>4066273</text:p>
          </table:table-cell>
          <table:table-cell office:value-type="string">
            <text:p>Manorma Upadhaya</text:p>
          </table:table-cell>
          <table:table-cell office:value-type="string">
            <text:p>Manorma</text:p>
          </table:table-cell>
          <table:table-cell office:value-type="string">
            <text:p>Upadhaya</text:p>
          </table:table-cell>
          <table:table-cell office:value-type="string">
            <text:p>Vijay Kumar Upadhyay</text:p>
          </table:table-cell>
          <table:table-cell office:value-type="string">
            <text:p>Closed</text:p>
          </table:table-cell>
          <table:table-cell office:value-type="float" office:value="317847">
            <text:p>31784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8808421091">
            <text:p>8808421091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317847">
            <text:p>317847</text:p>
          </table:table-cell>
          <table:table-cell office:value-type="string">
            <text:p>2011-06-29</text:p>
          </table:table-cell>
          <table:table-cell office:value-type="string">
            <text:p>FLOATING</text:p>
          </table:table-cell>
          <table:table-cell office:value-type="float" office:value="12.4">
            <text:p>12.4</text:p>
          </table:table-cell>
          <table:table-cell office:value-type="float" office:value="156">
            <text:p>156</text:p>
          </table:table-cell>
          <table:table-cell office:value-type="float" office:value="3935">
            <text:p>3935</text:p>
          </table:table-cell>
          <table:table-cell office:value-type="string">
            <text:p>2022-05-12</text:p>
          </table:table-cell>
          <table:table-cell table:number-columns-repeated="2" office:value-type="string">
            <text:p>539 Kha Badi Jugauli Gomti Nagar Lucknow UTTAR PRADESH 226010</text:p>
          </table:table-cell>
          <table:table-cell office:value-type="string">
            <text:p>, , </text:p>
          </table:table-cell>
          <table:table-cell office:value-type="string">
            <text:p>FLAT NO C 3 23 Flat No c 3 23 Second Floor Ashraya 3 Tr ansport Nagar Kanpur Road UTTAR PRADESH Lucknow226012 <text:s/></text:p>
          </table:table-cell>
          <table:table-cell office:value-type="string">
            <text:p>2022-04-12</text:p>
          </table:table-cell>
          <table:table-cell office:value-type="string">
            <text:p>1966-11-25</text:p>
          </table:table-cell>
          <table:table-cell office:value-type="float" office:value="8808421091">
            <text:p>8808421091</text:p>
          </table:table-cell>
        </table:table-row>
        <table:table-row table:style-name="ro1">
          <table:table-cell office:value-type="string">
            <text:p>00000183</text:p>
          </table:table-cell>
          <table:table-cell office:value-type="float" office:value="100000038">
            <text:p>100000038</text:p>
          </table:table-cell>
          <table:table-cell office:value-type="float" office:value="4066267">
            <text:p>4066267</text:p>
          </table:table-cell>
          <table:table-cell office:value-type="string">
            <text:p>Adarsh Kaundilya</text:p>
          </table:table-cell>
          <table:table-cell office:value-type="string">
            <text:p>Adarsh</text:p>
          </table:table-cell>
          <table:table-cell office:value-type="string">
            <text:p>Kaundilya</text:p>
          </table:table-cell>
          <table:table-cell office:value-type="string">
            <text:p>Antima Mishra</text:p>
          </table:table-cell>
          <table:table-cell office:value-type="string">
            <text:p>Fully Advanced</text:p>
          </table:table-cell>
          <table:table-cell office:value-type="float" office:value="305727">
            <text:p>305727</text:p>
          </table:table-cell>
          <table:table-cell office:value-type="float" office:value="177487">
            <text:p>177487</text:p>
          </table:table-cell>
          <table:table-cell office:value-type="float" office:value="81">
            <text:p>81</text:p>
          </table:table-cell>
          <table:table-cell table:number-columns-repeated="3"/>
          <table:table-cell office:value-type="float" office:value="9628237351">
            <text:p>9628237351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305727">
            <text:p>305727</text:p>
          </table:table-cell>
          <table:table-cell office:value-type="string">
            <text:p>2011-06-27</text:p>
          </table:table-cell>
          <table:table-cell office:value-type="string">
            <text:p>FLOATING</text:p>
          </table:table-cell>
          <table:table-cell office:value-type="float" office:value="12.4">
            <text:p>12.4</text:p>
          </table:table-cell>
          <table:table-cell office:value-type="float" office:value="240">
            <text:p>240</text:p>
          </table:table-cell>
          <table:table-cell office:value-type="float" office:value="3262">
            <text:p>3262</text:p>
          </table:table-cell>
          <table:table-cell office:value-type="string">
            <text:p>2022-05-12</text:p>
          </table:table-cell>
          <table:table-cell table:number-columns-repeated="2" office:value-type="string">
            <text:p>C-1869 Rajajipuram , Lucknow UTTAR PRADESH 226017</text:p>
          </table:table-cell>
          <table:table-cell office:value-type="string">
            <text:p>Surya Bhaw Near Dhar Gorakhpur, , </text:p>
          </table:table-cell>
          <table:table-cell office:value-type="string">
            <text:p>FLAT NO C 12 32 Flat No c 12 32 Third Floor Gomti Nagar Extension Ashraya 3 Gomti Nagar UTTAR PRADESH Lucknow226010 <text:s/></text:p>
          </table:table-cell>
          <table:table-cell office:value-type="string">
            <text:p>2022-04-12</text:p>
          </table:table-cell>
          <table:table-cell office:value-type="string">
            <text:p>1983-07-04</text:p>
          </table:table-cell>
          <table:table-cell office:value-type="float" office:value="1000000000">
            <text:p>1000000000</text:p>
          </table:table-cell>
        </table:table-row>
        <table:table-row table:style-name="ro1">
          <table:table-cell office:value-type="string">
            <text:p>00000189</text:p>
          </table:table-cell>
          <table:table-cell office:value-type="float" office:value="200000010">
            <text:p>200000010</text:p>
          </table:table-cell>
          <table:table-cell office:value-type="float" office:value="4270300">
            <text:p>4270300</text:p>
          </table:table-cell>
          <table:table-cell office:value-type="string">
            <text:p>Jagat Narain Gupta</text:p>
          </table:table-cell>
          <table:table-cell office:value-type="string">
            <text:p>Jagat</text:p>
          </table:table-cell>
          <table:table-cell office:value-type="string">
            <text:p>Gupta</text:p>
          </table:table-cell>
          <table:table-cell office:value-type="string">
            <text:p>Shanker Gupta</text:p>
          </table:table-cell>
          <table:table-cell office:value-type="string">
            <text:p>Fully Advanced</text:p>
          </table:table-cell>
          <table:table-cell office:value-type="float" office:value="405836">
            <text:p>405836</text:p>
          </table:table-cell>
          <table:table-cell office:value-type="float" office:value="48136">
            <text:p>48136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float" office:value="9389770330">
            <text:p>9389770330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405836">
            <text:p>405836</text:p>
          </table:table-cell>
          <table:table-cell office:value-type="string">
            <text:p>2011-06-20</text:p>
          </table:table-cell>
          <table:table-cell office:value-type="string">
            <text:p>FLOATING</text:p>
          </table:table-cell>
          <table:table-cell office:value-type="float" office:value="12.9">
            <text:p>12.9</text:p>
          </table:table-cell>
          <table:table-cell office:value-type="float" office:value="132">
            <text:p>132</text:p>
          </table:table-cell>
          <table:table-cell office:value-type="float" office:value="5552">
            <text:p>5552</text:p>
          </table:table-cell>
          <table:table-cell office:value-type="string">
            <text:p>2022-05-12</text:p>
          </table:table-cell>
          <table:table-cell table:number-columns-repeated="2" office:value-type="string">
            <text:p>62/76 Harbans Mohal , Kanpur UTTAR PRADESH 208001</text:p>
          </table:table-cell>
          <table:table-cell office:value-type="string">
            <text:p>62/76 Harb Kanpur, , </text:p>
          </table:table-cell>
          <table:table-cell office:value-type="string">
            <text:p>H NO 62 76 H no 62 76 Harbans Mohal Kanpur UTTAR PRADESH Kanpur Urban208001 <text:s/></text:p>
          </table:table-cell>
          <table:table-cell office:value-type="string">
            <text:p>2022-04-12</text:p>
          </table:table-cell>
          <table:table-cell office:value-type="string">
            <text:p>1958-04-07</text:p>
          </table:table-cell>
          <table:table-cell office:value-type="float" office:value="9389770330">
            <text:p>9389770330</text:p>
          </table:table-cell>
        </table:table-row>
        <table:table-row table:style-name="ro1">
          <table:table-cell office:value-type="string">
            <text:p>00000204</text:p>
          </table:table-cell>
          <table:table-cell office:value-type="float" office:value="300000009">
            <text:p>300000009</text:p>
          </table:table-cell>
          <table:table-cell office:value-type="float" office:value="4220157">
            <text:p>4220157</text:p>
          </table:table-cell>
          <table:table-cell office:value-type="string">
            <text:p>Banwari Lal Sharma</text:p>
          </table:table-cell>
          <table:table-cell office:value-type="string">
            <text:p>Banwari</text:p>
          </table:table-cell>
          <table:table-cell office:value-type="string">
            <text:p>Sharma</text:p>
          </table:table-cell>
          <table:table-cell office:value-type="string">
            <text:p>Santosh Sharma</text:p>
          </table:table-cell>
          <table:table-cell office:value-type="string">
            <text:p>Fully Advanced</text:p>
          </table:table-cell>
          <table:table-cell office:value-type="float" office:value="698000">
            <text:p>698000</text:p>
          </table:table-cell>
          <table:table-cell office:value-type="float" office:value="464870">
            <text:p>464870</text:p>
          </table:table-cell>
          <table:table-cell office:value-type="float" office:value="91">
            <text:p>91</text:p>
          </table:table-cell>
          <table:table-cell table:number-columns-repeated="3"/>
          <table:table-cell office:value-type="float" office:value="9826452033">
            <text:p>9826452033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698000">
            <text:p>698000</text:p>
          </table:table-cell>
          <table:table-cell office:value-type="string">
            <text:p>2011-06-29</text:p>
          </table:table-cell>
          <table:table-cell office:value-type="string">
            <text:p>FLOATING</text:p>
          </table:table-cell>
          <table:table-cell office:value-type="float" office:value="12.9">
            <text:p>12.9</text:p>
          </table:table-cell>
          <table:table-cell office:value-type="float" office:value="204">
            <text:p>204</text:p>
          </table:table-cell>
          <table:table-cell office:value-type="float" office:value="8041">
            <text:p>8041</text:p>
          </table:table-cell>
          <table:table-cell office:value-type="string">
            <text:p>2022-05-12</text:p>
          </table:table-cell>
          <table:table-cell table:number-columns-repeated="2" office:value-type="string">
            <text:p>316 Jagjivan Ramnagar , Indore MADHYA PRADESH 452001</text:p>
          </table:table-cell>
          <table:table-cell office:value-type="string">
            <text:p>33 <text:s/>Adarsh Bhamori R, , </text:p>
          </table:table-cell>
          <table:table-cell office:value-type="string">
            <text:p>Plot 80 Maha Laxmi Nagar Mr v Near Par k MADHYA PRADESH Indore452001 <text:s/></text:p>
          </table:table-cell>
          <table:table-cell office:value-type="string">
            <text:p>2022-04-12</text:p>
          </table:table-cell>
          <table:table-cell office:value-type="string">
            <text:p>1964-04-20</text:p>
          </table:table-cell>
          <table:table-cell office:value-type="float" office:value="1000000000">
            <text:p>1000000000</text:p>
          </table:table-cell>
        </table:table-row>
        <table:table-row table:style-name="ro1">
          <table:table-cell office:value-type="string">
            <text:p>00000210</text:p>
          </table:table-cell>
          <table:table-cell office:value-type="float" office:value="100000045">
            <text:p>100000045</text:p>
          </table:table-cell>
          <table:table-cell office:value-type="float" office:value="4066275">
            <text:p>4066275</text:p>
          </table:table-cell>
          <table:table-cell office:value-type="string">
            <text:p>Vijay Kumar</text:p>
          </table:table-cell>
          <table:table-cell office:value-type="string">
            <text:p>Vijay</text:p>
          </table:table-cell>
          <table:table-cell office:value-type="string">
            <text:p>Kumar</text:p>
          </table:table-cell>
          <table:table-cell office:value-type="string">
            <text:p>Vimlesh Kumari</text:p>
          </table:table-cell>
          <table:table-cell office:value-type="string">
            <text:p>Fully Advanced</text:p>
          </table:table-cell>
          <table:table-cell office:value-type="float" office:value="411300">
            <text:p>411300</text:p>
          </table:table-cell>
          <table:table-cell office:value-type="float" office:value="252238">
            <text:p>252238</text:p>
          </table:table-cell>
          <table:table-cell office:value-type="float" office:value="64">
            <text:p>64</text:p>
          </table:table-cell>
          <table:table-cell table:number-columns-repeated="3"/>
          <table:table-cell office:value-type="float" office:value="9936081005">
            <text:p>9936081005</text:p>
          </table:table-cell>
          <table:table-cell office:value-type="string">
            <text:p>PDC</text:p>
          </table:table-cell>
          <table:table-cell office:value-type="string">
            <text:p>Non Housing Loans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411300">
            <text:p>411300</text:p>
          </table:table-cell>
          <table:table-cell office:value-type="string">
            <text:p>2011-06-30</text:p>
          </table:table-cell>
          <table:table-cell office:value-type="string">
            <text:p>FLOATING</text:p>
          </table:table-cell>
          <table:table-cell office:value-type="float" office:value="16.9">
            <text:p>16.9</text:p>
          </table:table-cell>
          <table:table-cell office:value-type="float" office:value="180">
            <text:p>180</text:p>
          </table:table-cell>
          <table:table-cell office:value-type="float" office:value="6042">
            <text:p>6042</text:p>
          </table:table-cell>
          <table:table-cell office:value-type="string">
            <text:p>2022-05-12</text:p>
          </table:table-cell>
          <table:table-cell table:number-columns-repeated="2" office:value-type="string">
            <text:p>House No 599 Sp/pn 54 Sona Ram Pur Colony Alam Nagar Lucknow Lucknow UTTAR PRADESH 226005</text:p>
          </table:table-cell>
          <table:table-cell office:value-type="string">
            <text:p>Vikas Khad Bharwan Hardoi, , </text:p>
          </table:table-cell>
          <table:table-cell office:value-type="string">
            <text:p>HOUSE NO 599 SP PN 54 KH NO 54 House No 599 Sp pn 54 kh no 54 Bhapta Ma u sona Puram Colony Ward Haidar Ganj A lam Nagar UTTAR PRADESH Lucknow226005 <text:s/></text:p>
          </table:table-cell>
          <table:table-cell office:value-type="string">
            <text:p>2022-04-12</text:p>
          </table:table-cell>
          <table:table-cell office:value-type="string">
            <text:p>1972-06-01</text:p>
          </table:table-cell>
          <table:table-cell office:value-type="float" office:value="9936081005">
            <text:p>9936081005</text:p>
          </table:table-cell>
        </table:table-row>
        <table:table-row table:style-name="ro1">
          <table:table-cell office:value-type="string">
            <text:p>00000224</text:p>
          </table:table-cell>
          <table:table-cell office:value-type="float" office:value="100000017">
            <text:p>100000017</text:p>
          </table:table-cell>
          <table:table-cell office:value-type="float" office:value="4066259">
            <text:p>4066259</text:p>
          </table:table-cell>
          <table:table-cell office:value-type="string">
            <text:p>Geeta Singh</text:p>
          </table:table-cell>
          <table:table-cell office:value-type="string">
            <text:p>Geeta</text:p>
          </table:table-cell>
          <table:table-cell office:value-type="string">
            <text:p>Singh</text:p>
          </table:table-cell>
          <table:table-cell office:value-type="string">
            <text:p>Rajesh Singh</text:p>
          </table:table-cell>
          <table:table-cell office:value-type="string">
            <text:p>Fully Advanced</text:p>
          </table:table-cell>
          <table:table-cell office:value-type="float" office:value="211898">
            <text:p>211898</text:p>
          </table:table-cell>
          <table:table-cell office:value-type="float" office:value="67864">
            <text:p>67864</text:p>
          </table:table-cell>
          <table:table-cell office:value-type="float" office:value="32">
            <text:p>32</text:p>
          </table:table-cell>
          <table:table-cell table:number-columns-repeated="3"/>
          <table:table-cell office:value-type="float" office:value="9721850524">
            <text:p>9721850524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211898">
            <text:p>211898</text:p>
          </table:table-cell>
          <table:table-cell office:value-type="string">
            <text:p>2011-05-30</text:p>
          </table:table-cell>
          <table:table-cell office:value-type="string">
            <text:p>FLOATING</text:p>
          </table:table-cell>
          <table:table-cell office:value-type="float" office:value="12.4">
            <text:p>12.4</text:p>
          </table:table-cell>
          <table:table-cell office:value-type="float" office:value="156">
            <text:p>156</text:p>
          </table:table-cell>
          <table:table-cell office:value-type="float" office:value="2623">
            <text:p>2623</text:p>
          </table:table-cell>
          <table:table-cell office:value-type="string">
            <text:p>2022-05-12</text:p>
          </table:table-cell>
          <table:table-cell table:number-columns-repeated="2" office:value-type="string">
            <text:p>H.no.1028 Sector 17 Indira Nagar Lucknow UTTAR PRADESH 226016</text:p>
          </table:table-cell>
          <table:table-cell office:value-type="string">
            <text:p>, , </text:p>
          </table:table-cell>
          <table:table-cell office:value-type="string">
            <text:p>HOUSE NO 17 1028 H no 17 1028 Sector 17 Indira Nagar UTTAR PRADESH Lucknow226016 <text:s/></text:p>
          </table:table-cell>
          <table:table-cell office:value-type="string">
            <text:p>2022-04-12</text:p>
          </table:table-cell>
          <table:table-cell office:value-type="string">
            <text:p>1971-09-07</text:p>
          </table:table-cell>
          <table:table-cell office:value-type="float" office:value="9721850524">
            <text:p>9721850524</text:p>
          </table:table-cell>
        </table:table-row>
        <table:table-row table:style-name="ro1">
          <table:table-cell office:value-type="string">
            <text:p>00000229</text:p>
          </table:table-cell>
          <table:table-cell office:value-type="float" office:value="500000017">
            <text:p>500000017</text:p>
          </table:table-cell>
          <table:table-cell office:value-type="float" office:value="4193827">
            <text:p>4193827</text:p>
          </table:table-cell>
          <table:table-cell office:value-type="string">
            <text:p>Raj Kumar</text:p>
          </table:table-cell>
          <table:table-cell office:value-type="string">
            <text:p>Raj</text:p>
          </table:table-cell>
          <table:table-cell office:value-type="string">
            <text:p>Kumar</text:p>
          </table:table-cell>
          <table:table-cell office:value-type="string">
            <text:p>Dimple Saxena</text:p>
          </table:table-cell>
          <table:table-cell office:value-type="string">
            <text:p>Fully Advanced</text:p>
          </table:table-cell>
          <table:table-cell office:value-type="float" office:value="443176">
            <text:p>443176</text:p>
          </table:table-cell>
          <table:table-cell office:value-type="float" office:value="284032">
            <text:p>284032</text:p>
          </table:table-cell>
          <table:table-cell office:value-type="float" office:value="84">
            <text:p>84</text:p>
          </table:table-cell>
          <table:table-cell table:number-columns-repeated="3"/>
          <table:table-cell office:value-type="float" office:value="9868979027">
            <text:p>9868979027</text:p>
          </table:table-cell>
          <table:table-cell office:value-type="string">
            <text:p>NACH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443176">
            <text:p>443176</text:p>
          </table:table-cell>
          <table:table-cell office:value-type="string">
            <text:p>2012-10-31</text:p>
          </table:table-cell>
          <table:table-cell office:value-type="string">
            <text:p>FLOATING</text:p>
          </table:table-cell>
          <table:table-cell office:value-type="float" office:value="11.9">
            <text:p>11.9</text:p>
          </table:table-cell>
          <table:table-cell office:value-type="float" office:value="180">
            <text:p>180</text:p>
          </table:table-cell>
          <table:table-cell office:value-type="float" office:value="5039">
            <text:p>5039</text:p>
          </table:table-cell>
          <table:table-cell office:value-type="string">
            <text:p>2022-05-12</text:p>
          </table:table-cell>
          <table:table-cell table:number-columns-repeated="2" office:value-type="string">
            <text:p>20 East, Guru Angad Nagar Gali No.2 New Delhi New Delhi DELHI 110001</text:p>
          </table:table-cell>
          <table:table-cell office:value-type="string">
            <text:p>C-198, Sit Bulandsha Ghaziabad, , </text:p>
          </table:table-cell>
          <table:table-cell office:value-type="string">
            <text:p>FLAT A 137 AT FF TOWER 05 B Flat 137 type a at Situated First Floor Tower 05 block 08 Dinesh Nagar Nh 24 Pilakhuwa Ghaziabad UTTAR PRADESH Ghaziabad201001 <text:s/></text:p>
          </table:table-cell>
          <table:table-cell office:value-type="string">
            <text:p>2022-04-12</text:p>
          </table:table-cell>
          <table:table-cell office:value-type="string">
            <text:p>1972-09-20</text:p>
          </table:table-cell>
          <table:table-cell office:value-type="float" office:value="1000000000">
            <text:p>1000000000</text:p>
          </table:table-cell>
        </table:table-row>
        <table:table-row table:style-name="ro1">
          <table:table-cell office:value-type="string">
            <text:p>00000230</text:p>
          </table:table-cell>
          <table:table-cell office:value-type="float" office:value="500000006">
            <text:p>500000006</text:p>
          </table:table-cell>
          <table:table-cell office:value-type="float" office:value="4193821">
            <text:p>4193821</text:p>
          </table:table-cell>
          <table:table-cell office:value-type="string">
            <text:p>Mohit Ronald Mani</text:p>
          </table:table-cell>
          <table:table-cell office:value-type="string">
            <text:p>Mohit</text:p>
          </table:table-cell>
          <table:table-cell office:value-type="string">
            <text:p>Mani</text:p>
          </table:table-cell>
          <table:table-cell office:value-type="string">
            <text:p>Vibha Mani</text:p>
          </table:table-cell>
          <table:table-cell office:value-type="string">
            <text:p>Fully Advanced</text:p>
          </table:table-cell>
          <table:table-cell office:value-type="float" office:value="381326">
            <text:p>381326</text:p>
          </table:table-cell>
          <table:table-cell office:value-type="float" office:value="26336">
            <text:p>26336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9873423518">
            <text:p>9873423518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381326">
            <text:p>381326</text:p>
          </table:table-cell>
          <table:table-cell office:value-type="string">
            <text:p>2012-05-23</text:p>
          </table:table-cell>
          <table:table-cell office:value-type="string">
            <text:p>FLOATING</text:p>
          </table:table-cell>
          <table:table-cell office:value-type="float" office:value="11.9">
            <text:p>11.9</text:p>
          </table:table-cell>
          <table:table-cell office:value-type="float" office:value="120">
            <text:p>120</text:p>
          </table:table-cell>
          <table:table-cell office:value-type="float" office:value="5255">
            <text:p>5255</text:p>
          </table:table-cell>
          <table:table-cell office:value-type="string">
            <text:p>2022-05-12</text:p>
          </table:table-cell>
          <table:table-cell table:number-columns-repeated="2" office:value-type="string">
            <text:p>H No.21, Block-a, Ingraham Institute Hapur Road Ghaziabad Ghaziabad UTTAR PRADESH 201001</text:p>
          </table:table-cell>
          <table:table-cell office:value-type="string">
            <text:p>Max Med Ce N-110, Pa New Delhi, , </text:p>
          </table:table-cell>
          <table:table-cell office:value-type="string">
            <text:p>FLAT A 003 GF TOWER1 BLOCK 2 Flat A 003 Type a At Ground Floor Blo ck 27 Tower 1 ground Floor Dinesh Naga r Nh 24 Pilakhuwa UTTAR PRADESH Ghaziabad201001 <text:s/></text:p>
          </table:table-cell>
          <table:table-cell office:value-type="string">
            <text:p>2022-04-12</text:p>
          </table:table-cell>
          <table:table-cell office:value-type="string">
            <text:p>1981-02-17</text:p>
          </table:table-cell>
          <table:table-cell office:value-type="float" office:value="1000000000">
            <text:p>1000000000</text:p>
          </table:table-cell>
        </table:table-row>
        <table:table-row table:style-name="ro1">
          <table:table-cell office:value-type="string">
            <text:p>00000231</text:p>
          </table:table-cell>
          <table:table-cell office:value-type="float" office:value="500000004">
            <text:p>500000004</text:p>
          </table:table-cell>
          <table:table-cell office:value-type="float" office:value="4193817">
            <text:p>4193817</text:p>
          </table:table-cell>
          <table:table-cell office:value-type="string">
            <text:p>Rajesh Kumar Chhabra</text:p>
          </table:table-cell>
          <table:table-cell office:value-type="string">
            <text:p>Rajesh</text:p>
          </table:table-cell>
          <table:table-cell office:value-type="string">
            <text:p>Chhabra</text:p>
          </table:table-cell>
          <table:table-cell office:value-type="string">
            <text:p>Neetu Chhabra</text:p>
          </table:table-cell>
          <table:table-cell office:value-type="string">
            <text:p>Fully Advanced</text:p>
          </table:table-cell>
          <table:table-cell office:value-type="float" office:value="497467">
            <text:p>497467</text:p>
          </table:table-cell>
          <table:table-cell office:value-type="float" office:value="382702">
            <text:p>382702</text:p>
          </table:table-cell>
          <table:table-cell office:value-type="float" office:value="126">
            <text:p>126</text:p>
          </table:table-cell>
          <table:table-cell table:number-columns-repeated="3"/>
          <table:table-cell office:value-type="float" office:value="9958388989">
            <text:p>9958388989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497467">
            <text:p>497467</text:p>
          </table:table-cell>
          <table:table-cell office:value-type="string">
            <text:p>2012-04-25</text:p>
          </table:table-cell>
          <table:table-cell office:value-type="string">
            <text:p>FLOATING</text:p>
          </table:table-cell>
          <table:table-cell office:value-type="float" office:value="12.4">
            <text:p>12.4</text:p>
          </table:table-cell>
          <table:table-cell office:value-type="float" office:value="216">
            <text:p>216</text:p>
          </table:table-cell>
          <table:table-cell office:value-type="float" office:value="5467">
            <text:p>5467</text:p>
          </table:table-cell>
          <table:table-cell office:value-type="string">
            <text:p>2022-05-12</text:p>
          </table:table-cell>
          <table:table-cell table:number-columns-repeated="2" office:value-type="string">
            <text:p>Sh 16/254 Sf Block No Sh-16 New Moti Nagar Delhi Delhi DELHI 110001</text:p>
          </table:table-cell>
          <table:table-cell office:value-type="string">
            <text:p>H-6, Secto Nh -24 Noida, , </text:p>
          </table:table-cell>
          <table:table-cell office:value-type="string">
            <text:p>FLAT 205 TYPE C 2ND FLR TWR 1 Flat 205 type c Situated 2nd Floor to wer 1 Block 27 dinesh Nagar Nh 24 Pil akhuwa Ghaziabad UTTAR PRADESH Ghaziabad201001 <text:s/></text:p>
          </table:table-cell>
          <table:table-cell office:value-type="string">
            <text:p>2022-04-12</text:p>
          </table:table-cell>
          <table:table-cell office:value-type="string">
            <text:p>1969-09-15</text:p>
          </table:table-cell>
          <table:table-cell office:value-type="float" office:value="1000000000">
            <text:p>1000000000</text:p>
          </table:table-cell>
        </table:table-row>
        <table:table-row table:style-name="ro1">
          <table:table-cell office:value-type="string">
            <text:p>00000232</text:p>
          </table:table-cell>
          <table:table-cell office:value-type="float" office:value="500000102">
            <text:p>500000102</text:p>
          </table:table-cell>
          <table:table-cell office:value-type="float" office:value="4193865">
            <text:p>4193865</text:p>
          </table:table-cell>
          <table:table-cell office:value-type="string">
            <text:p>Satendra Kumar</text:p>
          </table:table-cell>
          <table:table-cell office:value-type="string">
            <text:p>Satendra</text:p>
          </table:table-cell>
          <table:table-cell office:value-type="string">
            <text:p>Kumar</text:p>
          </table:table-cell>
          <table:table-cell office:value-type="string">
            <text:p>Veena Mandaula</text:p>
          </table:table-cell>
          <table:table-cell office:value-type="string">
            <text:p>Fully Advanced</text:p>
          </table:table-cell>
          <table:table-cell office:value-type="float" office:value="482740">
            <text:p>482740</text:p>
          </table:table-cell>
          <table:table-cell office:value-type="float" office:value="312261.9">
            <text:p>312261.9</text:p>
          </table:table-cell>
          <table:table-cell office:value-type="float" office:value="86">
            <text:p>86</text:p>
          </table:table-cell>
          <table:table-cell table:number-columns-repeated="3"/>
          <table:table-cell office:value-type="float" office:value="9717614489">
            <text:p>9717614489</text:p>
          </table:table-cell>
          <table:table-cell office:value-type="string">
            <text:p>PDC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482740">
            <text:p>482740</text:p>
          </table:table-cell>
          <table:table-cell office:value-type="string">
            <text:p>2014-04-30</text:p>
          </table:table-cell>
          <table:table-cell office:value-type="string">
            <text:p>FLOATING</text:p>
          </table:table-cell>
          <table:table-cell office:value-type="float" office:value="11.9">
            <text:p>11.9</text:p>
          </table:table-cell>
          <table:table-cell office:value-type="float" office:value="180">
            <text:p>180</text:p>
          </table:table-cell>
          <table:table-cell office:value-type="float" office:value="5798">
            <text:p>5798</text:p>
          </table:table-cell>
          <table:table-cell office:value-type="string">
            <text:p>2022-05-12</text:p>
          </table:table-cell>
          <table:table-cell table:number-columns-repeated="2" office:value-type="string">
            <text:p>J-225, Sector-22 Nr. Shiva Temple Noida UTTAR PRADESH 201301</text:p>
          </table:table-cell>
          <table:table-cell office:value-type="string">
            <text:p>Metro Medi 21, Commu Preet Vih, , </text:p>
          </table:table-cell>
          <table:table-cell office:value-type="string">
            <text:p>FLAT NO C 378 TYPE C 3RD FLO Flat No c 378 Type c 3rd Floor Block No 12 Tower no 10 Dinesh Nagar Nh 24 Pilakhuwa UTTAR PRADESH Ghaziabad201001 <text:s/></text:p>
          </table:table-cell>
          <table:table-cell office:value-type="string">
            <text:p>2022-04-12</text:p>
          </table:table-cell>
          <table:table-cell office:value-type="string">
            <text:p>1975-06-10</text:p>
          </table:table-cell>
          <table:table-cell office:value-type="float" office:value="1000000000">
            <text:p>1000000000</text:p>
          </table:table-cell>
        </table:table-row>
        <table:table-row table:style-name="ro1">
          <table:table-cell office:value-type="string">
            <text:p>00000244</text:p>
          </table:table-cell>
          <table:table-cell office:value-type="float" office:value="500000035">
            <text:p>500000035</text:p>
          </table:table-cell>
          <table:table-cell office:value-type="float" office:value="4193831">
            <text:p>4193831</text:p>
          </table:table-cell>
          <table:table-cell office:value-type="string">
            <text:p>Ajay Singh</text:p>
          </table:table-cell>
          <table:table-cell office:value-type="string">
            <text:p>Ajay</text:p>
          </table:table-cell>
          <table:table-cell office:value-type="string">
            <text:p>Singh</text:p>
          </table:table-cell>
          <table:table-cell office:value-type="string">
            <text:p>Babita Singh</text:p>
          </table:table-cell>
          <table:table-cell office:value-type="string">
            <text:p>Fully Advanced</text:p>
          </table:table-cell>
          <table:table-cell office:value-type="float" office:value="485804">
            <text:p>485804</text:p>
          </table:table-cell>
          <table:table-cell office:value-type="float" office:value="288278">
            <text:p>288278</text:p>
          </table:table-cell>
          <table:table-cell office:value-type="float" office:value="74">
            <text:p>74</text:p>
          </table:table-cell>
          <table:table-cell table:number-columns-repeated="3"/>
          <table:table-cell office:value-type="float" office:value="9891365801">
            <text:p>9891365801</text:p>
          </table:table-cell>
          <table:table-cell office:value-type="string">
            <text:p>NACH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485804">
            <text:p>485804</text:p>
          </table:table-cell>
          <table:table-cell office:value-type="string">
            <text:p>2012-05-23</text:p>
          </table:table-cell>
          <table:table-cell office:value-type="string">
            <text:p>FLOATING</text:p>
          </table:table-cell>
          <table:table-cell office:value-type="float" office:value="11.9">
            <text:p>11.9</text:p>
          </table:table-cell>
          <table:table-cell office:value-type="float" office:value="180">
            <text:p>180</text:p>
          </table:table-cell>
          <table:table-cell office:value-type="float" office:value="5524">
            <text:p>5524</text:p>
          </table:table-cell>
          <table:table-cell office:value-type="string">
            <text:p>2022-05-12</text:p>
          </table:table-cell>
          <table:table-cell table:number-columns-repeated="2" office:value-type="string">
            <text:p>Block No 5-15-c Ingraham Institute Hapur Road Ghaziabad UTTAR PRADESH 201001</text:p>
          </table:table-cell>
          <table:table-cell office:value-type="string">
            <text:p>English Sc Hapur Roa Nr. 2nd M, , </text:p>
          </table:table-cell>
          <table:table-cell office:value-type="string">
            <text:p>C 305 TYPE C TOWER 1 BLOCK Flat No C 305 3rd Floor type c Tower 1 Block 27 Dinesh Nagar Nh 24 Pilakhu wa UTTAR PRADESH Ghaziabad201001 <text:s/></text:p>
          </table:table-cell>
          <table:table-cell office:value-type="string">
            <text:p>2022-04-12</text:p>
          </table:table-cell>
          <table:table-cell office:value-type="string">
            <text:p>1966-03-07</text:p>
          </table:table-cell>
          <table:table-cell office:value-type="float" office:value="9457702247">
            <text:p>9457702247</text:p>
          </table:table-cell>
        </table:table-row>
        <table:table-row table:style-name="ro1">
          <table:table-cell office:value-type="string">
            <text:p>00000245</text:p>
          </table:table-cell>
          <table:table-cell office:value-type="float" office:value="500000041">
            <text:p>500000041</text:p>
          </table:table-cell>
          <table:table-cell office:value-type="float" office:value="4193835">
            <text:p>4193835</text:p>
          </table:table-cell>
          <table:table-cell office:value-type="string">
            <text:p>Iris Peters</text:p>
          </table:table-cell>
          <table:table-cell office:value-type="string">
            <text:p>Iris</text:p>
          </table:table-cell>
          <table:table-cell office:value-type="string">
            <text:p>Peters</text:p>
          </table:table-cell>
          <table:table-cell office:value-type="string">
            <text:p>Jaideep Samuel Peters</text:p>
          </table:table-cell>
          <table:table-cell office:value-type="string">
            <text:p>Closed</text:p>
          </table:table-cell>
          <table:table-cell office:value-type="float" office:value="404620">
            <text:p>40462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9891910854">
            <text:p>9891910854</text:p>
          </table:table-cell>
          <table:table-cell office:value-type="string">
            <text:p>NACH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404620">
            <text:p>404620</text:p>
          </table:table-cell>
          <table:table-cell office:value-type="string">
            <text:p>2012-05-23</text:p>
          </table:table-cell>
          <table:table-cell office:value-type="string">
            <text:p>FLOATING</text:p>
          </table:table-cell>
          <table:table-cell office:value-type="float" office:value="12.9">
            <text:p>12.9</text:p>
          </table:table-cell>
          <table:table-cell office:value-type="float" office:value="228">
            <text:p>228</text:p>
          </table:table-cell>
          <table:table-cell office:value-type="float" office:value="4547">
            <text:p>4547</text:p>
          </table:table-cell>
          <table:table-cell office:value-type="string">
            <text:p>2022-05-12</text:p>
          </table:table-cell>
          <table:table-cell table:number-columns-repeated="2" office:value-type="string">
            <text:p>House No. 11 B , Ingraham Institute, Hapur Road, Ghaziabad UTTAR PRADESH 201001</text:p>
          </table:table-cell>
          <table:table-cell office:value-type="string">
            <text:p>Hapur Road Ghaziabad Ghaziabad, , </text:p>
          </table:table-cell>
          <table:table-cell office:value-type="string">
            <text:p>FLT 302 TYPE C BLOCK 27 TWR Flat No 302 3rd Floor type c Block 27 Tower 1 Dinesh Nagar Pilakhuwa UTTAR PRADESH Ghaziabad201001 <text:s/></text:p>
          </table:table-cell>
          <table:table-cell office:value-type="string">
            <text:p>2022-04-12</text:p>
          </table:table-cell>
          <table:table-cell office:value-type="string">
            <text:p>1956-12-30</text:p>
          </table:table-cell>
          <table:table-cell office:value-type="float" office:value="9650387511">
            <text:p>9650387511</text:p>
          </table:table-cell>
        </table:table-row>
        <table:table-row table:style-name="ro1">
          <table:table-cell office:value-type="string">
            <text:p>00000248</text:p>
          </table:table-cell>
          <table:table-cell office:value-type="float" office:value="200000008">
            <text:p>200000008</text:p>
          </table:table-cell>
          <table:table-cell office:value-type="float" office:value="4270296">
            <text:p>4270296</text:p>
          </table:table-cell>
          <table:table-cell office:value-type="string">
            <text:p>Kirti Tripathi</text:p>
          </table:table-cell>
          <table:table-cell office:value-type="string">
            <text:p>Kirti</text:p>
          </table:table-cell>
          <table:table-cell office:value-type="string">
            <text:p>Tripathi</text:p>
          </table:table-cell>
          <table:table-cell office:value-type="string">
            <text:p>Ved Prakash Tripathi</text:p>
          </table:table-cell>
          <table:table-cell office:value-type="string">
            <text:p>Fully Advanced</text:p>
          </table:table-cell>
          <table:table-cell office:value-type="float" office:value="314736">
            <text:p>314736</text:p>
          </table:table-cell>
          <table:table-cell office:value-type="float" office:value="187420">
            <text:p>187420</text:p>
          </table:table-cell>
          <table:table-cell office:value-type="float" office:value="76">
            <text:p>76</text:p>
          </table:table-cell>
          <table:table-cell table:number-columns-repeated="3"/>
          <table:table-cell office:value-type="float" office:value="9026809882">
            <text:p>9026809882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314736">
            <text:p>314736</text:p>
          </table:table-cell>
          <table:table-cell office:value-type="string">
            <text:p>2011-06-15</text:p>
          </table:table-cell>
          <table:table-cell office:value-type="string">
            <text:p>FLOATING</text:p>
          </table:table-cell>
          <table:table-cell office:value-type="float" office:value="12.4">
            <text:p>12.4</text:p>
          </table:table-cell>
          <table:table-cell office:value-type="float" office:value="192">
            <text:p>192</text:p>
          </table:table-cell>
          <table:table-cell office:value-type="float" office:value="3594">
            <text:p>3594</text:p>
          </table:table-cell>
          <table:table-cell office:value-type="string">
            <text:p>2022-05-12</text:p>
          </table:table-cell>
          <table:table-cell table:number-columns-repeated="2" office:value-type="string">
            <text:p>311-a Nachharia Road Naubasta Kanpur UTTAR PRADESH 208006</text:p>
          </table:table-cell>
          <table:table-cell office:value-type="string">
            <text:p>, , </text:p>
          </table:table-cell>
          <table:table-cell office:value-type="string">
            <text:p>HOUSE NO B 1454 E W S House No b 1454 E w s Avas Vikas Colo ny Hanspuram Kanpur UTTAR PRADESH Kanpur Urban208001 <text:s/></text:p>
          </table:table-cell>
          <table:table-cell office:value-type="string">
            <text:p>2022-04-12</text:p>
          </table:table-cell>
          <table:table-cell office:value-type="string">
            <text:p>1966-12-25</text:p>
          </table:table-cell>
          <table:table-cell office:value-type="float" office:value="9307440788">
            <text:p>9307440788</text:p>
          </table:table-cell>
        </table:table-row>
        <table:table-row table:style-name="ro1">
          <table:table-cell office:value-type="string">
            <text:p>00000259</text:p>
          </table:table-cell>
          <table:table-cell office:value-type="float" office:value="100000061">
            <text:p>100000061</text:p>
          </table:table-cell>
          <table:table-cell office:value-type="float" office:value="4066277">
            <text:p>4066277</text:p>
          </table:table-cell>
          <table:table-cell office:value-type="string">
            <text:p>Kuldeep Singh Jaiswar</text:p>
          </table:table-cell>
          <table:table-cell office:value-type="string">
            <text:p>Kuldeep</text:p>
          </table:table-cell>
          <table:table-cell office:value-type="string">
            <text:p>Jaiswar</text:p>
          </table:table-cell>
          <table:table-cell office:value-type="string">
            <text:p>Reeta Devi</text:p>
          </table:table-cell>
          <table:table-cell office:value-type="string">
            <text:p>Closed</text:p>
          </table:table-cell>
          <table:table-cell office:value-type="float" office:value="428944">
            <text:p>42894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9044969776">
            <text:p>9044969776</text:p>
          </table:table-cell>
          <table:table-cell office:value-type="string">
            <text:p>DIRECT DEBIT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428944">
            <text:p>428944</text:p>
          </table:table-cell>
          <table:table-cell office:value-type="string">
            <text:p>2011-11-30</text:p>
          </table:table-cell>
          <table:table-cell office:value-type="string">
            <text:p>FLOATING</text:p>
          </table:table-cell>
          <table:table-cell office:value-type="float" office:value="12.4">
            <text:p>12.4</text:p>
          </table:table-cell>
          <table:table-cell office:value-type="float" office:value="180">
            <text:p>180</text:p>
          </table:table-cell>
          <table:table-cell office:value-type="float" office:value="5922">
            <text:p>5922</text:p>
          </table:table-cell>
          <table:table-cell office:value-type="string">
            <text:p>2022-05-12</text:p>
          </table:table-cell>
          <table:table-cell table:number-columns-repeated="2" office:value-type="string">
            <text:p>592 Ka/635 Hind Line Subhani Kheda Telibagh Lucknow UTTAR PRADESH 226002</text:p>
          </table:table-cell>
          <table:table-cell office:value-type="string">
            <text:p>Gurugovind Marg Dilk Post Of F, , </text:p>
          </table:table-cell>
          <table:table-cell office:value-type="string">
            <text:p>KHASRA NO 93 SUBHANI KHERA Plot khasra No 93 Subhani Khera Kharika Telibagh UTTAR PRADESH Lucknow226002 <text:s/></text:p>
          </table:table-cell>
          <table:table-cell office:value-type="string">
            <text:p>2022-04-12</text:p>
          </table:table-cell>
          <table:table-cell office:value-type="string">
            <text:p>1961-09-15</text:p>
          </table:table-cell>
          <table:table-cell office:value-type="float" office:value="9044969776">
            <text:p>9044969776</text:p>
          </table:table-cell>
        </table:table-row>
        <table:table-row table:style-name="ro1">
          <table:table-cell office:value-type="string">
            <text:p>00000270</text:p>
          </table:table-cell>
          <table:table-cell office:value-type="float" office:value="100000287">
            <text:p>100000287</text:p>
          </table:table-cell>
          <table:table-cell office:value-type="float" office:value="4066429">
            <text:p>4066429</text:p>
          </table:table-cell>
          <table:table-cell office:value-type="string">
            <text:p>Manish Kumar Gupta</text:p>
          </table:table-cell>
          <table:table-cell office:value-type="string">
            <text:p>Manish</text:p>
          </table:table-cell>
          <table:table-cell office:value-type="string">
            <text:p>Gupta</text:p>
          </table:table-cell>
          <table:table-cell office:value-type="string">
            <text:p>Amit Gupta</text:p>
          </table:table-cell>
          <table:table-cell office:value-type="string">
            <text:p>Fully Advanced</text:p>
          </table:table-cell>
          <table:table-cell office:value-type="float" office:value="1062527">
            <text:p>1062527</text:p>
          </table:table-cell>
          <table:table-cell office:value-type="float" office:value="901066">
            <text:p>901066</text:p>
          </table:table-cell>
          <table:table-cell office:value-type="float" office:value="162">
            <text:p>162</text:p>
          </table:table-cell>
          <table:table-cell table:number-columns-repeated="3"/>
          <table:table-cell office:value-type="float" office:value="9415518134">
            <text:p>9415518134</text:p>
          </table:table-cell>
          <table:table-cell office:value-type="string">
            <text:p>PDC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1062527">
            <text:p>1062527</text:p>
          </table:table-cell>
          <table:table-cell office:value-type="string">
            <text:p>2012-04-30</text:p>
          </table:table-cell>
          <table:table-cell office:value-type="string">
            <text:p>FLOATING</text:p>
          </table:table-cell>
          <table:table-cell office:value-type="float" office:value="13.4">
            <text:p>13.4</text:p>
          </table:table-cell>
          <table:table-cell office:value-type="float" office:value="240">
            <text:p>240</text:p>
          </table:table-cell>
          <table:table-cell office:value-type="float" office:value="12081">
            <text:p>12081</text:p>
          </table:table-cell>
          <table:table-cell office:value-type="string">
            <text:p>2022-05-12</text:p>
          </table:table-cell>
          <table:table-cell table:number-columns-repeated="2" office:value-type="string">
            <text:p>H.no-577 A Sec-n Aashiyana Coloney Nr. Aashiyana Nr. Aashiyana Coloney UTTAR PRADESH 226012</text:p>
          </table:table-cell>
          <table:table-cell office:value-type="string">
            <text:p>Raja Ji Puram Power Hou, , </text:p>
          </table:table-cell>
          <table:table-cell office:value-type="string">
            <text:p>PLOT NO 6 PART OF KHASRA NO 1 Plot No 6 Part Of Khasra No 1459 Sector B monark City Colony Para Ward Alam Na gar UTTAR PRADESH Lucknow226012 <text:s/></text:p>
          </table:table-cell>
          <table:table-cell office:value-type="string">
            <text:p>2022-04-12</text:p>
          </table:table-cell>
          <table:table-cell office:value-type="string">
            <text:p>1975-07-05</text:p>
          </table:table-cell>
          <table:table-cell office:value-type="float" office:value="9838393292">
            <text:p>9838393292</text:p>
          </table:table-cell>
        </table:table-row>
        <table:table-row table:style-name="ro1">
          <table:table-cell office:value-type="string">
            <text:p>00000274</text:p>
          </table:table-cell>
          <table:table-cell office:value-type="float" office:value="200000009">
            <text:p>200000009</text:p>
          </table:table-cell>
          <table:table-cell office:value-type="float" office:value="4270298">
            <text:p>4270298</text:p>
          </table:table-cell>
          <table:table-cell office:value-type="string">
            <text:p>Vikas Saini</text:p>
          </table:table-cell>
          <table:table-cell office:value-type="string">
            <text:p>Vikas</text:p>
          </table:table-cell>
          <table:table-cell office:value-type="string">
            <text:p>Saini</text:p>
          </table:table-cell>
          <table:table-cell office:value-type="string">
            <text:p>Devoshree Saini</text:p>
          </table:table-cell>
          <table:table-cell office:value-type="string">
            <text:p>Closed</text:p>
          </table:table-cell>
          <table:table-cell office:value-type="float" office:value="407636">
            <text:p>40763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9305161306">
            <text:p>9305161306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407636">
            <text:p>407636</text:p>
          </table:table-cell>
          <table:table-cell office:value-type="string">
            <text:p>2011-09-22</text:p>
          </table:table-cell>
          <table:table-cell office:value-type="string">
            <text:p>FLOATING</text:p>
          </table:table-cell>
          <table:table-cell office:value-type="float" office:value="12.4">
            <text:p>12.4</text:p>
          </table:table-cell>
          <table:table-cell office:value-type="float" office:value="240">
            <text:p>240</text:p>
          </table:table-cell>
          <table:table-cell office:value-type="float" office:value="4349">
            <text:p>4349</text:p>
          </table:table-cell>
          <table:table-cell office:value-type="string">
            <text:p>2022-05-12</text:p>
          </table:table-cell>
          <table:table-cell table:number-columns-repeated="2" office:value-type="string">
            <text:p>15/109 Civil Lines , Kanpur UTTAR PRADESH 208001</text:p>
          </table:table-cell>
          <table:table-cell office:value-type="string">
            <text:p>Azad Nagar Kanpur, , </text:p>
          </table:table-cell>
          <table:table-cell office:value-type="string">
            <text:p>PLOT NO 13 ARAZI NO 1551 Plot No 13 Arazi No 1551 Barasurhai Guba Garden Kalyanpur UTTAR PRADESH Kanpur Urban208024 <text:s/></text:p>
          </table:table-cell>
          <table:table-cell office:value-type="string">
            <text:p>2022-04-12</text:p>
          </table:table-cell>
          <table:table-cell office:value-type="string">
            <text:p>1981-07-06</text:p>
          </table:table-cell>
          <table:table-cell office:value-type="float" office:value="9305161306">
            <text:p>9305161306</text:p>
          </table:table-cell>
        </table:table-row>
        <table:table-row table:style-name="ro1">
          <table:table-cell office:value-type="string">
            <text:p>00000293</text:p>
          </table:table-cell>
          <table:table-cell office:value-type="float" office:value="300000303">
            <text:p>300000303</text:p>
          </table:table-cell>
          <table:table-cell office:value-type="float" office:value="4220308">
            <text:p>4220308</text:p>
          </table:table-cell>
          <table:table-cell office:value-type="string">
            <text:p>Madhu Bariya</text:p>
          </table:table-cell>
          <table:table-cell office:value-type="string">
            <text:p>Madhu</text:p>
          </table:table-cell>
          <table:table-cell office:value-type="string">
            <text:p>Bariya</text:p>
          </table:table-cell>
          <table:table-cell office:value-type="string">
            <text:p>Rakesh Bariya</text:p>
          </table:table-cell>
          <table:table-cell office:value-type="string">
            <text:p>Fully Advanced</text:p>
          </table:table-cell>
          <table:table-cell office:value-type="float" office:value="506765">
            <text:p>506765</text:p>
          </table:table-cell>
          <table:table-cell office:value-type="float" office:value="44374">
            <text:p>44374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float" office:value="99937048888">
            <text:p>99937048888</text:p>
          </table:table-cell>
          <table:table-cell office:value-type="string">
            <text:p>DIRECT DEBIT</text:p>
          </table:table-cell>
          <table:table-cell office:value-type="string">
            <text:p>Non Housing Loans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506765">
            <text:p>506765</text:p>
          </table:table-cell>
          <table:table-cell office:value-type="string">
            <text:p>2012-03-21</text:p>
          </table:table-cell>
          <table:table-cell office:value-type="string">
            <text:p>FLOATING</text:p>
          </table:table-cell>
          <table:table-cell office:value-type="float" office:value="17.4">
            <text:p>17.4</text:p>
          </table:table-cell>
          <table:table-cell office:value-type="float" office:value="180">
            <text:p>180</text:p>
          </table:table-cell>
          <table:table-cell office:value-type="float" office:value="7621">
            <text:p>7621</text:p>
          </table:table-cell>
          <table:table-cell office:value-type="string">
            <text:p>2022-05-12</text:p>
          </table:table-cell>
          <table:table-cell table:number-columns-repeated="2" office:value-type="string">
            <text:p>1276/5 Nanda Nagar Indore Indore MADHYA PRADESH 452001</text:p>
          </table:table-cell>
          <table:table-cell office:value-type="string">
            <text:p>1276/5 Nanda Nag Indore, , </text:p>
          </table:table-cell>
          <table:table-cell office:value-type="string">
            <text:p>1276 5 southern Part Nanda Nagar Indor e MADHYA PRADESH Indore452001 <text:s/></text:p>
          </table:table-cell>
          <table:table-cell office:value-type="string">
            <text:p>2022-04-12</text:p>
          </table:table-cell>
          <table:table-cell office:value-type="string">
            <text:p>1960-01-11</text:p>
          </table:table-cell>
          <table:table-cell office:value-type="float" office:value="9993704888">
            <text:p>9993704888</text:p>
          </table:table-cell>
        </table:table-row>
        <table:table-row table:style-name="ro1">
          <table:table-cell office:value-type="string">
            <text:p>00000293</text:p>
          </table:table-cell>
          <table:table-cell office:value-type="float" office:value="300000303">
            <text:p>300000303</text:p>
          </table:table-cell>
          <table:table-cell office:value-type="float" office:value="4220308">
            <text:p>4220308</text:p>
          </table:table-cell>
          <table:table-cell office:value-type="string">
            <text:p>Madhu Bariya</text:p>
          </table:table-cell>
          <table:table-cell office:value-type="string">
            <text:p>Madhu</text:p>
          </table:table-cell>
          <table:table-cell office:value-type="string">
            <text:p>Bariya</text:p>
          </table:table-cell>
          <table:table-cell office:value-type="string">
            <text:p>Bharat Bariya</text:p>
          </table:table-cell>
          <table:table-cell office:value-type="string">
            <text:p>Fully Advanced</text:p>
          </table:table-cell>
          <table:table-cell office:value-type="float" office:value="506765">
            <text:p>506765</text:p>
          </table:table-cell>
          <table:table-cell office:value-type="float" office:value="44374">
            <text:p>44374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float" office:value="99937048888">
            <text:p>99937048888</text:p>
          </table:table-cell>
          <table:table-cell office:value-type="string">
            <text:p>DIRECT DEBIT</text:p>
          </table:table-cell>
          <table:table-cell office:value-type="string">
            <text:p>Non Housing Loans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506765">
            <text:p>506765</text:p>
          </table:table-cell>
          <table:table-cell office:value-type="string">
            <text:p>2012-03-21</text:p>
          </table:table-cell>
          <table:table-cell office:value-type="string">
            <text:p>FLOATING</text:p>
          </table:table-cell>
          <table:table-cell office:value-type="float" office:value="17.4">
            <text:p>17.4</text:p>
          </table:table-cell>
          <table:table-cell office:value-type="float" office:value="180">
            <text:p>180</text:p>
          </table:table-cell>
          <table:table-cell office:value-type="float" office:value="7621">
            <text:p>7621</text:p>
          </table:table-cell>
          <table:table-cell office:value-type="string">
            <text:p>2022-05-12</text:p>
          </table:table-cell>
          <table:table-cell table:number-columns-repeated="2" office:value-type="string">
            <text:p>1276/5 Nanda Nagar Indore Indore MADHYA PRADESH 452001</text:p>
          </table:table-cell>
          <table:table-cell office:value-type="string">
            <text:p>1276/5 Nanda Nag Indore, , </text:p>
          </table:table-cell>
          <table:table-cell office:value-type="string">
            <text:p>1276 5 southern Part Nanda Nagar Indor e MADHYA PRADESH Indore452001 <text:s/></text:p>
          </table:table-cell>
          <table:table-cell office:value-type="string">
            <text:p>2022-04-12</text:p>
          </table:table-cell>
          <table:table-cell office:value-type="string">
            <text:p>1960-01-11</text:p>
          </table:table-cell>
          <table:table-cell office:value-type="float" office:value="9981624203">
            <text:p>9981624203</text:p>
          </table:table-cell>
        </table:table-row>
        <table:table-row table:style-name="ro1">
          <table:table-cell office:value-type="string">
            <text:p>00000293</text:p>
          </table:table-cell>
          <table:table-cell office:value-type="float" office:value="300000303">
            <text:p>300000303</text:p>
          </table:table-cell>
          <table:table-cell office:value-type="float" office:value="4220308">
            <text:p>4220308</text:p>
          </table:table-cell>
          <table:table-cell office:value-type="string">
            <text:p>Madhu Bariya</text:p>
          </table:table-cell>
          <table:table-cell office:value-type="string">
            <text:p>Madhu</text:p>
          </table:table-cell>
          <table:table-cell office:value-type="string">
            <text:p>Bariya</text:p>
          </table:table-cell>
          <table:table-cell office:value-type="string">
            <text:p>Jagdish Bariya</text:p>
          </table:table-cell>
          <table:table-cell office:value-type="string">
            <text:p>Fully Advanced</text:p>
          </table:table-cell>
          <table:table-cell office:value-type="float" office:value="506765">
            <text:p>506765</text:p>
          </table:table-cell>
          <table:table-cell office:value-type="float" office:value="44374">
            <text:p>44374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float" office:value="99937048888">
            <text:p>99937048888</text:p>
          </table:table-cell>
          <table:table-cell office:value-type="string">
            <text:p>DIRECT DEBIT</text:p>
          </table:table-cell>
          <table:table-cell office:value-type="string">
            <text:p>Non Housing Loans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506765">
            <text:p>506765</text:p>
          </table:table-cell>
          <table:table-cell office:value-type="string">
            <text:p>2012-03-21</text:p>
          </table:table-cell>
          <table:table-cell office:value-type="string">
            <text:p>FLOATING</text:p>
          </table:table-cell>
          <table:table-cell office:value-type="float" office:value="17.4">
            <text:p>17.4</text:p>
          </table:table-cell>
          <table:table-cell office:value-type="float" office:value="180">
            <text:p>180</text:p>
          </table:table-cell>
          <table:table-cell office:value-type="float" office:value="7621">
            <text:p>7621</text:p>
          </table:table-cell>
          <table:table-cell office:value-type="string">
            <text:p>2022-05-12</text:p>
          </table:table-cell>
          <table:table-cell table:number-columns-repeated="2" office:value-type="string">
            <text:p>1276/5 Nanda Nagar Indore Indore MADHYA PRADESH 452001</text:p>
          </table:table-cell>
          <table:table-cell office:value-type="string">
            <text:p>1276/5 Nanda Nag Indore, , </text:p>
          </table:table-cell>
          <table:table-cell office:value-type="string">
            <text:p>1276 5 southern Part Nanda Nagar Indor e MADHYA PRADESH Indore452001 <text:s/></text:p>
          </table:table-cell>
          <table:table-cell office:value-type="string">
            <text:p>2022-04-12</text:p>
          </table:table-cell>
          <table:table-cell office:value-type="string">
            <text:p>1960-01-11</text:p>
          </table:table-cell>
          <table:table-cell office:value-type="float" office:value="1000000000">
            <text:p>1000000000</text:p>
          </table:table-cell>
        </table:table-row>
        <table:table-row table:style-name="ro1">
          <table:table-cell office:value-type="string">
            <text:p>00000302</text:p>
          </table:table-cell>
          <table:table-cell office:value-type="float" office:value="100000035">
            <text:p>100000035</text:p>
          </table:table-cell>
          <table:table-cell office:value-type="float" office:value="4066265">
            <text:p>4066265</text:p>
          </table:table-cell>
          <table:table-cell office:value-type="string">
            <text:p>Leena Sharma</text:p>
          </table:table-cell>
          <table:table-cell office:value-type="string">
            <text:p>Leena</text:p>
          </table:table-cell>
          <table:table-cell office:value-type="string">
            <text:p>Sharma</text:p>
          </table:table-cell>
          <table:table-cell office:value-type="string">
            <text:p>Manish M Sharma</text:p>
          </table:table-cell>
          <table:table-cell office:value-type="string">
            <text:p>Fully Advanced</text:p>
          </table:table-cell>
          <table:table-cell office:value-type="float" office:value="719761">
            <text:p>719761</text:p>
          </table:table-cell>
          <table:table-cell office:value-type="float" office:value="576679">
            <text:p>576679</text:p>
          </table:table-cell>
          <table:table-cell office:value-type="float" office:value="143">
            <text:p>143</text:p>
          </table:table-cell>
          <table:table-cell table:number-columns-repeated="3"/>
          <table:table-cell office:value-type="float" office:value="9956008106">
            <text:p>9956008106</text:p>
          </table:table-cell>
          <table:table-cell office:value-type="string">
            <text:p>DIRECT DEBIT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719761">
            <text:p>719761</text:p>
          </table:table-cell>
          <table:table-cell office:value-type="string">
            <text:p>2011-06-24</text:p>
          </table:table-cell>
          <table:table-cell office:value-type="string">
            <text:p>FLOATING</text:p>
          </table:table-cell>
          <table:table-cell office:value-type="float" office:value="12.9">
            <text:p>12.9</text:p>
          </table:table-cell>
          <table:table-cell office:value-type="float" office:value="240">
            <text:p>240</text:p>
          </table:table-cell>
          <table:table-cell office:value-type="float" office:value="7932">
            <text:p>7932</text:p>
          </table:table-cell>
          <table:table-cell office:value-type="string">
            <text:p>2022-05-12</text:p>
          </table:table-cell>
          <table:table-cell table:number-columns-repeated="2" office:value-type="string">
            <text:p>407/10a Rani Karta Chowk Near Chaupatiya Lucknow UTTAR PRADESH 226003</text:p>
          </table:table-cell>
          <table:table-cell office:value-type="string">
            <text:p>, , </text:p>
          </table:table-cell>
          <table:table-cell office:value-type="string">
            <text:p>HOUSE NO D 1468 House No d 1468 Indira Nagar Sector D UTTAR PRADESH Lucknow226003 <text:s/></text:p>
          </table:table-cell>
          <table:table-cell office:value-type="string">
            <text:p>2022-04-12</text:p>
          </table:table-cell>
          <table:table-cell office:value-type="string">
            <text:p>1979-10-16</text:p>
          </table:table-cell>
          <table:table-cell office:value-type="float" office:value="9450747030">
            <text:p>9450747030</text:p>
          </table:table-cell>
        </table:table-row>
        <table:table-row table:style-name="ro1">
          <table:table-cell office:value-type="string">
            <text:p>00000333</text:p>
          </table:table-cell>
          <table:table-cell office:value-type="float" office:value="100000096">
            <text:p>100000096</text:p>
          </table:table-cell>
          <table:table-cell office:value-type="float" office:value="4066310">
            <text:p>4066310</text:p>
          </table:table-cell>
          <table:table-cell office:value-type="string">
            <text:p>Ram Kumar Rawat</text:p>
          </table:table-cell>
          <table:table-cell office:value-type="string">
            <text:p>Ram</text:p>
          </table:table-cell>
          <table:table-cell office:value-type="string">
            <text:p>Rawat</text:p>
          </table:table-cell>
          <table:table-cell office:value-type="string">
            <text:p>Ram Pyari</text:p>
          </table:table-cell>
          <table:table-cell office:value-type="string">
            <text:p>Fully Advanced</text:p>
          </table:table-cell>
          <table:table-cell office:value-type="float" office:value="874388">
            <text:p>874388</text:p>
          </table:table-cell>
          <table:table-cell office:value-type="float" office:value="227506.2">
            <text:p>227506.2</text:p>
          </table:table-cell>
          <table:table-cell office:value-type="float" office:value="371">
            <text:p>371</text:p>
          </table:table-cell>
          <table:table-cell table:number-columns-repeated="3"/>
          <table:table-cell office:value-type="float" office:value="9598571680">
            <text:p>9598571680</text:p>
          </table:table-cell>
          <table:table-cell office:value-type="string">
            <text:p>PDC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874388">
            <text:p>874388</text:p>
          </table:table-cell>
          <table:table-cell office:value-type="string">
            <text:p>2013-03-29</text:p>
          </table:table-cell>
          <table:table-cell office:value-type="string">
            <text:p>FLOATING</text:p>
          </table:table-cell>
          <table:table-cell office:value-type="float" office:value="11.9">
            <text:p>11.9</text:p>
          </table:table-cell>
          <table:table-cell office:value-type="float" office:value="144">
            <text:p>144</text:p>
          </table:table-cell>
          <table:table-cell office:value-type="float" office:value="2449">
            <text:p>2449</text:p>
          </table:table-cell>
          <table:table-cell office:value-type="string">
            <text:p>2022-05-12</text:p>
          </table:table-cell>
          <table:table-cell table:number-columns-repeated="2" office:value-type="string">
            <text:p>356/340/506 Ashok Vihar Colony Alamnagar Rjpm Lucknow UTTAR PRADESH 226017</text:p>
          </table:table-cell>
          <table:table-cell office:value-type="string">
            <text:p>Lakhpera Bag Barabanki, , </text:p>
          </table:table-cell>
          <table:table-cell office:value-type="string">
            <text:p>PLOT NO 2 KHASRA NO 48 Plot No 2 Khasra No 48 Bhaptamau Ashok Vihar Colony Ward Haiderganj UTTAR PRADESH Lucknow226004 <text:s/></text:p>
          </table:table-cell>
          <table:table-cell office:value-type="string">
            <text:p>2022-04-12</text:p>
          </table:table-cell>
          <table:table-cell office:value-type="string">
            <text:p>1961-11-03</text:p>
          </table:table-cell>
          <table:table-cell office:value-type="float" office:value="1000000000">
            <text:p>1000000000</text:p>
          </table:table-cell>
        </table:table-row>
        <table:table-row table:style-name="ro1">
          <table:table-cell office:value-type="string">
            <text:p>00000340</text:p>
          </table:table-cell>
          <table:table-cell office:value-type="float" office:value="300000111">
            <text:p>300000111</text:p>
          </table:table-cell>
          <table:table-cell office:value-type="float" office:value="4220198">
            <text:p>4220198</text:p>
          </table:table-cell>
          <table:table-cell office:value-type="string">
            <text:p>Gangaram Achale</text:p>
          </table:table-cell>
          <table:table-cell office:value-type="string">
            <text:p>Gangaram</text:p>
          </table:table-cell>
          <table:table-cell office:value-type="string">
            <text:p>Achale</text:p>
          </table:table-cell>
          <table:table-cell office:value-type="string">
            <text:p>Jamna Bai Achale</text:p>
          </table:table-cell>
          <table:table-cell office:value-type="string">
            <text:p>Fully Advanced</text:p>
          </table:table-cell>
          <table:table-cell office:value-type="float" office:value="518831">
            <text:p>518831</text:p>
          </table:table-cell>
          <table:table-cell office:value-type="float" office:value="136835">
            <text:p>136835</text:p>
          </table:table-cell>
          <table:table-cell office:value-type="float" office:value="23">
            <text:p>23</text:p>
          </table:table-cell>
          <table:table-cell table:number-columns-repeated="3"/>
          <table:table-cell office:value-type="float" office:value="9977882932">
            <text:p>9977882932</text:p>
          </table:table-cell>
          <table:table-cell office:value-type="string">
            <text:p>DIRECT DEBIT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Link</text:p>
          </table:table-cell>
          <table:table-cell office:value-type="float" office:value="518831">
            <text:p>518831</text:p>
          </table:table-cell>
          <table:table-cell office:value-type="string">
            <text:p>2012-03-28</text:p>
          </table:table-cell>
          <table:table-cell office:value-type="string">
            <text:p>FLOATING</text:p>
          </table:table-cell>
          <table:table-cell office:value-type="float" office:value="12.4">
            <text:p>12.4</text:p>
          </table:table-cell>
          <table:table-cell office:value-type="float" office:value="132">
            <text:p>132</text:p>
          </table:table-cell>
          <table:table-cell office:value-type="float" office:value="6947">
            <text:p>6947</text:p>
          </table:table-cell>
          <table:table-cell office:value-type="string">
            <text:p>2022-05-12</text:p>
          </table:table-cell>
          <table:table-cell table:number-columns-repeated="2" office:value-type="string">
            <text:p>E 15 Shiv Vihar Colony Dhar Dhar MADHYA PRADESH 453001</text:p>
          </table:table-cell>
          <table:table-cell office:value-type="string">
            <text:p>Chillur Dhar Dhar, , </text:p>
          </table:table-cell>
          <table:table-cell office:value-type="string">
            <text:p>E 15 Shiv Vihar Colony Dhar MADHYA PRADESH Dhar453001 <text:s/></text:p>
          </table:table-cell>
          <table:table-cell office:value-type="string">
            <text:p>2022-04-12</text:p>
          </table:table-cell>
          <table:table-cell office:value-type="string">
            <text:p>1960-11-13</text:p>
          </table:table-cell>
          <table:table-cell office:value-type="float" office:value="1000000000">
            <text:p>1000000000</text:p>
          </table:table-cell>
        </table:table-row>
        <table:table-row table:style-name="ro1">
          <table:table-cell office:value-type="string">
            <text:p>00000346</text:p>
          </table:table-cell>
          <table:table-cell office:value-type="float" office:value="200000013">
            <text:p>200000013</text:p>
          </table:table-cell>
          <table:table-cell office:value-type="float" office:value="4270302">
            <text:p>4270302</text:p>
          </table:table-cell>
          <table:table-cell office:value-type="string">
            <text:p>Vineeta Pal</text:p>
          </table:table-cell>
          <table:table-cell office:value-type="string">
            <text:p>Vineeta</text:p>
          </table:table-cell>
          <table:table-cell office:value-type="string">
            <text:p>Pal</text:p>
          </table:table-cell>
          <table:table-cell office:value-type="string">
            <text:p>Vinay Kumar</text:p>
          </table:table-cell>
          <table:table-cell office:value-type="string">
            <text:p>Fully Advanced</text:p>
          </table:table-cell>
          <table:table-cell office:value-type="float" office:value="514115">
            <text:p>514115</text:p>
          </table:table-cell>
          <table:table-cell office:value-type="float" office:value="406605">
            <text:p>406605</text:p>
          </table:table-cell>
          <table:table-cell office:value-type="float" office:value="145">
            <text:p>145</text:p>
          </table:table-cell>
          <table:table-cell table:number-columns-repeated="3"/>
          <table:table-cell office:value-type="float" office:value="9415439129">
            <text:p>9415439129</text:p>
          </table:table-cell>
          <table:table-cell office:value-type="string">
            <text:p>DIRECT DEBIT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514115">
            <text:p>514115</text:p>
          </table:table-cell>
          <table:table-cell office:value-type="string">
            <text:p>2011-09-22</text:p>
          </table:table-cell>
          <table:table-cell office:value-type="string">
            <text:p>FLOATING</text:p>
          </table:table-cell>
          <table:table-cell office:value-type="float" office:value="11.9">
            <text:p>11.9</text:p>
          </table:table-cell>
          <table:table-cell office:value-type="float" office:value="240">
            <text:p>240</text:p>
          </table:table-cell>
          <table:table-cell office:value-type="float" office:value="5311">
            <text:p>5311</text:p>
          </table:table-cell>
          <table:table-cell office:value-type="string">
            <text:p>2022-05-12</text:p>
          </table:table-cell>
          <table:table-cell table:number-columns-repeated="2" office:value-type="string">
            <text:p>4/5 Police Colony Juhi Bara Devi , Kanpur UTTAR PRADESH 208014</text:p>
          </table:table-cell>
          <table:table-cell office:value-type="string">
            <text:p>, , </text:p>
          </table:table-cell>
          <table:table-cell office:value-type="string">
            <text:p>H N 127 427 C PART OF ARAZI N House No 127 427 C Situated At Part O f Arazi No 299 300 Juhi Kala Bara D evi Kanpur UTTAR PRADESH Kanpur Urban208001 <text:s/></text:p>
          </table:table-cell>
          <table:table-cell office:value-type="string">
            <text:p>2022-04-12</text:p>
          </table:table-cell>
          <table:table-cell office:value-type="string">
            <text:p>1979-06-15</text:p>
          </table:table-cell>
          <table:table-cell office:value-type="float" office:value="9415439129">
            <text:p>9415439129</text:p>
          </table:table-cell>
        </table:table-row>
        <table:table-row table:style-name="ro1">
          <table:table-cell office:value-type="string">
            <text:p>00000349</text:p>
          </table:table-cell>
          <table:table-cell office:value-type="float" office:value="100000062">
            <text:p>100000062</text:p>
          </table:table-cell>
          <table:table-cell office:value-type="float" office:value="4066279">
            <text:p>4066279</text:p>
          </table:table-cell>
          <table:table-cell office:value-type="string">
            <text:p>Nitin Kumar Gupta</text:p>
          </table:table-cell>
          <table:table-cell office:value-type="string">
            <text:p>Nitin</text:p>
          </table:table-cell>
          <table:table-cell office:value-type="string">
            <text:p>Gupta</text:p>
          </table:table-cell>
          <table:table-cell office:value-type="string">
            <text:p>Daya Gupta</text:p>
          </table:table-cell>
          <table:table-cell office:value-type="string">
            <text:p>Fully Advanced</text:p>
          </table:table-cell>
          <table:table-cell office:value-type="float" office:value="314194">
            <text:p>314194</text:p>
          </table:table-cell>
          <table:table-cell office:value-type="float" office:value="175140">
            <text:p>175140</text:p>
          </table:table-cell>
          <table:table-cell office:value-type="float" office:value="65">
            <text:p>65</text:p>
          </table:table-cell>
          <table:table-cell table:number-columns-repeated="3"/>
          <table:table-cell office:value-type="float" office:value="9454320106">
            <text:p>9454320106</text:p>
          </table:table-cell>
          <table:table-cell office:value-type="string">
            <text:p>ECS</text:p>
          </table:table-cell>
          <table:table-cell office:value-type="string">
            <text:p>Home Loans (RI)</text:p>
          </table:table-cell>
          <table:table-cell office:value-type="string">
            <text:p>Floating Rate</text:p>
          </table:table-cell>
          <table:table-cell office:value-type="string">
            <text:p>Unique</text:p>
          </table:table-cell>
          <table:table-cell office:value-type="float" office:value="314194">
            <text:p>314194</text:p>
          </table:table-cell>
          <table:table-cell office:value-type="string">
            <text:p>2011-07-26</text:p>
          </table:table-cell>
          <table:table-cell office:value-type="string">
            <text:p>FLOATING</text:p>
          </table:table-cell>
          <table:table-cell office:value-type="float" office:value="12.9">
            <text:p>12.9</text:p>
          </table:table-cell>
          <table:table-cell office:value-type="float" office:value="180">
            <text:p>180</text:p>
          </table:table-cell>
          <table:table-cell office:value-type="float" office:value="3773">
            <text:p>3773</text:p>
          </table:table-cell>
          <table:table-cell office:value-type="string">
            <text:p>2022-05-12</text:p>
          </table:table-cell>
          <table:table-cell table:number-columns-repeated="2" office:value-type="string">
            <text:p>E-4/900 Vinay Khand <text:s/>Gomti Nagar Rajkiya Girls Inter College Lucknow UTTAR PRADESH 226010</text:p>
          </table:table-cell>
          <table:table-cell office:value-type="string">
            <text:p>Vivek Khan Ujala Mar Samudayik, , </text:p>
          </table:table-cell>
          <table:table-cell office:value-type="string">
            <text:p>FLAT NO C 19 32 ASHRAY 3 Flat No c 19 32 Ashray 3 Sulabh Awas Yoj na Sector 1 Gomti Nagar Exension UTTAR PRADESH Lucknow226010 <text:s/></text:p>
          </table:table-cell>
          <table:table-cell office:value-type="string">
            <text:p>2022-04-12</text:p>
          </table:table-cell>
          <table:table-cell office:value-type="string">
            <text:p>1987-03-15</text:p>
          </table:table-cell>
          <table:table-cell office:value-type="float" office:value="9454320106">
            <text:p>9454320106</text:p>
          </table:table-cell>
        </table:table-row>
      </table:table>
      <table:table table:name="AADHAR NEO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1" table:number-columns-repeated="32" table:default-cell-style-name="Default"/>
        <table:table-row table:style-name="ro1">
          <table:table-cell office:value-type="string">
            <text:p># ApplicationNo</text:p>
          </table:table-cell>
          <table:table-cell office:value-type="string">
            <text:p><text:s/>LoanAccountNumber</text:p>
          </table:table-cell>
          <table:table-cell office:value-type="string">
            <text:p><text:s/>CustomerNumber</text:p>
          </table:table-cell>
          <table:table-cell office:value-type="string">
            <text:p><text:s/>ApplicationFullName</text:p>
          </table:table-cell>
          <table:table-cell office:value-type="string">
            <text:p><text:s/>ApplicationFirstName</text:p>
          </table:table-cell>
          <table:table-cell office:value-type="string">
            <text:p><text:s/>ApplicationLastName</text:p>
          </table:table-cell>
          <table:table-cell office:value-type="string">
            <text:p><text:s/>Co-applicantsfullName</text:p>
          </table:table-cell>
          <table:table-cell office:value-type="string">
            <text:p><text:s/>LoanStatus</text:p>
          </table:table-cell>
          <table:table-cell office:value-type="string">
            <text:p><text:s/>LoanSanctionAmount</text:p>
          </table:table-cell>
          <table:table-cell office:value-type="string">
            <text:p><text:s/>LoanBalanceamount</text:p>
          </table:table-cell>
          <table:table-cell office:value-type="string">
            <text:p><text:s/>LoanBalanceTenure</text:p>
          </table:table-cell>
          <table:table-cell office:value-type="string">
            <text:p><text:s/>EmailIDofApplicant</text:p>
          </table:table-cell>
          <table:table-cell office:value-type="string">
            <text:p><text:s/>Co-applicant Email</text:p>
          </table:table-cell>
          <table:table-cell office:value-type="string">
            <text:p><text:s/>CRMClientID</text:p>
          </table:table-cell>
          <table:table-cell office:value-type="string">
            <text:p><text:s/>MobileNo</text:p>
          </table:table-cell>
          <table:table-cell office:value-type="string">
            <text:p><text:s/>PaymentMode</text:p>
          </table:table-cell>
          <table:table-cell office:value-type="string">
            <text:p><text:s/>Product</text:p>
          </table:table-cell>
          <table:table-cell office:value-type="string">
            <text:p><text:s/>Scheme</text:p>
          </table:table-cell>
          <table:table-cell office:value-type="string">
            <text:p><text:s/>LinkedLoans(ifany)</text:p>
          </table:table-cell>
          <table:table-cell office:value-type="string">
            <text:p><text:s/>DisbursementAmount</text:p>
          </table:table-cell>
          <table:table-cell office:value-type="string">
            <text:p><text:s/>LastDisbursalDate</text:p>
          </table:table-cell>
          <table:table-cell office:value-type="string">
            <text:p><text:s/>InterestRateType</text:p>
          </table:table-cell>
          <table:table-cell office:value-type="string">
            <text:p><text:s/>CurrentROIalongwithhistoricalROIforthatapplication</text:p>
          </table:table-cell>
          <table:table-cell office:value-type="string">
            <text:p><text:s/>TotalLoanTenor</text:p>
          </table:table-cell>
          <table:table-cell office:value-type="string">
            <text:p><text:s/>EMI/Pre-EMIamount</text:p>
          </table:table-cell>
          <table:table-cell office:value-type="string">
            <text:p><text:s/>NextEMIDueDate</text:p>
          </table:table-cell>
          <table:table-cell office:value-type="string">
            <text:p><text:s/>CurrentResidenceAddress</text:p>
          </table:table-cell>
          <table:table-cell office:value-type="string">
            <text:p><text:s/>PermanentAddress</text:p>
          </table:table-cell>
          <table:table-cell office:value-type="string">
            <text:p><text:s/>EmploymentAddress</text:p>
          </table:table-cell>
          <table:table-cell office:value-type="string">
            <text:p><text:s/>PropertyAddress</text:p>
          </table:table-cell>
          <table:table-cell office:value-type="string">
            <text:p><text:s/>CycleDate</text:p>
          </table:table-cell>
          <table:table-cell office:value-type="string">
            <text:p><text:s/>Applicants_DOB</text:p>
          </table:table-cell>
          <table:table-cell office:value-type="string">
            <text:p><text:s/>coApplicantMobileNumber</text:p>
          </table:table-cell>
          <table:table-cell/>
        </table:table-row>
        <table:table-row table:style-name="ro1">
          <table:table-cell office:value-type="float" office:value="300000009">
            <text:p>300000009</text:p>
          </table:table-cell>
          <table:table-cell office:value-type="float" office:value="31410000003">
            <text:p>31410000003</text:p>
          </table:table-cell>
          <table:table-cell office:value-type="float" office:value="5200880">
            <text:p>5200880</text:p>
          </table:table-cell>
          <table:table-cell office:value-type="string">
            <text:p>Baburao Swamy</text:p>
          </table:table-cell>
          <table:table-cell office:value-type="string">
            <text:p>Baburao</text:p>
          </table:table-cell>
          <table:table-cell office:value-type="string">
            <text:p>Swamy</text:p>
          </table:table-cell>
          <table:table-cell office:value-type="string">
            <text:p>Savita S</text:p>
          </table:table-cell>
          <table:table-cell office:value-type="string">
            <text:p>Fully Advanced</text:p>
          </table:table-cell>
          <table:table-cell office:value-type="float" office:value="541746">
            <text:p>541746</text:p>
          </table:table-cell>
          <table:table-cell office:value-type="float" office:value="532022">
            <text:p>532022</text:p>
          </table:table-cell>
          <table:table-cell office:value-type="float" office:value="101">
            <text:p>101</text:p>
          </table:table-cell>
          <table:table-cell table:number-columns-repeated="2"/>
          <table:table-cell office:value-type="float" office:value="856788">
            <text:p>856788</text:p>
          </table:table-cell>
          <table:table-cell office:value-type="float" office:value="9449484677">
            <text:p>9449484677</text:p>
          </table:table-cell>
          <table:table-cell office:value-type="string">
            <text:p>NACH</text:p>
          </table:table-cell>
          <table:table-cell office:value-type="string">
            <text:p>Home Loans (RI)</text:p>
          </table:table-cell>
          <table:table-cell office:value-type="string">
            <text:p>SAL - Const/ext/impr &gt;25% Devlpt Da/municipal Lmt Formal Upto 15lacs(jul19)</text:p>
          </table:table-cell>
          <table:table-cell office:value-type="string">
            <text:p>Unique</text:p>
          </table:table-cell>
          <table:table-cell office:value-type="float" office:value="541746">
            <text:p>541746</text:p>
          </table:table-cell>
          <table:table-cell office:value-type="string">
            <text:p>2021-10-28</text:p>
          </table:table-cell>
          <table:table-cell office:value-type="string">
            <text:p>FIXED NHB</text:p>
          </table:table-cell>
          <table:table-cell office:value-type="float" office:value="9.95">
            <text:p>9.95</text:p>
          </table:table-cell>
          <table:table-cell office:value-type="float" office:value="121">
            <text:p>121</text:p>
          </table:table-cell>
          <table:table-cell office:value-type="float" office:value="7851">
            <text:p>7851</text:p>
          </table:table-cell>
          <table:table-cell office:value-type="string">
            <text:p>2022-05-10</text:p>
          </table:table-cell>
          <table:table-cell table:number-columns-repeated="2" office:value-type="string">
            <text:p>4 16 278 Kasartugaon Kasara <text:s text:c="2"/>Bidar Bidar Bidar KARNATAKA 585401</text:p>
          </table:table-cell>
          <table:table-cell office:value-type="string">
            <text:p>44045 naubad industrtial area, bidar, 585402</text:p>
          </table:table-cell>
          <table:table-cell office:value-type="string">
            <text:p>NA <text:s text:c="2"/>Siddhareddy Layout, <text:s/>Near Railway Gate <text:s/>19-4-667/16 <text:s/>77 <text:s text:c="4"/>Bidar Karnataka India 585403</text:p>
          </table:table-cell>
          <table:table-cell office:value-type="string">
            <text:p>2022-04-10</text:p>
          </table:table-cell>
          <table:table-cell office:value-type="string">
            <text:p>1973-07-05</text:p>
          </table:table-cell>
          <table:table-cell office:value-type="float" office:value="9632028447">
            <text:p>9632028447</text:p>
          </table:table-cell>
          <table:table-cell/>
        </table:table-row>
        <table:table-row table:style-name="ro1">
          <table:table-cell office:value-type="float" office:value="300000012">
            <text:p>300000012</text:p>
          </table:table-cell>
          <table:table-cell office:value-type="float" office:value="11410000003">
            <text:p>11410000003</text:p>
          </table:table-cell>
          <table:table-cell office:value-type="float" office:value="5200682">
            <text:p>5200682</text:p>
          </table:table-cell>
          <table:table-cell office:value-type="string">
            <text:p>Devendra Devendra</text:p>
          </table:table-cell>
          <table:table-cell table:number-columns-repeated="2" office:value-type="string">
            <text:p>Devendra</text:p>
          </table:table-cell>
          <table:table-cell office:value-type="string">
            <text:p>Rambhateri Rambhateri</text:p>
          </table:table-cell>
          <table:table-cell office:value-type="string">
            <text:p>Fully Advanced</text:p>
          </table:table-cell>
          <table:table-cell office:value-type="float" office:value="592951">
            <text:p>592951</text:p>
          </table:table-cell>
          <table:table-cell office:value-type="float" office:value="589597">
            <text:p>589597</text:p>
          </table:table-cell>
          <table:table-cell office:value-type="float" office:value="176">
            <text:p>176</text:p>
          </table:table-cell>
          <table:table-cell table:number-columns-repeated="2"/>
          <table:table-cell office:value-type="float" office:value="856794">
            <text:p>856794</text:p>
          </table:table-cell>
          <table:table-cell office:value-type="float" office:value="6398885864">
            <text:p>6398885864</text:p>
          </table:table-cell>
          <table:table-cell office:value-type="string">
            <text:p>NACH</text:p>
          </table:table-cell>
          <table:table-cell office:value-type="string">
            <text:p>Non Housing Loans</text:p>
          </table:table-cell>
          <table:table-cell office:value-type="string">
            <text:p>SENP - Lap Nip - Residential 1 To 15 Yrs (jul19)</text:p>
          </table:table-cell>
          <table:table-cell/>
          <table:table-cell office:value-type="string">
            <text:p>Unique</text:p>
          </table:table-cell>
          <table:table-cell office:value-type="float" office:value="592951">
            <text:p>592951</text:p>
          </table:table-cell>
          <table:table-cell office:value-type="string">
            <text:p>2021-10-27</text:p>
          </table:table-cell>
          <table:table-cell office:value-type="string">
            <text:p>FLOATING</text:p>
          </table:table-cell>
          <table:table-cell office:value-type="float" office:value="17.25">
            <text:p>17.25</text:p>
          </table:table-cell>
          <table:table-cell office:value-type="float" office:value="181">
            <text:p>181</text:p>
          </table:table-cell>
          <table:table-cell office:value-type="float" office:value="9231">
            <text:p>9231</text:p>
          </table:table-cell>
          <table:table-cell office:value-type="string">
            <text:p>2022-05-10</text:p>
          </table:table-cell>
          <table:table-cell office:value-type="string">
            <text:p>Mohalla Shiv Nagar <text:s text:c="2"/>Village Kukra Kukra Kukra UTTAR PRADESH 251001</text:p>
          </table:table-cell>
          <table:table-cell office:value-type="string">
            <text:p>House No 235 <text:s text:c="2"/>Village Sikhareda Sikhreda Sikhreda UTTAR PRADESH 251001</text:p>
          </table:table-cell>
          <table:table-cell office:value-type="string">
            <text:p>Mohalla Shiv Nagar, Vill Kukra, 251001</text:p>
          </table:table-cell>
          <table:table-cell office:value-type="string">
            <text:p><text:s text:c="3"/>Shiv Nagar kukra bahar hadood <text:s/>P No 36 ka juj Khasra No 397 <text:s/>G.c.public School <text:s text:c="2"/>MUZAFFARNAGAR Uttar Pradesh India 251001</text:p>
          </table:table-cell>
          <table:table-cell office:value-type="string">
            <text:p>2022-04-10</text:p>
          </table:table-cell>
          <table:table-cell office:value-type="string">
            <text:p>1983-01-01</text:p>
          </table:table-cell>
          <table:table-cell office:value-type="float" office:value="8791911472">
            <text:p>8791911472</text:p>
          </table:table-cell>
        </table:table-row>
        <table:table-row table:style-name="ro1">
          <table:table-cell office:value-type="float" office:value="300000018">
            <text:p>300000018</text:p>
          </table:table-cell>
          <table:table-cell office:value-type="float" office:value="31410000001">
            <text:p>31410000001</text:p>
          </table:table-cell>
          <table:table-cell office:value-type="float" office:value="5200082">
            <text:p>5200082</text:p>
          </table:table-cell>
          <table:table-cell office:value-type="string">
            <text:p>Umakant Dubalgunde</text:p>
          </table:table-cell>
          <table:table-cell office:value-type="string">
            <text:p>Umakant</text:p>
          </table:table-cell>
          <table:table-cell office:value-type="string">
            <text:p>Dubalgunde</text:p>
          </table:table-cell>
          <table:table-cell office:value-type="string">
            <text:p>Shridevi S</text:p>
          </table:table-cell>
          <table:table-cell office:value-type="string">
            <text:p>Closed</text:p>
          </table:table-cell>
          <table:table-cell office:value-type="float" office:value="750599">
            <text:p>750599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table:number-columns-repeated="2"/>
          <table:table-cell office:value-type="float" office:value="857291">
            <text:p>857291</text:p>
          </table:table-cell>
          <table:table-cell office:value-type="float" office:value="9742494945">
            <text:p>9742494945</text:p>
          </table:table-cell>
          <table:table-cell office:value-type="string">
            <text:p>PDC</text:p>
          </table:table-cell>
          <table:table-cell office:value-type="string">
            <text:p>Non Housing Loans</text:p>
          </table:table-cell>
          <table:table-cell office:value-type="string">
            <text:p>SENP - Lap Nip - Residential 1 To 15 Yrs (jul19)</text:p>
          </table:table-cell>
          <table:table-cell/>
          <table:table-cell office:value-type="string">
            <text:p>Unique</text:p>
          </table:table-cell>
          <table:table-cell office:value-type="float" office:value="17714">
            <text:p>17714</text:p>
          </table:table-cell>
          <table:table-cell office:value-type="string">
            <text:p>2021-10-21</text:p>
          </table:table-cell>
          <table:table-cell office:value-type="string">
            <text:p>FLOATING</text:p>
          </table:table-cell>
          <table:table-cell office:value-type="float" office:value="17">
            <text:p>17</text:p>
          </table:table-cell>
          <table:table-cell office:value-type="float" office:value="121">
            <text:p>121</text:p>
          </table:table-cell>
          <table:table-cell office:value-type="float" office:value="13045">
            <text:p>13045</text:p>
          </table:table-cell>
          <table:table-cell office:value-type="string">
            <text:p>2022-05-10</text:p>
          </table:table-cell>
          <table:table-cell office:value-type="string">
            <text:p>G P No 3 209 Gornalli B <text:s text:c="2"/>Bhalki Almaspur Almaspur KARNATAKA 585403</text:p>
          </table:table-cell>
          <table:table-cell office:value-type="string">
            <text:p>Deshmukh Galli Bhalki <text:s text:c="2"/>Bhalki Alandi Alandi KARNATAKA 585328</text:p>
          </table:table-cell>
          <table:table-cell office:value-type="string">
            <text:p>ward no 2, old town bhalki, 585328</text:p>
          </table:table-cell>
          <table:table-cell office:value-type="string">
            <text:p>NA NA NA Konde Colony NA G.P .NO- 3/209 13 36/3 E-SWATTIN NO- 150600402800201602 NEAR CHITTA <text:s text:c="2"/>Bidar Karnataka India 585403</text:p>
          </table:table-cell>
          <table:table-cell office:value-type="string">
            <text:p>2022-04-10</text:p>
          </table:table-cell>
          <table:table-cell office:value-type="string">
            <text:p>1974-01-07</text:p>
          </table:table-cell>
          <table:table-cell office:value-type="float" office:value="9742494945">
            <text:p>9742494945</text:p>
          </table:table-cell>
        </table:table-row>
        <table:table-row table:style-name="ro1">
          <table:table-cell office:value-type="float" office:value="300000025">
            <text:p>300000025</text:p>
          </table:table-cell>
          <table:table-cell office:value-type="float" office:value="2410000006">
            <text:p>2410000006</text:p>
          </table:table-cell>
          <table:table-cell office:value-type="float" office:value="5202910">
            <text:p>5202910</text:p>
          </table:table-cell>
          <table:table-cell office:value-type="string">
            <text:p>Ramsurendra Urf Rameshwar</text:p>
          </table:table-cell>
          <table:table-cell office:value-type="string">
            <text:p>Ramsurendra</text:p>
          </table:table-cell>
          <table:table-cell office:value-type="string">
            <text:p>Rameshwar</text:p>
          </table:table-cell>
          <table:table-cell office:value-type="string">
            <text:p>Mamta Devi</text:p>
          </table:table-cell>
          <table:table-cell office:value-type="string">
            <text:p>Partially Advanced</text:p>
          </table:table-cell>
          <table:table-cell office:value-type="float" office:value="1046851">
            <text:p>1046851</text:p>
          </table:table-cell>
          <table:table-cell office:value-type="float" office:value="824791.86">
            <text:p>824791.86</text:p>
          </table:table-cell>
          <table:table-cell office:value-type="float" office:value="138">
            <text:p>138</text:p>
          </table:table-cell>
          <table:table-cell table:number-columns-repeated="2"/>
          <table:table-cell office:value-type="float" office:value="857297">
            <text:p>857297</text:p>
          </table:table-cell>
          <table:table-cell office:value-type="float" office:value="8127785294">
            <text:p>8127785294</text:p>
          </table:table-cell>
          <table:table-cell office:value-type="string">
            <text:p>NACH</text:p>
          </table:table-cell>
          <table:table-cell office:value-type="string">
            <text:p>Home Loans (RI)</text:p>
          </table:table-cell>
          <table:table-cell office:value-type="string">
            <text:p>SAL - Covid Griha Const/ext/impr&gt;25% Dev Da/muncpl Lmt Frml &lt;=15lacs Cirscr&gt;630(may20)</text:p>
          </table:table-cell>
          <table:table-cell office:value-type="string">
            <text:p>Unique</text:p>
          </table:table-cell>
          <table:table-cell office:value-type="float" office:value="906916">
            <text:p>906916</text:p>
          </table:table-cell>
          <table:table-cell office:value-type="string">
            <text:p>2022-02-19</text:p>
          </table:table-cell>
          <table:table-cell office:value-type="string">
            <text:p>FLOATING</text:p>
          </table:table-cell>
          <table:table-cell office:value-type="float" office:value="10.5">
            <text:p>10.5</text:p>
          </table:table-cell>
          <table:table-cell office:value-type="float" office:value="169">
            <text:p>169</text:p>
          </table:table-cell>
          <table:table-cell office:value-type="float" office:value="10349">
            <text:p>10349</text:p>
          </table:table-cell>
          <table:table-cell office:value-type="string">
            <text:p>2022-05-05</text:p>
          </table:table-cell>
          <table:table-cell office:value-type="string">
            <text:p>Pawar House Gursarya Road <text:s text:c="2"/>Mauranipur Akseo Akseo UTTAR PRADESH 284204</text:p>
          </table:table-cell>
          <table:table-cell office:value-type="string">
            <text:p>Pawar House Gursarya Road <text:s text:c="2"/>Mauranipur JHANSI Near Power House Uttar Pradesh 284204</text:p>
          </table:table-cell>
          <table:table-cell office:value-type="string">
            <text:p>PURATNI VIKAS KHAND, GURSARYA MAURANIPUR, 284204</text:p>
          </table:table-cell>
          <table:table-cell office:value-type="string">
            <text:p><text:s text:c="3"/>Gursaray Road Moza Jhakri <text:s text:c="2"/>Arazi no.539 mi Moza Jhakri Near Mata Mandir <text:s text:c="2"/>JHANSI Uttar Pradesh India 284204</text:p>
          </table:table-cell>
          <table:table-cell office:value-type="string">
            <text:p>2022-04-5</text:p>
          </table:table-cell>
          <table:table-cell office:value-type="string">
            <text:p>1975-02-08</text:p>
          </table:table-cell>
          <table:table-cell office:value-type="float" office:value="9120805945">
            <text:p>9120805945</text:p>
          </table:table-cell>
          <table:table-cell/>
        </table:table-row>
        <table:table-row table:style-name="ro1">
          <table:table-cell office:value-type="float" office:value="300000026">
            <text:p>300000026</text:p>
          </table:table-cell>
          <table:table-cell office:value-type="float" office:value="30710000008">
            <text:p>30710000008</text:p>
          </table:table-cell>
          <table:table-cell office:value-type="float" office:value="5214265">
            <text:p>5214265</text:p>
          </table:table-cell>
          <table:table-cell office:value-type="string">
            <text:p>Sonu S</text:p>
          </table:table-cell>
          <table:table-cell office:value-type="string">
            <text:p>Sonu</text:p>
          </table:table-cell>
          <table:table-cell office:value-type="string">
            <text:p>S</text:p>
          </table:table-cell>
          <table:table-cell office:value-type="string">
            <text:p>Bindu Rani</text:p>
          </table:table-cell>
          <table:table-cell office:value-type="string">
            <text:p>Accepted</text:p>
          </table:table-cell>
          <table:table-cell office:value-type="float" office:value="479370">
            <text:p>479370</text:p>
          </table:table-cell>
          <table:table-cell office:value-type="float" office:value="-8485">
            <text:p>-8485</text:p>
          </table:table-cell>
          <table:table-cell office:value-type="float" office:value="239">
            <text:p>239</text:p>
          </table:table-cell>
          <table:table-cell table:number-columns-repeated="2"/>
          <table:table-cell office:value-type="float" office:value="857299">
            <text:p>857299</text:p>
          </table:table-cell>
          <table:table-cell office:value-type="float" office:value="9992190518">
            <text:p>9992190518</text:p>
          </table:table-cell>
          <table:table-cell office:value-type="string">
            <text:p>PDC</text:p>
          </table:table-cell>
          <table:table-cell office:value-type="string">
            <text:p>Home Loans (RI)</text:p>
          </table:table-cell>
          <table:table-cell office:value-type="string">
            <text:p>SAL - Plot + Construction &gt;25% Devlpt Informal Upto 15 Lacs (jul19)</text:p>
          </table:table-cell>
          <table:table-cell office:value-type="string">
            <text:p>Unique</text:p>
          </table:table-cell>
          <table:table-cell office:value-type="float" office:value="0">
            <text:p>0</text:p>
          </table:table-cell>
          <table:table-cell office:value-type="string">
            <text:p>2022-04-08</text:p>
          </table:table-cell>
          <table:table-cell office:value-type="string">
            <text:p>FLOATING</text:p>
          </table:table-cell>
          <table:table-cell office:value-type="float" office:value="14">
            <text:p>14</text:p>
          </table:table-cell>
          <table:table-cell office:value-type="float" office:value="241">
            <text:p>241</text:p>
          </table:table-cell>
          <table:table-cell office:value-type="float" office:value="2380">
            <text:p>2380</text:p>
          </table:table-cell>
          <table:table-cell office:value-type="string">
            <text:p>2022-05-10</text:p>
          </table:table-cell>
          <table:table-cell office:value-type="string">
            <text:p>Patti Afgan <text:s text:c="2"/>Gate No -1 Se Agy Kaithal Adarsh Nagar Adarsh Nagar HARYANA 136027</text:p>
          </table:table-cell>
          <table:table-cell office:value-type="string">
            <text:p>W No 3 Khurana Road <text:s text:c="2"/>kaithal Adarsh Nagar Adarsh Nagar HARYANA 136027</text:p>
          </table:table-cell>
          <table:table-cell office:value-type="string">
            <text:p>Cheeka Road Bye Pass, Kaithal, 136027</text:p>
          </table:table-cell>
          <table:table-cell office:value-type="string">
            <text:p><text:s text:c="6"/>PLOT NO-53 muraba no-165//16,17,24/2,25/2 khewat no-473, khatauni no-578 near samrock school <text:s text:c="2"/>Kaithal (M Cl ) HARYANA India 136027</text:p>
          </table:table-cell>
          <table:table-cell office:value-type="string">
            <text:p>2022-04-10</text:p>
          </table:table-cell>
          <table:table-cell office:value-type="string">
            <text:p>1984-04-30</text:p>
          </table:table-cell>
          <table:table-cell office:value-type="float" office:value="9996189581">
            <text:p>9996189581</text:p>
          </table:table-cell>
          <table:table-cell/>
        </table:table-row>
        <table:table-row table:style-name="ro1">
          <table:table-cell office:value-type="float" office:value="300000047">
            <text:p>300000047</text:p>
          </table:table-cell>
          <table:table-cell office:value-type="float" office:value="4410000019">
            <text:p>4410000019</text:p>
          </table:table-cell>
          <table:table-cell office:value-type="float" office:value="5201800">
            <text:p>5201800</text:p>
          </table:table-cell>
          <table:table-cell office:value-type="string">
            <text:p>Surendra Singh</text:p>
          </table:table-cell>
          <table:table-cell office:value-type="string">
            <text:p>Surendra</text:p>
          </table:table-cell>
          <table:table-cell office:value-type="string">
            <text:p>Singh</text:p>
          </table:table-cell>
          <table:table-cell office:value-type="string">
            <text:p>Nandi Devi</text:p>
          </table:table-cell>
          <table:table-cell office:value-type="string">
            <text:p>Fully Advanced</text:p>
          </table:table-cell>
          <table:table-cell office:value-type="float" office:value="525866">
            <text:p>525866</text:p>
          </table:table-cell>
          <table:table-cell office:value-type="float" office:value="518833">
            <text:p>518833</text:p>
          </table:table-cell>
          <table:table-cell office:value-type="float" office:value="107">
            <text:p>107</text:p>
          </table:table-cell>
          <table:table-cell table:number-columns-repeated="2"/>
          <table:table-cell office:value-type="float" office:value="857309">
            <text:p>857309</text:p>
          </table:table-cell>
          <table:table-cell office:value-type="float" office:value="9799249826">
            <text:p>9799249826</text:p>
          </table:table-cell>
          <table:table-cell office:value-type="string">
            <text:p>PDC</text:p>
          </table:table-cell>
          <table:table-cell office:value-type="string">
            <text:p>Home Loans (RI)</text:p>
          </table:table-cell>
          <table:table-cell office:value-type="string">
            <text:p>SAL - Const/ext/impr &gt;25% Devlpt Da/municipal Limit Informal Upto 15lacs (jul19)</text:p>
          </table:table-cell>
          <table:table-cell office:value-type="string">
            <text:p>Unique</text:p>
          </table:table-cell>
          <table:table-cell office:value-type="float" office:value="525866">
            <text:p>525866</text:p>
          </table:table-cell>
          <table:table-cell office:value-type="string">
            <text:p>2022-03-25</text:p>
          </table:table-cell>
          <table:table-cell office:value-type="string">
            <text:p>FIXED NHB</text:p>
          </table:table-cell>
          <table:table-cell office:value-type="float" office:value="9.95">
            <text:p>9.95</text:p>
          </table:table-cell>
          <table:table-cell office:value-type="float" office:value="133">
            <text:p>133</text:p>
          </table:table-cell>
          <table:table-cell office:value-type="float" office:value="7357">
            <text:p>7357</text:p>
          </table:table-cell>
          <table:table-cell office:value-type="string">
            <text:p>2022-05-10</text:p>
          </table:table-cell>
          <table:table-cell office:value-type="string">
            <text:p>P no 3 <text:s text:c="2"/>Baldev Bda Nagar <text:s/>Vaishalinagar Vaishalinagar RAJASTHAN 302021</text:p>
          </table:table-cell>
          <table:table-cell office:value-type="string">
            <text:p>P no 3 <text:s text:c="2"/>Baldev Bda Nagar Vaishalinagar Vaishalinagar RAJASTHAN 302021</text:p>
          </table:table-cell>
          <table:table-cell office:value-type="string">
            <text:p>133 a, chinmay marg, 302021</text:p>
          </table:table-cell>
          <table:table-cell office:value-type="string">
            <text:p>na <text:s text:c="2"/>sirsi road <text:s/>samiksha residency <text:s text:c="2"/>plot no 51 <text:s text:c="2"/>Royal green <text:s text:c="3"/>JAIPUR Rajasthan India 302021</text:p>
          </table:table-cell>
          <table:table-cell office:value-type="string">
            <text:p>2022-04-10</text:p>
          </table:table-cell>
          <table:table-cell office:value-type="string">
            <text:p>1972-03-29</text:p>
          </table:table-cell>
          <table:table-cell office:value-type="float" office:value="9799249826">
            <text:p>9799249826</text:p>
          </table:table-cell>
          <table:table-cell/>
        </table:table-row>
        <table:table-row table:style-name="ro1">
          <table:table-cell office:value-type="float" office:value="300000049">
            <text:p>300000049</text:p>
          </table:table-cell>
          <table:table-cell office:value-type="float" office:value="18310000029">
            <text:p>18310000029</text:p>
          </table:table-cell>
          <table:table-cell office:value-type="float" office:value="5208312">
            <text:p>5208312</text:p>
          </table:table-cell>
          <table:table-cell office:value-type="string">
            <text:p>Sachin Suryakant Suryavanshi</text:p>
          </table:table-cell>
          <table:table-cell office:value-type="string">
            <text:p>Sachin</text:p>
          </table:table-cell>
          <table:table-cell office:value-type="string">
            <text:p>Suryavanshi</text:p>
          </table:table-cell>
          <table:table-cell office:value-type="string">
            <text:p>Varsha Sunil Nikam</text:p>
          </table:table-cell>
          <table:table-cell office:value-type="string">
            <text:p>Fully Advanced</text:p>
          </table:table-cell>
          <table:table-cell office:value-type="float" office:value="2806491">
            <text:p>2806491</text:p>
          </table:table-cell>
          <table:table-cell office:value-type="float" office:value="2802417">
            <text:p>2802417</text:p>
          </table:table-cell>
          <table:table-cell office:value-type="float" office:value="357">
            <text:p>357</text:p>
          </table:table-cell>
          <table:table-cell table:number-columns-repeated="2"/>
          <table:table-cell office:value-type="float" office:value="857313">
            <text:p>857313</text:p>
          </table:table-cell>
          <table:table-cell office:value-type="float" office:value="7666057888">
            <text:p>7666057888</text:p>
          </table:table-cell>
          <table:table-cell office:value-type="string">
            <text:p>NACH</text:p>
          </table:table-cell>
          <table:table-cell office:value-type="string">
            <text:p>Home Loans (RI)</text:p>
          </table:table-cell>
          <table:table-cell office:value-type="string">
            <text:p>SAL - Special Mum Regular Hl Da/municipal Limit Formal Upto 30lacs (oct20)</text:p>
          </table:table-cell>
          <table:table-cell office:value-type="string">
            <text:p>Unique</text:p>
          </table:table-cell>
          <table:table-cell office:value-type="float" office:value="2806491">
            <text:p>2806491</text:p>
          </table:table-cell>
          <table:table-cell office:value-type="string">
            <text:p>2021-11-27</text:p>
          </table:table-cell>
          <table:table-cell office:value-type="string">
            <text:p>FLOATING</text:p>
          </table:table-cell>
          <table:table-cell office:value-type="float" office:value="11">
            <text:p>11</text:p>
          </table:table-cell>
          <table:table-cell office:value-type="float" office:value="361">
            <text:p>361</text:p>
          </table:table-cell>
          <table:table-cell office:value-type="float" office:value="26727">
            <text:p>26727</text:p>
          </table:table-cell>
          <table:table-cell office:value-type="string">
            <text:p>2022-05-10</text:p>
          </table:table-cell>
          <table:table-cell office:value-type="string">
            <text:p>Green Heritage Bldg Flt No A705 7th flr <text:s text:c="2"/>A wing nandivali dombivali e <text:s/>Nandivali Panchanand, Dombivli East Nandivali Panchanand, Dombivli East MAHARASHTRA 421204</text:p>
          </table:table-cell>
          <table:table-cell office:value-type="string">
            <text:p>Green Heritage Bldg flat no 705 7th flr <text:s text:c="2"/>a wing Nandivali Dombivali E <text:s/>Nandivali Panchanand, Dombivli East Nandivali Panchanand, Dombivli East MAHARASHTRA 421204</text:p>
          </table:table-cell>
          <table:table-cell office:value-type="string">
            <text:p>w 44 midc phase 2, manpada road Dombivali E, 421203</text:p>
          </table:table-cell>
          <table:table-cell office:value-type="string">
            <text:p>7TH FLOOR A-WING GREEN HERITAGE SARODAYA ROAD <text:s text:c="3"/>SURVEY NO 15 HISSA NO 2 <text:s/>Nandivali Thane <text:s text:c="45"/>KALYAN Nandivali Panchanand, Dombivli East MAHARASHTRA India 421204</text:p>
          </table:table-cell>
          <table:table-cell office:value-type="string">
            <text:p>2022-04-10</text:p>
          </table:table-cell>
          <table:table-cell office:value-type="string">
            <text:p>1992-06-22</text:p>
          </table:table-cell>
          <table:table-cell office:value-type="float" office:value="8452825231">
            <text:p>8452825231</text:p>
          </table:table-cell>
          <table:table-cell/>
        </table:table-row>
        <table:table-row table:style-name="ro1">
          <table:table-cell office:value-type="float" office:value="300000049">
            <text:p>300000049</text:p>
          </table:table-cell>
          <table:table-cell office:value-type="float" office:value="18310000029">
            <text:p>18310000029</text:p>
          </table:table-cell>
          <table:table-cell office:value-type="float" office:value="5208312">
            <text:p>5208312</text:p>
          </table:table-cell>
          <table:table-cell office:value-type="string">
            <text:p>Sachin Suryakant Suryavanshi</text:p>
          </table:table-cell>
          <table:table-cell office:value-type="string">
            <text:p>Sachin</text:p>
          </table:table-cell>
          <table:table-cell office:value-type="string">
            <text:p>Suryavanshi</text:p>
          </table:table-cell>
          <table:table-cell office:value-type="string">
            <text:p>Kamal Suryakant Suryavanshi</text:p>
          </table:table-cell>
          <table:table-cell office:value-type="string">
            <text:p>Fully Advanced</text:p>
          </table:table-cell>
          <table:table-cell office:value-type="float" office:value="2806491">
            <text:p>2806491</text:p>
          </table:table-cell>
          <table:table-cell office:value-type="float" office:value="2802417">
            <text:p>2802417</text:p>
          </table:table-cell>
          <table:table-cell office:value-type="float" office:value="357">
            <text:p>357</text:p>
          </table:table-cell>
          <table:table-cell table:number-columns-repeated="2"/>
          <table:table-cell office:value-type="float" office:value="857313">
            <text:p>857313</text:p>
          </table:table-cell>
          <table:table-cell office:value-type="float" office:value="7666057888">
            <text:p>7666057888</text:p>
          </table:table-cell>
          <table:table-cell office:value-type="string">
            <text:p>NACH</text:p>
          </table:table-cell>
          <table:table-cell office:value-type="string">
            <text:p>Home Loans (RI)</text:p>
          </table:table-cell>
          <table:table-cell office:value-type="string">
            <text:p>SAL - Special Mum Regular Hl Da/municipal Limit Formal Upto 30lacs (oct20)</text:p>
          </table:table-cell>
          <table:table-cell office:value-type="string">
            <text:p>Unique</text:p>
          </table:table-cell>
          <table:table-cell office:value-type="float" office:value="2806491">
            <text:p>2806491</text:p>
          </table:table-cell>
          <table:table-cell office:value-type="string">
            <text:p>2021-11-27</text:p>
          </table:table-cell>
          <table:table-cell office:value-type="string">
            <text:p>FLOATING</text:p>
          </table:table-cell>
          <table:table-cell office:value-type="float" office:value="11">
            <text:p>11</text:p>
          </table:table-cell>
          <table:table-cell office:value-type="float" office:value="361">
            <text:p>361</text:p>
          </table:table-cell>
          <table:table-cell office:value-type="float" office:value="26727">
            <text:p>26727</text:p>
          </table:table-cell>
          <table:table-cell office:value-type="string">
            <text:p>2022-05-10</text:p>
          </table:table-cell>
          <table:table-cell office:value-type="string">
            <text:p>Green Heritage Bldg Flt No A705 7th flr <text:s text:c="2"/>A wing nandivali dombivali e <text:s/>Nandivali Panchanand, Dombivli East Nandivali Panchanand, Dombivli East MAHARASHTRA 421204</text:p>
          </table:table-cell>
          <table:table-cell office:value-type="string">
            <text:p>Green Heritage Bldg flat no 705 7th flr <text:s text:c="2"/>a wing Nandivali Dombivali E <text:s/>Nandivali Panchanand, Dombivli East Nandivali Panchanand, Dombivli East MAHARASHTRA 421204</text:p>
          </table:table-cell>
          <table:table-cell office:value-type="string">
            <text:p>w 44 midc phase 2, manpada road Dombivali E, 421203</text:p>
          </table:table-cell>
          <table:table-cell office:value-type="string">
            <text:p>7TH FLOOR A-WING GREEN HERITAGE SARODAYA ROAD <text:s text:c="3"/>SURVEY NO 15 HISSA NO 2 <text:s/>Nandivali Thane <text:s text:c="45"/>KALYAN Nandivali Panchanand, Dombivli East MAHARASHTRA India 421204</text:p>
          </table:table-cell>
          <table:table-cell office:value-type="string">
            <text:p>2022-04-10</text:p>
          </table:table-cell>
          <table:table-cell office:value-type="string">
            <text:p>1992-06-22</text:p>
          </table:table-cell>
          <table:table-cell office:value-type="float" office:value="8452825231">
            <text:p>8452825231</text:p>
          </table:table-cell>
          <table:table-cell/>
        </table:table-row>
        <table:table-row table:style-name="ro1">
          <table:table-cell office:value-type="float" office:value="300000053">
            <text:p>300000053</text:p>
          </table:table-cell>
          <table:table-cell office:value-type="float" office:value="20110000001">
            <text:p>20110000001</text:p>
          </table:table-cell>
          <table:table-cell office:value-type="float" office:value="5200181">
            <text:p>5200181</text:p>
          </table:table-cell>
          <table:table-cell office:value-type="string">
            <text:p>Ravishankar Hiralal Choursiya</text:p>
          </table:table-cell>
          <table:table-cell office:value-type="string">
            <text:p>Ravishankar</text:p>
          </table:table-cell>
          <table:table-cell office:value-type="string">
            <text:p>Choursiya</text:p>
          </table:table-cell>
          <table:table-cell office:value-type="string">
            <text:p>Rubi Chaurasiya</text:p>
          </table:table-cell>
          <table:table-cell office:value-type="string">
            <text:p>Fully Advanced</text:p>
          </table:table-cell>
          <table:table-cell office:value-type="float" office:value="715806">
            <text:p>715806</text:p>
          </table:table-cell>
          <table:table-cell office:value-type="float" office:value="726412">
            <text:p>726412</text:p>
          </table:table-cell>
          <table:table-cell office:value-type="float" office:value="205">
            <text:p>205</text:p>
          </table:table-cell>
          <table:table-cell table:number-columns-repeated="2"/>
          <table:table-cell office:value-type="float" office:value="857319">
            <text:p>857319</text:p>
          </table:table-cell>
          <table:table-cell office:value-type="float" office:value="9651919841">
            <text:p>9651919841</text:p>
          </table:table-cell>
          <table:table-cell office:value-type="string">
            <text:p>PDC</text:p>
          </table:table-cell>
          <table:table-cell office:value-type="string">
            <text:p>Home Loans (RI)</text:p>
          </table:table-cell>
          <table:table-cell office:value-type="string">
            <text:p>SAL - Special Mum Regular Hl Da/municipal Limit Informal Upto 15lacs (oct20)</text:p>
          </table:table-cell>
          <table:table-cell office:value-type="string">
            <text:p>Unique</text:p>
          </table:table-cell>
          <table:table-cell office:value-type="float" office:value="715806">
            <text:p>715806</text:p>
          </table:table-cell>
          <table:table-cell office:value-type="string">
            <text:p>2021-10-22</text:p>
          </table:table-cell>
          <table:table-cell office:value-type="string">
            <text:p>FIXED NHB</text:p>
          </table:table-cell>
          <table:table-cell office:value-type="float" office:value="9.95">
            <text:p>9.95</text:p>
          </table:table-cell>
          <table:table-cell office:value-type="float" office:value="301">
            <text:p>301</text:p>
          </table:table-cell>
          <table:table-cell office:value-type="float" office:value="7276">
            <text:p>7276</text:p>
          </table:table-cell>
          <table:table-cell office:value-type="string">
            <text:p>2022-05-10</text:p>
          </table:table-cell>
          <table:table-cell table:number-columns-repeated="2" office:value-type="string">
            <text:p>2641 Sadanand Nagar Reva Aagar <text:s text:c="2"/>Uttan Road Galli Number 7 Murdha Gaon, Bhayander West Murdha Gaon, Bhayander West MAHARASHTRA 401101</text:p>
          </table:table-cell>
          <table:table-cell office:value-type="string">
            <text:p>shop no 09 goyal arcade next t, ramdev park mira road east, 401107</text:p>
          </table:table-cell>
          <table:table-cell office:value-type="string">
            <text:p>2nd floor n.a Jivdani apartment RANI SHIRGAON ROAD GANESH NAGAR N.A N.A SR.NO.49,51 PLOT NO.13 n.a Village Katkar Thane Thane Tlk Katkar MAHARASHTRA India 401501</text:p>
          </table:table-cell>
          <table:table-cell office:value-type="string">
            <text:p>2022-04-10</text:p>
          </table:table-cell>
          <table:table-cell office:value-type="string">
            <text:p>1996-08-20</text:p>
          </table:table-cell>
          <table:table-cell office:value-type="float" office:value="9004575319">
            <text:p>9004575319</text:p>
          </table:table-cell>
          <table:table-cell/>
        </table:table-row>
        <table:table-row table:style-name="ro1">
          <table:table-cell office:value-type="float" office:value="300000057">
            <text:p>300000057</text:p>
          </table:table-cell>
          <table:table-cell office:value-type="float" office:value="110000041">
            <text:p>110000041</text:p>
          </table:table-cell>
          <table:table-cell office:value-type="float" office:value="5200224">
            <text:p>5200224</text:p>
          </table:table-cell>
          <table:table-cell office:value-type="string">
            <text:p>Shiv Kumar Yadav</text:p>
          </table:table-cell>
          <table:table-cell office:value-type="string">
            <text:p>Shiv</text:p>
          </table:table-cell>
          <table:table-cell office:value-type="string">
            <text:p>Yadav</text:p>
          </table:table-cell>
          <table:table-cell office:value-type="string">
            <text:p>Meena Devi Yadav</text:p>
          </table:table-cell>
          <table:table-cell office:value-type="string">
            <text:p>Fully Advanced</text:p>
          </table:table-cell>
          <table:table-cell office:value-type="float" office:value="445905">
            <text:p>445905</text:p>
          </table:table-cell>
          <table:table-cell office:value-type="float" office:value="448167.51">
            <text:p>448167.51</text:p>
          </table:table-cell>
          <table:table-cell office:value-type="float" office:value="235">
            <text:p>235</text:p>
          </table:table-cell>
          <table:table-cell table:number-columns-repeated="2"/>
          <table:table-cell office:value-type="float" office:value="857325">
            <text:p>857325</text:p>
          </table:table-cell>
          <table:table-cell office:value-type="float" office:value="7388891964">
            <text:p>7388891964</text:p>
          </table:table-cell>
          <table:table-cell office:value-type="string">
            <text:p>PDC</text:p>
          </table:table-cell>
          <table:table-cell office:value-type="string">
            <text:p>Home Loans (RI)</text:p>
          </table:table-cell>
          <table:table-cell office:value-type="string">
            <text:p>SAL - Const/ext/impr &gt;25% Devlpt Da/municipal Limit Informal Upto 15lacs (jul19)</text:p>
          </table:table-cell>
          <table:table-cell office:value-type="string">
            <text:p>Unique</text:p>
          </table:table-cell>
          <table:table-cell office:value-type="float" office:value="445905">
            <text:p>445905</text:p>
          </table:table-cell>
          <table:table-cell office:value-type="string">
            <text:p>2022-02-16</text:p>
          </table:table-cell>
          <table:table-cell office:value-type="string">
            <text:p>FLOATING</text:p>
          </table:table-cell>
          <table:table-cell office:value-type="float" office:value="12.5">
            <text:p>12.5</text:p>
          </table:table-cell>
          <table:table-cell office:value-type="float" office:value="241">
            <text:p>241</text:p>
          </table:table-cell>
          <table:table-cell office:value-type="float" office:value="5064">
            <text:p>5064</text:p>
          </table:table-cell>
          <table:table-cell office:value-type="string">
            <text:p>2022-05-05</text:p>
          </table:table-cell>
          <table:table-cell office:value-type="string">
            <text:p>H No 4 67 <text:s text:c="2"/>Vibhav Khand Gomti Nagar Lucknow Avadh Vihar Colony, Nijampur Malhaur Avadh Vihar Colony, Nijampur Malhaur UTTAR PRADESH 226010</text:p>
          </table:table-cell>
          <table:table-cell office:value-type="string">
            <text:p>S O bechu lal e 4 855 <text:s text:c="2"/>vinay khand gomti nagar lucknow Avadh Vihar Colony, Nijampur Malhaur Avadh Vihar Colony, Nijampur Malhaur UTTAR PRADESH 226010</text:p>
          </table:table-cell>
          <table:table-cell office:value-type="string">
            <text:p>E 4/930, VINAY KHAND, 226010</text:p>
          </table:table-cell>
          <table:table-cell office:value-type="string">
            <text:p>null null null vill- hasemau Paragana- Lucknow const. house on plot on kh no. 36 min na <text:s/>Lucknow Lucknow Tlk Kaiserbagh UTTAR PRADESH India 226001</text:p>
          </table:table-cell>
          <table:table-cell office:value-type="string">
            <text:p>2022-04-5</text:p>
          </table:table-cell>
          <table:table-cell office:value-type="string">
            <text:p>1984-06-16</text:p>
          </table:table-cell>
          <table:table-cell office:value-type="float" office:value="9793647215">
            <text:p>9793647215</text:p>
          </table:table-cell>
          <table:table-cell/>
        </table:table-row>
        <table:table-row table:style-name="ro1">
          <table:table-cell office:value-type="float" office:value="300000061">
            <text:p>300000061</text:p>
          </table:table-cell>
          <table:table-cell office:value-type="float" office:value="4410000017">
            <text:p>4410000017</text:p>
          </table:table-cell>
          <table:table-cell office:value-type="float" office:value="5201624">
            <text:p>5201624</text:p>
          </table:table-cell>
          <table:table-cell office:value-type="string">
            <text:p>Iqbalhusain I</text:p>
          </table:table-cell>
          <table:table-cell office:value-type="string">
            <text:p>Iqbalhusain</text:p>
          </table:table-cell>
          <table:table-cell office:value-type="string">
            <text:p>I</text:p>
          </table:table-cell>
          <table:table-cell office:value-type="string">
            <text:p>Rabiyabegam R</text:p>
          </table:table-cell>
          <table:table-cell office:value-type="string">
            <text:p>Fully Advanced</text:p>
          </table:table-cell>
          <table:table-cell office:value-type="float" office:value="1859393">
            <text:p>1859393</text:p>
          </table:table-cell>
          <table:table-cell office:value-type="float" office:value="1844053.64">
            <text:p>1844053.64</text:p>
          </table:table-cell>
          <table:table-cell office:value-type="float" office:value="211">
            <text:p>211</text:p>
          </table:table-cell>
          <table:table-cell table:number-columns-repeated="2"/>
          <table:table-cell office:value-type="float" office:value="857327">
            <text:p>857327</text:p>
          </table:table-cell>
          <table:table-cell office:value-type="float" office:value="8005691835">
            <text:p>8005691835</text:p>
          </table:table-cell>
          <table:table-cell office:value-type="string">
            <text:p>NACH</text:p>
          </table:table-cell>
          <table:table-cell office:value-type="string">
            <text:p>Home Loans (RI)</text:p>
          </table:table-cell>
          <table:table-cell office:value-type="string">
            <text:p>SAL - Lap - Resi Hl Top (bt + Top Up) Up 1 To 15 Yrs (jan20)</text:p>
          </table:table-cell>
          <table:table-cell office:value-type="string">
            <text:p>Link</text:p>
          </table:table-cell>
          <table:table-cell office:value-type="float" office:value="1859393">
            <text:p>1859393</text:p>
          </table:table-cell>
          <table:table-cell office:value-type="string">
            <text:p>2021-10-29</text:p>
          </table:table-cell>
          <table:table-cell office:value-type="string">
            <text:p>FLOATING</text:p>
          </table:table-cell>
          <table:table-cell office:value-type="float" office:value="11">
            <text:p>11</text:p>
          </table:table-cell>
          <table:table-cell office:value-type="float" office:value="217">
            <text:p>217</text:p>
          </table:table-cell>
          <table:table-cell office:value-type="float" office:value="19803">
            <text:p>19803</text:p>
          </table:table-cell>
          <table:table-cell office:value-type="string">
            <text:p>2022-05-05</text:p>
          </table:table-cell>
          <table:table-cell table:number-columns-repeated="2" office:value-type="string">
            <text:p>201 D <text:s text:c="2"/>Sriram A Block, Sukhdeopura Nohara A Block, Sukhdeopura Nohara RAJASTHAN 302029</text:p>
          </table:table-cell>
          <table:table-cell office:value-type="string">
            <text:p>Maandi Th Faagi, Jaipur, 303005</text:p>
          </table:table-cell>
          <table:table-cell office:value-type="string">
            <text:p>NA <text:s text:c="2"/>SHREE RAM COLONY SANGANER <text:s/>PLOT NO: 201-D VILL-RAMSINGHPURA, TAHSIL-SANGANER <text:s/>near Mahila sadan <text:s text:c="2"/>JAIPUR Rajasthan India 302029</text:p>
          </table:table-cell>
          <table:table-cell office:value-type="string">
            <text:p>2022-04-5</text:p>
          </table:table-cell>
          <table:table-cell office:value-type="string">
            <text:p>1980-08-01</text:p>
          </table:table-cell>
          <table:table-cell office:value-type="float" office:value="9166540472">
            <text:p>9166540472</text:p>
          </table:table-cell>
          <table:table-cell/>
        </table:table-row>
        <table:table-row table:style-name="ro1">
          <table:table-cell office:value-type="float" office:value="300000038">
            <text:p>300000038</text:p>
          </table:table-cell>
          <table:table-cell office:value-type="float" office:value="610000004">
            <text:p>610000004</text:p>
          </table:table-cell>
          <table:table-cell office:value-type="float" office:value="5201187">
            <text:p>5201187</text:p>
          </table:table-cell>
          <table:table-cell office:value-type="string">
            <text:p>Vipul Kumar Tiwari</text:p>
          </table:table-cell>
          <table:table-cell office:value-type="string">
            <text:p>Vipul</text:p>
          </table:table-cell>
          <table:table-cell office:value-type="string">
            <text:p>Tiwari</text:p>
          </table:table-cell>
          <table:table-cell office:value-type="string">
            <text:p>Seeta Tiwari</text:p>
          </table:table-cell>
          <table:table-cell office:value-type="string">
            <text:p>Partially Advanced</text:p>
          </table:table-cell>
          <table:table-cell office:value-type="float" office:value="1237009">
            <text:p>1237009</text:p>
          </table:table-cell>
          <table:table-cell office:value-type="float" office:value="857844.92">
            <text:p>857844.92</text:p>
          </table:table-cell>
          <table:table-cell office:value-type="float" office:value="236">
            <text:p>236</text:p>
          </table:table-cell>
          <table:table-cell table:number-columns-repeated="2"/>
          <table:table-cell office:value-type="float" office:value="904273">
            <text:p>904273</text:p>
          </table:table-cell>
          <table:table-cell office:value-type="float" office:value="9893837193">
            <text:p>9893837193</text:p>
          </table:table-cell>
          <table:table-cell office:value-type="string">
            <text:p>NACH</text:p>
          </table:table-cell>
          <table:table-cell office:value-type="string">
            <text:p>Home Loans (RI)</text:p>
          </table:table-cell>
          <table:table-cell office:value-type="string">
            <text:p>SENP - Plot + Construction &gt;25% Devlpt Formal Upto 15 Lacs (jul19)</text:p>
          </table:table-cell>
          <table:table-cell/>
          <table:table-cell office:value-type="string">
            <text:p>Unique</text:p>
          </table:table-cell>
          <table:table-cell office:value-type="float" office:value="865009">
            <text:p>865009</text:p>
          </table:table-cell>
          <table:table-cell office:value-type="string">
            <text:p>2022-01-08</text:p>
          </table:table-cell>
          <table:table-cell office:value-type="string">
            <text:p>FLOATING</text:p>
          </table:table-cell>
          <table:table-cell office:value-type="float" office:value="12.75">
            <text:p>12.75</text:p>
          </table:table-cell>
          <table:table-cell office:value-type="float" office:value="241">
            <text:p>241</text:p>
          </table:table-cell>
          <table:table-cell office:value-type="float" office:value="9984">
            <text:p>9984</text:p>
          </table:table-cell>
          <table:table-cell office:value-type="string">
            <text:p>2022-05-10</text:p>
          </table:table-cell>
          <table:table-cell office:value-type="string">
            <text:p>Ho 231 Krishak Nagar Jail Road <text:s text:c="2"/>near central bank of india Bhopal Bhopal Madhya Pradesh 462001</text:p>
          </table:table-cell>
          <table:table-cell office:value-type="string">
            <text:p>Ho 231 Krishak Nagar Jail Road Karod <text:s text:c="2"/>Ho. 231 Krishak Nagar Jail Road Karod Bhopal Bhopal Madhya Pradesh 462001</text:p>
          </table:table-cell>
          <table:table-cell office:value-type="string">
            <text:p>shop no 06 ho 126 city centre, sultaniya road bhopal, 462001</text:p>
          </table:table-cell>
          <table:table-cell office:value-type="string">
            <text:p>na <text:s text:c="2"/>Ekta Sai Dham <text:s/>ward no 75 <text:s/>plot no. 79 part kh.no 127-128-132/1,127-128-132/3/7 na <text:s/>NA <text:s text:c="2"/>Bhopal Madhya Pradesh India 462001</text:p>
          </table:table-cell>
          <table:table-cell office:value-type="string">
            <text:p>2022-04-10</text:p>
          </table:table-cell>
          <table:table-cell office:value-type="string">
            <text:p>1983-10-05</text:p>
          </table:table-cell>
          <table:table-cell office:value-type="float" office:value="7999802855">
            <text:p>7999802855</text:p>
          </table:table-cell>
        </table:table-row>
        <table:table-row table:style-name="ro1">
          <table:table-cell office:value-type="float" office:value="300000023">
            <text:p>300000023</text:p>
          </table:table-cell>
          <table:table-cell office:value-type="float" office:value="8510000001">
            <text:p>8510000001</text:p>
          </table:table-cell>
          <table:table-cell office:value-type="float" office:value="5200695">
            <text:p>5200695</text:p>
          </table:table-cell>
          <table:table-cell office:value-type="string">
            <text:p>Sunaina Sharma</text:p>
          </table:table-cell>
          <table:table-cell office:value-type="string">
            <text:p>Sunaina</text:p>
          </table:table-cell>
          <table:table-cell office:value-type="string">
            <text:p>Sharma</text:p>
          </table:table-cell>
          <table:table-cell office:value-type="string">
            <text:p>Sunny Sharma</text:p>
          </table:table-cell>
          <table:table-cell office:value-type="string">
            <text:p>Fully Advanced</text:p>
          </table:table-cell>
          <table:table-cell office:value-type="float" office:value="892686">
            <text:p>892686</text:p>
          </table:table-cell>
          <table:table-cell office:value-type="float" office:value="889325">
            <text:p>889325</text:p>
          </table:table-cell>
          <table:table-cell office:value-type="float" office:value="236">
            <text:p>236</text:p>
          </table:table-cell>
          <table:table-cell table:number-columns-repeated="2"/>
          <table:table-cell office:value-type="float" office:value="947542">
            <text:p>947542</text:p>
          </table:table-cell>
          <table:table-cell office:value-type="float" office:value="9012669240">
            <text:p>9012669240</text:p>
          </table:table-cell>
          <table:table-cell office:value-type="string">
            <text:p>NACH</text:p>
          </table:table-cell>
          <table:table-cell office:value-type="string">
            <text:p>Home Loans (RI)</text:p>
          </table:table-cell>
          <table:table-cell office:value-type="string">
            <text:p>SAL - Plot Loan &gt;25% Devlpt Beyond Municipal Limits Informal (jul19)</text:p>
          </table:table-cell>
          <table:table-cell office:value-type="string">
            <text:p>Unique</text:p>
          </table:table-cell>
          <table:table-cell office:value-type="float" office:value="892686">
            <text:p>892686</text:p>
          </table:table-cell>
          <table:table-cell office:value-type="string">
            <text:p>2021-10-27</text:p>
          </table:table-cell>
          <table:table-cell office:value-type="string">
            <text:p>FLOATING</text:p>
          </table:table-cell>
          <table:table-cell office:value-type="float" office:value="14">
            <text:p>14</text:p>
          </table:table-cell>
          <table:table-cell office:value-type="float" office:value="241">
            <text:p>241</text:p>
          </table:table-cell>
          <table:table-cell office:value-type="float" office:value="11101">
            <text:p>11101</text:p>
          </table:table-cell>
          <table:table-cell office:value-type="string">
            <text:p>2022-05-10</text:p>
          </table:table-cell>
          <table:table-cell table:number-columns-repeated="2" office:value-type="string">
            <text:p>Ashoka Puram <text:s text:c="2"/>Bijhauli Bijhauli Bijhauli UTTARAKHAND 247666</text:p>
          </table:table-cell>
          <table:table-cell office:value-type="string">
            <text:p>n h 58 delhi highway, 6km prom roorkee, 247667</text:p>
          </table:table-cell>
          <table:table-cell office:value-type="string">
            <text:p><text:s text:c="7"/>khasra no 144 and 150 ka part <text:s text:c="2"/>hotel godawari Haridwar Roorkee Tlk Roorkee (CB) UTTARAKHAND India 247667</text:p>
          </table:table-cell>
          <table:table-cell office:value-type="string">
            <text:p>2022-04-10</text:p>
          </table:table-cell>
          <table:table-cell office:value-type="string">
            <text:p>1990-05-16</text:p>
          </table:table-cell>
          <table:table-cell office:value-type="float" office:value="9897995089">
            <text:p>9897995089</text:p>
          </table:table-cell>
          <table:table-cell/>
        </table:table-row>
        <table:table-row table:style-name="ro1">
          <table:table-cell office:value-type="float" office:value="300000050">
            <text:p>300000050</text:p>
          </table:table-cell>
          <table:table-cell office:value-type="float" office:value="17810000006">
            <text:p>17810000006</text:p>
          </table:table-cell>
          <table:table-cell office:value-type="float" office:value="5208483">
            <text:p>5208483</text:p>
          </table:table-cell>
          <table:table-cell office:value-type="string">
            <text:p>Bhushan Kumar</text:p>
          </table:table-cell>
          <table:table-cell office:value-type="string">
            <text:p>Bhushan</text:p>
          </table:table-cell>
          <table:table-cell office:value-type="string">
            <text:p>Kumar</text:p>
          </table:table-cell>
          <table:table-cell office:value-type="string">
            <text:p>Sarsvati Sahu</text:p>
          </table:table-cell>
          <table:table-cell office:value-type="string">
            <text:p>Fully Advanced</text:p>
          </table:table-cell>
          <table:table-cell office:value-type="float" office:value="518292">
            <text:p>518292</text:p>
          </table:table-cell>
          <table:table-cell office:value-type="float" office:value="515623.15">
            <text:p>515623.15</text:p>
          </table:table-cell>
          <table:table-cell office:value-type="float" office:value="175">
            <text:p>175</text:p>
          </table:table-cell>
          <table:table-cell table:number-columns-repeated="2"/>
          <table:table-cell office:value-type="float" office:value="956950">
            <text:p>956950</text:p>
          </table:table-cell>
          <table:table-cell office:value-type="float" office:value="9171004163">
            <text:p>9171004163</text:p>
          </table:table-cell>
          <table:table-cell office:value-type="string">
            <text:p>NACH</text:p>
          </table:table-cell>
          <table:table-cell office:value-type="string">
            <text:p>Home Loans (RI)</text:p>
          </table:table-cell>
          <table:table-cell office:value-type="string">
            <text:p>SAL - Const/ext/impr &gt;25% Devlpt Non Da/others Formal Upto 15lacs (jul19)</text:p>
          </table:table-cell>
          <table:table-cell office:value-type="string">
            <text:p>Unique</text:p>
          </table:table-cell>
          <table:table-cell office:value-type="float" office:value="518292">
            <text:p>518292</text:p>
          </table:table-cell>
          <table:table-cell office:value-type="string">
            <text:p>2022-03-15</text:p>
          </table:table-cell>
          <table:table-cell office:value-type="string">
            <text:p>FIXED NHB</text:p>
          </table:table-cell>
          <table:table-cell office:value-type="float" office:value="9.95">
            <text:p>9.95</text:p>
          </table:table-cell>
          <table:table-cell office:value-type="float" office:value="361">
            <text:p>361</text:p>
          </table:table-cell>
          <table:table-cell office:value-type="float" office:value="5611">
            <text:p>5611</text:p>
          </table:table-cell>
          <table:table-cell office:value-type="string">
            <text:p>2022-05-05</text:p>
          </table:table-cell>
          <table:table-cell table:number-columns-repeated="2" office:value-type="string">
            <text:p>Ward No 15 <text:s text:c="2"/>Bhatapara Birkoni Achanakpur Achanakpur CHATTISGARH 493445</text:p>
          </table:table-cell>
          <table:table-cell office:value-type="string">
            <text:p>nutrikraft india pvt ltd, village birkoni, 493445</text:p>
          </table:table-cell>
          <table:table-cell office:value-type="string">
            <text:p>NA <text:s text:c="2"/>MAUZA-BIRKONI <text:s text:c="3"/>ABADI KH NO 1529/1 PART PH NO 33 Garima Bank Mahasamund Mahasamund MAHASAMUND Chattisgarh India 493445</text:p>
          </table:table-cell>
          <table:table-cell office:value-type="string">
            <text:p>2022-04-5</text:p>
          </table:table-cell>
          <table:table-cell office:value-type="string">
            <text:p>1992-11-18</text:p>
          </table:table-cell>
          <table:table-cell office:value-type="float" office:value="9009947623">
            <text:p>9009947623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8">04/08/2022</text:date>, <text:time>14:2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iyanka </meta:initial-creator>
    <meta:creation-date>2022-04-08T14:01:13.99</meta:creation-date>
    <dc:date>2022-04-08T14:26:14.23</dc:date>
    <dc:creator>priyanka </dc:creator>
    <meta:editing-duration>PT4M31S</meta:editing-duration>
    <meta:editing-cycles>1</meta:editing-cycles>
    <meta:document-statistic meta:table-count="4" meta:cell-count="4649" meta:object-count="0"/>
    <meta:generator>OpenOffice/4.1.6$Win32 OpenOffice.org_project/416m1$Build-9790</meta:generator>
  </office:meta>
</office:document-meta>
</file>